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Fonts/Font_Calibri_4.ttf" manifest:media-type="application/x-font-ttf"/>
  <manifest:file-entry manifest:full-path="Fonts/Font_Calibri_3.ttf" manifest:media-type="application/x-font-ttf"/>
  <manifest:file-entry manifest:full-path="Fonts/Font_Calibri_2.ttf" manifest:media-type="application/x-font-ttf"/>
  <manifest:file-entry manifest:full-path="Fonts/Font_Calibri_1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 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Bold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61" style:family="table-column">
      <style:table-column-properties fo:break-before="auto" style:column-width="3.681cm"/>
    </style:style>
    <style:style style:name="co62" style:family="table-column">
      <style:table-column-properties fo:break-before="auto" style:column-width="4.221cm"/>
    </style:style>
    <style:style style:name="co63" style:family="table-column">
      <style:table-column-properties fo:break-before="auto" style:column-width="1.325cm"/>
    </style:style>
    <style:style style:name="co64" style:family="table-column">
      <style:table-column-properties fo:break-before="auto" style:column-width="1.302cm"/>
    </style:style>
    <style:style style:name="co5" style:family="table-column">
      <style:table-column-properties fo:break-before="auto" style:column-width="1.254cm"/>
    </style:style>
    <style:style style:name="co65" style:family="table-column">
      <style:table-column-properties fo:break-before="auto" style:column-width="1.642cm"/>
    </style:style>
    <style:style style:name="co66" style:family="table-column">
      <style:table-column-properties fo:break-before="auto" style:column-width="1.351cm"/>
    </style:style>
    <style:style style:name="co67" style:family="table-column">
      <style:table-column-properties fo:break-before="auto" style:column-width="2.505cm"/>
    </style:style>
    <style:style style:name="co68" style:family="table-column">
      <style:table-column-properties fo:break-before="auto" style:column-width="1.794cm"/>
    </style:style>
    <style:style style:name="co69" style:family="table-column">
      <style:table-column-properties fo:break-before="auto" style:column-width="1.716cm"/>
    </style:style>
    <style:style style:name="co70" style:family="table-column">
      <style:table-column-properties fo:break-before="auto" style:column-width="1.475cm"/>
    </style:style>
    <style:style style:name="co71" style:family="table-column">
      <style:table-column-properties fo:break-before="auto" style:column-width="0.984cm"/>
    </style:style>
    <style:style style:name="co72" style:family="table-column">
      <style:table-column-properties fo:break-before="auto" style:column-width="0.885cm"/>
    </style:style>
    <style:style style:name="co73" style:family="table-column">
      <style:table-column-properties fo:break-before="auto" style:column-width="0.762cm"/>
    </style:style>
    <style:style style:name="co74" style:family="table-column">
      <style:table-column-properties fo:break-before="auto" style:column-width="2.309cm"/>
    </style:style>
    <style:style style:name="co75" style:family="table-column">
      <style:table-column-properties fo:break-before="auto" style:column-width="10.012cm"/>
    </style:style>
    <style:style style:name="co41" style:family="table-column">
      <style:table-column-properties fo:break-before="auto" style:column-width="2.267cm"/>
    </style:style>
    <style:style style:name="co76" style:family="table-column">
      <style:table-column-properties fo:break-before="auto" style:column-width="15.18cm"/>
    </style:style>
    <style:style style:name="co14" style:family="table-column">
      <style:table-column-properties fo:break-before="auto" style:column-width="2.258cm"/>
    </style:style>
    <style:style style:name="co86" style:family="table-column">
      <style:table-column-properties fo:break-before="auto" style:column-width="6.422cm"/>
    </style:style>
    <style:style style:name="co87" style:family="table-column">
      <style:table-column-properties fo:break-before="auto" style:column-width="1.57cm"/>
    </style:style>
    <style:style style:name="co88" style:family="table-column">
      <style:table-column-properties fo:break-before="auto" style:column-width="6.623cm"/>
    </style:style>
    <style:style style:name="co89" style:family="table-column">
      <style:table-column-properties fo:break-before="auto" style:column-width="0.958cm"/>
    </style:style>
    <style:style style:name="co90" style:family="table-column">
      <style:table-column-properties fo:break-before="auto" style:column-width="6.082cm"/>
    </style:style>
    <style:style style:name="co91" style:family="table-column">
      <style:table-column-properties fo:break-before="auto" style:column-width="11.063cm"/>
    </style:style>
    <style:style style:name="co92" style:family="table-column">
      <style:table-column-properties fo:break-before="auto" style:column-width="0.893cm"/>
    </style:style>
    <style:style style:name="co93" style:family="table-column">
      <style:table-column-properties fo:break-before="auto" style:column-width="5.567cm"/>
    </style:style>
    <style:style style:name="co94" style:family="table-column">
      <style:table-column-properties fo:break-before="auto" style:column-width="4.979cm"/>
    </style:style>
    <style:style style:name="co95" style:family="table-column">
      <style:table-column-properties fo:break-before="auto" style:column-width="8.664cm"/>
    </style:style>
    <style:style style:name="co96" style:family="table-column">
      <style:table-column-properties fo:break-before="auto" style:column-width="0.764cm"/>
    </style:style>
    <style:style style:name="co97" style:family="table-column">
      <style:table-column-properties fo:break-before="auto" style:column-width="6.451cm"/>
    </style:style>
    <style:style style:name="co98" style:family="table-column">
      <style:table-column-properties fo:break-before="auto" style:column-width="2.625cm"/>
    </style:style>
    <style:style style:name="co99" style:family="table-column">
      <style:table-column-properties fo:break-before="auto" style:column-width="0.907cm"/>
    </style:style>
    <style:style style:name="co7" style:family="table-column">
      <style:table-column-properties fo:break-before="auto" style:column-width="3.999cm"/>
    </style:style>
    <style:style style:name="co100" style:family="table-column">
      <style:table-column-properties fo:break-before="auto" style:column-width="1.692cm"/>
    </style:style>
    <style:style style:name="co101" style:family="table-column">
      <style:table-column-properties fo:break-before="auto" style:column-width="2.464cm"/>
    </style:style>
    <style:style style:name="co102" style:family="table-column">
      <style:table-column-properties fo:break-before="auto" style:column-width="26.658cm"/>
    </style:style>
    <style:style style:name="co103" style:family="table-column">
      <style:table-column-properties fo:break-before="auto" style:column-width="27.531cm"/>
    </style:style>
    <style:style style:name="co120" style:family="table-column">
      <style:table-column-properties fo:break-before="auto" style:column-width="15.376cm"/>
    </style:style>
    <style:style style:name="co40" style:family="table-column">
      <style:table-column-properties fo:break-before="auto" style:column-width="2.411cm"/>
    </style:style>
    <style:style style:name="co42" style:family="table-column">
      <style:table-column-properties fo:break-before="auto" style:column-width="1.859cm"/>
    </style:style>
    <style:style style:name="co43" style:family="table-column">
      <style:table-column-properties fo:break-before="auto" style:column-width="1.101cm"/>
    </style:style>
    <style:style style:name="co44" style:family="table-column">
      <style:table-column-properties fo:break-before="auto" style:column-width="1.099cm"/>
    </style:style>
    <style:style style:name="co45" style:family="table-column">
      <style:table-column-properties fo:break-before="auto" style:column-width="0.526cm"/>
    </style:style>
    <style:style style:name="co46" style:family="table-column">
      <style:table-column-properties fo:break-before="auto" style:column-width="1.15cm"/>
    </style:style>
    <style:style style:name="co47" style:family="table-column">
      <style:table-column-properties fo:break-before="auto" style:column-width="1.256cm"/>
    </style:style>
    <style:style style:name="co48" style:family="table-column">
      <style:table-column-properties fo:break-before="auto" style:column-width="1.275cm"/>
    </style:style>
    <style:style style:name="co49" style:family="table-column">
      <style:table-column-properties fo:break-before="auto" style:column-width="4.93cm"/>
    </style:style>
    <style:style style:name="co50" style:family="table-column">
      <style:table-column-properties fo:break-before="auto" style:column-width="4.366cm"/>
    </style:style>
    <style:style style:name="co51" style:family="table-column">
      <style:table-column-properties fo:break-before="auto" style:column-width="2.607cm"/>
    </style:style>
    <style:style style:name="co52" style:family="table-column">
      <style:table-column-properties fo:break-before="auto" style:column-width="1.766cm"/>
    </style:style>
    <style:style style:name="co53" style:family="table-column">
      <style:table-column-properties fo:break-before="auto" style:column-width="2.041cm"/>
    </style:style>
    <style:style style:name="co54" style:family="table-column">
      <style:table-column-properties fo:break-before="auto" style:column-width="1.215cm"/>
    </style:style>
    <style:style style:name="co55" style:family="table-column">
      <style:table-column-properties fo:break-before="auto" style:column-width="3.246cm"/>
    </style:style>
    <style:style style:name="co56" style:family="table-column">
      <style:table-column-properties fo:break-before="auto" style:column-width="6.731cm"/>
    </style:style>
    <style:style style:name="co57" style:family="table-column">
      <style:table-column-properties fo:break-before="auto" style:column-width="2.903cm"/>
    </style:style>
    <style:style style:name="co58" style:family="table-column">
      <style:table-column-properties fo:break-before="auto" style:column-width="2.528cm"/>
    </style:style>
    <style:style style:name="co59" style:family="table-column">
      <style:table-column-properties fo:break-before="auto" style:column-width="7.722cm"/>
    </style:style>
    <style:style style:name="co60" style:family="table-column">
      <style:table-column-properties fo:break-before="auto" style:column-width="1.397cm"/>
    </style:style>
    <style:style style:name="co77" style:family="table-column">
      <style:table-column-properties fo:break-before="auto" style:column-width="3.856cm"/>
    </style:style>
    <style:style style:name="co78" style:family="table-column">
      <style:table-column-properties fo:break-before="auto" style:column-width="1.633cm"/>
    </style:style>
    <style:style style:name="co79" style:family="table-column">
      <style:table-column-properties fo:break-before="auto" style:column-width="1.787cm"/>
    </style:style>
    <style:style style:name="co80" style:family="table-column">
      <style:table-column-properties fo:break-before="auto" style:column-width="2.337cm"/>
    </style:style>
    <style:style style:name="co81" style:family="table-column">
      <style:table-column-properties fo:break-before="auto" style:column-width="2.307cm"/>
    </style:style>
    <style:style style:name="co82" style:family="table-column">
      <style:table-column-properties fo:break-before="auto" style:column-width="2.598cm"/>
    </style:style>
    <style:style style:name="co83" style:family="table-column">
      <style:table-column-properties fo:break-before="auto" style:column-width="1.335cm"/>
    </style:style>
    <style:style style:name="co84" style:family="table-column">
      <style:table-column-properties fo:break-before="auto" style:column-width="2.323cm"/>
    </style:style>
    <style:style style:name="co85" style:family="table-column">
      <style:table-column-properties fo:break-before="auto" style:column-width="2.611cm"/>
    </style:style>
    <style:style style:name="co104" style:family="table-column">
      <style:table-column-properties fo:break-before="auto" style:column-width="2.581cm"/>
    </style:style>
    <style:style style:name="co105" style:family="table-column">
      <style:table-column-properties fo:break-before="auto" style:column-width="2.775cm"/>
    </style:style>
    <style:style style:name="co106" style:family="table-column">
      <style:table-column-properties fo:break-before="auto" style:column-width="2.399cm"/>
    </style:style>
    <style:style style:name="co107" style:family="table-column">
      <style:table-column-properties fo:break-before="auto" style:column-width="2.429cm"/>
    </style:style>
    <style:style style:name="co108" style:family="table-column">
      <style:table-column-properties fo:break-before="auto" style:column-width="1.639cm"/>
    </style:style>
    <style:style style:name="co109" style:family="table-column">
      <style:table-column-properties fo:break-before="auto" style:column-width="1.547cm"/>
    </style:style>
    <style:style style:name="co110" style:family="table-column">
      <style:table-column-properties fo:break-before="auto" style:column-width="1.499cm"/>
    </style:style>
    <style:style style:name="co111" style:family="table-column">
      <style:table-column-properties fo:break-before="auto" style:column-width="1.616cm"/>
    </style:style>
    <style:style style:name="co112" style:family="table-column">
      <style:table-column-properties fo:break-before="auto" style:column-width="1.261cm"/>
    </style:style>
    <style:style style:name="co113" style:family="table-column">
      <style:table-column-properties fo:break-before="auto" style:column-width="1.316cm"/>
    </style:style>
    <style:style style:name="co114" style:family="table-column">
      <style:table-column-properties fo:break-before="auto" style:column-width="1.222cm"/>
    </style:style>
    <style:style style:name="co115" style:family="table-column">
      <style:table-column-properties fo:break-before="auto" style:column-width="1.245cm"/>
    </style:style>
    <style:style style:name="co116" style:family="table-column">
      <style:table-column-properties fo:break-before="auto" style:column-width="3.074cm"/>
    </style:style>
    <style:style style:name="co117" style:family="table-column">
      <style:table-column-properties fo:break-before="auto" style:column-width="1.66cm"/>
    </style:style>
    <style:style style:name="co118" style:family="table-column">
      <style:table-column-properties fo:break-before="auto" style:column-width="1.332cm"/>
    </style:style>
    <style:style style:name="co119" style:family="table-column">
      <style:table-column-properties fo:break-before="auto" style:column-width="1.205cm"/>
    </style:style>
    <style:style style:name="co121" style:family="table-column">
      <style:table-column-properties fo:break-before="auto" style:column-width="1.286cm"/>
    </style:style>
    <style:style style:name="co122" style:family="table-column">
      <style:table-column-properties fo:break-before="auto" style:column-width="1.304cm"/>
    </style:style>
    <style:style style:name="co123" style:family="table-column">
      <style:table-column-properties fo:break-before="auto" style:column-width="0.804cm"/>
    </style:style>
    <style:style style:name="co124" style:family="table-column">
      <style:table-column-properties fo:break-before="auto" style:column-width="1.686cm"/>
    </style:style>
    <style:style style:name="co125" style:family="table-column">
      <style:table-column-properties fo:break-before="auto" style:column-width="2.768cm"/>
    </style:style>
    <style:style style:name="co126" style:family="table-column">
      <style:table-column-properties fo:break-before="auto" style:column-width="1.263cm"/>
    </style:style>
    <style:style style:name="co127" style:family="table-column">
      <style:table-column-properties fo:break-before="auto" style:column-width="1.229cm"/>
    </style:style>
    <style:style style:name="co128" style:family="table-column">
      <style:table-column-properties fo:break-before="auto" style:column-width="3.829cm"/>
    </style:style>
    <style:style style:name="co129" style:family="table-column">
      <style:table-column-properties fo:break-before="auto" style:column-width="3.29cm"/>
    </style:style>
    <style:style style:name="co130" style:family="table-column">
      <style:table-column-properties fo:break-before="auto" style:column-width="3.411cm"/>
    </style:style>
    <style:style style:name="co131" style:family="table-column">
      <style:table-column-properties fo:break-before="auto" style:column-width="3.166cm"/>
    </style:style>
    <style:style style:name="co132" style:family="table-column">
      <style:table-column-properties fo:break-before="auto" style:column-width="5.53cm"/>
    </style:style>
    <style:style style:name="co133" style:family="table-column">
      <style:table-column-properties fo:break-before="auto" style:column-width="0.981cm"/>
    </style:style>
    <style:style style:name="co134" style:family="table-column">
      <style:table-column-properties fo:break-before="auto" style:column-width="4.59cm"/>
    </style:style>
    <style:style style:name="co135" style:family="table-column">
      <style:table-column-properties fo:break-before="auto" style:column-width="2.635cm"/>
    </style:style>
    <style:style style:name="co136" style:family="table-column">
      <style:table-column-properties fo:break-before="auto" style:column-width="4.404cm"/>
    </style:style>
    <style:style style:name="co137" style:family="table-column">
      <style:table-column-properties fo:break-before="auto" style:column-width="1.81cm"/>
    </style:style>
    <style:style style:name="co138" style:family="table-column">
      <style:table-column-properties fo:break-before="auto" style:column-width="0.953cm"/>
    </style:style>
    <style:style style:name="co139" style:family="table-column">
      <style:table-column-properties fo:break-before="auto" style:column-width="5.914cm"/>
    </style:style>
    <style:style style:name="co140" style:family="table-column">
      <style:table-column-properties fo:break-before="auto" style:column-width="0.697cm"/>
    </style:style>
    <style:style style:name="co141" style:family="table-column">
      <style:table-column-properties fo:break-before="auto" style:column-width="0.543cm"/>
    </style:style>
    <style:style style:name="co142" style:family="table-column">
      <style:table-column-properties fo:break-before="auto" style:column-width="5.2cm"/>
    </style:style>
    <style:style style:name="co143" style:family="table-column">
      <style:table-column-properties fo:break-before="auto" style:column-width="1.386cm"/>
    </style:style>
    <style:style style:name="co144" style:family="table-column">
      <style:table-column-properties fo:break-before="auto" style:column-width="1.656cm"/>
    </style:style>
    <style:style style:name="co145" style:family="table-column">
      <style:table-column-properties fo:break-before="auto" style:column-width="1.448cm"/>
    </style:style>
    <style:style style:name="co146" style:family="table-column">
      <style:table-column-properties fo:break-before="auto" style:column-width="1.478cm"/>
    </style:style>
    <style:style style:name="co147" style:family="table-column">
      <style:table-column-properties fo:break-before="auto" style:column-width="1.845cm"/>
    </style:style>
    <style:style style:name="co148" style:family="table-column">
      <style:table-column-properties fo:break-before="auto" style:column-width="1.593cm"/>
    </style:style>
    <style:style style:name="co149" style:family="table-column">
      <style:table-column-properties fo:break-before="auto" style:column-width="1.39cm"/>
    </style:style>
    <style:style style:name="co150" style:family="table-column">
      <style:table-column-properties fo:break-before="auto" style:column-width="3.052cm"/>
    </style:style>
    <style:style style:name="co151" style:family="table-column">
      <style:table-column-properties fo:break-before="auto" style:column-width="2.157cm"/>
    </style:style>
    <style:style style:name="co152" style:family="table-column">
      <style:table-column-properties fo:break-before="auto" style:column-width="2.11cm"/>
    </style:style>
    <style:style style:name="co153" style:family="table-column">
      <style:table-column-properties fo:break-before="auto" style:column-width="1.201cm"/>
    </style:style>
    <style:style style:name="co154" style:family="table-column">
      <style:table-column-properties fo:break-before="auto" style:column-width="4.316cm"/>
    </style:style>
    <style:style style:name="co155" style:family="table-column">
      <style:table-column-properties fo:break-before="auto" style:column-width="1.84cm"/>
    </style:style>
    <style:style style:name="co156" style:family="table-column">
      <style:table-column-properties fo:break-before="auto" style:column-width="1.498cm"/>
    </style:style>
    <style:style style:name="ro2" style:family="table-row">
      <style:table-row-properties style:row-height="0.452cm" fo:break-before="auto" style:use-optimal-row-height="true"/>
    </style:style>
    <style:style style:name="ro18" style:family="table-row">
      <style:table-row-properties style:row-height="0.91cm" fo:break-before="auto" style:use-optimal-row-height="true"/>
    </style:style>
    <style:style style:name="ro19" style:family="table-row">
      <style:table-row-properties style:row-height="1.801cm" fo:break-before="auto" style:use-optimal-row-height="true"/>
    </style:style>
    <style:style style:name="ro20" style:family="table-row">
      <style:table-row-properties style:row-height="2.242cm" fo:break-before="auto" style:use-optimal-row-height="true"/>
    </style:style>
    <style:style style:name="ro21" style:family="table-row">
      <style:table-row-properties style:row-height="0.478cm" fo:break-before="auto" style:use-optimal-row-height="true"/>
    </style:style>
    <style:style style:name="ro22" style:family="table-row">
      <style:table-row-properties style:row-height="1.36cm" fo:break-before="auto" style:use-optimal-row-height="true"/>
    </style:style>
    <style:style style:name="ro1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13" style:family="table-row">
      <style:table-row-properties style:row-height="0.556cm" fo:break-before="auto" style:use-optimal-row-height="true"/>
    </style:style>
    <style:style style:name="ro23" style:family="table-row">
      <style:table-row-properties style:row-height="0.762cm" fo:break-before="auto" style:use-optimal-row-height="true"/>
    </style:style>
    <style:style style:name="ro24" style:family="table-row">
      <style:table-row-properties style:row-height="0.997cm" fo:break-before="auto" style:use-optimal-row-height="true"/>
    </style:style>
    <style:style style:name="ro25" style:family="table-row">
      <style:table-row-properties style:row-height="2.422cm" fo:break-before="auto" style:use-optimal-row-height="true"/>
    </style:style>
    <style:style style:name="ro26" style:family="table-row">
      <style:table-row-properties style:row-height="1.947cm" fo:break-before="auto" style:use-optimal-row-height="true"/>
    </style:style>
    <style:style style:name="ro27" style:family="table-row">
      <style:table-row-properties style:row-height="1.473cm" fo:break-before="auto" style:use-optimal-row-height="true"/>
    </style:style>
    <style:style style:name="ro28" style:family="table-row">
      <style:table-row-properties style:row-height="0.316cm" fo:break-before="auto" style:use-optimal-row-height="false"/>
    </style:style>
    <style:style style:name="ro29" style:family="table-row">
      <style:table-row-properties style:row-height="0.547cm" fo:break-before="auto" style:use-optimal-row-height="true"/>
    </style:style>
    <style:style style:name="ro30" style:family="table-row">
      <style:table-row-properties style:row-height="0.526cm" fo:break-before="auto" style:use-optimal-row-height="true"/>
    </style:style>
    <style:style style:name="ro31" style:family="table-row">
      <style:table-row-properties style:row-height="1cm" fo:break-before="auto" style:use-optimal-row-height="true"/>
    </style:style>
    <style:style style:name="ro32" style:family="table-row">
      <style:table-row-properties style:row-height="0.263cm" fo:break-before="auto" style:use-optimal-row-height="false"/>
    </style:style>
    <style:style style:name="ro33" style:family="table-row">
      <style:table-row-properties style:row-height="0.612cm" fo:break-before="auto" style:use-optimal-row-height="true"/>
    </style:style>
    <style:style style:name="ro34" style:family="table-row">
      <style:table-row-properties style:row-height="0.529cm" fo:break-before="auto" style:use-optimal-row-height="true"/>
    </style:style>
    <style:style style:name="ro35" style:family="table-row">
      <style:table-row-properties style:row-height="0.467cm" fo:break-before="auto" style:use-optimal-row-height="true"/>
    </style:style>
    <style:style style:name="ro36" style:family="table-row">
      <style:table-row-properties style:row-height="0.526cm" fo:break-before="auto" style:use-optimal-row-height="false"/>
    </style:style>
    <style:style style:name="ro37" style:family="table-row">
      <style:table-row-properties style:row-height="0.728cm" fo:break-before="auto" style:use-optimal-row-height="true"/>
    </style:style>
    <style:style style:name="ro38" style:family="table-row">
      <style:table-row-properties style:row-height="2.108cm" fo:break-before="auto" style:use-optimal-row-height="true"/>
    </style:style>
    <style:style style:name="ro39" style:family="table-row">
      <style:table-row-properties style:row-height="0.718cm" fo:break-before="auto" style:use-optimal-row-height="true"/>
    </style:style>
    <style:style style:name="ro40" style:family="table-row">
      <style:table-row-properties style:row-height="1.072cm" fo:break-before="auto" style:use-optimal-row-height="true"/>
    </style:style>
    <style:style style:name="ro41" style:family="table-row">
      <style:table-row-properties style:row-height="0.499cm" fo:break-before="auto" style:use-optimal-row-height="false"/>
    </style:style>
    <style:style style:name="ro42" style:family="table-row">
      <style:table-row-properties style:row-height="0.471cm" fo:break-before="auto" style:use-optimal-row-height="true"/>
    </style:style>
    <style:style style:name="ro43" style:family="table-row">
      <style:table-row-properties style:row-height="0.57cm" fo:break-before="auto" style:use-optimal-row-height="true"/>
    </style:style>
    <style:style style:name="ro44" style:family="table-row">
      <style:table-row-properties style:row-height="0.466cm" fo:break-before="auto" style:use-optimal-row-height="true"/>
    </style:style>
    <style:style style:name="ro45" style:family="table-row">
      <style:table-row-properties style:row-height="0.785cm" fo:break-before="auto" style:use-optimal-row-height="true"/>
    </style:style>
    <style:style style:name="ro46" style:family="table-row">
      <style:table-row-properties style:row-height="0.919cm" fo:break-before="auto" style:use-optimal-row-height="true"/>
    </style:style>
    <style:style style:name="ro47" style:family="table-row">
      <style:table-row-properties style:row-height="0.473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10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0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1058" style:family="table-cell" style:parent-style-name="Default">
      <style:table-cell-properties fo:border="none" style:vertical-align="middle"/>
    </style:style>
    <style:style style:name="ce16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78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1793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2041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2181" style:family="table-cell" style:parent-style-name="Default">
      <style:table-cell-properties fo:border="none" style:vertical-align="middle"/>
      <style:text-properties style:font-name="Avenir5"/>
    </style:style>
    <style:style style:name="ce219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9pt" fo:font-weight="bold" style:font-size-asian="9pt" style:font-weight-asian="bold" style:font-size-complex="9pt" style:font-weight-complex="bold"/>
    </style:style>
    <style:style style:name="ce2198" style:family="table-cell" style:parent-style-name="Default">
      <style:text-properties fo:font-size="9pt" style:font-size-asian="9pt" style:font-size-complex="9pt"/>
    </style:style>
    <style:style style:name="ce2199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5" fo:font-size="9pt" fo:font-weight="bold" style:font-size-asian="9pt" style:font-weight-asian="bold" style:font-size-complex="9pt" style:font-weight-complex="bold"/>
    </style:style>
    <style:style style:name="ce2200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2201" style:family="table-cell" style:parent-style-name="Default">
      <style:table-cell-properties fo:wrap-option="wrap" style:vertical-align="middle"/>
      <style:text-properties style:font-name="Avenir5" fo:font-size="9pt" style:font-size-asian="9pt" style:font-size-complex="9pt"/>
    </style:style>
    <style:style style:name="ce2202" style:family="table-cell" style:parent-style-name="Default">
      <style:table-cell-properties fo:background-color="transparent" style:vertical-align="middle"/>
      <style:text-properties style:font-name="Avenir5" fo:font-size="9pt" style:font-size-asian="9pt" style:font-size-complex="9pt"/>
    </style:style>
    <style:style style:name="ce2203" style:family="table-cell" style:parent-style-name="Default">
      <style:table-cell-properties fo:background-color="#81d41a" style:vertical-align="middle"/>
      <style:text-properties style:font-name="Avenir5" fo:font-size="9pt" fo:font-weight="bold" style:font-size-asian="9pt" style:font-weight-asian="bold" style:font-size-complex="9pt" style:font-weight-complex="bold"/>
    </style:style>
    <style:style style:name="ce2204" style:family="table-cell" style:parent-style-name="Default">
      <style:table-cell-properties fo:border="none" style:vertical-align="middle"/>
      <style:text-properties style:font-name="Avenir5" fo:font-size="9pt" style:font-size-asian="9pt" style:font-size-complex="9pt"/>
    </style:style>
    <style:style style:name="ce2205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5" fo:font-size="9pt" fo:font-weight="bold" style:font-size-asian="9pt" style:font-weight-asian="bold" style:font-size-complex="9pt" style:font-weight-complex="bold"/>
    </style:style>
    <style:style style:name="ce2206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20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9pt" style:font-size-asian="9pt" style:font-size-complex="9pt"/>
    </style:style>
    <style:style style:name="ce2208" style:family="table-cell" style:parent-style-name="Default">
      <style:table-cell-properties fo:background-color="#729fcf" style:vertical-align="middle"/>
      <style:text-properties fo:color="#eeeeee" style:font-name="Avenir5" fo:font-size="9pt" fo:font-weight="bold" style:font-size-asian="9pt" style:font-weight-asian="bold" style:font-size-complex="9pt" style:font-weight-complex="bold"/>
    </style:style>
    <style:style style:name="ce220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11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7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9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5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6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48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9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0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1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25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25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25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4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70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</style:style>
    <style:style style:name="ce227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27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27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7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276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27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/>
      <style:paragraph-properties fo:text-align="center" fo:margin-left="0cm"/>
    </style:style>
    <style:style style:name="ce227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2280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</style:style>
    <style:style style:name="ce228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/>
    </style:style>
    <style:style style:name="ce2290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2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6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0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4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0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0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3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31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6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1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2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5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32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2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2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4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4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5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5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6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6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68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73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7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7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8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8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8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2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6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0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0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5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7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9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42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42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24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2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2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3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31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32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3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3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35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36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37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3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39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0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4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5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446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7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5" fo:font-size="9pt" style:font-size-asian="9pt" style:font-size-complex="9pt"/>
    </style:style>
    <style:style style:name="ce2448" style:family="table-cell" style:parent-style-name="Default">
      <style:table-cell-properties fo:border="0.74pt solid #000000" style:vertical-align="middle"/>
      <style:text-properties style:font-name="Avenir5" fo:font-size="9pt" style:font-size-asian="9pt" style:font-size-complex="9pt"/>
    </style:style>
    <style:style style:name="ce244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9pt" style:font-size-asian="9pt" style:font-size-complex="9pt"/>
    </style:style>
    <style:style style:name="ce2450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45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52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5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5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5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56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57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58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5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2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5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4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466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246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/>
    </style:style>
    <style:style style:name="ce2481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5"/>
    </style:style>
    <style:style style:name="ce59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/>
    </style:style>
    <style:style style:name="ce842" style:family="table-cell" style:parent-style-name="Default">
      <style:table-cell-properties fo:border-bottom="none" fo:border-left="none" fo:border-right="none" fo:border-top="2.24pt solid #000000"/>
    </style:style>
    <style:style style:name="ce909" style:family="table-cell" style:parent-style-name="Default">
      <style:table-cell-properties fo:background-color="transparent" style:vertical-align="middle"/>
      <style:text-properties style:font-name="Avenir5"/>
    </style:style>
    <style:style style:name="ce98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99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993" style:family="table-cell" style:parent-style-name="Default">
      <style:table-cell-properties style:vertical-align="middle"/>
    </style:style>
    <style:style style:name="ce104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83" style:family="table-cell" style:parent-style-name="Default">
      <style:table-cell-properties fo:background-color="transparent" style:vertical-align="middle"/>
      <style:text-properties style:font-name="Avenir6"/>
    </style:style>
    <style:style style:name="ce1984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2570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2571" style:family="table-cell" style:parent-style-name="Default">
      <style:table-cell-properties style:vertical-align="middle"/>
      <style:text-properties style:font-name="Avenir6"/>
    </style:style>
    <style:style style:name="ce2572" style:family="table-cell" style:parent-style-name="Default">
      <style:table-cell-properties fo:background-color="#cccccc" style:vertical-align="middle"/>
      <style:text-properties style:use-window-font-color="true" style:font-name="Avenir6" fo:font-weight="bold" style:font-weight-asian="bold" style:font-weight-complex="bold"/>
    </style:style>
    <style:style style:name="ce2573" style:family="table-cell" style:parent-style-name="Default">
      <style:table-cell-properties fo:background-color="transparent" style:vertical-align="middle"/>
      <style:text-properties style:font-name="Avenir6" fo:font-weight="bold" style:font-weight-asian="bold" style:font-weight-complex="bold"/>
    </style:style>
    <style:style style:name="ce257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75" style:family="table-cell" style:parent-style-name="Default">
      <style:table-cell-properties style:vertical-align="middle"/>
      <style:text-properties style:font-name="Avenir"/>
    </style:style>
    <style:style style:name="ce257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7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7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79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8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25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583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58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58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/>
    </style:style>
    <style:style style:name="ce258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6"/>
    </style:style>
    <style:style style:name="ce258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58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6" fo:font-weight="bold" style:font-weight-asian="bold" style:font-weight-complex="bold"/>
    </style:style>
    <style:style style:name="ce258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59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59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59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59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59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595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59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9" style:family="table-cell" style:parent-style-name="Default">
      <style:table-cell-properties fo:background-color="#cccccc" style:vertical-align="middle"/>
      <style:text-properties style:font-name="Avenir6" fo:font-weight="bold" style:font-weight-asian="bold" style:font-weight-complex="bold"/>
    </style:style>
    <style:style style:name="ce2600" style:family="table-cell" style:parent-style-name="Default">
      <style:table-cell-properties style:vertical-align="middle"/>
      <style:text-properties style:use-window-font-color="true" style:font-name="Avenir6"/>
    </style:style>
    <style:style style:name="ce260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02" style:family="table-cell" style:parent-style-name="Default">
      <style:table-cell-properties fo:background-color="#cccccc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2603" style:family="table-cell" style:parent-style-name="Default">
      <style:table-cell-properties fo:background-color="transparent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260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0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0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2607" style:family="table-cell" style:parent-style-name="Default">
      <style:table-cell-properties fo:background-color="transparent" style:vertical-align="middle"/>
      <style:text-properties style:font-name="Avenir6" fo:font-size="8pt" style:font-size-asian="8pt" style:font-size-complex="8pt"/>
    </style:style>
    <style:style style:name="ce2608" style:family="table-cell" style:parent-style-name="Default">
      <style:table-cell-properties style:vertical-align="middle"/>
      <style:text-properties style:font-name="Avenir6" fo:font-size="8pt" style:font-size-asian="8pt" style:font-size-complex="8pt"/>
    </style:style>
    <style:style style:name="ce26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13" style:family="table-cell" style:parent-style-name="Default">
      <style:text-properties fo:font-size="8pt" style:font-size-asian="8pt" style:font-size-complex="8pt"/>
    </style:style>
    <style:style style:name="ce93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614" style:family="table-cell" style:parent-style-name="Default">
      <style:table-cell-properties fo:wrap-option="no-wrap" style:vertical-align="middle"/>
    </style:style>
    <style:style style:name="ce2616" style:family="table-cell" style:parent-style-name="Default">
      <style:table-cell-properties fo:wrap-option="wrap" style:vertical-align="middle"/>
    </style:style>
    <style:style style:name="ce2617" style:family="table-cell" style:parent-style-name="Default" style:data-style-name="N100">
      <style:table-cell-properties fo:wrap-option="wrap"/>
      <style:text-properties style:font-name="Avenir5" fo:font-weight="bold" style:font-weight-asian="bold" style:font-weight-complex="bold"/>
    </style:style>
    <style:style style:name="ce2618" style:family="table-cell" style:parent-style-name="Default" style:data-style-name="N100">
      <style:table-cell-properties fo:wrap-option="wrap"/>
      <style:text-properties style:font-name="Avenir5" fo:font-weight="normal" style:font-weight-asian="normal" style:font-weight-complex="normal"/>
    </style:style>
    <style:style style:name="ce2619" style:family="table-cell" style:parent-style-name="Default" style:data-style-name="N100">
      <style:table-cell-properties fo:wrap-option="wrap"/>
      <style:text-properties style:use-window-font-color="true" style:font-name="Avenir5" fo:font-weight="normal" style:font-weight-asian="normal" style:font-weight-complex="normal"/>
    </style:style>
    <style:style style:name="ce2620" style:family="table-cell" style:parent-style-name="Default" style:data-style-name="N100">
      <style:table-cell-properties fo:wrap-option="wrap"/>
      <style:text-properties style:font-name="Avenir5" fo:font-weight="bold"/>
    </style:style>
    <style:style style:name="ce2621" style:family="table-cell" style:parent-style-name="Default">
      <style:table-cell-properties fo:wrap-option="wrap"/>
      <style:text-properties style:font-name="Avenir5" fo:font-weight="normal" style:font-weight-asian="normal" style:font-weight-complex="normal"/>
    </style:style>
    <style:style style:name="ce2623" style:family="table-cell" style:parent-style-name="Default" style:data-style-name="N100">
      <style:text-properties style:font-name="Avenir5" fo:font-weight="normal" style:font-weight-asian="normal" style:font-weight-complex="normal"/>
    </style:style>
    <style:style style:name="ce2624" style:family="table-cell" style:parent-style-name="Default" style:data-style-name="N100">
      <style:text-properties style:font-name="Avenir5" fo:font-weight="bold"/>
    </style:style>
    <style:style style:name="ce2625" style:family="table-cell" style:parent-style-name="Default" style:data-style-name="N100">
      <style:text-properties style:font-name="Avenir5" fo:font-weight="bold" style:font-weight-asian="bold" style:font-weight-complex="bold"/>
    </style:style>
    <style:style style:name="ce2626" style:family="table-cell" style:parent-style-name="Default" style:data-style-name="N100">
      <style:text-properties style:font-name="Avenir5" fo:font-weight="normal"/>
    </style:style>
    <style:style style:name="ce2627" style:family="table-cell" style:parent-style-name="Default" style:data-style-name="N100">
      <style:text-properties style:use-window-font-color="true" style:font-name="Avenir5" fo:font-weight="normal" style:font-weight-asian="normal" style:font-weight-complex="normal"/>
    </style:style>
    <style:style style:name="ce2628" style:family="table-cell" style:parent-style-name="Default" style:data-style-name="N100">
      <style:text-properties fo:color="#ff0000" style:font-name="Avenir5" fo:font-weight="bold"/>
    </style:style>
    <style:style style:name="ce2629" style:family="table-cell" style:parent-style-name="Default" style:data-style-name="N100">
      <style:text-properties fo:color="#ff0000" style:font-name="Avenir5" fo:font-weight="normal" style:font-weight-asian="normal" style:font-weight-complex="normal"/>
    </style:style>
    <style:style style:name="ce2630" style:family="table-cell" style:parent-style-name="Default" style:data-style-name="N100">
      <style:text-properties fo:color="#ff6633" style:font-name="Avenir5" fo:font-weight="normal" style:font-weight-asian="normal" style:font-weight-complex="normal"/>
    </style:style>
    <style:style style:name="ce2631" style:family="table-cell" style:parent-style-name="Default">
      <style:text-properties style:font-name="Avenir5" fo:font-weight="normal"/>
    </style:style>
    <style:style style:name="ce573" style:family="table-cell" style:parent-style-name="Default">
      <style:text-properties style:font-name="Avenir5"/>
    </style:style>
    <style:style style:name="ce503" style:family="table-cell" style:parent-style-name="Default"/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5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5" fo:font-weight="bold" style:font-weight-asian="bold" style:font-weight-complex="bold"/>
    </style:style>
    <style:style style:name="ce509" style:family="table-cell" style:parent-style-name="Default">
      <style:table-cell-properties style:vertical-align="middle"/>
      <style:text-properties style:font-name="Avenir5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5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5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5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5"/>
    </style:style>
    <style:style style:name="ce51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5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5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53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534" style:family="table-cell" style:parent-style-name="Default">
      <style:text-properties style:font-name="Avenir5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5"/>
    </style:style>
    <style:style style:name="ce102" style:family="table-cell" style:parent-style-name="Default">
      <style:text-properties style:font-name="Avenir5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5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5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54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544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546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5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5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5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554" style:family="table-cell" style:parent-style-name="Default">
      <style:table-cell-properties fo:border="0.06pt solid #000000" style:vertical-align="middle"/>
      <style:text-properties style:font-name="Avenir5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5"/>
    </style:style>
    <style:style style:name="ce55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/>
    </style:style>
    <style:style style:name="ce55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55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5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10pt" fo:font-style="normal"/>
    </style:style>
    <style:style style:name="ce95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5" fo:font-size="10pt" fo:font-style="normal" fo:font-weight="bold"/>
      <style:map style:condition="cell-content()&lt;0" style:apply-style-name="Warning_5f_negativ" style:base-cell-address="Alapértékek.C28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97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5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5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5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5"/>
    </style:style>
    <style:style style:name="ce117" style:family="table-cell" style:parent-style-name="Default">
      <style:table-cell-properties fo:background-color="#cccccc" fo:border="0.74pt solid #000000" style:vertical-align="middle"/>
      <style:text-properties style:font-name="Avenir5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6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9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weight="bold"/>
    </style:style>
    <style:style style:name="ce13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5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5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5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5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9pt" fo:font-style="normal" style:font-name-asian="Arial Unicode MS" style:font-name-complex="Tahoma1"/>
    </style:style>
    <style:style style:name="ce59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5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5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5"/>
    </style:style>
    <style:style style:name="ce5" style:family="table-cell" style:parent-style-name="Default">
      <style:table-cell-properties style:vertical-align="middle"/>
      <style:text-properties style:font-name="Avenir5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5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66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5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672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/>
    </style:style>
    <style:style style:name="ce68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68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5"/>
    </style:style>
    <style:style style:name="ce74" style:family="table-cell" style:parent-style-name="Default">
      <style:table-cell-properties fo:border="0.51pt solid #000000"/>
      <style:text-properties style:font-name="Avenir5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5"/>
    </style:style>
    <style:style style:name="ce76" style:family="table-cell" style:parent-style-name="Default">
      <style:table-cell-properties fo:background-color="#ffffd7" fo:border="0.51pt solid #000000"/>
      <style:text-properties style:font-name="Avenir5"/>
    </style:style>
    <style:style style:name="ce81" style:family="table-cell" style:parent-style-name="Default">
      <style:table-cell-properties fo:border="0.74pt solid #000000"/>
      <style:text-properties style:font-name="Avenir5"/>
    </style:style>
    <style:style style:name="ce419" style:family="table-cell" style:parent-style-name="Default">
      <style:table-cell-properties fo:background-color="#ffffd7"/>
      <style:text-properties style:font-name="Avenir5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5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5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5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5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731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5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5" fo:font-size="10pt" fo:font-weight="normal" style:font-size-asian="10pt" style:font-size-complex="10pt"/>
    </style:style>
    <style:style style:name="ce73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5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5"/>
    </style:style>
    <style:style style:name="ce74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86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7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9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9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9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5"/>
    </style:style>
    <style:style style:name="ce76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2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5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5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5" fo:font-size="9pt" fo:font-weight="normal" style:font-size-asian="9pt" style:font-size-complex="9pt"/>
    </style:style>
    <style:style style:name="ce3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5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7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5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5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5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5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5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5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5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5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405" style:family="table-cell" style:parent-style-name="Default">
      <style:table-cell-properties fo:background-color="#8d281e" style:text-align-source="fix" style:repeat-content="false" style:vertical-align="middle"/>
      <style:paragraph-properties fo:text-align="center" fo:margin-left="0cm"/>
      <style:text-properties style:font-name="Avenir5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4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5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414" style:family="table-cell" style:parent-style-name="Default">
      <style:table-cell-properties fo:background-color="#ff0000" style:text-align-source="fix" style:repeat-content="false" style:vertical-align="middle"/>
      <style:paragraph-properties fo:text-align="start" fo:margin-left="0cm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5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848" style:family="table-cell" style:parent-style-name="Default">
      <style:table-cell-properties fo:background-color="transparent" style:vertical-align="middle"/>
      <style:text-properties style:font-name="Avenir5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5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/>
    </style:style>
    <style:style style:name="ce267" style:family="table-cell" style:parent-style-name="Default">
      <style:table-cell-properties style:vertical-align="middle"/>
      <style:text-properties fo:color="#666666" style:font-name="Avenir5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5"/>
    </style:style>
    <style:style style:name="ce8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6" style:family="table-cell" style:parent-style-name="Default">
      <style:table-cell-properties fo:border="0.74pt solid #000000" style:vertical-align="middle"/>
      <style:text-properties style:font-name="Avenir5"/>
    </style:style>
    <style:style style:name="ce877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5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879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4pt" fo:font-weight="bold" style:font-size-asian="14pt" style:font-weight-asian="bold" style:font-size-complex="14pt" style:font-weight-complex="bold"/>
    </style:style>
    <style:style style:name="ce88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89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89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5"/>
    </style:style>
    <style:style style:name="ce91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5"/>
    </style:style>
    <style:style style:name="ce91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5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91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92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922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936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93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9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93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5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5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95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5" fo:font-weight="bold"/>
      <style:map style:condition="cell-content()&lt;0" style:apply-style-name="narancs_5f_háttér" style:base-cell-address="Speciális.D4"/>
    </style:style>
    <style:style style:name="ce97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994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5"/>
    </style:style>
    <style:style style:name="ce9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998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999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2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2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10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1030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0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/>
    </style:style>
    <style:style style:name="ce104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104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10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105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5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style="normal" fo:font-weight="bold" style:font-size-asian="14pt" style:font-style-asian="normal" style:font-size-complex="14pt" style:font-style-complex="normal"/>
    </style:style>
    <style:style style:name="ce1100" style:family="table-cell" style:parent-style-name="Default">
      <style:table-cell-properties style:vertical-align="middle"/>
      <style:text-properties style:font-name="Avenir6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110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15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16" style:family="table-cell" style:parent-style-name="Default">
      <style:text-properties style:font-name="Avenir6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189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2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635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15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6" fo:font-style="normal" style:font-style-asian="normal" style:font-style-complex="normal"/>
    </style:style>
    <style:style style:name="ce612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8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7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63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b2b2b2" style:font-name="Avenir6" fo:font-style="normal" style:font-style-asian="normal" style:font-style-complex="normal"/>
    </style:style>
    <style:style style:name="ce1187" style:family="table-cell" style:parent-style-name="Default">
      <style:text-properties style:font-name="Avenir6" fo:font-style="normal" style:font-style-asian="normal" style:font-style-complex="normal"/>
    </style:style>
    <style:style style:name="ce6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  <style:map style:condition="is-true-formula(([$Harcértékek.$B$4]-[$Harcértékek.$B$5]) &gt; [$Data.$C$21])" style:apply-style-name="Warning_5f_HM" style:base-cell-address="Harcértékek.B3"/>
    </style:style>
    <style:style style:name="ce6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65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cell-content()&gt;[$Harcértékek.$I$7]" style:apply-style-name="Warning_5f_HM" style:base-cell-address="Harcértékek.B5"/>
    </style:style>
    <style:style style:name="ce683" style:family="table-cell" style:parent-style-name="Default">
      <style:table-cell-properties style:vertical-align="middle"/>
      <style:text-properties style:font-name="Avenir6" fo:font-style="normal" style:font-style-asian="normal" style:font-style-complex="normal"/>
    </style:style>
    <style:style style:name="ce6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cell-content()&lt;0" style:apply-style-name="Warning_5f_maradt" style:base-cell-address="Harcértékek.B7"/>
    </style:style>
    <style:style style:name="ce11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692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04" style:family="table-cell" style:parent-style-name="Default">
      <style:table-cell-properties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order-left="none" fo:border-right="none" fo:border-top="none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6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95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13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7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2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25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257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3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style:font-size-asian="9pt" style:font-style-asian="normal" style:font-size-complex="9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6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35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6" style:family="table-cell" style:parent-style-name="Default">
      <style:table-cell-properties style:cell-protect="none" style:print-content="true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723" style:family="table-cell" style:parent-style-name="Default">
      <style:table-cell-properties fo:border="none" style:vertical-align="middle"/>
      <style:text-properties fo:color="#b2b2b2" style:font-name="Avenir6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2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tyle="normal" style:font-style-asian="normal" style:font-style-complex="normal"/>
    </style:style>
    <style:style style:name="ce1282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129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293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9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39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1402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409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410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80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cm"/>
      <style:text-properties fo:color="#ffffff" style:font-name="Avenir6" fo:font-size="8pt" fo:font-style="normal" style:font-size-asian="8pt" style:font-style-asian="normal" style:font-size-complex="8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804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6" fo:font-style="normal" fo:font-weight="bold" style:font-style-asian="normal" style:font-weight-asian="bold" style:font-style-complex="normal" style:font-weight-complex="bold"/>
    </style:style>
    <style:style style:name="ce13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59" style:family="table-cell" style:parent-style-name="Default">
      <style:table-cell-properties style:vertical-align="middle"/>
      <style:text-properties style:font-name="Avenir6" fo:font-size="8pt" fo:font-style="normal" style:font-style-asian="normal" style:font-style-complex="normal"/>
    </style:style>
    <style:style style:name="ce807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9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cell-content()&gt;[$Harcértékek.$B$88]" style:apply-style-name="Piros_5f_háttér" style:base-cell-address="Harcértékek.C86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Avenir6" fo:font-style="normal" style:font-style-asian="normal" style:font-style-complex="normal"/>
    </style:style>
    <style:style style:name="ce14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4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9pt" fo:font-style="normal" fo:font-weight="bold" style:font-style-asian="normal" style:font-style-complex="normal"/>
    </style:style>
    <style:style style:name="ce14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447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97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9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31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automatic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order-bottom="none" fo:border-left="none" fo:border-right="none" fo:border-top="2.24pt solid #000000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47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tyle="normal" style:font-style-asian="normal" style:font-style-complex="normal"/>
    </style:style>
    <style:style style:name="ce84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4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99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853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01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28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6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cm"/>
      <style:text-properties fo:color="#ffffff" style:font-name="Avenir6" fo:font-size="9pt" fo:font-style="normal" style:font-style-asian="normal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523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99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01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903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36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53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53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54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9)" style:apply-style-name="Szürke_5f_háttér" style:base-cell-address="Harcértékek.E82"/>
    </style:style>
    <style:style style:name="ce1542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3)" style:apply-style-name="Szürke_5f_háttér" style:base-cell-address="Harcértékek.E83"/>
    </style:style>
    <style:style style:name="ce1543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7)" style:apply-style-name="Szürke_5f_háttér" style:base-cell-address="Harcértékek.E84"/>
    </style:style>
    <style:style style:name="ce154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8]&lt;21)" style:apply-style-name="Szürke_5f_háttér" style:base-cell-address="Harcértékek.E85"/>
    </style:style>
    <style:style style:name="ce1545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27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886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fo:border-left="2.24pt solid #000000" fo:border-right="none" fo:border-top="none"/>
    </style:style>
    <style:style style:name="ce890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70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cm"/>
      <style:text-properties style:font-name="Avenir6" fo:font-size="11pt" fo:font-style="normal" fo:font-weight="bold" style:font-style-asian="normal" style:font-style-complex="normal"/>
    </style:style>
    <style:style style:name="ce1571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57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5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0)" style:apply-style-name="Szürke_5f_háttér" style:base-cell-address="Harcértékek.F82"/>
    </style:style>
    <style:style style:name="ce157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4)" style:apply-style-name="Szürke_5f_háttér" style:base-cell-address="Harcértékek.F83"/>
    </style:style>
    <style:style style:name="ce157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8)" style:apply-style-name="Szürke_5f_háttér" style:base-cell-address="Harcértékek.F84"/>
    </style:style>
    <style:style style:name="ce1576" style:family="table-cell" style:parent-style-name="Default">
      <style:table-cell-properties style:vertical-align="middle"/>
      <style:text-properties style:font-name="Avenir6" fo:font-size="9pt" fo:font-style="normal" style:font-style-asian="normal" style:font-style-complex="normal"/>
      <style:map style:condition="is-true-formula([$Harcértékek.$G$78]&lt;22)" style:apply-style-name="Szürke_5f_háttér" style:base-cell-address="Harcértékek.F85"/>
    </style:style>
    <style:style style:name="ce1577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959" style:family="table-cell" style:parent-style-name="Default">
      <style:table-cell-properties fo:border="0.06pt solid #000000" style:vertical-align="middle"/>
      <style:text-properties style:font-name="Avenir6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64" style:family="table-cell" style:parent-style-name="Default" style:data-style-name="N0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585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59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7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59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594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949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02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6" fo:font-size="9pt" fo:font-style="normal" style:font-style-asian="normal" style:font-style-complex="normal"/>
    </style:style>
    <style:style style:name="ce160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3)" style:apply-style-name="Szürke_5f_háttér" style:base-cell-address="Harcértékek.G81"/>
    </style:style>
    <style:style style:name="ce160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1)" style:apply-style-name="Szürke_5f_háttér" style:base-cell-address="Harcértékek.G82"/>
    </style:style>
    <style:style style:name="ce1606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5)" style:apply-style-name="Szürke_5f_háttér" style:base-cell-address="Harcértékek.G83"/>
    </style:style>
    <style:style style:name="ce160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9)" style:apply-style-name="Szürke_5f_háttér" style:base-cell-address="Harcértékek.G84"/>
    </style:style>
    <style:style style:name="ce1608" style:family="table-cell" style:parent-style-name="Default">
      <style:table-cell-properties style:vertical-align="middle"/>
      <style:text-properties style:font-name="Avenir6" fo:font-size="9pt" fo:font-style="normal" style:font-style-asian="normal" style:font-style-complex="normal"/>
      <style:map style:condition="is-true-formula([$Harcértékek.$G$78]&lt;23)" style:apply-style-name="Szürke_5f_háttér" style:base-cell-address="Harcértékek.G85"/>
    </style:style>
    <style:style style:name="ce16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020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6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63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036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773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10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4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02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9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fo:border-left="none" fo:border-right="2.24pt solid #000000" fo:border-top="none"/>
    </style:style>
    <style:style style:name="ce10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9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ize="9pt" fo:font-style="normal" style:font-style-asian="normal" style:font-style-complex="normal"/>
    </style:style>
    <style:style style:name="ce165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65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65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4)" style:apply-style-name="Szürke_5f_háttér" style:base-cell-address="Harcértékek.H81"/>
    </style:style>
    <style:style style:name="ce165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2)" style:apply-style-name="Szürke_5f_háttér" style:base-cell-address="Harcértékek.H82"/>
    </style:style>
    <style:style style:name="ce165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6)" style:apply-style-name="Szürke_5f_háttér" style:base-cell-address="Harcértékek.H83"/>
    </style:style>
    <style:style style:name="ce165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20)" style:apply-style-name="Szürke_5f_háttér" style:base-cell-address="Harcértékek.H84"/>
    </style:style>
    <style:style style:name="ce165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ize="9pt" fo:font-style="normal" style:font-style-asian="normal" style:font-style-complex="normal"/>
      <style:map style:condition="is-true-formula([$Harcértékek.$G$78]&lt;24)" style:apply-style-name="Szürke_5f_háttér" style:base-cell-address="Harcértékek.H85"/>
    </style:style>
    <style:style style:name="ce1657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069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659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</style:style>
    <style:style style:name="ce1071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</style:style>
    <style:style style:name="ce1072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806" style:family="table-cell" style:parent-style-name="Default">
      <style:table-cell-properties style:vertical-align="middle"/>
      <style:text-properties style:font-name="Avenir6" fo:font-size="8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074" style:family="table-cell" style:parent-style-name="Default">
      <style:map style:condition="is-true-formula((VLOOKUP((VLOOKUP([.$A22];kezifegyverek_all;15;0));harcmodor_harcertekek;3;0))&lt;(VLOOKUP([.C22];mesterfegyver_kovetelmenyek;2;1)))" style:apply-style-name="Warning_5f_MF_5f_kov" style:base-cell-address="Harcértékek.I23"/>
    </style:style>
    <style:style style:name="ce10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2];kezifegyverek_all;15;0));harcmodor_harcertekek;3;0))&lt;(VLOOKUP([.C22];mesterfegyver_kovetelmenyek;2;1)))" style:apply-style-name="Warning_5f_MF_5f_kov" style:base-cell-address="Harcértékek.I23"/>
    </style:style>
    <style:style style:name="ce107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2];kezifegyverek_all;15;0));harcmodor_harcertekek;3;0))&lt;(VLOOKUP([.C22];mesterfegyver_kovetelmenyek;2;1)))" style:apply-style-name="Warning_5f_MF_5f_kov" style:base-cell-address="Harcértékek.I23"/>
    </style:style>
    <style:style style:name="ce107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2];kezifegyverek_all;15;0));harcmodor_harcertekek;3;0))&lt;(VLOOKUP([.C22];mesterfegyver_kovetelmenyek;2;1)))" style:apply-style-name="Warning_5f_MF_5f_kov" style:base-cell-address="Harcértékek.I23"/>
    </style:style>
    <style:style style:name="ce108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2];kezifegyverek_all;15;0));harcmodor_harcertekek;3;0))&lt;(VLOOKUP([.C22];mesterfegyver_kovetelmenyek;2;1)))" style:apply-style-name="Warning_5f_MF_5f_kov" style:base-cell-address="Harcértékek.I23"/>
    </style:style>
    <style:style style:name="ce10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</style:style>
    <style:style style:name="ce10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</style:style>
    <style:style style:name="ce1095" style:family="table-cell" style:parent-style-name="Default">
      <style:table-cell-properties fo:background-color="#ff0000"/>
    </style:style>
    <style:style style:name="ce1092" style:family="table-cell" style:parent-style-name="Default">
      <style:table-cell-properties fo:background-color="transparent"/>
    </style:style>
    <style:style style:name="ce1091" style:family="table-cell" style:parent-style-name="Default">
      <style:table-cell-properties fo:border="none" style:vertical-align="middle"/>
      <style:text-properties style:font-name="Avenir6" fo:font-style="normal" style:font-style-asian="normal" style:font-style-complex="normal"/>
    </style:style>
    <style:style style:name="ce1094" style:family="table-cell" style:parent-style-name="Default">
      <style:table-cell-properties fo:background-color="#ff0000"/>
      <style:text-properties fo:font-size="8pt" style:font-size-asian="8pt" style:font-size-complex="8pt"/>
    </style:style>
    <style:style style:name="ce1088" style:family="table-cell" style:parent-style-name="Default">
      <style:map style:condition="cell-content()&gt;2" style:apply-style-name="Warning_5f_szinttúlépés" style:base-cell-address="Harcértékek.I68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fo:font-weight="bold" style:font-style-asian="normal" style:font-style-complex="normal"/>
    </style:style>
    <style:style style:name="ce1681" style:family="table-cell" style:parent-style-name="Default">
      <style:table-cell-properties fo:background-color="#ff0000" style:text-align-source="fix" style:repeat-content="false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16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6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6" fo:font-style="normal" style:font-style-asian="normal" style:font-style-complex="normal"/>
    </style:style>
    <style:style style:name="ce167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1233" style:family="table-cell" style:parent-style-name="Default">
      <style:table-cell-properties fo:background-color="transparent" style:vertical-align="middle"/>
      <style:text-properties style:font-name="Avenir6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6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697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6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38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6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6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6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42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8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7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/>
    </style:style>
    <style:style style:name="ce1730" style:family="table-cell" style:parent-style-name="Default"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6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6" fo:font-size="10pt" style:font-size-asian="10pt" style:font-size-complex="10pt"/>
    </style:style>
    <style:style style:name="ce173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73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6" fo:font-size="10pt" style:font-size-asian="10pt" style:font-size-complex="10pt"/>
    </style:style>
    <style:style style:name="ce1742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808080"/>
    </style:style>
    <style:style style:name="ce1206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fo:background-color="#dddddd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19" style:family="table-cell" style:parent-style-name="Default">
      <style:table-cell-properties fo:border="0.74pt solid #000000" style:vertical-align="middle"/>
      <style:text-properties fo:color="#b2b2b2" style:font-name="Avenir6" fo:font-style="normal" style:font-style-asian="normal" style:font-style-complex="normal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6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6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6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22" style:family="table-cell" style:parent-style-name="Default">
      <style:table-cell-properties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24" style:family="table-cell" style:parent-style-name="Default">
      <style:table-cell-properties fo:background-color="#dddddd"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37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ize="10pt" style:font-size-asian="10pt" style:font-size-complex="10pt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9" style:family="table-cell" style:parent-style-name="Default">
      <style:table-cell-properties style:vertical-align="middle"/>
      <style:text-properties style:use-window-font-color="true" style:font-name="Avenir6" fo:font-style="normal" style:font-style-asian="normal" style:font-style-complex="normal"/>
    </style:style>
    <style:style style:name="ce126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6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cm"/>
      <style:text-properties fo:color="#666666" style:font-name="Avenir6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fo:color="#666666" fo:font-weight="normal" style:font-weight-asian="normal" style:font-weight-complex="normal"/>
    </style:style>
    <style:style style:name="ce129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0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06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10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17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18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3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3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1" style:family="table-cell" style:parent-style-name="Default">
      <style:table-cell-properties fo:border-bottom="none" fo:border-left="0.74pt solid #000000" fo:border-right="none" fo:border-top="none"/>
    </style:style>
    <style:style style:name="ce135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/>
    </style:style>
    <style:style style:name="ce136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8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7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color="#808080"/>
    </style:style>
    <style:style style:name="ce131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315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20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/>
    </style:style>
    <style:style style:name="ce13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83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7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7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13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404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8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1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9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4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/>
    </style:style>
    <style:style style:name="ce141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3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0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857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46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43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516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45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881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883" style:family="table-cell" style:parent-style-name="Default">
      <style:table-cell-properties fo:border="0.06pt solid #000000" style:vertical-align="middle"/>
      <style:text-properties style:font-name="Avenir5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6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6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6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5"/>
    </style:style>
    <style:style style:name="ce1241" style:family="table-cell" style:parent-style-name="Default">
      <style:table-cell-properties fo:background-color="#ffffd7" style:vertical-align="middle"/>
      <style:text-properties style:font-name="Avenir5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893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5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5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5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5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6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6" fo:font-size="10pt" style:font-size-asian="10pt" style:font-size-complex="10pt"/>
    </style:style>
    <style:style style:name="ce1908" style:family="table-cell" style:parent-style-name="Default">
      <style:table-cell-properties fo:background-color="transparent" fo:border="none"/>
      <style:text-properties style:font-name="Avenir6" fo:font-size="10pt" style:font-size-asian="10pt" style:font-size-complex="10pt"/>
    </style:style>
    <style:style style:name="ce1910" style:family="table-cell" style:parent-style-name="Default">
      <style:table-cell-properties fo:background-color="transparent" fo:border="none"/>
      <style:text-properties style:font-name="Avenir6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5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5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5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943" style:family="table-cell" style:parent-style-name="Default">
      <style:table-cell-properties fo:background-color="#cccccc" style:vertical-align="middle"/>
      <style:text-properties style:font-name="Avenir5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5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5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5" fo:font-size="11pt" fo:font-weight="bold" style:font-size-asian="11pt" style:font-weight-asian="bold" style:font-size-complex="11pt" style:font-weight-complex="bold"/>
    </style:style>
    <style:style style:name="ce1623" style:family="table-cell" style:parent-style-name="Default">
      <style:table-cell-properties fo:border-bottom="2.24pt solid #000000" fo:background-color="#c9211e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5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5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5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5" fo:font-size="13pt" fo:font-weight="bold" style:font-size-asian="13pt" style:font-weight-asian="bold" style:font-size-complex="13pt" style:font-weight-complex="bold"/>
    </style:style>
    <style:style style:name="ce1995" style:family="table-cell" style:parent-style-name="Default">
      <style:table-cell-properties fo:border="none" style:vertical-align="middle"/>
      <style:text-properties style:font-name="Avenir5"/>
    </style:style>
    <style:style style:name="ce1679" style:family="table-cell" style:parent-style-name="Default" style:data-style-name="N237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5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5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200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9pt" fo:font-weight="bold" style:font-size-asian="9pt" style:font-weight-asian="bold" style:font-size-complex="9pt" style:font-weight-complex="bold"/>
    </style:style>
    <style:style style:name="ce2009" style:family="table-cell" style:parent-style-name="Default">
      <style:text-properties fo:font-size="9pt" style:font-size-asian="9pt" style:font-size-complex="9pt"/>
    </style:style>
    <style:style style:name="ce2010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5" fo:font-size="9pt" fo:font-weight="bold" style:font-size-asian="9pt" style:font-weight-asian="bold" style:font-size-complex="9pt" style:font-weight-complex="bold"/>
    </style:style>
    <style:style style:name="ce2013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2014" style:family="table-cell" style:parent-style-name="Default">
      <style:table-cell-properties fo:wrap-option="wrap" style:vertical-align="middle"/>
      <style:text-properties style:font-name="Avenir5" fo:font-size="9pt" style:font-size-asian="9pt" style:font-size-complex="9pt"/>
    </style:style>
    <style:style style:name="ce2015" style:family="table-cell" style:parent-style-name="Default">
      <style:table-cell-properties fo:background-color="transparent" style:vertical-align="middle"/>
      <style:text-properties style:font-name="Avenir5" fo:font-size="9pt" style:font-size-asian="9pt" style:font-size-complex="9pt"/>
    </style:style>
    <style:style style:name="ce2016" style:family="table-cell" style:parent-style-name="Default">
      <style:table-cell-properties fo:background-color="#81d41a" style:vertical-align="middle"/>
      <style:text-properties style:font-name="Avenir5" fo:font-size="9pt" fo:font-weight="bold" style:font-size-asian="9pt" style:font-weight-asian="bold" style:font-size-complex="9pt" style:font-weight-complex="bold"/>
    </style:style>
    <style:style style:name="ce2017" style:family="table-cell" style:parent-style-name="Default">
      <style:table-cell-properties fo:border="none" style:vertical-align="middle"/>
      <style:text-properties style:font-name="Avenir5" fo:font-size="9pt" style:font-size-asian="9pt" style:font-size-complex="9pt"/>
    </style:style>
    <style:style style:name="ce2018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5" fo:font-size="9pt" fo:font-weight="bold" style:font-size-asian="9pt" style:font-weight-asian="bold" style:font-size-complex="9pt" style:font-weight-complex="bold"/>
    </style:style>
    <style:style style:name="ce2019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02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9pt" style:font-size-asian="9pt" style:font-size-complex="9pt"/>
    </style:style>
    <style:style style:name="ce2021" style:family="table-cell" style:parent-style-name="Default">
      <style:table-cell-properties fo:background-color="#729fcf" style:vertical-align="middle"/>
      <style:text-properties fo:color="#eeeeee" style:font-name="Avenir5" fo:font-size="9pt" fo:font-weight="bold" style:font-size-asian="9pt" style:font-weight-asian="bold" style:font-size-complex="9pt" style:font-weight-complex="bold"/>
    </style:style>
    <style:style style:name="ce202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2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24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5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9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0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31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2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3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4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03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3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04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6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8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5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52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</style:style>
    <style:style style:name="ce205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0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0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5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6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06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/>
      <style:paragraph-properties fo:text-align="center" fo:margin-left="0cm"/>
    </style:style>
    <style:style style:name="ce206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2063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</style:style>
    <style:style style:name="ce206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5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1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0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9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10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6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0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1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11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5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1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1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2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1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2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2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2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3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3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3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3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3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4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4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4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4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46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4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1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3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4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6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5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6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6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0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18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18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84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8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8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8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88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89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9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9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92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93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94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9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97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2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3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4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21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6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5" fo:font-size="9pt" style:font-size-asian="9pt" style:font-size-complex="9pt"/>
    </style:style>
    <style:style style:name="ce2221" style:family="table-cell" style:parent-style-name="Default">
      <style:table-cell-properties fo:border="0.74pt solid #000000" style:vertical-align="middle"/>
      <style:text-properties style:font-name="Avenir5" fo:font-size="9pt" style:font-size-asian="9pt" style:font-size-complex="9pt"/>
    </style:style>
    <style:style style:name="ce2222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9pt" style:font-size-asian="9pt" style:font-size-complex="9pt"/>
    </style:style>
    <style:style style:name="ce222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22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2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9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31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32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3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34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5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2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" style:family="table-cell" style:parent-style-name="Default">
      <style:table-cell-properties style:vertical-align="middle"/>
      <style:text-properties style:font-name="Avenir5"/>
    </style:style>
    <style:style style:name="ce2237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223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/>
    </style:style>
    <style:style style:name="ce2239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5"/>
    </style:style>
    <style:style style:name="ce1922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6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5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5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5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5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2469" style:family="table-cell" style:parent-style-name="Default">
      <style:table-cell-properties fo:background-color="transparent" style:vertical-align="middle"/>
      <style:text-properties style:font-name="Avenir5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5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5"/>
    </style:style>
    <style:style style:name="ce1312" style:family="table-cell" style:parent-style-name="Defaul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1541" style:family="table-cell" style:parent-style-name="Default">
      <style:table-cell-properties style:vertical-align="middle"/>
      <style:text-properties fo:color="#c9211e" style:font-name="Avenir5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2"/>
    <style:style style:name="ce2480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2482" style:family="table-cell" style:parent-style-name="Default">
      <style:table-cell-properties style:vertical-align="middle"/>
      <style:text-properties style:font-name="Avenir6"/>
    </style:style>
    <style:style style:name="ce2483" style:family="table-cell" style:parent-style-name="Default">
      <style:table-cell-properties fo:background-color="#cccccc" style:vertical-align="middle"/>
      <style:text-properties style:use-window-font-color="true" style:font-name="Avenir6" fo:font-weight="bold" style:font-weight-asian="bold" style:font-weight-complex="bold"/>
    </style:style>
    <style:style style:name="ce2484" style:family="table-cell" style:parent-style-name="Default">
      <style:table-cell-properties fo:background-color="transparent" style:vertical-align="middle"/>
      <style:text-properties style:font-name="Avenir6" fo:font-weight="bold" style:font-weight-asian="bold" style:font-weight-complex="bold"/>
    </style:style>
    <style:style style:name="ce248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86" style:family="table-cell" style:parent-style-name="Default">
      <style:table-cell-properties style:vertical-align="middle"/>
      <style:text-properties style:font-name="Avenir"/>
    </style:style>
    <style:style style:name="ce248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8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8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90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49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49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24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49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49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4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/>
    </style:style>
    <style:style style:name="ce24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6"/>
    </style:style>
    <style:style style:name="ce24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49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6" fo:font-weight="bold" style:font-weight-asian="bold" style:font-weight-complex="bold"/>
    </style:style>
    <style:style style:name="ce250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50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50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50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50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50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506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50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08" style:family="table-cell" style:parent-style-name="Default">
      <style:table-cell-properties fo:background-color="transparent" style:vertical-align="middle"/>
      <style:text-properties style:font-name="Avenir6"/>
    </style:style>
    <style:style style:name="ce2509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2510" style:family="table-cell" style:parent-style-name="Default">
      <style:table-cell-properties fo:background-color="#cccccc" style:vertical-align="middle"/>
      <style:text-properties style:font-name="Avenir6" fo:font-weight="bold" style:font-weight-asian="bold" style:font-weight-complex="bold"/>
    </style:style>
    <style:style style:name="ce2511" style:family="table-cell" style:parent-style-name="Default">
      <style:table-cell-properties style:vertical-align="middle"/>
      <style:text-properties style:use-window-font-color="true" style:font-name="Avenir6"/>
    </style:style>
    <style:style style:name="ce251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13" style:family="table-cell" style:parent-style-name="Default">
      <style:table-cell-properties fo:background-color="#cccccc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2514" style:family="table-cell" style:parent-style-name="Default">
      <style:table-cell-properties fo:background-color="transparent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25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1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1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2518" style:family="table-cell" style:parent-style-name="Default">
      <style:table-cell-properties fo:background-color="transparent" style:vertical-align="middle"/>
      <style:text-properties style:font-name="Avenir6" fo:font-size="8pt" style:font-size-asian="8pt" style:font-size-complex="8pt"/>
    </style:style>
    <style:style style:name="ce2519" style:family="table-cell" style:parent-style-name="Default">
      <style:table-cell-properties style:vertical-align="middle"/>
      <style:text-properties style:font-name="Avenir6" fo:font-size="8pt" style:font-size-asian="8pt" style:font-size-complex="8pt"/>
    </style:style>
    <style:style style:name="ce25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24" style:family="table-cell" style:parent-style-name="Default">
      <style:text-properties fo:font-size="8pt" style:font-size-asian="8pt" style:font-size-complex="8pt"/>
    </style:style>
    <style:style style:name="ce2525" style:family="table-cell" style:parent-style-name="Default">
      <style:table-cell-properties fo:wrap-option="no-wrap" style:vertical-align="middle"/>
    </style:style>
    <style:style style:name="ce2526" style:family="table-cell" style:parent-style-name="Default">
      <style:table-cell-properties fo:wrap-option="wrap" style:vertical-align="middle"/>
    </style:style>
    <style:style style:name="ce2530" style:family="table-cell" style:parent-style-name="Default" style:data-style-name="N100">
      <style:table-cell-properties fo:wrap-option="wrap"/>
      <style:text-properties style:font-name="Avenir5" fo:font-weight="bold" style:font-weight-asian="bold" style:font-weight-complex="bold"/>
    </style:style>
    <style:style style:name="ce2531" style:family="table-cell" style:parent-style-name="Default" style:data-style-name="N100">
      <style:table-cell-properties fo:wrap-option="wrap"/>
      <style:text-properties style:font-name="Avenir5" fo:font-weight="normal" style:font-weight-asian="normal" style:font-weight-complex="normal"/>
    </style:style>
    <style:style style:name="ce2532" style:family="table-cell" style:parent-style-name="Default" style:data-style-name="N100">
      <style:table-cell-properties fo:wrap-option="wrap"/>
      <style:text-properties style:use-window-font-color="true" style:font-name="Avenir5" fo:font-weight="normal" style:font-weight-asian="normal" style:font-weight-complex="normal"/>
    </style:style>
    <style:style style:name="ce2533" style:family="table-cell" style:parent-style-name="Default" style:data-style-name="N100">
      <style:table-cell-properties fo:wrap-option="wrap"/>
      <style:text-properties style:font-name="Avenir5" fo:font-weight="bold"/>
    </style:style>
    <style:style style:name="ce2534" style:family="table-cell" style:parent-style-name="Default">
      <style:table-cell-properties fo:wrap-option="wrap"/>
      <style:text-properties style:font-name="Avenir5" fo:font-weight="normal" style:font-weight-asian="normal" style:font-weight-complex="normal"/>
    </style:style>
    <style:style style:name="ce2535" style:family="table-cell" style:parent-style-name="Default" style:data-style-name="N100">
      <style:text-properties style:font-name="Avenir5" fo:font-weight="normal" style:font-weight-asian="normal" style:font-weight-complex="normal"/>
    </style:style>
    <style:style style:name="ce2536" style:family="table-cell" style:parent-style-name="Default" style:data-style-name="N100">
      <style:text-properties style:font-name="Avenir5" fo:font-weight="bold"/>
    </style:style>
    <style:style style:name="ce2537" style:family="table-cell" style:parent-style-name="Default" style:data-style-name="N100">
      <style:text-properties style:font-name="Avenir5" fo:font-weight="bold" style:font-weight-asian="bold" style:font-weight-complex="bold"/>
    </style:style>
    <style:style style:name="ce2538" style:family="table-cell" style:parent-style-name="Default" style:data-style-name="N100">
      <style:text-properties style:font-name="Avenir5" fo:font-weight="normal"/>
    </style:style>
    <style:style style:name="ce2539" style:family="table-cell" style:parent-style-name="Default" style:data-style-name="N100">
      <style:text-properties style:use-window-font-color="true" style:font-name="Avenir5" fo:font-weight="normal" style:font-weight-asian="normal" style:font-weight-complex="normal"/>
    </style:style>
    <style:style style:name="ce2545" style:family="table-cell" style:parent-style-name="Default" style:data-style-name="N100">
      <style:text-properties fo:color="#ff0000" style:font-name="Avenir5" fo:font-weight="bold"/>
    </style:style>
    <style:style style:name="ce2546" style:family="table-cell" style:parent-style-name="Default" style:data-style-name="N100">
      <style:text-properties fo:color="#ff0000" style:font-name="Avenir5" fo:font-weight="normal" style:font-weight-asian="normal" style:font-weight-complex="normal"/>
    </style:style>
    <style:style style:name="ce2550" style:family="table-cell" style:parent-style-name="Default" style:data-style-name="N100">
      <style:text-properties fo:color="#ff6633" style:font-name="Avenir5" fo:font-weight="normal" style:font-weight-asian="normal" style:font-weight-complex="normal"/>
    </style:style>
    <style:style style:name="ce2551" style:family="table-cell" style:parent-style-name="Default">
      <style:text-properties style:font-name="Avenir5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7pt"/>
    </style:style>
    <style:style style:name="ce2059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is-true-formula(([.$B$5]/[Alapértékek.$D$8])-([.$B$4]/[Alapértékek.$D$8])&gt;[Data.$C$21])" style:apply-style-name="Warning_5f_HM" style:base-cell-address="Harcértékek.B5"/>
    </style:style>
    <style:style style:name="ce2064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6" fo:font-size="10pt" fo:font-weight="bold" style:font-size-asian="10pt" style:font-size-complex="10pt"/>
    </style:style>
    <style:style style:name="ce206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6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066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206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06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6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6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26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16" style:family="table-cell" style:parent-style-name="Default">
      <style:text-properties fo:font-size="10pt" style:font-size-asian="10pt" style:font-size-complex="10pt"/>
    </style:style>
    <style:style style:name="ce261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5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21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6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651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58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65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6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6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bold" style:font-size-asian="9pt" style:font-weight-asian="bold" style:font-size-complex="9pt" style:font-weight-complex="bold"/>
    </style:style>
    <style:style style:name="ce2638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26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640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641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style:font-size-asian="9pt" style:font-size-complex="9pt"/>
    </style:style>
    <style:style style:name="ce26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64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5" fo:font-weight="bold" style:font-weight-asian="bold" style:font-weight-complex="bold"/>
    </style:style>
    <style:style style:name="ce2114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230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6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2680" style:family="table-cell" style:parent-style-name="Default">
      <style:table-cell-properties fo:border="0.06pt solid #000000" style:vertical-align="middle"/>
      <style:text-properties style:font-name="Avenir6"/>
    </style:style>
    <style:style style:name="ce268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097" style:family="table-cell" style:parent-style-name="Default">
      <style:table-cell-properties fo:border="0.74pt solid #000000" style:vertical-align="middle"/>
      <style:text-properties style:font-name="Avenir6" fo:font-style="normal" style:font-style-asian="normal" style:font-style-complex="normal"/>
    </style:style>
    <style:style style:name="ce2098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0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2100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68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weight="bold"/>
    </style:style>
    <style:style style:name="ce269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69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69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16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69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69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705" style:family="table-cell" style:parent-style-name="Default">
      <style:map style:condition="cell-content()&gt;([$Harcértékek.$I$4]*5)/8" style:apply-style-name="Warning_5f_HM" style:base-cell-address="Harcértékek.D40"/>
    </style:style>
    <style:style style:name="ce27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270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8pt"/>
    </style:style>
    <style:style style:name="ce27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7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/>
    </style:style>
    <style:style style:name="ce2710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6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1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/>
      <style:map style:condition="cell-content()&gt;[$Harcértékek.$I$4]" style:apply-style-name="Warning_5f_HM" style:base-cell-address="Harcértékek.I3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2718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6" fo:font-weight="bold"/>
    </style:style>
    <style:style style:name="ce2399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6" fo:font-weight="bold"/>
      <style:map style:condition="cell-content()&gt;[$Harcértékek.$I$7]" style:apply-style-name="Warning_5f_HM" style:base-cell-address="Harcértékek.I6"/>
    </style:style>
    <style:style style:name="ce21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fo:font-weight="bold" style:font-style-asian="normal" style:font-style-complex="normal"/>
    </style:style>
    <style:style style:name="ce23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284" style:family="table-cell" style:parent-style-name="Default">
      <style:map style:condition="cell-content()&gt;2" style:apply-style-name="Warning_5f_szinttúlépés" style:base-cell-address="Harcértékek.I70"/>
    </style:style>
    <style:style style:name="ce2698" style:family="table-cell" style:parent-style-name="Default">
      <style:table-cell-properties fo:background-color="transparent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6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2299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2395" style:family="table-cell" style:parent-style-name="Default">
      <style:table-cell-properties style:vertical-align="middle"/>
      <style:text-properties style:font-name="Avenir6"/>
    </style:style>
    <style:style style:name="ce2397" style:family="table-cell" style:parent-style-name="Default">
      <style:table-cell-properties fo:background-color="#999999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418" style:family="table-cell" style:parent-style-name="Default"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6pt"/>
    </style:style>
    <style:style style:name="ce2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/>
    </style:style>
    <style:style style:name="ce2426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ize-complex="8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4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weight="bold" style:font-size-asian="8pt" style:font-weight-asian="bold" style:font-size-complex="8pt" style:font-weight-complex="bold"/>
    </style:style>
    <style:style style:name="ce24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1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2417" style:family="table-cell" style:parent-style-name="Default">
      <style:table-cell-properties style:vertical-align="middle"/>
      <style:text-properties style:font-name="Avenir6" fo:font-size="7pt" style:font-size-asian="7pt" style:font-size-complex="7pt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6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16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5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/>
    </style:style>
    <style:style style:name="ce2441" style:family="table-cell" style:parent-style-name="Default">
      <style:table-cell-properties fo:border="0.06pt solid #000000" style:vertical-align="middle"/>
      <style:text-properties style:use-window-font-color="true" style:font-name="Avenir6" fo:font-size="10pt" fo:font-style="normal"/>
    </style:style>
    <style:style style:name="ce24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/>
    </style:style>
    <style:style style:name="ce24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style:font-style-asian="normal" style:font-style-complex="normal"/>
    </style:style>
    <style:style style:name="ce242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1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75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76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76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/>
    </style:style>
    <style:style style:name="ce276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7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77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277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77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280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/>
    </style:style>
    <style:style style:name="ce23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4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tyle-asian="normal" style:font-size-complex="8pt" style:font-style-complex="normal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6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234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style:font-size-asian="10pt" style:font-size-complex="10pt"/>
    </style:style>
    <style:style style:name="ce234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fo:font-weight="normal" style:font-size-asian="10pt" style:font-weight-asian="normal" style:font-size-complex="10pt" style:font-weight-complex="normal"/>
    </style:style>
    <style:style style:name="ce234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/>
    </style:style>
    <style:style style:name="ce23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27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234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fo:font-weight="bold" style:font-size-asian="10pt" style:font-weight-asian="bold" style:font-size-complex="10pt" style:font-weight-complex="bold"/>
    </style:style>
    <style:style style:name="ce278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fo:font-weight="bold" style:font-size-asian="10pt" style:font-weight-asian="bold" style:font-size-complex="10pt" style:font-weight-complex="bold"/>
    </style:style>
    <style:style style:name="ce278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weight="normal" style:font-weight-asian="normal" style:font-weight-complex="normal"/>
    </style:style>
    <style:style style:name="ce2521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52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523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52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5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2833" style:family="table-cell" style:parent-style-name="Default">
      <style:table-cell-properties fo:border="none" style:vertical-align="middle"/>
      <style:text-properties style:font-name="Avenir6"/>
    </style:style>
    <style:style style:name="ce2529" style:family="table-cell" style:parent-style-name="Default">
      <style:table-cell-properties fo:border="0.06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281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35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5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35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361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236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36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cm"/>
    </style:style>
    <style:style style:name="ce236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</style:style>
    <style:style style:name="ce227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54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41" style:family="table-cell" style:parent-style-name="Default">
      <style:table-cell-properties fo:background-color="#b3b3b3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277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7" style:family="table-cell" style:parent-style-name="Default">
      <style:table-cell-properties fo:background-color="#b2b2b2" fo:border="0.74pt solid #000000"/>
    </style:style>
    <style:style style:name="ce25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4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83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5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</style:style>
    <style:style style:name="ta_extref" style:family="table">
      <style:table-properties table:display="false"/>
    </style:style>
    <style:style style:name="T13" style:family="text">
      <style:text-properties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16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text-outline="false" style:text-line-through-style="none" style:text-line-through-type="none" style:font-name="Avenir5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Times New Roman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text-outline="false" style:text-line-through-style="none" style:text-line-through-type="none" style:font-name="Avenir2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158466" loext:opacity="100%"/>
    </style:style>
    <style:style style:name="T37" style:family="text">
      <style:text-properties fo:color="#bf0041" loext:opacity="100%"/>
    </style:style>
    <style:style style:name="T29" style:family="text">
      <style:text-properties fo:color="#158466" loext:opacity="100%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bf0041" loext:opacity="100%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size="7pt" style:font-size-asian="7pt" style:font-size-complex="7pt"/>
    </style:style>
    <style:style style:name="T44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bf0041" loext:opacity="100%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158466" loext:opacity="100%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23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24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45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style:text-line-through-style="solid" style:text-line-through-type="single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color="#ff0000" loext:opacity="100%" fo:font-weight="bold" style:font-weight-asian="bold" style:font-weight-complex="bold"/>
    </style:style>
    <style:style style:name="T50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1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2" style:family="text">
      <style:text-properties style:font-name="Avenir5"/>
    </style:style>
    <style:style style:name="T53" style:family="text">
      <style:text-properties style:font-name="Avenir5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62" style:family="text">
      <style:text-properties fo:font-size="8pt" style:font-size-asian="8pt" style:font-size-complex="8pt"/>
    </style:style>
    <style:style style:name="T63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4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65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66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7" style:family="text">
      <style:text-properties style:font-name="Avenir5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8" style:family="text">
      <style:text-properties style:font-name="Avenir5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9" style:family="text">
      <style:text-properties fo:font-size="7pt"/>
    </style:style>
    <style:style style:name="T7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1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2" style:family="text">
      <style:text-properties style:font-name="Avenir5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3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name-asian="DejaVu Sans" style:font-size-asian="6.80000019073486pt" style:font-size-complex="4.59999990463257pt"/>
    </style:style>
    <style:style style:name="T74" style:family="text">
      <style:text-properties style:font-name="Avenir5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5" style:family="text">
      <style:text-properties style:font-name="Avenir5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6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77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78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9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0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81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82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83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84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85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6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7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8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89" style:family="text">
      <style:text-properties fo:color="#158466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0" style:family="text">
      <style:text-properties fo:color="#bf0041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1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9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2" style:font-name-asian="Segoe UI" style:font-name-complex="Tahoma"/>
    </style:style>
    <style:style style:name="T93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Arial Unicode MS" style:font-name-complex="Tahoma1"/>
    </style:style>
    <style:style style:name="T94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5" style:family="text">
      <style:text-properties fo:color="#158466"/>
    </style:style>
    <style:style style:name="T96" style:family="text">
      <style:text-properties fo:color="#bf0041"/>
    </style:style>
    <style:style style:name="T97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8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9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1pt" style:font-name-asian="Tahoma" style:font-name-complex="Tahoma" style:font-size-asian="11pt" style:font-size-complex="11pt"/>
    </style:style>
    <style:style style:name="T10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fo:font-size="10pt" style:font-name-asian="Arial Unicode MS" style:font-name-complex="Tahoma1" style:font-size-asian="10pt" style:font-size-complex="10pt"/>
    </style:style>
    <style:style style:name="T10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10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/>
    </style:style>
    <style:style style:name="T103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4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Tahoma" style:font-name-complex="Tahoma"/>
    </style:style>
    <style:style style:name="T106" style:family="text">
      <style:text-properties style:text-line-through-type="single"/>
    </style:style>
    <style:style style:name="T107" style:family="text">
      <style:text-properties fo:color="#ff0000" fo:font-weight="bold" style:font-weight-asian="bold" style:font-weight-complex="bold"/>
    </style:style>
    <style:style style:name="T10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09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10" style:family="text">
      <style:text-properties style:font-name="Avenir5"/>
    </style:style>
    <style:style style:name="T111" style:family="text">
      <style:text-properties style:font-name="Avenir5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12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3" table:allow-empty-cell="true" table:base-cell-address="Alapértékek.I35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3)" table:allow-empty-cell="true" table:base-cell-address="Alapértékek.J32">
          <table:help-message table:title="Vértviselet" table:display="true">
            <text:p>1.fok</text:p>
            <text:p>Köv: Erő: -1</text:p>
            <text:p>MGT csökk: -15</text:p>
            <text:p>Mozgásos képz.próba: teljes levonás érvényes.</text:p>
            <text:p/>
            <text:p>2.fok</text:p>
            <text:p>Köv: Erő: +2, Edzettség: +2</text:p>
            <text:p>MGT csökk: -30</text:p>
            <text:p>Mozgásos képz.próba: teljes levonás érvényes.</text:p>
            <text:p/>
            <text:p>3.fok</text:p>
            <text:p>Köv: Erő: +2, Edzettség: +2</text:p>
            <text:p>MGT csökk: -35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J33">
          <table:help-message table:title="Harcos elme" table:display="true">
            <text:p>Minden kör elején visszanyersz valamennyit a harc során elvesztett Védő Értékedből. Kivéve amiket 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4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3)" table:allow-empty-cell="true" table:base-cell-address="Alapértékek.J35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9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0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- mint harcmodor - milyen</text:p>
            <text:p>Szorzóval számít bele bónuszként a lovas harcértékbe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3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4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5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9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0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1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2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3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4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5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6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7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8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89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90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91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2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3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4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5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6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7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8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9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1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2" table:base-cell-address="Speciális.A14">
          <table:help-message table:display="true"/>
          <table:error-message table:message-type="stop" table:display="true"/>
        </table:content-validation>
        <table:content-validation table:name="val103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4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5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6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7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08" table:base-cell-address="Harcértékek.A66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9" table:base-cell-address="Harcértékek.A74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0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1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2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3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4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5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6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7" table:condition="of:cell-content-is-in-list(pajzsok_te_bunti_nev)" table:allow-empty-cell="true" table:display-list="unsorted" table:base-cell-address="Harcértékek.B61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18" table:condition="of:cell-content-is-decimal-number() and cell-content-is-between(0,3)" table:allow-empty-cell="true" table:base-cell-address="Harcértékek.B65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9" table:condition="of:cell-content-is-in-list(valasztott_fegyverek_nev)" table:allow-empty-cell="true" table:display-list="sort-ascending" table:base-cell-address="Harcértékek.B66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0" table:condition="of:cell-content-is-in-list(valasztott_fegyverek_nev)" table:allow-empty-cell="true" table:display-list="sort-ascending" table:base-cell-address="Harcértékek.B67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1" table:condition="of:cell-content-is-decimal-number() and cell-content-is-between(0,1)" table:allow-empty-cell="false" table:base-cell-address="Harcértékek.B7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2" table:base-cell-address="Harcértékek.B63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3" table:condition="of:cell-content-is-in-list(pancel_strukturak_nev)" table:allow-empty-cell="true" table:display-list="unsorted" table:base-cell-address="Harcértékek.B7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4" table:condition="of:cell-content-is-in-list(&quot;-4&quot;;&quot;-3&quot;;&quot;-2&quot;;&quot;-1&quot;;&quot;0&quot;;&quot;1&quot;;&quot;2&quot;;&quot;3&quot;;&quot;4&quot;)" table:allow-empty-cell="true" table:display-list="unsorted" table:base-cell-address="Harcértékek.B7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5" table:condition="of:cell-content-is-in-list(femalapanyag_nev)" table:allow-empty-cell="true" table:display-list="unsorted" table:base-cell-address="Harcértékek.B7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6" table:condition="of:cell-content-is-in-list(&quot;&quot;;&quot;0.5&quot;;&quot;1&quot;;&quot;2&quot;;&quot;3&quot;;&quot;4&quot;;&quot;5&quot;)" table:allow-empty-cell="true" table:display-list="unsorted" table:base-cell-address="Harcértékek.B78">
          <table:help-message table:title="Kidolgozottság" table:display="true">
            <text:p>MGT értékébe számít bele</text:p>
            <text:p/>
            <text:p>Értéke: [ 0.5 - 5 ]</text:p>
            <text:p>→ vért struktúrától függ</text:p>
            <text:p>→ munka minőségétől függ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7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8" table:base-cell-address="Harcértékek.C9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10)-as CÉ-vel kezd.</text:p>
          </table:help-message>
        </table:content-validation>
        <table:content-validation table:name="val129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0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1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8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39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0" table:condition="of:cell-content-is-in-list(#NAME?)" table:allow-empty-cell="true" table:display-list="sort-ascending" table:base-cell-address="Harcértékek.B66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1" table:base-cell-address="Harcértékek.D86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2" table:base-cell-address="Harcértékek.D90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3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4" table:base-cell-address="Harcértékek.D6">
          <table:help-message table:title="TÉ-hez tartozó módosítók" table:display="true">
            <text:p>+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5" table:base-cell-address="Harcértékek.D7">
          <table:help-message table:title="VÉ-hez tartozó módosítók" table:display="true">
            <text:p>+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6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7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48" table:base-cell-address="Harcértékek.I61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49" table:base-cell-address="Harcértékek.D78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0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1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2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3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4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5" table:base-cell-address="Harcértékek.B40">
          <table:help-message table:title="Kezdeményező Érték végleges értéke" table:display="true">
            <text:p>Ne módosítsd! A program számolja.</text:p>
          </table:help-message>
        </table:content-validation>
        <table:content-validation table:name="val156" table:base-cell-address="Harcértékek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7" table:base-cell-address="Harcértékek.F61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58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9" table:base-cell-address="Harcértékek.E6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0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77">
          <table:error-message table:message-type="stop" table:title="Csak 10-el osztható szám lehet %-ban." table:display="true"/>
        </table:content-validation>
        <table:content-validation table:name="val161" table:base-cell-address="Harcértékek.E75">
          <table:help-message table:title="Teljes MGT érték" table:display="true">
            <text:p>Egyelőre neked kell kiszámolnod.</text:p>
            <text:p/>
            <text:p>Teljes MGT =</text:p>
            <text:p><text:s/>+ Torzó MGT </text:p>
            <text:p><text:s/>+ (Kidolgozottság <text:s/>x <text:s/>csatolt tagok száma)</text:p>
            <text:p/>
            <text:p>A csatolt tagok számába</text:p>
            <text:p>beleszámít a mellvért tag is!</text:p>
          </table:help-message>
          <table:error-message table:message-type="stop" table:display="true"/>
        </table:content-validation>
        <table:content-validation table:name="val162" table:base-cell-address="Harcértékek.E74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63" table:base-cell-address="Harcértékek.E7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4" table:base-cell-address="Harcértékek.E78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5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6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7" table:base-cell-address="Harcértékek.G15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68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9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0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1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2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3" table:base-cell-address="Harcértékek.F64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74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5" table:base-cell-address="Harcértékek.G7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6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7" table:base-cell-address="Harcértékek.G88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78" table:base-cell-address="Harcértékek.E61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79" table:base-cell-address="Harcértékek.I66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0" table:base-cell-address="Harcértékek.I7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1" table:base-cell-address="Harcértékek.I7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2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3" table:base-cell-address="Harcértékek.I5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)</text:p>
          </table:help-message>
        </table:content-validation>
        <table:content-validation table:name="val184" table:base-cell-address="Harcértékek.I9">
          <table:help-message table:title="Maximum felvehető CM (ne módosítsd)" table:display="true">
            <text:p>Maximum (Tapasztalati szint x 2) CM </text:p>
            <text:p>(Célzó Érték Módosító) vehető fel.</text:p>
            <text:p/>
            <text:p>1 CM = 6 KP</text:p>
          </table:help-message>
        </table:content-validation>
        <table:content-validation table:name="val185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6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87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88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9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0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1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2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3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4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5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6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7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98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99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0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1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2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3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4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5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6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7" table:base-cell-address="Misztikus.K4">
          <table:help-message table:title="Varázslás KÉ" table:display="true">
            <text:p>Ne módosítsd!</text:p>
            <text:p>A program számolja.</text:p>
            <text:p/>
            <text:p>A Mágikus Tradíció képzettség foka</text:p>
            <text:p>számít, mint "harcmodor".</text:p>
          </table:help-message>
          <table:error-message table:message-type="stop" table:display="true"/>
        </table:content-validation>
        <table:content-validation table:name="val208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9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0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1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2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3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4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5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6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7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8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19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40" table:default-cell-style-name="ce534"/>
        <table:table-column table:style-name="co42" table:default-cell-style-name="ce534"/>
        <table:table-column table:style-name="co43" table:default-cell-style-name="ce534"/>
        <table:table-column table:style-name="co44" table:default-cell-style-name="ce534"/>
        <table:table-column table:style-name="co5" table:default-cell-style-name="ce534"/>
        <table:table-column table:style-name="co45" table:default-cell-style-name="ce534"/>
        <table:table-column table:style-name="co7" table:default-cell-style-name="ce534"/>
        <table:table-column table:style-name="co46" table:number-columns-repeated="2" table:default-cell-style-name="ce534"/>
        <table:table-column table:style-name="co47" table:default-cell-style-name="ce534"/>
        <table:table-column table:style-name="co48" table:default-cell-style-name="ce534"/>
        <table:table-column table:style-name="co49" table:default-cell-style-name="ce534"/>
        <table:table-column table:style-name="co50" table:default-cell-style-name="ce534"/>
        <table:table-column table:style-name="co51" table:default-cell-style-name="ce534"/>
        <table:table-column table:style-name="co14" table:default-cell-style-name="ce534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848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62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405" office:value-type="string" calcext:value-type="string">
            <text:p>k20 támadó dobás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509" table:number-columns-spanned="11" table:number-rows-spanned="1"/>
          <table:covered-table-cell/>
          <table:covered-table-cell table:number-columns-repeated="9" table:style-name="ce509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509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32">
          <table:table-cell table:style-name="ce24" table:number-columns-spanned="11" table:number-rows-spanned="1"/>
          <table:covered-table-cell/>
          <table:covered-table-cell table:number-columns-repeated="8" table:style-name="ce509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554"/>
          <table:table-cell table:style-name="ce97" office:value-type="float" office:value="9" calcext:value-type="float" table:number-columns-spanned="2" table:number-rows-spanned="1">
            <text:p>9</text:p>
          </table:table-cell>
          <table:covered-table-cell table:style-name="ce509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554"/>
          <table:table-cell table:style-name="ce225" table:content-validation-name="val26" table:formula="of:=IF(([.$D$8]+[$Data.$C$10])&gt;[Data.I20];15;[.$D$8]+[$Data.$C$10])" office:value-type="float" office:value="12" calcext:value-type="float" table:number-columns-spanned="2" table:number-rows-spanned="1">
            <text:p>12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14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509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554"/>
          <table:table-cell table:style-name="ce225" table:content-validation-name="val26" table:formula="of:=IF(([.$D$8]+[$Data.$C$9])&gt;[Data.I20];15;[.$D$8]+[$Data.$C$9])" office:value-type="float" office:value="9" calcext:value-type="float" table:number-columns-spanned="2" table:number-rows-spanned="1">
            <text:p>9</text:p>
          </table:table-cell>
          <table:covered-table-cell table:style-name="ce241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35" table:content-validation-name="val26" table:formula="of:=[.$E$11]-([.K16]+[.E30]+[.E45]+[.K30]+[.K54]+[$Harcértékek.E9]+[$Misztikus.E4]+[$Misztikus.E3]+[$Speciális.J21])" office:value-type="float" office:value="472" calcext:value-type="float">
            <text:p>472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56"/>
          <table:table-cell table:style-name="ce161" table:content-validation-name="val27" table:formula="of:=([.$D$8]*(   ([.C22]+[$Data.$C6])  +   ([.$C23]+[Data.$C7]) )  )" office:value-type="float" office:value="630" calcext:value-type="float">
            <text:p>63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48" calcext:value-type="float" table:number-columns-spanned="2" table:number-rows-spanned="1">
            <text:p>48</text:p>
          </table:table-cell>
          <table:covered-table-cell table:style-name="ce31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509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110" calcext:value-type="float" table:number-columns-spanned="2" table:number-rows-spanned="1">
            <text:p>110</text:p>
          </table:table-cell>
          <table:covered-table-cell table:style-name="ce31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51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518"/>
          <table:table-cell table:style-name="ce191" table:content-validation-name="val28" table:formula="of:=[.K16]+[.E30]+[.K30]+[$Harcértékek.E9]+[$Misztikus.E4]+[$Misztikus.E3]" office:value-type="float" office:value="134" calcext:value-type="float">
            <text:p>134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51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518" table:content-validation-name="val11"/>
          <table:table-cell table:style-name="ce165" table:content-validation-name="val29" table:formula="of:=[.$D$8]* ([.$C22]+[$Data.$C6])" office:value-type="float" office:value="450" calcext:value-type="float">
            <text:p>4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509"/>
          <table:table-cell table:style-name="ce5"/>
          <table:table-cell table:style-name="ce224" table:number-columns-spanned="5" table:number-rows-spanned="1"/>
          <table:covered-table-cell table:number-columns-repeated="4" table:style-name="ce509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557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63">Harcmodor képzettségek </text:span><text:span text:style-name="T66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86" calcext:value-type="float">
            <text:p>86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682"/>
          <table:covered-table-cell table:style-name="Default"/>
          <table:table-cell table:style-name="ce682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559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684" table:content-validation-name="val42"/>
          <table:covered-table-cell table:style-name="Default"/>
          <table:table-cell table:style-name="ce748" table:content-validation-name="val24" office:value-type="float" office:value="5" calcext:value-type="float">
            <text:p>5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13" calcext:value-type="float">
            <text:p>13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559" table:content-validation-name="val13" office:value-type="float" office:value="4" calcext:value-type="float" table:number-columns-spanned="2" table:number-rows-spanned="1">
            <text:p>4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15" calcext:value-type="float">
            <text:p>1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684" table:content-validation-name="val42"/>
          <table:covered-table-cell table:style-name="Default"/>
          <table:table-cell table:style-name="ce748" table:content-validation-name="val24" office:value-type="float" office:value="6" calcext:value-type="float">
            <text:p>6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18" calcext:value-type="float">
            <text:p>18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559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684" table:content-validation-name="val42"/>
          <table:covered-table-cell table:style-name="Default"/>
          <table:table-cell table:style-name="ce748" table:content-validation-name="val24" office:value-type="float" office:value="7" calcext:value-type="float">
            <text:p>7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24" calcext:value-type="float">
            <text:p>24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559" table:content-validation-name="val15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11" calcext:value-type="float">
            <text:p>11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684" table:content-validation-name="val42"/>
          <table:covered-table-cell table:style-name="Default"/>
          <table:table-cell table:style-name="ce748" table:content-validation-name="val24" office:value-type="float" office:value="8" calcext:value-type="float">
            <text:p>8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31" calcext:value-type="float">
            <text:p>31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559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706"/>
          <table:table-cell table:style-name="ce286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0" calcext:value-type="float">
            <text:p>0</text:p>
          </table:table-cell>
          <table:table-cell table:style-name="ce698" table:formula="of:=([.$M22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559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87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86" calcext:value-type="float">
            <text:p>86</text:p>
          </table:table-cell>
          <table:table-cell table:style-name="ce698" table:formula="of:=([.$M23]/[.$E$13])*100" office:value-type="float" office:value="64.1791044776119" calcext:value-type="float">
            <text:p>64,18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559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29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412" table:content-validation-name="val73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559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29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3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509"/>
          <table:covered-table-cell table:style-name="ce596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29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48" calcext:value-type="float">
            <text:p>48</text:p>
          </table:table-cell>
          <table:table-cell table:style-name="ce698" table:formula="of:=([.$M26]/[.$E$13])*100" office:value-type="float" office:value="35.8208955223881" calcext:value-type="float">
            <text:p>35,82 %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8" calcext:value-type="float" table:number-columns-spanned="2" table:number-rows-spanned="1">
            <text:p>68</text:p>
          </table:table-cell>
          <table:covered-table-cell table:style-name="ce554" table:content-validation-name="val22"/>
          <table:table-cell table:style-name="ce596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684" table:content-validation-name="val7"/>
          <table:covered-table-cell table:style-name="Default"/>
          <table:table-cell table:style-name="ce29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5" table:content-validation-name="val22" table:formula="of:=[.C27]-SUM([.E18:.E25])" office:value-type="float" office:value="12" calcext:value-type="float" table:number-columns-spanned="2" table:number-rows-spanned="1">
            <text:p>12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95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509" table:number-columns-spanned="5" table:number-rows-spanned="1"/>
          <table:covered-table-cell/>
          <table:covered-table-cell table:number-columns-repeated="3" table:style-name="ce509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134" calcext:value-type="float">
            <text:p>134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63">Primer világi képzettségek</text:span><text:span text:style-name="T64"> </text:span><text:span text:style-name="T65">🅿️</text:span></text:p>
          </table:table-cell>
          <table:covered-table-cell table:number-columns-repeated="2" table:style-name="ce223"/>
          <table:covered-table-cell table:style-name="ce117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7">Harci fortélyok  </text:span><text:span text:style-name="T68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48" calcext:value-type="float">
            <text:p>48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42" table:content-validation-name="val7"/>
          <table:table-cell table:style-name="ce121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60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731" table:content-validation-name="val44" table:formula="of:=[$Fortélylista.B73]" office:value-type="float" office:value="3" calcext:value-type="float">
            <text:p>3</text:p>
          </table:table-cell>
          <table:table-cell table:style-name="ce769" table:content-validation-name="val55" office:value-type="float" office:value="0" calcext:value-type="float">
            <text:p>0</text:p>
          </table:table-cell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877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2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60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731" table:content-validation-name="val45" table:formula="of:=[$Fortélylista.B67]" office:value-type="float" office:value="4" calcext:value-type="float">
            <text:p>4</text:p>
          </table:table-cell>
          <table:table-cell table:style-name="ce299" table:content-validation-name="val56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877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2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60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731" table:content-validation-name="val46" table:formula="of:=[$Fortélylista.B64]" office:value-type="float" office:value="3" calcext:value-type="float">
            <text:p>3</text:p>
          </table:table-cell>
          <table:table-cell table:style-name="ce301" table:content-validation-name="val57" office:value-type="float" office:value="0" calcext:value-type="float">
            <text:p>0</text:p>
          </table:table-cell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877" table:content-validation-name="val76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2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60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731" table:content-validation-name="val47" office:value-type="float" office:value="3" calcext:value-type="float">
            <text:p>3</text:p>
          </table:table-cell>
          <table:table-cell table:style-name="ce303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877" table:content-validation-name="val7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44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60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731" table:content-validation-name="val48" table:formula="of:=[$Fortélylista.B72]" office:value-type="float" office:value="3" calcext:value-type="float">
            <text:p>3</text:p>
          </table:table-cell>
          <table:table-cell table:style-name="ce335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877" table:content-validation-name="val78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44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60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731" table:content-validation-name="val49" table:formula="of:=[$Fortélylista.B68]" office:value-type="float" office:value="3" calcext:value-type="float">
            <text:p>3</text:p>
          </table:table-cell>
          <table:table-cell table:style-name="ce338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877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44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60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731" table:content-validation-name="val50" table:formula="of:=[$Fortélylista.B69]" office:value-type="float" office:value="1" calcext:value-type="float">
            <text:p>1</text:p>
          </table:table-cell>
          <table:table-cell table:style-name="ce339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877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44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60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341" table:content-validation-name="val62" office:value-type="float" office:value="3" calcext:value-type="float">
            <text:p>3</text:p>
          </table:table-cell>
          <table:table-cell table:style-name="ce318" table:content-validation-name="val26" table:formula="of:=[.$J39]*[$Data.$C$12]" office:value-type="float" office:value="18" calcext:value-type="float">
            <text:p>18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44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60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326" table:content-validation-name="val63" office:value-type="float" office:value="2" calcext:value-type="float">
            <text:p>2</text:p>
          </table:table-cell>
          <table:table-cell table:style-name="ce318" table:content-validation-name="val26" table:formula="of:=[.$J40]*[$Data.$C$12]" office:value-type="float" office:value="12" calcext:value-type="float">
            <text:p>12</text:p>
          </table:table-cell>
          <table:table-cell table:style-name="ce414" office:value-type="string" calcext:value-type="string" table:number-columns-spanned="2" table:number-rows-spanned="1">
            <text:p>Check. Lovaglás szint követelmény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44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60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350" table:content-validation-name="val64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44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44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24" calcext:value-type="float">
            <text:p>24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31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42" table:content-validation-name="val9"/>
          <table:table-cell table:style-name="ce125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31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42" table:content-validation-name="val9"/>
          <table:table-cell table:style-name="ce126" table:content-validation-name="val24" office:value-type="float" office:value="7" calcext:value-type="float">
            <text:p>7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24" calcext:value-type="float">
            <text:p>24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31" table:content-validation-name="val6" table:number-columns-spanned="3" table:number-rows-spanned="1"/>
          <table:covered-table-cell table:number-columns-repeated="2" table:style-name="ce542" table:content-validation-name="val9"/>
          <table:table-cell table:style-name="ce126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31" table:content-validation-name="val6" table:number-columns-spanned="3" table:number-rows-spanned="1"/>
          <table:covered-table-cell table:number-columns-repeated="2" table:style-name="ce542" table:content-validation-name="val9"/>
          <table:table-cell table:style-name="ce126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31" table:content-validation-name="val6" table:number-columns-spanned="3" table:number-rows-spanned="1"/>
          <table:covered-table-cell table:number-columns-repeated="2" table:style-name="ce542" table:content-validation-name="val9"/>
          <table:table-cell table:style-name="ce126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31" table:content-validation-name="val6" table:number-columns-spanned="3" table:number-rows-spanned="1"/>
          <table:covered-table-cell table:number-columns-repeated="2" table:style-name="ce542" table:content-validation-name="val9"/>
          <table:table-cell table:style-name="ce126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31" table:content-validation-name="val6" table:number-columns-spanned="3" table:number-rows-spanned="1"/>
          <table:covered-table-cell table:number-columns-repeated="2" table:style-name="ce542" table:content-validation-name="val9"/>
          <table:table-cell table:style-name="ce126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66" table:formula="of:=[$Harcértékek.C33]" office:value-type="float" office:value="3" calcext:value-type="float">
            <text:p>3 fok</text:p>
          </table:table-cell>
          <table:table-cell table:style-name="ce319" table:content-validation-name="val72" table:formula="of:=[.$J$53]*[$Data.$C$12]" office:value-type="float" office:value="18" calcext:value-type="float">
            <text:p>18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31" table:content-validation-name="val6" table:number-columns-spanned="3" table:number-rows-spanned="1"/>
          <table:covered-table-cell table:number-columns-repeated="2" table:style-name="ce542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509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531" table:content-validation-name="val6" table:number-columns-spanned="3" table:number-rows-spanned="1"/>
          <table:covered-table-cell table:number-columns-repeated="2" table:style-name="ce542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734" table:content-validation-name="val52" table:formula="of:=[$Fortélylista.B51]" office:value-type="float" office:value="1" calcext:value-type="float">
            <text:p>1</text:p>
          </table:table-cell>
          <table:table-cell table:style-name="ce356" table:content-validation-name="val67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4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4"/>
          <table:table-cell table:style-name="Default" table:content-validation-name="val74" table:number-columns-repeated="2"/>
          <table:table-cell table:style-name="ce879" table:content-validation-name="val74"/>
        </table:table-row>
        <table:table-row table:style-name="ro1">
          <table:table-cell table:style-name="ce531" table:content-validation-name="val6" table:number-columns-spanned="3" table:number-rows-spanned="1"/>
          <table:covered-table-cell table:number-columns-repeated="2" table:style-name="ce542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4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73" table:content-validation-name="val74"/>
          <table:covered-table-cell table:style-name="ce879" table:content-validation-name="val74"/>
        </table:table-row>
        <table:table-row table:style-name="ro1">
          <table:table-cell table:style-name="ce531" table:content-validation-name="val6" table:number-columns-spanned="3" table:number-rows-spanned="1"/>
          <table:covered-table-cell table:number-columns-repeated="2" table:style-name="ce542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4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73" table:content-validation-name="val74"/>
          <table:covered-table-cell table:style-name="ce879" table:content-validation-name="val74"/>
        </table:table-row>
        <table:table-row table:style-name="ro1">
          <table:table-cell table:style-name="ce531" table:content-validation-name="val6" table:number-columns-spanned="3" table:number-rows-spanned="1"/>
          <table:covered-table-cell table:number-columns-repeated="2" table:style-name="ce542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4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73" table:content-validation-name="val74"/>
          <table:covered-table-cell table:style-name="ce879" table:content-validation-name="val74"/>
        </table:table-row>
        <table:table-row table:style-name="ro1">
          <table:table-cell table:style-name="ce531" table:content-validation-name="val6" table:number-columns-spanned="3" table:number-rows-spanned="1"/>
          <table:covered-table-cell table:number-columns-repeated="2" table:style-name="ce542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4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73" table:content-validation-name="val74"/>
          <table:covered-table-cell table:style-name="ce879" table:content-validation-name="val74"/>
        </table:table-row>
        <table:table-row table:style-name="ro1">
          <table:table-cell table:style-name="ce531" table:content-validation-name="val6" table:number-columns-spanned="3" table:number-rows-spanned="1"/>
          <table:covered-table-cell table:number-columns-repeated="2" table:style-name="ce542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4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73" table:content-validation-name="val74"/>
          <table:covered-table-cell table:style-name="ce879" table:content-validation-name="val74"/>
        </table:table-row>
        <table:table-row table:style-name="ro1">
          <table:table-cell table:style-name="ce531" table:content-validation-name="val6" table:number-columns-spanned="3" table:number-rows-spanned="1"/>
          <table:covered-table-cell table:number-columns-repeated="2" table:style-name="ce542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4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73" table:content-validation-name="val74"/>
          <table:covered-table-cell table:style-name="ce879" table:content-validation-name="val74"/>
        </table:table-row>
        <table:table-row table:style-name="ro1">
          <table:table-cell table:style-name="ce531" table:content-validation-name="val6" table:number-columns-spanned="3" table:number-rows-spanned="1"/>
          <table:covered-table-cell table:number-columns-repeated="2" table:style-name="ce542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4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73" table:content-validation-name="val74"/>
          <table:covered-table-cell table:style-name="ce879" table:content-validation-name="val74"/>
        </table:table-row>
        <table:table-row table:style-name="ro1">
          <table:table-cell table:style-name="ce531" table:content-validation-name="val6" table:number-columns-spanned="3" table:number-rows-spanned="1"/>
          <table:covered-table-cell table:number-columns-repeated="2" table:style-name="ce542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4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73" table:content-validation-name="val74"/>
          <table:covered-table-cell table:style-name="ce879" table:content-validation-name="val74"/>
        </table:table-row>
        <table:table-row table:style-name="ro1">
          <table:table-cell table:style-name="ce531" table:content-validation-name="val6" table:number-columns-spanned="3" table:number-rows-spanned="1"/>
          <table:covered-table-cell table:number-columns-repeated="2" table:style-name="ce542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4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73" table:content-validation-name="val74"/>
          <table:covered-table-cell table:style-name="ce879" table:content-validation-name="val74"/>
        </table:table-row>
        <table:table-row table:style-name="ro1">
          <table:table-cell table:style-name="ce531" table:content-validation-name="val6" table:number-columns-spanned="3" table:number-rows-spanned="1"/>
          <table:covered-table-cell table:number-columns-repeated="2" table:style-name="ce542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4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73" table:content-validation-name="val74"/>
          <table:covered-table-cell table:style-name="ce879" table:content-validation-name="val74"/>
        </table:table-row>
        <table:table-row table:style-name="ro1">
          <table:table-cell table:style-name="ce531" table:content-validation-name="val6" table:number-columns-spanned="3" table:number-rows-spanned="1"/>
          <table:covered-table-cell table:number-columns-repeated="2" table:style-name="ce542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4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73" table:content-validation-name="val74"/>
          <table:covered-table-cell table:style-name="ce879" table:content-validation-name="val74"/>
        </table:table-row>
        <table:table-row table:style-name="ro1">
          <table:table-cell table:style-name="ce531" table:content-validation-name="val6" table:number-columns-spanned="3" table:number-rows-spanned="1"/>
          <table:covered-table-cell table:number-columns-repeated="2" table:style-name="ce542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4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73" table:content-validation-name="val74"/>
          <table:covered-table-cell table:style-name="ce879" table:content-validation-name="val74"/>
        </table:table-row>
        <table:table-row table:style-name="ro1">
          <table:table-cell table:style-name="ce531" table:content-validation-name="val6" table:number-columns-spanned="3" table:number-rows-spanned="1"/>
          <table:covered-table-cell table:number-columns-repeated="2" table:style-name="ce542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4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73" table:content-validation-name="val74"/>
          <table:covered-table-cell table:style-name="ce879" table:content-validation-name="val74"/>
        </table:table-row>
        <table:table-row table:style-name="ro1">
          <table:table-cell table:style-name="ce531" table:content-validation-name="val6" table:number-columns-spanned="3" table:number-rows-spanned="1"/>
          <table:covered-table-cell table:number-columns-repeated="2" table:style-name="ce542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4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73" table:content-validation-name="val74"/>
          <table:covered-table-cell table:style-name="ce879" table:content-validation-name="val74"/>
        </table:table-row>
        <table:table-row table:style-name="ro1">
          <table:table-cell table:style-name="ce531" table:content-validation-name="val6" table:number-columns-spanned="3" table:number-rows-spanned="1"/>
          <table:covered-table-cell table:number-columns-repeated="2" table:style-name="ce542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4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73" table:content-validation-name="val74"/>
          <table:covered-table-cell table:style-name="ce879" table:content-validation-name="val74"/>
        </table:table-row>
        <table:table-row table:style-name="ro1">
          <table:table-cell table:style-name="ce531" table:content-validation-name="val6" table:number-columns-spanned="3" table:number-rows-spanned="1"/>
          <table:covered-table-cell table:number-columns-repeated="2" table:style-name="ce542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4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73" table:content-validation-name="val74"/>
          <table:covered-table-cell table:style-name="ce879" table:content-validation-name="val74"/>
        </table:table-row>
        <table:table-row table:style-name="ro1">
          <table:table-cell table:style-name="ce531" table:content-validation-name="val5" office:value-type="string" calcext:value-type="string">
            <text:p>Szakma:</text:p>
          </table:table-cell>
          <table:table-cell table:style-name="ce544" table:content-validation-name="val10" table:number-columns-spanned="2" table:number-rows-spanned="1"/>
          <table:covered-table-cell table:style-name="ce544" table:content-validation-name="val10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4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73" table:content-validation-name="val74"/>
          <table:covered-table-cell table:style-name="ce879" table:content-validation-name="val74"/>
        </table:table-row>
        <table:table-row table:style-name="ro1">
          <table:table-cell table:style-name="ce531" table:content-validation-name="val5" office:value-type="string" calcext:value-type="string">
            <text:p>Szakma:</text:p>
          </table:table-cell>
          <table:table-cell table:style-name="ce544" table:content-validation-name="val10" table:number-columns-spanned="2" table:number-rows-spanned="1"/>
          <table:covered-table-cell table:style-name="ce544" table:content-validation-name="val10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4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73" table:content-validation-name="val74"/>
          <table:covered-table-cell table:style-name="ce879" table:content-validation-name="val74"/>
        </table:table-row>
        <table:table-row table:style-name="ro1">
          <table:table-cell table:style-name="ce531" table:content-validation-name="val5" office:value-type="string" calcext:value-type="string">
            <text:p>Szakma:</text:p>
          </table:table-cell>
          <table:table-cell table:style-name="ce544" table:content-validation-name="val10" table:number-columns-spanned="2" table:number-rows-spanned="1"/>
          <table:covered-table-cell table:style-name="ce544" table:content-validation-name="val10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4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4"/>
          <table:covered-table-cell table:style-name="ce373" table:content-validation-name="val74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546" table:content-validation-name="val10" table:number-columns-spanned="2" table:number-rows-spanned="1"/>
          <table:covered-table-cell table:style-name="ce546" table:content-validation-name="val10"/>
          <table:table-cell table:style-name="ce129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672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734" table:content-validation-name="val53" office:value-type="float" office:value="5" calcext:value-type="float">
            <text:p>5</text:p>
          </table:table-cell>
          <table:table-cell table:style-name="ce775" table:content-validation-name="val69"/>
          <table:table-cell table:style-name="ce322" table:content-validation-name="val26" table:formula="of:=-[.$J75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672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734" table:content-validation-name="val53" office:value-type="float" office:value="1" calcext:value-type="float">
            <text:p>1</text:p>
          </table:table-cell>
          <table:table-cell table:style-name="ce775" table:content-validation-name="val70"/>
          <table:table-cell table:style-name="ce322" table:content-validation-name="val26" table:formula="of:=-[.$J76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1"/>
          <table:table-cell table:style-name="ce323" table:content-validation-name="val26" table:formula="of:=-[.$J77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  <calcext:conditional-format calcext:target-range-address="Alapértékek.C28:Alapértékek.C28">
            <calcext:condition calcext:apply-style-name="Warning_negativ" calcext:value="&lt;0" calcext:base-cell-address="Alapértékek.C28"/>
          </calcext:conditional-format>
        </calcext:conditional-formats>
      </table:table>
      <table:table table:name="Speciális" table:style-name="ta3" table:print="false">
        <table:table-column table:style-name="co52" table:default-cell-style-name="ce922"/>
        <table:table-column table:style-name="co53" table:default-cell-style-name="ce922"/>
        <table:table-column table:style-name="co14" table:default-cell-style-name="ce922"/>
        <table:table-column table:style-name="co54" table:default-cell-style-name="ce922"/>
        <table:table-column table:style-name="co55" table:default-cell-style-name="ce922"/>
        <table:table-column table:style-name="co56" table:default-cell-style-name="ce922"/>
        <table:table-column table:style-name="co57" table:default-cell-style-name="ce922"/>
        <table:table-column table:style-name="co58" table:default-cell-style-name="ce922"/>
        <table:table-column table:style-name="co59" table:default-cell-style-name="ce922"/>
        <table:table-column table:style-name="co60" table:default-cell-style-name="ce922"/>
        <table:table-row table:style-name="ro33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509"/>
          <table:covered-table-cell table:number-columns-repeated="6" table:style-name="ce509" table:content-validation-name="val5"/>
          <table:covered-table-cell table:number-columns-repeated="2" table:style-name="ce545"/>
        </table:table-row>
        <table:table-row table:style-name="ro2">
          <table:table-cell table:style-name="ce882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994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950"/>
          <table:table-cell table:style-name="ce397" table:content-validation-name="val26" table:formula="of:=[$Alapértékek.D8]*[$Data.$C$13]" office:value-type="float" office:value="9" calcext:value-type="float">
            <text:p>9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1030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1030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950"/>
          <table:table-cell table:style-name="ce389" table:content-validation-name="val83" table:formula="of:=[.D3]-SUM([.D8:.D21])-SUM([.D26:.D34])-SUM([.D39:.D48])" office:value-type="float" office:value="9" calcext:value-type="float">
            <text:p>9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1038" table:content-validation-name="val92" office:value-type="string" calcext:value-type="string" table:number-columns-spanned="2" table:number-rows-spanned="1">
            <text:p>Ember</text:p>
          </table:table-cell>
          <table:covered-table-cell table:style-name="ce1038" table:content-validation-name="val92"/>
          <table:table-cell table:style-name="ce446" table:content-validation-name="val96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974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34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936"/>
          <table:covered-table-cell table:style-name="ce359"/>
          <table:covered-table-cell table:style-name="ce372"/>
          <table:covered-table-cell table:number-columns-repeated="4" table:style-name="ce936"/>
          <table:covered-table-cell table:style-name="ce483"/>
          <table:table-cell table:style-name="Default"/>
        </table:table-row>
        <table:table-row table:style-name="ro2">
          <table:table-cell table:style-name="ce893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931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931"/>
          <table:table-cell table:style-name="ce999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32" table:content-validation-name="val79"/>
          <table:table-cell table:style-name="ce921" table:content-validation-name="val84"/>
          <table:table-cell table:style-name="ce997" table:content-validation-name="val88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7" table:content-validation-name="val88"/>
          <table:table-cell table:style-name="ce1043" table:content-validation-name="val93" table:number-columns-spanned="3" table:number-rows-spanned="1"/>
          <table:covered-table-cell table:style-name="ce1043" table:content-validation-name="val9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32" table:content-validation-name="val79"/>
          <table:table-cell table:style-name="ce921" table:content-validation-name="val84"/>
          <table:table-cell table:style-name="ce997" table:content-validation-name="val88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7" table:content-validation-name="val88"/>
          <table:table-cell table:style-name="ce1043" table:number-columns-spanned="3" table:number-rows-spanned="1"/>
          <table:covered-table-cell table:style-name="ce104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32" table:content-validation-name="val79"/>
          <table:table-cell table:style-name="ce921" table:content-validation-name="val84"/>
          <table:table-cell table:style-name="ce997" table:content-validation-name="val88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7" table:content-validation-name="val88"/>
          <table:table-cell table:style-name="ce1043" table:number-columns-spanned="3" table:number-rows-spanned="1"/>
          <table:covered-table-cell table:style-name="ce104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32" table:content-validation-name="val79"/>
          <table:table-cell table:style-name="ce921" table:content-validation-name="val84"/>
          <table:table-cell table:style-name="ce997" table:content-validation-name="val88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7" table:content-validation-name="val88"/>
          <table:table-cell table:style-name="ce1043" table:number-columns-spanned="3" table:number-rows-spanned="1"/>
          <table:covered-table-cell table:style-name="ce104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32" table:content-validation-name="val79"/>
          <table:table-cell table:style-name="ce921" table:content-validation-name="val84"/>
          <table:table-cell table:style-name="ce997" table:content-validation-name="val88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7" table:content-validation-name="val88"/>
          <table:table-cell table:style-name="ce1043" table:number-columns-spanned="3" table:number-rows-spanned="1"/>
          <table:covered-table-cell table:style-name="ce104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32" table:content-validation-name="val79"/>
          <table:table-cell table:style-name="ce921" table:content-validation-name="val84"/>
          <table:table-cell table:style-name="ce997" table:content-validation-name="val88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7" table:content-validation-name="val88"/>
          <table:table-cell table:style-name="ce1043" table:number-columns-spanned="3" table:number-rows-spanned="1"/>
          <table:covered-table-cell table:style-name="ce104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32" table:content-validation-name="val79"/>
          <table:table-cell table:style-name="ce921" table:content-validation-name="val84"/>
          <table:table-cell table:style-name="ce997" table:content-validation-name="val88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7" table:content-validation-name="val88"/>
          <table:table-cell table:style-name="ce1043" table:number-columns-spanned="3" table:number-rows-spanned="1"/>
          <table:covered-table-cell table:style-name="ce104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32" table:content-validation-name="val79"/>
          <table:table-cell table:style-name="ce921" table:content-validation-name="val84"/>
          <table:table-cell table:style-name="ce997" table:content-validation-name="val88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7" table:content-validation-name="val88"/>
          <table:table-cell table:style-name="ce1043" table:number-columns-spanned="3" table:number-rows-spanned="1"/>
          <table:covered-table-cell table:style-name="ce104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32" table:content-validation-name="val79"/>
          <table:table-cell table:style-name="ce921" table:content-validation-name="val84"/>
          <table:table-cell table:style-name="ce997" table:content-validation-name="val88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7" table:content-validation-name="val88"/>
          <table:table-cell table:style-name="ce1043" table:number-columns-spanned="3" table:number-rows-spanned="1"/>
          <table:covered-table-cell table:style-name="ce104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32" table:content-validation-name="val79"/>
          <table:table-cell table:style-name="ce921" table:content-validation-name="val84"/>
          <table:table-cell table:style-name="ce997" table:content-validation-name="val88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7" table:content-validation-name="val88"/>
          <table:table-cell table:style-name="ce1043" table:number-columns-spanned="3" table:number-rows-spanned="1"/>
          <table:covered-table-cell table:style-name="ce104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32" table:content-validation-name="val79"/>
          <table:table-cell table:style-name="ce921" table:content-validation-name="val84"/>
          <table:table-cell table:style-name="ce997" table:content-validation-name="val88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7" table:content-validation-name="val88"/>
          <table:table-cell table:style-name="ce1043" table:number-columns-spanned="3" table:number-rows-spanned="1"/>
          <table:covered-table-cell table:style-name="ce104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32" table:content-validation-name="val79"/>
          <table:table-cell table:style-name="ce921" table:content-validation-name="val84"/>
          <table:table-cell table:style-name="ce997" table:content-validation-name="val88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7" table:content-validation-name="val88"/>
          <table:table-cell table:style-name="ce1043" table:number-columns-spanned="3" table:number-rows-spanned="1"/>
          <table:covered-table-cell table:style-name="ce104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32" table:content-validation-name="val79"/>
          <table:table-cell table:style-name="ce921" table:content-validation-name="val84"/>
          <table:table-cell table:style-name="ce997" table:content-validation-name="val88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7" table:content-validation-name="val88"/>
          <table:table-cell table:style-name="ce1043" table:number-columns-spanned="3" table:number-rows-spanned="1"/>
          <table:covered-table-cell table:style-name="ce1043"/>
          <table:covered-table-cell table:style-name="ce812"/>
          <table:table-cell table:style-name="ce490" table:content-validation-name="val97" office:value-type="string" calcext:value-type="string">
            <text:p>SzF KP</text:p>
          </table:table-cell>
        </table:table-row>
        <table:table-row table:style-name="ro2">
          <table:table-cell table:style-name="ce898" table:content-validation-name="val79" table:number-columns-spanned="3" table:number-rows-spanned="1"/>
          <table:covered-table-cell table:number-columns-repeated="2" table:style-name="ce938" table:content-validation-name="val79"/>
          <table:table-cell table:style-name="ce374" table:content-validation-name="val85"/>
          <table:table-cell table:style-name="ce998" table:content-validation-name="val88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8" table:content-validation-name="val88"/>
          <table:table-cell table:style-name="ce1049" table:number-columns-spanned="3" table:number-rows-spanned="1"/>
          <table:covered-table-cell table:style-name="ce1049"/>
          <table:covered-table-cell table:style-name="ce813"/>
          <table:table-cell table:style-name="ce490" table:content-validation-name="val97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34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954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893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931"/>
          <table:table-cell table:style-name="ce376" table:content-validation-name="val86" table:formula="of:=ROUNDUP([$Alapértékek.D8]/2)-COUNTA([.A25:.C34])" office:value-type="float" office:value="5" calcext:value-type="float">
            <text:p>5</text:p>
          </table:table-cell>
          <table:table-cell table:style-name="ce999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893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911" table:content-validation-name="val80"/>
          <table:covered-table-cell table:style-name="ce921" table:content-validation-name="val80"/>
          <table:table-cell table:style-name="ce932" table:number-columns-spanned="2" table:number-rows-spanned="1"/>
          <table:covered-table-cell table:style-name="ce669"/>
          <table:table-cell table:style-name="ce1051" table:content-validation-name="val94" table:number-columns-spanned="2" table:number-rows-spanned="1"/>
          <table:covered-table-cell table:style-name="ce1051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911" table:content-validation-name="val80"/>
          <table:covered-table-cell table:style-name="ce921" table:content-validation-name="val80"/>
          <table:table-cell table:style-name="ce932" table:number-columns-spanned="2" table:number-rows-spanned="1"/>
          <table:covered-table-cell table:style-name="ce669"/>
          <table:table-cell table:style-name="ce1051" table:content-validation-name="val94" table:number-columns-spanned="2" table:number-rows-spanned="1"/>
          <table:covered-table-cell table:style-name="ce1051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911" table:content-validation-name="val80"/>
          <table:covered-table-cell table:style-name="ce921" table:content-validation-name="val80"/>
          <table:table-cell table:style-name="ce932" table:number-columns-spanned="2" table:number-rows-spanned="1"/>
          <table:covered-table-cell table:style-name="ce669"/>
          <table:table-cell table:style-name="ce1051" table:content-validation-name="val94" table:number-columns-spanned="2" table:number-rows-spanned="1"/>
          <table:covered-table-cell table:style-name="ce1051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911" table:content-validation-name="val80"/>
          <table:covered-table-cell table:style-name="ce921" table:content-validation-name="val80"/>
          <table:table-cell table:style-name="ce932" table:number-columns-spanned="2" table:number-rows-spanned="1"/>
          <table:covered-table-cell table:style-name="ce669"/>
          <table:table-cell table:style-name="ce1051" table:content-validation-name="val94" table:number-columns-spanned="2" table:number-rows-spanned="1"/>
          <table:covered-table-cell table:style-name="ce1051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911" table:content-validation-name="val80"/>
          <table:covered-table-cell table:style-name="ce921" table:content-validation-name="val80"/>
          <table:table-cell table:style-name="ce932" table:number-columns-spanned="2" table:number-rows-spanned="1"/>
          <table:covered-table-cell table:style-name="ce669"/>
          <table:table-cell table:style-name="ce1051" table:content-validation-name="val94" table:number-columns-spanned="2" table:number-rows-spanned="1"/>
          <table:covered-table-cell table:style-name="ce1051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911" table:content-validation-name="val80"/>
          <table:covered-table-cell table:style-name="ce921" table:content-validation-name="val80"/>
          <table:table-cell table:style-name="ce932" table:number-columns-spanned="2" table:number-rows-spanned="1"/>
          <table:covered-table-cell table:style-name="ce669"/>
          <table:table-cell table:style-name="ce1051" table:content-validation-name="val94" table:number-columns-spanned="2" table:number-rows-spanned="1"/>
          <table:covered-table-cell table:style-name="ce1051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911" table:content-validation-name="val80"/>
          <table:covered-table-cell table:style-name="ce921" table:content-validation-name="val80"/>
          <table:table-cell table:style-name="ce932" table:number-columns-spanned="2" table:number-rows-spanned="1"/>
          <table:covered-table-cell table:style-name="ce669"/>
          <table:table-cell table:style-name="ce1051" table:content-validation-name="val94" table:number-columns-spanned="2" table:number-rows-spanned="1"/>
          <table:covered-table-cell table:style-name="ce1051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911" table:content-validation-name="val80"/>
          <table:covered-table-cell table:style-name="ce921" table:content-validation-name="val80"/>
          <table:table-cell table:style-name="ce932" table:number-columns-spanned="2" table:number-rows-spanned="1"/>
          <table:covered-table-cell table:style-name="ce669"/>
          <table:table-cell table:style-name="ce1051" table:content-validation-name="val94" table:number-columns-spanned="2" table:number-rows-spanned="1"/>
          <table:covered-table-cell table:style-name="ce1051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911" table:content-validation-name="val80"/>
          <table:covered-table-cell table:style-name="ce921" table:content-validation-name="val80"/>
          <table:table-cell table:style-name="ce932" table:number-columns-spanned="2" table:number-rows-spanned="1"/>
          <table:covered-table-cell table:style-name="ce669"/>
          <table:table-cell table:style-name="ce1051" table:content-validation-name="val94" table:number-columns-spanned="2" table:number-rows-spanned="1"/>
          <table:covered-table-cell table:style-name="ce1051" table:content-validation-name="val94"/>
          <table:table-cell table:style-name="ce822"/>
          <table:table-cell table:style-name="Default"/>
        </table:table-row>
        <table:table-row table:style-name="ro2">
          <table:table-cell table:style-name="ce911" table:content-validation-name="val80" table:number-columns-spanned="4" table:number-rows-spanned="1"/>
          <table:covered-table-cell table:style-name="ce422" table:content-validation-name="val80"/>
          <table:covered-table-cell table:style-name="ce911" table:content-validation-name="val80"/>
          <table:covered-table-cell table:style-name="ce921" table:content-validation-name="val80"/>
          <table:table-cell table:style-name="ce932" table:number-columns-spanned="2" table:number-rows-spanned="1"/>
          <table:covered-table-cell table:style-name="ce669"/>
          <table:table-cell table:style-name="ce1051" table:content-validation-name="val94" table:number-columns-spanned="2" table:number-rows-spanned="1"/>
          <table:covered-table-cell table:style-name="ce1051" table:content-validation-name="val94"/>
          <table:table-cell table:style-name="ce822"/>
          <table:table-cell table:style-name="Default"/>
        </table:table-row>
        <table:table-row table:style-name="ro2">
          <table:table-cell table:style-name="ce882" table:number-columns-spanned="5" table:number-rows-spanned="1"/>
          <table:covered-table-cell table:number-columns-repeated="4" table:style-name="ce547"/>
          <table:table-cell table:style-name="ce209"/>
          <table:table-cell table:style-name="ce1051" table:content-validation-name="val94" table:number-columns-spanned="2" table:number-rows-spanned="1"/>
          <table:covered-table-cell table:style-name="ce1051" table:content-validation-name="val94"/>
          <table:table-cell table:style-name="ce822"/>
          <table:table-cell table:style-name="Default"/>
        </table:table-row>
        <table:table-row table:style-name="ro34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954"/>
          <table:covered-table-cell table:style-name="ce205"/>
          <table:covered-table-cell table:style-name="ce349"/>
          <table:covered-table-cell table:style-name="ce402"/>
          <table:table-cell table:style-name="ce1051" table:content-validation-name="val94" table:number-columns-spanned="2" table:number-rows-spanned="1"/>
          <table:covered-table-cell table:style-name="ce1051" table:content-validation-name="val94"/>
          <table:table-cell table:style-name="ce822"/>
          <table:table-cell table:style-name="Default"/>
        </table:table-row>
        <table:table-row table:style-name="ro1">
          <table:table-cell table:style-name="ce893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931" table:content-validation-name="val5"/>
          <table:table-cell table:style-name="ce378" table:content-validation-name="val87" table:formula="of:=ROUNDUP([$Alapértékek.D8]/2)-COUNTA([.A38:.A48])" office:value-type="float" office:value="5" calcext:value-type="float">
            <text:p>5</text:p>
          </table:table-cell>
          <table:table-cell table:style-name="ce999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1051" table:content-validation-name="val94" table:number-columns-spanned="2" table:number-rows-spanned="1"/>
          <table:covered-table-cell table:style-name="ce1051" table:content-validation-name="val94"/>
          <table:table-cell table:style-name="ce822"/>
          <table:table-cell table:style-name="Default"/>
        </table:table-row>
        <table:table-row table:style-name="ro2">
          <table:table-cell table:style-name="ce915" table:content-validation-name="val81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21" table:content-validation-name="val5"/>
          <table:table-cell table:style-name="ce932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1018"/>
          <table:covered-table-cell table:style-name="ce484"/>
          <table:table-cell table:style-name="Default"/>
        </table:table-row>
        <table:table-row table:style-name="ro34">
          <table:table-cell table:style-name="ce91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21" table:content-validation-name="val5"/>
          <table:table-cell table:style-name="ce932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91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21" table:content-validation-name="val5"/>
          <table:table-cell table:style-name="ce932" table:number-columns-spanned="2" table:number-rows-spanned="1"/>
          <table:covered-table-cell table:style-name="ce669"/>
          <table:table-cell table:style-name="ce893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91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21" table:content-validation-name="val5"/>
          <table:table-cell table:style-name="ce932" table:number-columns-spanned="2" table:number-rows-spanned="1"/>
          <table:covered-table-cell table:style-name="ce669"/>
          <table:table-cell table:style-name="ce1051" table:content-validation-name="val95" table:number-columns-spanned="2" table:number-rows-spanned="1"/>
          <table:covered-table-cell table:style-name="ce1051" table:content-validation-name="val95"/>
          <table:table-cell table:style-name="ce822"/>
          <table:table-cell table:style-name="Default"/>
        </table:table-row>
        <table:table-row table:style-name="ro2">
          <table:table-cell table:style-name="ce91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21" table:content-validation-name="val5"/>
          <table:table-cell table:style-name="ce932" table:number-columns-spanned="2" table:number-rows-spanned="1"/>
          <table:covered-table-cell table:style-name="ce669"/>
          <table:table-cell table:style-name="ce1051" table:content-validation-name="val95" table:number-columns-spanned="2" table:number-rows-spanned="1"/>
          <table:covered-table-cell table:style-name="ce1051" table:content-validation-name="val95"/>
          <table:table-cell table:style-name="ce822"/>
          <table:table-cell table:style-name="Default"/>
        </table:table-row>
        <table:table-row table:style-name="ro2">
          <table:table-cell table:style-name="ce91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21" table:content-validation-name="val5"/>
          <table:table-cell table:style-name="ce932" table:number-columns-spanned="2" table:number-rows-spanned="1"/>
          <table:covered-table-cell table:style-name="ce669"/>
          <table:table-cell table:style-name="ce1051" table:content-validation-name="val95" table:number-columns-spanned="2" table:number-rows-spanned="1"/>
          <table:covered-table-cell table:style-name="ce1051" table:content-validation-name="val95"/>
          <table:table-cell table:style-name="ce822"/>
          <table:table-cell table:style-name="Default"/>
        </table:table-row>
        <table:table-row table:style-name="ro2">
          <table:table-cell table:style-name="ce91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21" table:content-validation-name="val5"/>
          <table:table-cell table:style-name="ce932" table:number-columns-spanned="2" table:number-rows-spanned="1"/>
          <table:covered-table-cell table:style-name="ce669"/>
          <table:table-cell table:style-name="ce1051" table:content-validation-name="val95" table:number-columns-spanned="2" table:number-rows-spanned="1"/>
          <table:covered-table-cell table:style-name="ce1051" table:content-validation-name="val95"/>
          <table:table-cell table:style-name="ce822"/>
          <table:table-cell table:style-name="Default"/>
        </table:table-row>
        <table:table-row table:style-name="ro2">
          <table:table-cell table:style-name="ce91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21" table:content-validation-name="val5"/>
          <table:table-cell table:style-name="ce932" table:number-columns-spanned="2" table:number-rows-spanned="1"/>
          <table:covered-table-cell table:style-name="ce669"/>
          <table:table-cell table:style-name="ce1051" table:content-validation-name="val95" table:number-columns-spanned="2" table:number-rows-spanned="1"/>
          <table:covered-table-cell table:style-name="ce1051" table:content-validation-name="val95"/>
          <table:table-cell table:style-name="ce822"/>
          <table:table-cell table:style-name="Default"/>
        </table:table-row>
        <table:table-row table:style-name="ro2">
          <table:table-cell table:style-name="ce91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21" table:content-validation-name="val5"/>
          <table:table-cell table:style-name="ce932" table:number-columns-spanned="2" table:number-rows-spanned="1"/>
          <table:covered-table-cell table:style-name="ce669"/>
          <table:table-cell table:style-name="ce1051" table:content-validation-name="val95" table:number-columns-spanned="2" table:number-rows-spanned="1"/>
          <table:covered-table-cell table:style-name="ce1051" table:content-validation-name="val95"/>
          <table:table-cell table:style-name="ce822"/>
          <table:table-cell table:style-name="Default"/>
        </table:table-row>
        <table:table-row table:style-name="ro2">
          <table:table-cell table:style-name="ce91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21" table:content-validation-name="val5"/>
          <table:table-cell table:style-name="ce932" table:number-columns-spanned="2" table:number-rows-spanned="1"/>
          <table:covered-table-cell table:style-name="ce669"/>
          <table:table-cell table:style-name="ce1051" table:content-validation-name="val95" table:number-columns-spanned="2" table:number-rows-spanned="1"/>
          <table:covered-table-cell table:style-name="ce1051" table:content-validation-name="val95"/>
          <table:table-cell table:style-name="ce822"/>
          <table:table-cell table:style-name="Default"/>
        </table:table-row>
        <table:table-row table:style-name="ro2">
          <table:table-cell table:style-name="ce898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938" table:content-validation-name="val5"/>
          <table:table-cell table:style-name="ce644" table:number-columns-spanned="2" table:number-rows-spanned="1"/>
          <table:covered-table-cell table:style-name="ce670"/>
          <table:table-cell table:style-name="ce1054" table:content-validation-name="val95" table:number-columns-spanned="2" table:number-rows-spanned="1"/>
          <table:covered-table-cell table:style-name="ce1054" table:content-validation-name="val95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34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919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921"/>
          <table:covered-table-cell table:style-name="ce706"/>
          <table:table-cell table:style-name="ce921" table:content-validation-name="val89" office:value-type="string" calcext:value-type="string">
            <text:p>alap</text:p>
          </table:table-cell>
          <table:table-cell table:style-name="ce1018" table:content-validation-name="val91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919"/>
          <table:covered-table-cell table:style-name="ce399"/>
          <table:table-cell table:style-name="ce921" table:content-validation-name="val90" office:value-type="string" calcext:value-type="string">
            <text:p>alap</text:p>
          </table:table-cell>
          <table:table-cell table:style-name="ce1018" table:content-validation-name="val91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1" table:content-validation-name="val82" table:number-columns-spanned="4" table:number-rows-spanned="1"/>
          <table:covered-table-cell table:number-columns-repeated="2" table:style-name="ce921" table:content-validation-name="val82"/>
          <table:covered-table-cell table:style-name="ce706" table:content-validation-name="val82"/>
          <table:table-cell table:style-name="ce921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1" table:content-validation-name="val82" table:number-columns-spanned="4" table:number-rows-spanned="1"/>
          <table:covered-table-cell table:number-columns-repeated="2" table:style-name="ce921" table:content-validation-name="val82"/>
          <table:covered-table-cell table:style-name="ce706" table:content-validation-name="val82"/>
          <table:table-cell table:style-name="ce921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1" table:content-validation-name="val82" table:number-columns-spanned="4" table:number-rows-spanned="1"/>
          <table:covered-table-cell table:number-columns-repeated="2" table:style-name="ce921" table:content-validation-name="val82"/>
          <table:covered-table-cell table:style-name="ce706" table:content-validation-name="val82"/>
          <table:table-cell table:style-name="ce921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1" table:content-validation-name="val82" table:number-columns-spanned="4" table:number-rows-spanned="1"/>
          <table:covered-table-cell table:number-columns-repeated="2" table:style-name="ce921" table:content-validation-name="val82"/>
          <table:covered-table-cell table:style-name="ce706" table:content-validation-name="val82"/>
          <table:table-cell table:style-name="ce921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1" table:content-validation-name="val82" table:number-columns-spanned="4" table:number-rows-spanned="1"/>
          <table:covered-table-cell table:number-columns-repeated="2" table:style-name="ce921" table:content-validation-name="val82"/>
          <table:covered-table-cell table:style-name="ce706" table:content-validation-name="val82"/>
          <table:table-cell table:style-name="ce921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1" table:content-validation-name="val82" table:number-columns-spanned="4" table:number-rows-spanned="1"/>
          <table:covered-table-cell table:number-columns-repeated="2" table:style-name="ce921" table:content-validation-name="val82"/>
          <table:covered-table-cell table:style-name="ce706" table:content-validation-name="val82"/>
          <table:table-cell table:style-name="ce921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1" table:content-validation-name="val82" table:number-columns-spanned="4" table:number-rows-spanned="1"/>
          <table:covered-table-cell table:number-columns-repeated="2" table:style-name="ce921" table:content-validation-name="val82"/>
          <table:covered-table-cell table:style-name="ce706" table:content-validation-name="val82"/>
          <table:table-cell table:style-name="ce921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1" table:content-validation-name="val82" table:number-columns-spanned="4" table:number-rows-spanned="1"/>
          <table:covered-table-cell table:number-columns-repeated="2" table:style-name="ce921" table:content-validation-name="val82"/>
          <table:covered-table-cell table:style-name="ce706" table:content-validation-name="val82"/>
          <table:table-cell table:style-name="ce921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1" table:content-validation-name="val82" table:number-columns-spanned="4" table:number-rows-spanned="1"/>
          <table:covered-table-cell table:number-columns-repeated="2" table:style-name="ce921" table:content-validation-name="val82"/>
          <table:covered-table-cell table:style-name="ce706" table:content-validation-name="val82"/>
          <table:table-cell table:style-name="ce921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1" table:content-validation-name="val82" table:number-columns-spanned="4" table:number-rows-spanned="1"/>
          <table:covered-table-cell table:number-columns-repeated="2" table:style-name="ce921" table:content-validation-name="val82"/>
          <table:covered-table-cell table:style-name="ce706" table:content-validation-name="val82"/>
          <table:table-cell table:style-name="ce921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1" table:content-validation-name="val82" table:number-columns-spanned="4" table:number-rows-spanned="1"/>
          <table:covered-table-cell table:number-columns-repeated="2" table:style-name="ce921" table:content-validation-name="val82"/>
          <table:covered-table-cell table:style-name="ce706" table:content-validation-name="val82"/>
          <table:table-cell table:style-name="ce921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1" table:content-validation-name="val82" table:number-columns-spanned="4" table:number-rows-spanned="1"/>
          <table:covered-table-cell table:number-columns-repeated="2" table:style-name="ce921" table:content-validation-name="val82"/>
          <table:covered-table-cell table:style-name="ce706" table:content-validation-name="val82"/>
          <table:table-cell table:style-name="ce921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1" table:content-validation-name="val82" table:number-columns-spanned="4" table:number-rows-spanned="1"/>
          <table:covered-table-cell table:number-columns-repeated="2" table:style-name="ce921" table:content-validation-name="val82"/>
          <table:covered-table-cell table:style-name="ce706" table:content-validation-name="val82"/>
          <table:table-cell table:style-name="ce921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4" table:print-ranges="Harcértékek.E62:Harcértékek.E62">
        <office:forms form:automatic-focus="false" form:apply-design-mode="false"/>
        <table:table-column table:style-name="co77" table:default-cell-style-name="ce1187"/>
        <table:table-column table:style-name="co78" table:default-cell-style-name="ce1187"/>
        <table:table-column table:style-name="co79" table:default-cell-style-name="ce1187"/>
        <table:table-column table:style-name="co80" table:default-cell-style-name="ce1187"/>
        <table:table-column table:style-name="co81" table:default-cell-style-name="ce1187"/>
        <table:table-column table:style-name="co82" table:default-cell-style-name="ce1187"/>
        <table:table-column table:style-name="co81" table:number-columns-repeated="3" table:default-cell-style-name="ce1187"/>
        <table:table-column table:style-name="co83" table:default-cell-style-name="ce1187"/>
        <table:table-column table:style-name="co84" table:default-cell-style-name="ce1187"/>
        <table:table-column table:style-name="co85" table:default-cell-style-name="ce1187"/>
        <table:table-column table:style-name="co104" table:default-cell-style-name="ce1187"/>
        <table:table-column table:style-name="co105" table:default-cell-style-name="ce1187"/>
        <table:table-column table:style-name="co106" table:default-cell-style-name="ce1187"/>
        <table:table-column table:style-name="co107" table:default-cell-style-name="ce894"/>
        <table:table-column table:style-name="co108" table:default-cell-style-name="ce633"/>
        <table:table-column table:style-name="co109" table:default-cell-style-name="ce641"/>
        <table:table-column table:style-name="co110" table:default-cell-style-name="ce640"/>
        <table:table-column table:style-name="co111" table:default-cell-style-name="ce641"/>
        <table:table-column table:style-name="co41" table:default-cell-style-name="ce641"/>
        <table:table-column table:style-name="co112" table:default-cell-style-name="ce641"/>
        <table:table-column table:style-name="co113" table:default-cell-style-name="ce641"/>
        <table:table-column table:style-name="co114" table:default-cell-style-name="ce641"/>
        <table:table-column table:style-name="co115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33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1100"/>
          <table:covered-table-cell table:number-columns-repeated="5" table:style-name="ce1196"/>
          <table:covered-table-cell table:number-columns-repeated="2" table:style-name="ce1100"/>
          <table:table-cell table:style-name="ce1100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32">
          <table:table-cell table:style-name="ce1100"/>
          <table:table-cell table:style-name="ce1100" table:number-columns-spanned="6" table:number-rows-spanned="1"/>
          <table:covered-table-cell table:number-columns-repeated="5" table:style-name="ce1100"/>
          <table:table-cell table:style-name="ce1100" table:number-columns-repeated="3"/>
          <table:table-cell table:style-name="ce1195" table:number-columns-spanned="5" table:number-rows-spanned="1"/>
          <table:covered-table-cell table:number-columns-repeated="3" table:style-name="ce1100"/>
          <table:covered-table-cell table:style-name="ce1388"/>
          <table:table-cell table:style-name="ce640"/>
          <table:table-cell table:number-columns-repeated="243"/>
        </table:table-row>
        <table:table-row table:style-name="ro1">
          <table:table-cell table:style-name="ce586"/>
          <table:table-cell table:style-name="ce643" table:content-validation-name="val110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1418" table:content-validation-name="val143" office:value-type="string" calcext:value-type="string">
            <text:p>Módosítók</text:p>
          </table:table-cell>
          <table:table-cell table:style-name="ce1418" table:content-validation-name="val150" office:value-type="string" calcext:value-type="string">
            <text:p>Összesen</text:p>
          </table:table-cell>
          <table:table-cell table:style-name="ce1100"/>
          <table:table-cell table:style-name="ce1419" office:value-type="string" calcext:value-type="string" table:number-columns-spanned="2" table:number-rows-spanned="1">
            <text:p>Összesen felvett HM:</text:p>
          </table:table-cell>
          <table:covered-table-cell table:style-name="ce1100"/>
          <table:table-cell table:style-name="ce1069" table:content-validation-name="val182" table:formula="of:=SUM([.B4:.B5])" office:value-type="float" office:value="0" calcext:value-type="float">
            <text:p>0 HM</text:p>
          </table:table-cell>
          <table:table-cell table:style-name="ce1100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640"/>
          <table:table-cell table:number-columns-repeated="243"/>
        </table:table-row>
        <table:table-row table:style-name="ro2">
          <table:table-cell table:style-name="ce587" office:value-type="string" calcext:value-type="string">
            <text:p>TÉ alap</text:p>
          </table:table-cell>
          <table:table-cell table:style-name="ce681" table:content-validation-name="val111" office:value-type="float" office:value="0" calcext:value-type="float">
            <text:p>0</text:p>
          </table:table-cell>
          <table:table-cell table:style-name="ce1276" table:content-validation-name="val127" office:value-type="float" office:value="7" calcext:value-type="float">
            <text:p>7</text:p>
          </table:table-cell>
          <table:table-cell table:style-name="ce1276" table:content-validation-name="val144" table:formula="of:=[Alapértékek.$C$18]+[Alapértékek.$C$20]+[Alapértékek.$C$21]" office:value-type="float" office:value="3" calcext:value-type="float">
            <text:p>3</text:p>
          </table:table-cell>
          <table:table-cell table:style-name="ce1499" table:content-validation-name="val151" table:formula="of:=[.C4]+[.B4]+[.D4]" office:value-type="float" office:value="10" calcext:value-type="float">
            <text:p>10</text:p>
          </table:table-cell>
          <table:table-cell table:style-name="ce1100"/>
          <table:table-cell table:style-name="ce1419" office:value-type="string" calcext:value-type="string" table:number-columns-spanned="2" table:number-rows-spanned="1">
            <text:p>Max felvehető HM:</text:p>
          </table:table-cell>
          <table:covered-table-cell table:style-name="ce1100"/>
          <table:table-cell table:style-name="ce1659" table:content-validation-name="val183" table:formula="of:=SUM([$Alapértékek.J32:.J53])+SUM([$Alapértékek.J18:.J21])" office:value-type="float" office:value="34" calcext:value-type="float">
            <text:p>34 HM</text:p>
          </table:table-cell>
          <table:table-cell table:style-name="ce1100"/>
          <table:table-cell table:style-name="ce1124" table:content-validation-name="val186" office:value-type="float" office:value="10" calcext:value-type="float">
            <text:p>10 méter</text:p>
          </table:table-cell>
          <table:table-cell table:style-name="ce1166" table:content-validation-name="val189" office:value-type="string" calcext:value-type="string" table:number-columns-spanned="2" table:number-rows-spanned="1">
            <text:p>Hosszú íj</text:p>
          </table:table-cell>
          <table:covered-table-cell table:style-name="ce706"/>
          <table:table-cell table:style-name="ce1247" table:formula="of:=VLOOKUP([.$L$4];tavolsagi_fegyverek_all;3;0)" office:value-type="float" office:value="4" calcext:value-type="float">
            <text:p>4</text:p>
          </table:table-cell>
          <table:table-cell table:style-name="ce1272" table:formula="of:=ROUNDUP([.$K$4]/[.$N$4])" office:value-type="float" office:value="3" calcext:value-type="float">
            <text:p>3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VÉ alap</text:p>
          </table:table-cell>
          <table:table-cell table:style-name="ce655" table:content-validation-name="val112" office:value-type="float" office:value="0" calcext:value-type="float">
            <text:p>0</text:p>
          </table:table-cell>
          <table:table-cell table:style-name="ce1276" table:content-validation-name="val127" office:value-type="float" office:value="30" calcext:value-type="float">
            <text:p>30</text:p>
          </table:table-cell>
          <table:table-cell table:style-name="ce1276" table:content-validation-name="val145" table:formula="of:=[Alapértékek.$C$20]+[Alapértékek.$C$21]" office:value-type="float" office:value="3" calcext:value-type="float">
            <text:p>3</text:p>
          </table:table-cell>
          <table:table-cell table:style-name="ce1499" table:content-validation-name="val152" table:formula="of:=[.C5]+[.B5]+[.D5]" office:value-type="float" office:value="33" calcext:value-type="float">
            <text:p>33</text:p>
          </table:table-cell>
          <table:table-cell table:style-name="ce1100" table:number-columns-repeated="5"/>
          <table:table-cell table:style-name="ce1125"/>
          <table:table-cell table:style-name="ce1204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2">
          <table:table-cell table:style-name="ce1100"/>
          <table:table-cell table:style-name="ce683"/>
          <table:table-cell table:style-name="ce1100" table:number-columns-repeated="4"/>
          <table:table-cell table:style-name="ce1419" office:value-type="string" calcext:value-type="string" table:number-columns-spanned="2" table:number-rows-spanned="1">
            <text:p>Össz felvett CM:</text:p>
          </table:table-cell>
          <table:covered-table-cell table:style-name="ce1100"/>
          <table:table-cell table:style-name="ce1071" table:content-validation-name="val114" table:formula="of:=[.B7]" office:value-type="float" office:value="0" calcext:value-type="float">
            <text:p>0 HM</text:p>
          </table:table-cell>
          <table:table-cell table:style-name="ce1100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CÉ alap</text:p>
          </table:table-cell>
          <table:table-cell table:style-name="ce657" table:content-validation-name="val113" office:value-type="float" office:value="0" calcext:value-type="float">
            <text:p>0</text:p>
          </table:table-cell>
          <table:table-cell table:style-name="ce1276" table:content-validation-name="val128" office:value-type="float" office:value="-10" calcext:value-type="float">
            <text:p>-10</text:p>
          </table:table-cell>
          <table:table-cell table:style-name="ce693" table:content-validation-name="val146" table:formula="of:=[Alapértékek.C24]" office:value-type="float" office:value="0" calcext:value-type="float">
            <text:p>0</text:p>
          </table:table-cell>
          <table:table-cell table:style-name="ce1499" table:content-validation-name="val153" table:formula="of:=[.C7]+[.B7]+[.D7]" office:value-type="float" office:value="-10" calcext:value-type="float">
            <text:p>-10</text:p>
          </table:table-cell>
          <table:table-cell table:style-name="ce1100"/>
          <table:table-cell table:style-name="ce1419" office:value-type="string" calcext:value-type="string" table:number-columns-spanned="2" table:number-rows-spanned="1">
            <text:p>Max felvehető CM:</text:p>
          </table:table-cell>
          <table:covered-table-cell table:style-name="ce1100"/>
          <table:table-cell table:style-name="ce1659" table:content-validation-name="val184" table:formula="of:=[Data.C19]*[Alapértékek.$D$8]" office:value-type="float" office:value="18" calcext:value-type="float">
            <text:p>18 HM</text:p>
          </table:table-cell>
          <table:table-cell table:style-name="ce1100"/>
          <table:table-cell table:style-name="ce1127" table:formula="of:=VLOOKUP([.$L7];tavharc_szorzo_mozgas_all;4;0)" office:value-type="float" office:value="2" calcext:value-type="float">
            <text:p>2</text:p>
          </table:table-cell>
          <table:table-cell table:style-name="ce1736" table:content-validation-name="val190" office:value-type="string" calcext:value-type="string" table:number-columns-spanned="3" table:number-rows-spanned="1">
            <text:p>Álló cél</text:p>
          </table:table-cell>
          <table:covered-table-cell table:style-name="ce1228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1100"/>
          <table:table-cell table:style-name="ce1196" table:number-columns-repeated="4"/>
          <table:table-cell table:style-name="ce1100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89" office:value-type="string" calcext:value-type="string">
            <text:p>Maradt KP:</text:p>
          </table:table-cell>
          <table:table-cell table:style-name="ce692" table:content-validation-name="val114" table:formula="of:=[Alapértékek.E10]" office:value-type="float" office:value="472" calcext:value-type="float">
            <text:p>472</text:p>
          </table:table-cell>
          <table:table-cell table:style-name="ce1100"/>
          <table:table-cell table:style-name="ce1419" office:value-type="string" calcext:value-type="string">
            <text:p>KP HM-re:</text:p>
          </table:table-cell>
          <table:table-cell table:style-name="ce853" table:content-validation-name="val154" table:formula="of:=[.I3]*[Data.C17]+[.I6]*[Data.C18]" office:value-type="float" office:value="0" calcext:value-type="float">
            <text:p>0 KP</text:p>
          </table:table-cell>
          <table:table-cell table:style-name="ce1196"/>
          <table:table-cell table:style-name="ce1419" office:value-type="string" calcext:value-type="string" table:number-columns-spanned="2" table:number-rows-spanned="1">
            <text:p>Átlag HM</text:p>
          </table:table-cell>
          <table:covered-table-cell table:style-name="ce1100"/>
          <table:table-cell table:style-name="ce1072" table:content-validation-name="val185" table:formula="of:=(([.I3]+[.I6])/[Alapértékek.D8])" office:value-type="float" office:value="0" calcext:value-type="float">
            <text:p>0 HM</text:p>
          </table:table-cell>
          <table:table-cell table:style-name="ce1100"/>
          <table:table-cell table:style-name="ce1127" table:formula="of:=VLOOKUP([.$L9];tavharc_szorzo_lovesz_mozgas_all;4;0)" office:value-type="float" office:value="0" calcext:value-type="float">
            <text:p>0</text:p>
          </table:table-cell>
          <table:table-cell table:style-name="ce1738" table:content-validation-name="val191" office:value-type="string" calcext:value-type="string" table:number-columns-spanned="3" table:number-rows-spanned="1">
            <text:p>Mozdulatlan/álló lövész</text:p>
          </table:table-cell>
          <table:covered-table-cell table:style-name="ce1229"/>
          <table:covered-table-cell table:style-name="ce1250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Default" table:number-columns-repeated="5"/>
          <table:table-cell table:style-name="ce1100"/>
          <table:table-cell table:style-name="Default" table:number-columns-repeated="3"/>
          <table:table-cell table:style-name="ce1100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1100"/>
          <table:table-cell table:style-name="ce1127" table:formula="of:=VLOOKUP([.$L11];tavharc_szorzo_meret_all;4;0)" office:value-type="float" office:value="3" calcext:value-type="float">
            <text:p>3</text:p>
          </table:table-cell>
          <table:table-cell table:style-name="ce1736" table:content-validation-name="val192" office:value-type="string" calcext:value-type="string" table:number-columns-spanned="3" table:number-rows-spanned="1">
            <text:p><text:s/>Alma</text:p>
          </table:table-cell>
          <table:covered-table-cell table:style-name="ce1231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35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1282" table:content-validation-name="val129" office:value-type="string" calcext:value-type="string">
            <text:p>Szint</text:p>
          </table:table-cell>
          <table:table-cell table:style-name="ce1282" office:value-type="string" calcext:value-type="string">
            <text:p>TÉ/CÉ</text:p>
          </table:table-cell>
          <table:table-cell table:style-name="ce1282" office:value-type="string" calcext:value-type="string">
            <text:p>VÉ</text:p>
          </table:table-cell>
          <table:table-cell table:style-name="ce1282" table:content-validation-name="val166" office:value-type="string" calcext:value-type="string">
            <text:p>Harckeret</text:p>
          </table:table-cell>
          <table:table-cell table:style-name="ce1282" office:value-type="string" calcext:value-type="string" table:number-columns-spanned="2" table:number-rows-spanned="1">
            <text:p>CÉ</text:p>
          </table:table-cell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312"/>
          <table:table-cell table:style-name="Default"/>
          <table:table-cell table:style-name="ce641"/>
          <table:table-cell/>
          <table:table-cell table:style-name="ce1825"/>
          <table:table-cell table:number-columns-repeated="240"/>
        </table:table-row>
        <table:table-row table:style-name="ro36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29" table:formula="of:=[Alapértékek.$J18]" office:value-type="float" office:value="5" calcext:value-type="float">
            <text:p>5</text:p>
          </table:table-cell>
          <table:table-cell table:style-name="ce1428" table:content-validation-name="val114" table:formula="of:=VLOOKUP([.$C13];harcmodorok;1)+[.$E$4]" office:value-type="float" office:value="15" calcext:value-type="float">
            <text:p>15</text:p>
          </table:table-cell>
          <table:table-cell table:style-name="ce818" table:content-validation-name="val114" table:formula="of:=VLOOKUP([.$C13];harcmodorok;1)+[.$E$5]" office:value-type="float" office:value="38" calcext:value-type="float">
            <text:p>38</text:p>
          </table:table-cell>
          <table:table-cell table:style-name="ce1555" table:content-validation-name="val167" table:formula="of:=MAX(0; ([.C13]+[Alapértékek.$C$21]-[$Data.$S$35]+([$Data.$S$36]*[$Alapértékek.$J$39])))" office:value-type="float" office:value="11" calcext:value-type="float">
            <text:p>11</text:p>
          </table:table-cell>
          <table:table-cell table:style-name="ce960" table:content-validation-name="val114" office:value-type="string" calcext:value-type="string" table:number-columns-spanned="2" table:number-rows-spanned="1">
            <text:p>-</text:p>
          </table:table-cell>
          <table:covered-table-cell table:style-name="ce1021" table:content-validation-name="val114"/>
          <table:table-cell table:style-name="ce1073"/>
          <table:table-cell table:style-name="ce1100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738" table:content-validation-name="val193" office:value-type="string" calcext:value-type="string" table:number-columns-spanned="3" table:number-rows-spanned="1">
            <text:p>Jól kivehető kontúr</text:p>
          </table:table-cell>
          <table:covered-table-cell table:style-name="ce1742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35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29" table:formula="of:=[Alapértékek.$J19]" office:value-type="float" office:value="6" calcext:value-type="float">
            <text:p>6</text:p>
          </table:table-cell>
          <table:table-cell table:style-name="ce1428" table:content-validation-name="val114" table:formula="of:=VLOOKUP([.$C14];harcmodorok;1)+[.$E$4]" office:value-type="float" office:value="16" calcext:value-type="float">
            <text:p>16</text:p>
          </table:table-cell>
          <table:table-cell table:style-name="ce818" table:content-validation-name="val114" table:formula="of:=VLOOKUP([.$C14];harcmodorok;1)+[.$E$5]" office:value-type="float" office:value="39" calcext:value-type="float">
            <text:p>39</text:p>
          </table:table-cell>
          <table:table-cell table:style-name="ce1428" table:content-validation-name="val167" table:formula="of:=MAX(0; ([.C14]+[Alapértékek.$C$21]-[$Data.$S$35]+([$Data.$S$36]*[$Alapértékek.$J$39])))" office:value-type="float" office:value="12" calcext:value-type="float">
            <text:p>12</text:p>
          </table:table-cell>
          <table:table-cell table:style-name="ce960" table:content-validation-name="val114" office:value-type="string" calcext:value-type="string" table:number-columns-spanned="2" table:number-rows-spanned="1">
            <text:p>-</text:p>
          </table:table-cell>
          <table:covered-table-cell table:style-name="ce1021" table:content-validation-name="val114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312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Zúzás</text:p>
          </table:table-cell>
          <table:covered-table-cell table:style-name="ce700"/>
          <table:table-cell table:style-name="ce764" table:content-validation-name="val129" table:formula="of:=[Alapértékek.$J20]" office:value-type="float" office:value="7" calcext:value-type="float">
            <text:p>7</text:p>
          </table:table-cell>
          <table:table-cell table:style-name="ce1428" table:content-validation-name="val114" table:formula="of:=VLOOKUP([.$C15];harcmodorok;1)+[.$E$4]" office:value-type="float" office:value="17" calcext:value-type="float">
            <text:p>17</text:p>
          </table:table-cell>
          <table:table-cell table:style-name="ce818" table:content-validation-name="val114" table:formula="of:=VLOOKUP([.$C15];harcmodorok;1)+[.$E$5]" office:value-type="float" office:value="40" calcext:value-type="float">
            <text:p>40</text:p>
          </table:table-cell>
          <table:table-cell table:style-name="ce1428" table:content-validation-name="val167" table:formula="of:=MAX(0; ([.C15]+[Alapértékek.$C$21]-[$Data.$S$35]+([$Data.$S$36]*[$Alapértékek.$J$39])))" office:value-type="float" office:value="13" calcext:value-type="float">
            <text:p>13</text:p>
          </table:table-cell>
          <table:table-cell table:style-name="ce960" table:content-validation-name="val114" office:value-type="string" calcext:value-type="string" table:number-columns-spanned="2" table:number-rows-spanned="1">
            <text:p>-</text:p>
          </table:table-cell>
          <table:covered-table-cell table:style-name="ce1021" table:content-validation-name="val114"/>
          <table:table-cell table:style-name="Default"/>
          <table:table-cell table:style-name="ce1100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738" table:content-validation-name="val194" office:value-type="string" calcext:value-type="string" table:number-columns-spanned="3" table:number-rows-spanned="1">
            <text:p>Szélcsend</text:p>
          </table:table-cell>
          <table:covered-table-cell table:style-name="ce1742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29" table:formula="of:=[Alapértékek.$J21]" office:value-type="float" office:value="8" calcext:value-type="float">
            <text:p>8</text:p>
          </table:table-cell>
          <table:table-cell table:style-name="ce1428" table:content-validation-name="val114" table:formula="of:=VLOOKUP([.$C16];harcmodorok;1)+[.$E$4]" office:value-type="float" office:value="18" calcext:value-type="float">
            <text:p>18</text:p>
          </table:table-cell>
          <table:table-cell table:style-name="ce818" table:content-validation-name="val114" table:formula="of:=VLOOKUP([.$C16];harcmodorok;1)+[.$E$5]" office:value-type="float" office:value="41" calcext:value-type="float">
            <text:p>41</text:p>
          </table:table-cell>
          <table:table-cell table:style-name="ce1428" table:content-validation-name="val167" table:formula="of:=MAX(0; ([.C16]+[Alapértékek.$C$21]-[$Data.$S$35]+([$Data.$S$36]*[$Alapértékek.$J$39])))" office:value-type="float" office:value="14" calcext:value-type="float">
            <text:p>14</text:p>
          </table:table-cell>
          <table:table-cell table:style-name="ce960" table:content-validation-name="val114" office:value-type="string" calcext:value-type="string" table:number-columns-spanned="2" table:number-rows-spanned="1">
            <text:p>-</text:p>
          </table:table-cell>
          <table:covered-table-cell table:style-name="ce1021" table:content-validation-name="val114"/>
          <table:table-cell table:style-name="Default"/>
          <table:table-cell table:style-name="ce1100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Ostorharc</text:p>
          </table:table-cell>
          <table:covered-table-cell table:style-name="ce700"/>
          <table:table-cell table:style-name="ce764" table:content-validation-name="val129" table:formula="of:=[Alapértékek.$J22]" office:value-type="float" office:value="0" calcext:value-type="float">
            <text:p>0</text:p>
          </table:table-cell>
          <table:table-cell table:style-name="ce1428" table:content-validation-name="val114" table:formula="of:=VLOOKUP([.$C17];harcmodorok;1)+[.$E$4]" office:value-type="float" office:value="10" calcext:value-type="float">
            <text:p>10</text:p>
          </table:table-cell>
          <table:table-cell table:style-name="ce818" table:content-validation-name="val114" table:formula="of:=VLOOKUP([.$C17];harcmodorok;1)+[.$E$5]" office:value-type="float" office:value="33" calcext:value-type="float">
            <text:p>33</text:p>
          </table:table-cell>
          <table:table-cell table:style-name="ce1428" table:content-validation-name="val167" table:formula="of:=MAX(0; ([.C17]+[Alapértékek.$C$21]-[$Data.$S$35]+([$Data.$S$36]*[$Alapértékek.$J$39])))" office:value-type="float" office:value="6" calcext:value-type="float">
            <text:p>6</text:p>
          </table:table-cell>
          <table:table-cell table:style-name="ce960" table:content-validation-name="val114" office:value-type="string" calcext:value-type="string" table:number-columns-spanned="2" table:number-rows-spanned="1">
            <text:p>-</text:p>
          </table:table-cell>
          <table:covered-table-cell table:style-name="ce1021" table:content-validation-name="val114"/>
          <table:table-cell table:style-name="Default"/>
          <table:table-cell table:style-name="ce1100"/>
          <table:table-cell table:style-name="ce1139" table:content-validation-name="val187" office:value-type="float" office:value="0" calcext:value-type="float">
            <text:p>0</text:p>
          </table:table-cell>
          <table:table-cell table:style-name="ce1742" table:number-columns-repeated="2"/>
          <table: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Hajítás</text:p>
          </table:table-cell>
          <table:covered-table-cell table:style-name="ce700"/>
          <table:table-cell table:style-name="ce764" table:content-validation-name="val129" table:formula="of:=[Alapértékek.$J23]" office:value-type="float" office:value="0" calcext:value-type="float">
            <text:p>0</text:p>
          </table:table-cell>
          <table:table-cell table:style-name="ce1428" table:content-validation-name="val114" table:formula="of:=VLOOKUP([.$C18];harcmodorok;1)+[.$E$4]" office:value-type="float" office:value="10" calcext:value-type="float">
            <text:p>10</text:p>
          </table:table-cell>
          <table:table-cell table:style-name="ce818" table:content-validation-name="val114" table:formula="of:=VLOOKUP([.$C18];harcmodorok;1)+[.$E$5]" office:value-type="float" office:value="33" calcext:value-type="float">
            <text:p>33</text:p>
          </table:table-cell>
          <table:table-cell table:style-name="ce1428" table:content-validation-name="val167" table:formula="of:=MAX(0; ([.C18]+[Alapértékek.$C$21]-[$Data.$S$35]+([$Data.$S$36]*[$Alapértékek.$J$39])))" office:value-type="float" office:value="6" calcext:value-type="float">
            <text:p>6</text:p>
          </table:table-cell>
          <table:table-cell table:style-name="ce960" table:content-validation-name="val114" table:formula="of:=VLOOKUP([.$C18];harcmodorok;1)+[.$E$7]" office:value-type="float" office:value="-10" calcext:value-type="float" table:number-columns-spanned="2" table:number-rows-spanned="1">
            <text:p>-10</text:p>
          </table:table-cell>
          <table:covered-table-cell table:style-name="ce1021" table:content-validation-name="val114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31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29" table:formula="of:=[Alapértékek.$J24]" office:value-type="float" office:value="0" calcext:value-type="float">
            <text:p>0</text:p>
          </table:table-cell>
          <table:table-cell table:style-name="ce1428" table:content-validation-name="val114" table:formula="of:=VLOOKUP([.$C19];harcmodorok;1)+[.$E$4]" office:value-type="float" office:value="10" calcext:value-type="float">
            <text:p>10</text:p>
          </table:table-cell>
          <table:table-cell table:style-name="ce818" table:content-validation-name="val114" table:formula="of:=VLOOKUP([.$C19];harcmodorok;1)+[.$E$5]" office:value-type="float" office:value="33" calcext:value-type="float">
            <text:p>33</text:p>
          </table:table-cell>
          <table:table-cell table:style-name="ce1428" table:content-validation-name="val167" table:formula="of:=MAX(0; ([.C19]+[Alapértékek.$C$21]-[$Data.$S$35]+([$Data.$S$36]*[$Alapértékek.$J$39])))" office:value-type="float" office:value="6" calcext:value-type="float">
            <text:p>6</text:p>
          </table:table-cell>
          <table:table-cell table:style-name="ce960" table:content-validation-name="val114" table:formula="of:=VLOOKUP([.$C19];harcmodorok;1)+[.$E$7]" office:value-type="float" office:value="-10" calcext:value-type="float" table:number-columns-spanned="2" table:number-rows-spanned="1">
            <text:p>-10</text:p>
          </table:table-cell>
          <table:covered-table-cell table:style-name="ce1021" table:content-validation-name="val114"/>
          <table:table-cell table:style-name="Default"/>
          <table:table-cell table:style-name="ce1100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5" calcext:value-type="float">
            <text:p>5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29" table:formula="of:=[Alapértékek.$J25]" office:value-type="float" office:value="0" calcext:value-type="float">
            <text:p>0</text:p>
          </table:table-cell>
          <table:table-cell table:style-name="ce1428" table:content-validation-name="val114" table:formula="of:=VLOOKUP([.$C20];harcmodorok;1)+[.$E$4]" office:value-type="float" office:value="10" calcext:value-type="float">
            <text:p>10</text:p>
          </table:table-cell>
          <table:table-cell table:style-name="ce818" table:content-validation-name="val114" table:formula="of:=VLOOKUP([.$C20];harcmodorok;1)+[.$E$5]" office:value-type="float" office:value="33" calcext:value-type="float">
            <text:p>33</text:p>
          </table:table-cell>
          <table:table-cell table:style-name="ce1428" table:content-validation-name="val167" table:formula="of:=MAX(0; ([.C20]+[Alapértékek.$C$21]-[$Data.$S$35]+([$Data.$S$36]*[$Alapértékek.$J$39])))" office:value-type="float" office:value="6" calcext:value-type="float">
            <text:p>6</text:p>
          </table:table-cell>
          <table:table-cell table:style-name="ce960" table:content-validation-name="val114" table:formula="of:=VLOOKUP([.$C20];harcmodorok;1)+[.$E$7]" office:value-type="float" office:value="-10" calcext:value-type="float" table:number-columns-spanned="2" table:number-rows-spanned="1">
            <text:p>-10</text:p>
          </table:table-cell>
          <table:covered-table-cell table:style-name="ce1021" table:content-validation-name="val114"/>
          <table:table-cell table:style-name="Default"/>
          <table:table-cell table:style-name="ce1100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float" office:value="3" calcext:value-type="float">
            <text:p>3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34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29" table:formula="of:=[Alapértékek.$J27]" office:value-type="float" office:value="0" calcext:value-type="float">
            <text:p>0</text:p>
          </table:table-cell>
          <table:table-cell table:style-name="ce1428" table:content-validation-name="val114" table:formula="of:=VLOOKUP([.$C21];harcmodorok;1)+[.$E$4]" office:value-type="float" office:value="10" calcext:value-type="float">
            <text:p>10</text:p>
          </table:table-cell>
          <table:table-cell table:style-name="ce818" table:content-validation-name="val114" table:formula="of:=VLOOKUP([.$C21];harcmodorok;1)+[.$E$5]" office:value-type="float" office:value="33" calcext:value-type="float">
            <text:p>33</text:p>
          </table:table-cell>
          <table:table-cell table:style-name="ce1428" table:content-validation-name="val167" table:formula="of:=MAX(0; ([.C21]+[Alapértékek.$C$21]-[$Data.$S$35]+([$Data.$S$36]*[$Alapértékek.$J$39])))" office:value-type="float" office:value="6" calcext:value-type="float">
            <text:p>6</text:p>
          </table:table-cell>
          <table:table-cell table:style-name="ce960" table:content-validation-name="val114" table:formula="of:=VLOOKUP([.$C21];harcmodorok;1)+[.$E$7]" office:value-type="float" office:value="-10" calcext:value-type="float" table:number-columns-spanned="2" table:number-rows-spanned="1">
            <text:p>-10</text:p>
          </table:table-cell>
          <table:covered-table-cell table:style-name="ce1021" table:content-validation-name="val114"/>
          <table:table-cell table:style-name="Default"/>
          <table:table-cell table:style-name="ce1100"/>
          <table:table-cell table:style-name="ce1142" table:formula="of:=VLOOKUP([.$L$4];teljes_tavharcertekek_all;5;0)" office:value-type="string" office:string-value="Osztó: 4" calcext:value-type="string" table:number-columns-spanned="2" table:number-rows-spanned="1">
            <text:p>Osztó: 4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290" table:formula="of:=[.O19]*[.O4]" office:value-type="float" office:value="15" calcext:value-type="float">
            <text:p>15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1100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2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ce1074"/>
          <table:table-cell table:style-name="ce1111"/>
          <table:table-cell table:style-name="Default" table:number-columns-repeated="4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1110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1292" table:content-validation-name="val130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1292" office:value-type="string" calcext:value-type="string">
            <text:p>SP</text:p>
          </table:table-cell>
          <table:table-cell table:style-name="ce1292" office:value-type="string" calcext:value-type="string" table:number-columns-spanned="2" table:number-rows-spanned="1">
            <text:p>Komment</text:p>
          </table:table-cell>
          <table:covered-table-cell table:style-name="ce1204"/>
          <table:table-cell table:style-name="ce1074"/>
          <table:table-cell table:style-name="ce1111"/>
          <table:table-cell table:style-name="Default" table:number-columns-repeated="16"/>
          <table:table-cell table:style-name="ce1230"/>
          <table:table-cell table:number-columns-repeated="232"/>
        </table:table-row>
        <table:table-row table:style-name="ro37">
          <table:table-cell table:style-name="ce609" table:content-validation-name="val98" office:value-type="string" calcext:value-type="string">
            <text:p>Puszta kéz</text:p>
          </table:table-cell>
          <table:table-cell table:style-name="ce702" table:content-validation-name="val115" table:formula="of:=VLOOKUP([.$A25];kezifegyverek_all;5;0)" office:value-type="float" office:value="6" calcext:value-type="float">
            <text:p>6</text:p>
          </table:table-cell>
          <table:table-cell table:style-name="ce1293" table:content-validation-name="val131" office:value-type="float" office:value="0" calcext:value-type="float" table:number-columns-spanned="1" table:number-rows-spanned="2">
            <text:p>0</text:p>
          </table:table-cell>
          <table:table-cell table:style-name="ce1447" table:content-validation-name="val114" table:formula="of:=VLOOKUP([.$A25];kezifegyverek_all;2;0) + ([.$C25]*[Data.$S$6])" office:value-type="float" office:value="-3" calcext:value-type="float">
            <text:p>-3</text:p>
          </table:table-cell>
          <table:table-cell table:style-name="ce1447" table:content-validation-name="val114" table:formula="of:=VLOOKUP([.$A25];kezifegyverek_all;3;0) + ([.$C25]*[Data.$S$6])" office:value-type="float" office:value="-3" calcext:value-type="float">
            <text:p>-3</text:p>
          </table:table-cell>
          <table:table-cell table:style-name="ce1447" table:content-validation-name="val168" table:formula="of:=[.Z27]" office:value-type="string" office:string-value="-5 Z" calcext:value-type="string">
            <text:p>-5 Z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76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Default" table:number-columns-repeated="3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825"/>
          <table:table-cell table:number-columns-repeated="8"/>
          <table:table-cell table:style-name="Default"/>
          <table:table-cell table:number-columns-repeated="231"/>
        </table:table-row>
        <table:table-row table:style-name="ro38">
          <table:table-cell table:style-name="ce610" table:content-validation-name="val98" office:value-type="string" calcext:value-type="string">
            <text:p>Puszta kéz Belharcban</text:p>
          </table:table-cell>
          <table:table-cell table:style-name="ce702" table:content-validation-name="val115" table:formula="of:=VLOOKUP([.$A26];kezifegyverek_all;5;0)" office:value-type="float" office:value="6" calcext:value-type="float">
            <text:p>6</text:p>
          </table:table-cell>
          <table:covered-table-cell table:style-name="Default" table:content-validation-name="val132"/>
          <table:table-cell table:style-name="ce1447" table:content-validation-name="val114" table:formula="of:=VLOOKUP([.$A26];kezifegyverek_all;2;0) + ([.$C26]*[Data.$S$6])" office:value-type="float" office:value="0" calcext:value-type="float">
            <text:p>0</text:p>
          </table:table-cell>
          <table:table-cell table:style-name="ce1447" table:content-validation-name="val114" table:formula="of:=VLOOKUP([.$A26];kezifegyverek_all;3;0) + ([.$C26]*[Data.$S$6])" office:value-type="float" office:value="0" calcext:value-type="float">
            <text:p>0</text:p>
          </table:table-cell>
          <table:table-cell table:style-name="ce1447" table:content-validation-name="val169" table:formula="of:=[.$Z28]" office:value-type="string" office:string-value="0 Z" calcext:value-type="string">
            <text:p>0 Z</text:p>
          </table:table-cell>
          <table:table-cell table:style-name="ce964" table:content-validation-name="val5" table:formula="of:=VLOOKUP([.$A26];kezifegyverek_all;15;0)" office:value-type="string" office:string-value="FP sebesülést okoz. &#10;Minden 5-ik FP 1 ÉP elvesztését okozza.&#10;Kivéve: harcművészek „Sárkány ökle” fortélya&#10;Páncélkesztyűvel SP:-3 a (-5) helyett." calcext:value-type="string" table:number-columns-spanned="2" table:number-rows-spanned="1">
            <text:p>FP sebesülést okoz. </text:p>
            <text:p>Minden 5-ik FP 1 ÉP elvesztését okozza.</text:p>
            <text:p>Kivéve: harcművészek „Sárkány ökle” fortélya</text:p>
            <text:p>Páncélkesztyűvel SP:-3 a (-5) helyett.</text:p>
          </table:table-cell>
          <table:covered-table-cell table:style-name="ce1024"/>
          <table:covered-table-cell table:style-name="ce1077"/>
          <table:covered-table-cell table:number-columns-repeated="4"/>
          <table:table-cell table:style-name="Default" table:number-columns-repeated="3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15" table:content-validation-name="val99" office:value-type="string" calcext:value-type="string">
            <text:p>Kard, hosszú</text:p>
          </table:table-cell>
          <table:table-cell table:style-name="ce702" table:content-validation-name="val115" table:formula="of:=VLOOKUP([.$A27];kezifegyverek_all;5;0)" office:value-type="float" office:value="7" calcext:value-type="float">
            <text:p>7</text:p>
          </table:table-cell>
          <table:table-cell table:style-name="ce1293" table:content-validation-name="val133" office:value-type="float" office:value="0" calcext:value-type="float">
            <text:p>0</text:p>
          </table:table-cell>
          <table:table-cell table:style-name="ce1447" table:content-validation-name="val114" table:formula="of:=VLOOKUP([.$A27];kezifegyverek_all;2;0) + ([.$C27]*[Data.$S$6])" office:value-type="float" office:value="4" calcext:value-type="float">
            <text:p>4</text:p>
          </table:table-cell>
          <table:table-cell table:style-name="ce1447" table:content-validation-name="val114" table:formula="of:=VLOOKUP([.$A27];kezifegyverek_all;3;0) + ([.$C27]*[Data.$S$6])" office:value-type="float" office:value="4" calcext:value-type="float">
            <text:p>4</text:p>
          </table:table-cell>
          <table:table-cell table:style-name="ce1447" table:content-validation-name="val169" table:formula="of:=[.$Z29]" office:value-type="string" office:string-value="4 V/S" calcext:value-type="string">
            <text:p>4 V/S</text:p>
          </table:table-cell>
          <table:table-cell table:style-name="ce965" table:content-validation-name="val5" table:formula="of:=VLOOKUP([.$A27];kezifegyverek_all;15;0)" office:value-type="string" office:string-value="A legelterjedtebb kard" calcext:value-type="string" table:number-columns-spanned="2" table:number-rows-spanned="1">
            <text:p>A legelterjedtebb kard</text:p>
          </table:table-cell>
          <table:covered-table-cell table:style-name="ce1024"/>
          <table:table-cell table:style-name="ce1078" office:value-type="float" office:value="2" calcext:value-type="float" table:number-columns-spanned="5" table:number-rows-spanned="1">
            <text:p>2</text:p>
          </table:table-cell>
          <table:covered-table-cell table:number-columns-repeated="4"/>
          <table:table-cell table:style-name="ce1095" office:value-type="string" calcext:value-type="string">
            <text:p>Mf check</text:p>
          </table:table-cell>
          <table:table-cell table:style-name="Default" table:number-columns-repeated="2"/>
          <table:table-cell table:style-name="ce1340" table:formula="of:=VLOOKUP([.$A25]; kezifegyverek_all; 4; 0)" office:value-type="float" office:value="-5" calcext:value-type="float">
            <text:p>-5</text:p>
          </table:table-cell>
          <table:table-cell table:style-name="ce1816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382" table:formula="of:=MIN([Data.$C$31]; VLOOKUP([.$A25]; kezifegyverek_all; 9; 0))" office:value-type="float" office:value="0" calcext:value-type="float">
            <text:p>0</text:p>
          </table:table-cell>
          <table:table-cell table:style-name="ce1835" table:formula="of:=IF(ISNUMBER([.$Q27]); ([.$Q27]+[.$R27]+[.$T27]))" office:value-type="float" office:value="-5" calcext:value-type="float">
            <text:p>-5</text:p>
          </table:table-cell>
          <table:table-cell table:style-name="ce1356" table:formula="of:=VLOOKUP([.$A25]; kezifegyverek_all; 10; 0)" office:value-type="float" office:value="0" calcext:value-type="float">
            <text:p>0</text:p>
          </table:table-cell>
          <table:table-cell table:style-name="ce1835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11; 0)" office:value-type="float" office:value="0" calcext:value-type="float">
            <text:p>0</text:p>
          </table:table-cell>
          <table:table-cell table:style-name="ce1853" table:formula="of:=IF([.$X27] = 1; &quot;/&quot; &amp; ([.$U27] + 2); &quot;&quot;)">
            <text:p/>
          </table:table-cell>
          <table:table-cell table:style-name="ce1857" table:formula="of:=IF(ISNUMBER([.$U27]); [.$U27] &amp; [.$Y27] &amp; &quot; &quot; &amp; [.$S27] &amp; [.$W27]; [Data.$C$29])" office:value-type="string" office:string-value="-5 Z" calcext:value-type="string">
            <text:p>-5 Z</text:p>
          </table:table-cell>
          <table:table-cell/>
          <table:table-cell table:style-name="Default"/>
          <table:table-cell table:number-columns-repeated="231"/>
        </table:table-row>
        <table:table-row table:style-name="ro39">
          <table:table-cell table:style-name="ce1115" table:content-validation-name="val99" office:value-type="string" calcext:value-type="string">
            <text:p>Lándzsa</text:p>
          </table:table-cell>
          <table:table-cell table:style-name="ce702" table:content-validation-name="val115" table:formula="of:=VLOOKUP([.$A28];kezifegyverek_all;5;0)" office:value-type="float" office:value="7" calcext:value-type="float">
            <text:p>7</text:p>
          </table:table-cell>
          <table:table-cell table:style-name="ce1293" table:content-validation-name="val133" office:value-type="float" office:value="0" calcext:value-type="float">
            <text:p>0</text:p>
          </table:table-cell>
          <table:table-cell table:style-name="ce1447" table:content-validation-name="val114" table:formula="of:=VLOOKUP([.$A28];kezifegyverek_all;2;0) + ([.$C28]*[Data.$S$6])" office:value-type="float" office:value="12" calcext:value-type="float">
            <text:p>12</text:p>
          </table:table-cell>
          <table:table-cell table:style-name="ce1447" table:content-validation-name="val114" table:formula="of:=VLOOKUP([.$A28];kezifegyverek_all;3;0) + ([.$C28]*[Data.$S$6])" office:value-type="float" office:value="13" calcext:value-type="float">
            <text:p>13</text:p>
          </table:table-cell>
          <table:table-cell table:style-name="ce1447" table:content-validation-name="val169" table:formula="of:=[.$Z30]" office:value-type="string" office:string-value="2 S" calcext:value-type="string">
            <text:p>2 S</text:p>
          </table:table-cell>
          <table:table-cell table:style-name="ce965" table:content-validation-name="val5" table:formula="of:=VLOOKUP([.$A28];kezifegyverek_all;15;0)" office:value-type="string" office:string-value="Keskeny: +2&#10;Széles hegyű: +2" calcext:value-type="string" table:number-columns-spanned="2" table:number-rows-spanned="1">
            <text:p>Keskeny: +2</text:p>
            <text:p>Széles hegyű: +2</text:p>
          </table:table-cell>
          <table:covered-table-cell table:style-name="ce1024"/>
          <table:table-cell table:style-name="ce1078" office:value-type="float" office:value="3" calcext:value-type="float" table:number-columns-spanned="5" table:number-rows-spanned="1">
            <text:p>3</text:p>
          </table:table-cell>
          <table:covered-table-cell table:number-columns-repeated="4"/>
          <table:table-cell table:style-name="Default" table:number-columns-repeated="3"/>
          <table:table-cell table:style-name="ce1340" table:formula="of:=VLOOKUP([.$A26]; kezifegyverek_all; 4; 0)" office:value-type="float" office:value="0" calcext:value-type="float">
            <text:p>0</text:p>
          </table:table-cell>
          <table:covered-table-cell table:style-name="ce1336"/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382" table:formula="of:=MIN([Data.$C$31]; VLOOKUP([.$A26]; kezifegyverek_all; 9; 0))" office:value-type="float" office:value="0" calcext:value-type="float">
            <text:p>0</text:p>
          </table:table-cell>
          <table:table-cell table:style-name="ce1835" table:formula="of:=IF(ISNUMBER([.$Q28]); ([.$Q28]+[.$R27]+[.$T28]))" office:value-type="float" office:value="0" calcext:value-type="float">
            <text:p>0</text:p>
          </table:table-cell>
          <table:table-cell table:style-name="ce1356" table:formula="of:=VLOOKUP([.$A26]; kezifegyverek_all; 10; 0)" office:value-type="float" office:value="0" calcext:value-type="float">
            <text:p>0</text:p>
          </table:table-cell>
          <table:table-cell table:style-name="ce1835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11; 0)" office:value-type="float" office:value="0" calcext:value-type="float">
            <text:p>0</text:p>
          </table:table-cell>
          <table:table-cell table:style-name="ce1853" table:formula="of:=IF([.$X28] = 1; &quot;/&quot; &amp; ([.$U28] + 2); &quot;&quot;)">
            <text:p/>
          </table:table-cell>
          <table:table-cell table:style-name="ce1857" table:formula="of:=IF(ISNUMBER([.$U28]); [.$U28] &amp; [.$Y28] &amp; &quot; &quot; &amp; [.$S28] &amp; [.$W28]; [Data.$C$29])" office:value-type="string" office:string-value="0 Z" calcext:value-type="string">
            <text:p>0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15" table:content-validation-name="val99" office:value-type="string" calcext:value-type="string">
            <text:p>Tőr</text:p>
          </table:table-cell>
          <table:table-cell table:style-name="ce702" table:content-validation-name="val115" table:formula="of:=VLOOKUP([.$A29];kezifegyverek_all;5;0)" office:value-type="float" office:value="6" calcext:value-type="float">
            <text:p>6</text:p>
          </table:table-cell>
          <table:table-cell table:style-name="ce1293" table:content-validation-name="val133" office:value-type="float" office:value="2" calcext:value-type="float">
            <text:p>2</text:p>
          </table:table-cell>
          <table:table-cell table:style-name="ce1447" table:content-validation-name="val114" table:formula="of:=VLOOKUP([.$A29];kezifegyverek_all;2;0) + ([.$C29]*[Data.$S$6])" office:value-type="float" office:value="4" calcext:value-type="float">
            <text:p>4</text:p>
          </table:table-cell>
          <table:table-cell table:style-name="ce1447" table:content-validation-name="val114" table:formula="of:=VLOOKUP([.$A29];kezifegyverek_all;3;0) + ([.$C29]*[Data.$S$6])" office:value-type="float" office:value="4" calcext:value-type="float">
            <text:p>4</text:p>
          </table:table-cell>
          <table:table-cell table:style-name="ce1447" table:content-validation-name="val169" table:formula="of:=[.$Z31]" office:value-type="string" office:string-value="3 S/V" calcext:value-type="string">
            <text:p>3 S/V</text:p>
          </table:table-cell>
          <table:table-cell table:style-name="ce965" table:content-validation-name="val5" table:formula="of:=VLOOKUP([.$A29];kezifegyverek_all;15;0)" office:value-type="string" office:string-value="-" calcext:value-type="string" table:number-columns-spanned="2" table:number-rows-spanned="1">
            <text:p>-</text:p>
          </table:table-cell>
          <table:covered-table-cell table:style-name="ce1024"/>
          <table:table-cell table:style-name="ce1081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340" table:formula="of:=VLOOKUP([.$A27]; kezifegyverek_all; 4; 0)" office:value-type="float" office:value="4" calcext:value-type="float">
            <text:p>4</text:p>
          </table:table-cell>
          <table:table-cell table:style-name="ce1816" table:formula="of:= [.$C27] * [Data.$T$6]" office:value-type="float" office:value="0" calcext:value-type="float">
            <text:p>0</text:p>
          </table:table-cell>
          <table:table-cell table:style-name="ce1356" table:formula="of:=VLOOKUP([.$A27]; kezifegyverek_all; 6; 0)" office:value-type="string" office:string-value="V/S" calcext:value-type="string">
            <text:p>V/S</text:p>
          </table:table-cell>
          <table:table-cell table:style-name="ce1382" table:formula="of:=MIN([Data.$C$31]; VLOOKUP([.$A27]; kezifegyverek_all; 9; 0))" office:value-type="float" office:value="0" calcext:value-type="float">
            <text:p>0</text:p>
          </table:table-cell>
          <table:table-cell table:style-name="ce1835" table:formula="of:=IF(ISNUMBER([.$Q29]); ([.$Q29]+[.$R29]+[.$T29]))" office:value-type="float" office:value="4" calcext:value-type="float">
            <text:p>4</text:p>
          </table:table-cell>
          <table:table-cell table:style-name="ce1356" table:formula="of:=VLOOKUP([.$A27]; kezifegyverek_all; 10; 0)" office:value-type="float" office:value="0" calcext:value-type="float">
            <text:p>0</text:p>
          </table:table-cell>
          <table:table-cell table:style-name="ce1835" table:formula="of:=IF(AND(ISNUMBER([.$V29]); [.$V29] &gt; 0); &quot; +&quot; &amp; [.$V29] &amp; &quot;Á&quot;; &quot;&quot;)">
            <text:p/>
          </table:table-cell>
          <table:table-cell table:style-name="ce1356" table:formula="of:=VLOOKUP([.$A27]; kezifegyverek_all; 11; 0)" office:value-type="float" office:value="0" calcext:value-type="float">
            <text:p>0</text:p>
          </table:table-cell>
          <table:table-cell table:style-name="ce1853" table:formula="of:=IF([.$X29] = 1; &quot;/&quot; &amp; ([.$U29] + 2); &quot;&quot;)">
            <text:p/>
          </table:table-cell>
          <table:table-cell table:style-name="ce1857" table:formula="of:=IF(ISNUMBER([.$Q29]); ([.$Q29]+[.$R29]+[.$T29]) &amp; [.$Y29] &amp; &quot; &quot; &amp; [.$S29] &amp; [.$W29]; [Data.$C$29])" office:value-type="string" office:string-value="4 V/S" calcext:value-type="string">
            <text:p>4 V/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15" table:content-validation-name="val99" office:value-type="string" calcext:value-type="string">
            <text:p>Kard, emrelin</text:p>
          </table:table-cell>
          <table:table-cell table:style-name="ce702" table:content-validation-name="val115" table:formula="of:=VLOOKUP([.$A30];kezifegyverek_all;5;0)" office:value-type="float" office:value="7" calcext:value-type="float">
            <text:p>7</text:p>
          </table:table-cell>
          <table:table-cell table:style-name="ce1293" table:content-validation-name="val133" office:value-type="float" office:value="0" calcext:value-type="float">
            <text:p>0</text:p>
          </table:table-cell>
          <table:table-cell table:style-name="ce1447" table:content-validation-name="val114" table:formula="of:=VLOOKUP([.$A30];kezifegyverek_all;2;0) + ([.$C30]*[Data.$S$6])" office:value-type="float" office:value="5" calcext:value-type="float">
            <text:p>5</text:p>
          </table:table-cell>
          <table:table-cell table:style-name="ce1447" table:content-validation-name="val114" table:formula="of:=VLOOKUP([.$A30];kezifegyverek_all;3;0) + ([.$C30]*[Data.$S$6])" office:value-type="float" office:value="4" calcext:value-type="float">
            <text:p>4</text:p>
          </table:table-cell>
          <table:table-cell table:style-name="ce1447" table:content-validation-name="val169" table:formula="of:=[.$Z32]" office:value-type="string" office:string-value="4 V/S" calcext:value-type="string">
            <text:p>4 V/S</text:p>
          </table:table-cell>
          <table:table-cell table:style-name="ce965" table:content-validation-name="val5" table:formula="of:=VLOOKUP([.$A30];kezifegyverek_all;15;0)" office:value-type="float" office:value="0" calcext:value-type="float" table:number-columns-spanned="2" table:number-rows-spanned="1">
            <text:p/>
          </table:table-cell>
          <table:covered-table-cell table:style-name="ce1024"/>
          <table:table-cell table:style-name="ce1081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340" table:formula="of:=VLOOKUP([.$A28]; kezifegyverek_all; 4; 0)" office:value-type="float" office:value="2" calcext:value-type="float">
            <text:p>2</text:p>
          </table:table-cell>
          <table:table-cell table:style-name="ce1816" table:formula="of:= [.$C28] * [Data.$T$6]" office:value-type="float" office:value="0" calcext:value-type="float">
            <text:p>0</text:p>
          </table:table-cell>
          <table:table-cell table:style-name="ce1356" table:formula="of:=VLOOKUP([.$A28]; kezifegyverek_all; 6; 0)" office:value-type="string" office:string-value="S" calcext:value-type="string">
            <text:p>S</text:p>
          </table:table-cell>
          <table:table-cell table:style-name="ce1382" table:formula="of:=MIN([Data.$C$31]; VLOOKUP([.$A28]; kezifegyverek_all; 9; 0))" office:value-type="float" office:value="0" calcext:value-type="float">
            <text:p>0</text:p>
          </table:table-cell>
          <table:table-cell table:style-name="ce1835" table:formula="of:=IF(ISNUMBER([.$Q30]); ([.$Q30]+[.$R30]+[.$T30]))" office:value-type="float" office:value="2" calcext:value-type="float">
            <text:p>2</text:p>
          </table:table-cell>
          <table:table-cell table:style-name="ce1356" table:formula="of:=VLOOKUP([.$A28]; kezifegyverek_all; 10; 0)" office:value-type="string" office:string-value="4/0" calcext:value-type="string">
            <text:p>4/0</text:p>
          </table:table-cell>
          <table:table-cell table:style-name="ce1835" table:formula="of:=IF(AND(ISNUMBER([.$V30]); [.$V30] &gt; 0); &quot; +&quot; &amp; [.$V30] &amp; &quot;Á&quot;; &quot;&quot;)">
            <text:p/>
          </table:table-cell>
          <table:table-cell table:style-name="ce1356" table:formula="of:=VLOOKUP([.$A28]; kezifegyverek_all; 11; 0)" office:value-type="float" office:value="0" calcext:value-type="float">
            <text:p>0</text:p>
          </table:table-cell>
          <table:table-cell table:style-name="ce1853" table:formula="of:=IF([.$X30] = 1; &quot;/&quot; &amp; ([.$U30] + 2); &quot;&quot;)">
            <text:p/>
          </table:table-cell>
          <table:table-cell table:style-name="ce1857" table:formula="of:=IF(ISNUMBER([.$Q30]); ([.$Q30]+[.$R30]+[.$T30]) &amp; [.$Y30] &amp; &quot; &quot; &amp; [.$S30] &amp; [.$W30]; [Data.$C$29])" office:value-type="string" office:string-value="2 S" calcext:value-type="string">
            <text:p>2 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15" table:content-validation-name="val100" office:value-type="string" calcext:value-type="string">
            <text:p>Kard, mesterkard 1K</text:p>
          </table:table-cell>
          <table:table-cell table:style-name="ce702" table:content-validation-name="val115" table:formula="of:=VLOOKUP([.$A31];kezifegyverek_all;5;0)" office:value-type="float" office:value="8" calcext:value-type="float">
            <text:p>8</text:p>
          </table:table-cell>
          <table:table-cell table:style-name="ce1293" table:content-validation-name="val134" office:value-type="float" office:value="1" calcext:value-type="float" table:number-columns-spanned="1" table:number-rows-spanned="2">
            <text:p>1</text:p>
          </table:table-cell>
          <table:table-cell table:style-name="ce1447" table:content-validation-name="val114" table:formula="of:=VLOOKUP([.$A31];kezifegyverek_all;2;0) + ([.$C31]*[Data.$S$6])" office:value-type="float" office:value="6" calcext:value-type="float">
            <text:p>6</text:p>
          </table:table-cell>
          <table:table-cell table:style-name="ce1447" table:content-validation-name="val114" table:formula="of:=VLOOKUP([.$A31];kezifegyverek_all;3;0) + ([.$C31]*[Data.$S$6])" office:value-type="float" office:value="3" calcext:value-type="float">
            <text:p>3</text:p>
          </table:table-cell>
          <table:table-cell table:style-name="ce1447" table:content-validation-name="val169" table:formula="of:=[.$Z33]" office:value-type="string" office:string-value="6 V/S" calcext:value-type="string">
            <text:p>6 V/S</text:p>
          </table:table-cell>
          <table:table-cell table:style-name="ce965" table:content-validation-name="val5" table:formula="of:=VLOOKUP([.$A31];kezifegyverek_all;15;0)" office:value-type="string" office:string-value="Erő követelmény: +2" calcext:value-type="string" table:number-columns-spanned="2" table:number-rows-spanned="1">
            <text:p>Erő követelmény: +2</text:p>
          </table:table-cell>
          <table:covered-table-cell table:style-name="ce1024"/>
          <table:table-cell table:style-name="ce1082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ce414" office:value-type="string" calcext:value-type="string" table:number-columns-spanned="2" table:number-rows-spanned="1">
            <text:p>MK -2 nincs meg, csak -1</text:p>
          </table:table-cell>
          <table:covered-table-cell table:style-name="Default"/>
          <table:table-cell table:style-name="Default"/>
          <table:table-cell table:style-name="ce1340" table:formula="of:=VLOOKUP([.$A29]; kezifegyverek_all; 4; 0)" office:value-type="float" office:value="1" calcext:value-type="float">
            <text:p>1</text:p>
          </table:table-cell>
          <table:table-cell table:style-name="ce1816" table:formula="of:= [.$C29] * [Data.$T$6]" office:value-type="float" office:value="2" calcext:value-type="float">
            <text:p>2</text:p>
          </table:table-cell>
          <table:table-cell table:style-name="ce1356" table:formula="of:=VLOOKUP([.$A29]; kezifegyverek_all; 6; 0)" office:value-type="string" office:string-value="S/V" calcext:value-type="string">
            <text:p>S/V</text:p>
          </table:table-cell>
          <table:table-cell table:style-name="ce1382" table:formula="of:=MIN([Data.$C$31]; VLOOKUP([.$A29]; kezifegyverek_all; 9; 0))" office:value-type="float" office:value="0" calcext:value-type="float">
            <text:p>0</text:p>
          </table:table-cell>
          <table:table-cell table:style-name="ce1835" table:formula="of:=IF(ISNUMBER([.$Q31]); ([.$Q31]+[.$R31]+[.$T31]))" office:value-type="float" office:value="3" calcext:value-type="float">
            <text:p>3</text:p>
          </table:table-cell>
          <table:table-cell table:style-name="ce1356" table:formula="of:=VLOOKUP([.$A29]; kezifegyverek_all; 10; 0)" office:value-type="float" office:value="0" calcext:value-type="float">
            <text:p>0</text:p>
          </table:table-cell>
          <table:table-cell table:style-name="ce1835" table:formula="of:=IF(AND(ISNUMBER([.$V31]); [.$V31] &gt; 0); &quot; +&quot; &amp; [.$V31] &amp; &quot;Á&quot;; &quot;&quot;)">
            <text:p/>
          </table:table-cell>
          <table:table-cell table:style-name="ce1356" table:formula="of:=VLOOKUP([.$A29]; kezifegyverek_all; 11; 0)" office:value-type="float" office:value="0" calcext:value-type="float">
            <text:p>0</text:p>
          </table:table-cell>
          <table:table-cell table:style-name="ce1853" table:formula="of:=IF([.$X31] = 1; &quot;/&quot; &amp; ([.$U31] + 2); &quot;&quot;)">
            <text:p/>
          </table:table-cell>
          <table:table-cell table:style-name="ce1857" table:formula="of:=IF(ISNUMBER([.$Q31]); ([.$Q31]+[.$R31]+[.$T31]) &amp; [.$Y31] &amp; &quot; &quot; &amp; [.$S31] &amp; [.$W31]; [Data.$C$29])" office:value-type="string" office:string-value="3 S/V" calcext:value-type="string">
            <text:p>3 S/V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15" table:content-validation-name="val101" office:value-type="string" calcext:value-type="string">
            <text:p>Kard, mesterkard 2K</text:p>
          </table:table-cell>
          <table:table-cell table:style-name="ce702" table:content-validation-name="val115" table:formula="of:=VLOOKUP([.$A32];kezifegyverek_all;5;0)" office:value-type="float" office:value="8" calcext:value-type="float">
            <text:p>8</text:p>
          </table:table-cell>
          <table:covered-table-cell table:style-name="ce767" table:content-validation-name="val135"/>
          <table:table-cell table:style-name="ce1447" table:content-validation-name="val114" table:formula="of:=VLOOKUP([.$A32];kezifegyverek_all;2;0) + ([.$C32]*[Data.$S$6])" office:value-type="float" office:value="7" calcext:value-type="float">
            <text:p>7</text:p>
          </table:table-cell>
          <table:table-cell table:style-name="ce1447" table:content-validation-name="val114" table:formula="of:=VLOOKUP([.$A32];kezifegyverek_all;3;0) + ([.$C32]*[Data.$S$6])" office:value-type="float" office:value="4" calcext:value-type="float">
            <text:p>4</text:p>
          </table:table-cell>
          <table:table-cell table:style-name="ce1447" table:content-validation-name="val169" table:formula="of:=[.$Z33]" office:value-type="string" office:string-value="6 V/S" calcext:value-type="string">
            <text:p>6 V/S</text:p>
          </table:table-cell>
          <table:table-cell table:style-name="ce965" table:content-validation-name="val5" table:formula="of:=VLOOKUP([.$A32];kezifegyverek_all;15;0)" office:value-type="string" office:string-value="Erő követelmény: +2" calcext:value-type="string" table:number-columns-spanned="2" table:number-rows-spanned="1">
            <text:p>Erő követelmény: +2</text:p>
          </table:table-cell>
          <table:covered-table-cell table:style-name="ce1024"/>
          <table:covered-table-cell table:style-name="ce1090"/>
          <table:covered-table-cell table:number-columns-repeated="4"/>
          <table:table-cell table:style-name="Default" table:number-columns-repeated="3"/>
          <table:table-cell table:style-name="ce1340" table:formula="of:=VLOOKUP([.$A30]; kezifegyverek_all; 4; 0)" office:value-type="float" office:value="4" calcext:value-type="float">
            <text:p>4</text:p>
          </table:table-cell>
          <table:table-cell table:style-name="ce1816" table:formula="of:= [.$C30] * [Data.$T$6]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V/S" calcext:value-type="string">
            <text:p>V/S</text:p>
          </table:table-cell>
          <table:table-cell table:style-name="ce1382" table:formula="of:=MIN([Data.$C$31]; VLOOKUP([.$A30]; kezifegyverek_all; 9; 0))" office:value-type="float" office:value="0" calcext:value-type="float">
            <text:p>0</text:p>
          </table:table-cell>
          <table:table-cell table:style-name="ce1835" table:formula="of:=IF(ISNUMBER([.$Q32]); ([.$Q32]+[.$R32]+[.$T32]))" office:value-type="float" office:value="4" calcext:value-type="float">
            <text:p>4</text:p>
          </table:table-cell>
          <table:table-cell table:style-name="ce1356" table:formula="of:=VLOOKUP([.$A30]; kezifegyverek_all; 10; 0)" office:value-type="float" office:value="0" calcext:value-type="float">
            <text:p>0</text:p>
          </table:table-cell>
          <table:table-cell table:style-name="ce1835" table:formula="of:=IF(AND(ISNUMBER([.$V32]); [.$V32] &gt; 0); &quot; +&quot; &amp; [.$V32] &amp; &quot;Á&quot;; &quot;&quot;)">
            <text:p/>
          </table:table-cell>
          <table:table-cell table:style-name="ce1356" table:formula="of:=VLOOKUP([.$A30]; kezifegyverek_all; 11; 0)" office:value-type="float" office:value="0" calcext:value-type="float">
            <text:p>0</text:p>
          </table:table-cell>
          <table:table-cell table:style-name="ce1853" table:formula="of:=IF([.$X32] = 1; &quot;/&quot; &amp; ([.$U32] + 2); &quot;&quot;)">
            <text:p/>
          </table:table-cell>
          <table:table-cell table:style-name="ce1857" table:formula="of:=IF(ISNUMBER([.$Q32]); ([.$Q32]+[.$R32]+[.$T32]) &amp; [.$Y32] &amp; &quot; &quot; &amp; [.$S32] &amp; [.$W32]; [Data.$C$29])" office:value-type="string" office:string-value="4 V/S" calcext:value-type="string">
            <text:p>4 V/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16"/>
          <table:table-cell table:style-name="ce703" office:value-type="string" calcext:value-type="string">
            <text:p>Mf db</text:p>
          </table:table-cell>
          <table:table-cell table:style-name="ce771" table:formula="of:=SUM([.C25:.C32])+SUM([.C37:.C38])" office:value-type="float" office:value="3" calcext:value-type="float">
            <text:p>3 x</text:p>
          </table:table-cell>
          <table:table-cell table:style-name="ce1116"/>
          <table:table-cell table:style-name="ce854" office:value-type="string" calcext:value-type="string">
            <text:p>Erőbónusz</text:p>
          </table:table-cell>
          <table:table-cell table:style-name="ce923" table:content-validation-name="val170" table:formula="of:=[$Data.$C$31]" office:value-type="float" office:value="0" calcext:value-type="float">
            <text:p>0</text:p>
          </table:table-cell>
          <table:table-cell table:style-name="ce1116" table:number-columns-spanned="2" table:number-rows-spanned="1"/>
          <table:covered-table-cell table:style-name="ce1116"/>
          <table:table-cell table:style-name="Default" table:number-columns-repeated="5"/>
          <table:table-cell table:style-name="ce1196"/>
          <table:table-cell table:style-name="Default" table:number-columns-repeated="2"/>
          <table:table-cell table:style-name="ce1340" table:formula="of:=VLOOKUP([.$A31]; kezifegyverek_all; 4; 0)" office:value-type="float" office:value="5" calcext:value-type="float">
            <text:p>5</text:p>
          </table:table-cell>
          <table:table-cell table:style-name="ce1816" table:formula="of:= [.$C31] * [Data.$T$6]" office:value-type="float" office:value="1" calcext:value-type="float" table:number-columns-spanned="1" table:number-rows-spanned="2">
            <text:p>1</text:p>
          </table:table-cell>
          <table:table-cell table:style-name="ce1356" table:formula="of:=VLOOKUP([.$A31]; kezifegyverek_all; 6; 0)" office:value-type="string" office:string-value="V/S" calcext:value-type="string">
            <text:p>V/S</text:p>
          </table:table-cell>
          <table:table-cell table:style-name="ce1382" table:formula="of:=MIN([Data.$C$31]; VLOOKUP([.$A31]; kezifegyverek_all; 9; 0))" office:value-type="float" office:value="0" calcext:value-type="float">
            <text:p>0</text:p>
          </table:table-cell>
          <table:table-cell table:style-name="ce1835" table:formula="of:=IF(ISNUMBER([.$Q33]); ([.$Q33]+[.$R33]+[.$T33]))" office:value-type="float" office:value="6" calcext:value-type="float" table:number-columns-spanned="1" table:number-rows-spanned="2">
            <text:p>6</text:p>
          </table:table-cell>
          <table:table-cell table:style-name="ce1356" table:formula="of:=VLOOKUP([.$A31]; kezifegyverek_all; 10; 0)" office:value-type="float" office:value="0" calcext:value-type="float">
            <text:p>0</text:p>
          </table:table-cell>
          <table:table-cell table:style-name="ce1835" table:formula="of:=IF(AND(ISNUMBER([.$V33]); [.$V33] &gt; 0); &quot; +&quot; &amp; [.$V33] &amp; &quot;Á&quot;; &quot;&quot;)" table:number-columns-spanned="1" table:number-rows-spanned="2">
            <text:p/>
          </table:table-cell>
          <table:table-cell table:style-name="ce1356" table:formula="of:=VLOOKUP([.$A31]; kezifegyverek_all; 11; 0)" office:value-type="float" office:value="0" calcext:value-type="float">
            <text:p>0</text:p>
          </table:table-cell>
          <table:table-cell table:style-name="ce1853" table:formula="of:=IF([.$X33] = 1; &quot;/&quot; &amp; ([.$U33] + 2); &quot;&quot;)" table:number-columns-spanned="1" table:number-rows-spanned="2">
            <text:p/>
          </table:table-cell>
          <table:table-cell table:style-name="ce1857" table:formula="of:=IF(ISNUMBER([.$Q33]); ([.$Q33]+[.$R33]+[.$T33]) &amp; [.$Y33] &amp; &quot; &quot; &amp; [.$S33] &amp; [.$W33]; [Data.$C$29])" office:value-type="string" office:string-value="6 V/S" calcext:value-type="string" table:number-columns-spanned="1" table:number-rows-spanned="2">
            <text:p>6 V/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Default" table:number-columns-repeated="13"/>
          <table:table-cell table:style-name="ce1196"/>
          <table:table-cell table:style-name="Default" table:number-columns-repeated="2"/>
          <table:table-cell table:style-name="ce1340" table:formula="of:=VLOOKUP([.$A32]; kezifegyverek_all; 4; 0)" office:value-type="float" office:value="5" calcext:value-type="float">
            <text:p>5</text:p>
          </table:table-cell>
          <table:covered-table-cell table:style-name="Default"/>
          <table:table-cell table:style-name="ce1356" table:formula="of:=VLOOKUP([.$A32]; kezifegyverek_all; 6; 0)" office:value-type="string" office:string-value="V/S" calcext:value-type="string">
            <text:p>V/S</text:p>
          </table:table-cell>
          <table:table-cell table:style-name="ce1382" table:formula="of:=MIN([Data.$C$31]; VLOOKUP([.$A32]; kezifegyverek_all; 9; 0))" office:value-type="float" office:value="0" calcext:value-type="float">
            <text:p>0</text:p>
          </table:table-cell>
          <table:covered-table-cell table:style-name="Default"/>
          <table:table-cell table:style-name="ce1356" table:formula="of:=VLOOKUP([.$A32]; kezifegyverek_all; 10; 0)" office:value-type="float" office:value="0" calcext:value-type="float">
            <text:p>0</text:p>
          </table:table-cell>
          <table:covered-table-cell table:style-name="Default"/>
          <table:table-cell table:style-name="ce1356" table:formula="of:=VLOOKUP([.$A32]; kezifegyverek_all; 11; 0)" office:value-type="float" office:value="0" calcext:value-type="float">
            <text:p>0</text:p>
          </table:table-cell>
          <table:covered-table-cell table:style-name="Default"/>
          <table:covered-table-cell table:style-name="ce879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1204"/>
          <table:table-cell table:style-name="ce1204"/>
          <table:table-cell table:style-name="Default" table:number-columns-repeated="4"/>
          <table:table-cell table:style-name="ce1196"/>
          <table:table-cell table:style-name="Default" table:number-columns-repeated="2"/>
          <table:table-cell table:style-name="ce1351"/>
          <table:table-cell table:style-name="Default" table:number-columns-repeated="8"/>
          <table:table-cell table:style-name="ce879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1110" table:content-validation-name="val102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1292" table:content-validation-name="val130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1292" office:value-type="string" calcext:value-type="string">
            <text:p>SP</text:p>
          </table:table-cell>
          <table:table-cell table:style-name="ce1292" office:value-type="string" calcext:value-type="string" table:number-columns-spanned="2" table:number-rows-spanned="1">
            <text:p>Hatótáv + Komment</text:p>
          </table:table-cell>
          <table:covered-table-cell table:style-name="ce1204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879"/>
          <table:table-cell table:style-name="Default"/>
          <table:table-cell table:number-columns-repeated="232"/>
        </table:table-row>
        <table:table-row table:style-name="ro40">
          <table:table-cell table:style-name="ce1115" table:content-validation-name="val103" office:value-type="string" calcext:value-type="string">
            <text:p>Hosszú íj</text:p>
          </table:table-cell>
          <table:table-cell table:style-name="ce702" table:content-validation-name="val115" table:formula="of:=VLOOKUP([.$A37];tavolsagi_fegyverek_all;14;0)" office:value-type="string" office:string-value="íjászat" calcext:value-type="string">
            <text:p>íjászat</text:p>
          </table:table-cell>
          <table:table-cell table:style-name="ce1293" table:content-validation-name="val136" office:value-type="float" office:value="0" calcext:value-type="float">
            <text:p>0</text:p>
          </table:table-cell>
          <table:table-cell table:style-name="ce1447" table:content-validation-name="val114" table:formula="of:=VLOOKUP([.$A37];tavolsagi_fegyverek_all;2;0)+[.$C37]*[Data.$S$6]" office:value-type="float" office:value="6" calcext:value-type="float">
            <text:p>6</text:p>
          </table:table-cell>
          <table:table-cell table:style-name="ce1447" table:formula="of:=VLOOKUP([.$A37];tavolsagi_fegyverek_all;3;0)" office:value-type="float" office:value="4" calcext:value-type="float">
            <text:p>4</text:p>
          </table:table-cell>
          <table:table-cell table:style-name="ce924" table:content-validation-name="val171" table:formula="of:=[.Z38]" office:value-type="string" office:string-value="3 S" calcext:value-type="string">
            <text:p>3 S</text:p>
          </table:table-cell>
          <table:table-cell table:style-name="ce966" table:formula="of:=VLOOKUP([.$A37];tavolsagi_fegyverek_all;15;0)" office:value-type="string" office:string-value="Az Erőbónusz csak akkor számít&#10;Ha az íj erre az Erő értékre lett tervezve!" calcext:value-type="string" table:number-columns-spanned="2" table:number-rows-spanned="1">
            <text:p>Az Erőbónusz csak akkor számít</text:p>
            <text:p>Ha az íj erre az Erő értékre lett tervezve!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879"/>
          <table:table-cell table:style-name="Default"/>
          <table:table-cell table:number-columns-repeated="232"/>
        </table:table-row>
        <table:table-row table:style-name="ro1">
          <table:table-cell table:style-name="ce1115" table:content-validation-name="val103" office:value-type="string" calcext:value-type="string">
            <text:p>Nyílpuska</text:p>
          </table:table-cell>
          <table:table-cell table:style-name="ce702" table:content-validation-name="val115" table:formula="of:=VLOOKUP([.$A38];tavolsagi_fegyverek_all;14;0)" office:value-type="string" office:string-value="lövészet" calcext:value-type="string">
            <text:p>lövészet</text:p>
          </table:table-cell>
          <table:table-cell table:style-name="ce1293" table:content-validation-name="val136" office:value-type="float" office:value="0" calcext:value-type="float">
            <text:p>0</text:p>
          </table:table-cell>
          <table:table-cell table:style-name="ce1447" table:content-validation-name="val114" table:formula="of:=VLOOKUP([.$A38];tavolsagi_fegyverek_all;2;0)+[.$C38]*[Data.$S$6]" office:value-type="float" office:value="8" calcext:value-type="float">
            <text:p>8</text:p>
          </table:table-cell>
          <table:table-cell table:style-name="ce1447" table:formula="of:=VLOOKUP([.$A38];tavolsagi_fegyverek_all;3;0)" office:value-type="float" office:value="5" calcext:value-type="float">
            <text:p>5</text:p>
          </table:table-cell>
          <table:table-cell table:style-name="ce924" table:content-validation-name="val171" table:formula="of:=[.Z39]" office:value-type="string" office:string-value="6 S +8Á" calcext:value-type="string">
            <text:p>6 S +8Á</text:p>
          </table:table-cell>
          <table:table-cell table:style-name="ce966" table:formula="of:=VLOOKUP([.$A38];tavolsagi_fegyverek_all;15;0)" office:value-type="float" office:value="0" calcext:value-type="float" table:number-columns-spanned="2" table:number-rows-spanned="1">
            <text:p/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ce1095" office:value-type="string" calcext:value-type="string">
            <text:p>Check h jó -e</text:p>
          </table:table-cell>
          <table:table-cell table:style-name="ce1340" table:formula="of:=VLOOKUP([.$A37]; tavolsagi_fegyverek_all; 4; 0)" office:value-type="float" office:value="3" calcext:value-type="float">
            <text:p>3</text:p>
          </table:table-cell>
          <table:table-cell table:style-name="ce1816" table:formula="of:= [.$C37] * [Data.$T$6]" office:value-type="float" office:value="0" calcext:value-type="float">
            <text:p>0</text:p>
          </table:table-cell>
          <table:table-cell table:style-name="ce1358" table:formula="of:=VLOOKUP([.$A37]; tavolsagi_fegyverek_all; 6; 0)" office:value-type="string" office:string-value="S" calcext:value-type="string">
            <text:p>S</text:p>
          </table:table-cell>
          <table:table-cell table:style-name="ce1382" table:formula="of:=MIN([Data.$C$31]; VLOOKUP([.$A37]; tavolsagi_fegyverek_all; 9; 0))" office:value-type="float" office:value="0" calcext:value-type="float">
            <text:p>0</text:p>
          </table:table-cell>
          <table:table-cell table:style-name="ce1835" table:formula="of:=IF(ISNUMBER([.$Q38]); ([.$Q38]+[.$R38]+[.$T38]))" office:value-type="float" office:value="3" calcext:value-type="float">
            <text:p>3</text:p>
          </table:table-cell>
          <table:table-cell table:style-name="ce1356" table:formula="of:=VLOOKUP([.$A37]; tavolsagi_fegyverek_all; 10; 0)" office:value-type="float" office:value="0" calcext:value-type="float">
            <text:p>0</text:p>
          </table:table-cell>
          <table:table-cell table:style-name="ce1835" table:formula="of:=IF(AND(ISNUMBER([.$V38]); [.$V38] &gt; 0); &quot; +&quot; &amp; [.$V38] &amp; &quot;Á&quot;; &quot;&quot;)">
            <text:p/>
          </table:table-cell>
          <table:table-cell table:style-name="ce1416"/>
          <table:table-cell/>
          <table:table-cell table:style-name="ce1857" table:formula="of:=IF(ISNUMBER([.$U38]); [.$U38] &amp; [.$Y38] &amp; &quot; &quot; &amp; [.$S38] &amp; [.$W38]; [Data.$C$29])" office:value-type="string" office:string-value="3 S" calcext:value-type="string">
            <text:p>3 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Default" table:number-columns-repeated="9"/>
          <table:table-cell table:style-name="ce167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354" table:formula="of:=VLOOKUP([.$A38]; tavolsagi_fegyverek_all; 4; 0)" office:value-type="float" office:value="6" calcext:value-type="float">
            <text:p>6</text:p>
          </table:table-cell>
          <table:table-cell table:style-name="ce1371" table:formula="of:= [.$C38] * [Data.$T$6]" office:value-type="float" office:value="0" calcext:value-type="float">
            <text:p>0</text:p>
          </table:table-cell>
          <table:table-cell table:style-name="ce1456" table:formula="of:=VLOOKUP([.$A38]; tavolsagi_fegyverek_all; 6; 0)" office:value-type="string" office:string-value="S" calcext:value-type="string">
            <text:p>S</text:p>
          </table:table-cell>
          <table:table-cell table:style-name="ce1474" table:formula="of:=MIN([Data.$C$31]; VLOOKUP([.$A38]; tavolsagi_fegyverek_all; 9; 0))" office:value-type="float" office:value="0" calcext:value-type="float">
            <text:p>0</text:p>
          </table:table-cell>
          <table:table-cell table:style-name="ce1479" table:formula="of:=IF(ISNUMBER([.$Q39]); ([.$Q39]+[.$R39]+[.$T39]))" office:value-type="float" office:value="6" calcext:value-type="float">
            <text:p>6</text:p>
          </table:table-cell>
          <table:table-cell table:style-name="ce1485" table:formula="of:=VLOOKUP([.$A38]; tavolsagi_fegyverek_all; 10; 0)" office:value-type="float" office:value="8" calcext:value-type="float">
            <text:p>8</text:p>
          </table:table-cell>
          <table:table-cell table:style-name="ce1479" table:formula="of:=IF(AND(ISNUMBER([.$V39]); [.$V39] &gt; 0); &quot; +&quot; &amp; [.$V39] &amp; &quot;Á&quot;; &quot;&quot;)" office:value-type="string" office:string-value=" +8Á" calcext:value-type="string">
            <text:p><text:s/>+8Á</text:p>
          </table:table-cell>
          <table:table-cell table:style-name="ce1496"/>
          <table:table-cell table:style-name="ce1501"/>
          <table:table-cell table:style-name="ce1507" table:formula="of:=IF(ISNUMBER([.$U39]); [.$U39] &amp; [.$Y39] &amp; &quot; &quot; &amp; [.$S39] &amp; [.$W39]; [Data.$C$29])" office:value-type="string" office:string-value="6 S +8Á" calcext:value-type="string">
            <text:p>6 S +8Á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Default"/>
          <table:table-cell table:style-name="ce666"/>
          <table:table-cell table:style-name="ce729" office:value-type="string" calcext:value-type="string" table:number-columns-spanned="2" table:number-rows-spanned="1">
            <text:p>KÉ</text:p>
          </table:table-cell>
          <table:covered-table-cell table:style-name="Default"/>
          <table:table-cell table:style-name="ce801" table:content-validation-name="val155" table:formula="of:=([Alapértékek.C21])+([Alapértékek.C22])+[Alapértékek.$D$8]+([$Data.N32] * [Alapértékek.J34])" office:value-type="float" office:value="12" calcext:value-type="float" table:number-columns-spanned="2" table:number-rows-spanned="1">
            <text:p>12</text:p>
          </table:table-cell>
          <table:covered-table-cell table:style-name="ce867"/>
          <table:table-cell/>
          <table:table-cell table:style-name="ce1100"/>
          <table:table-cell table:style-name="ce1073"/>
          <table:table-cell table:style-name="ce167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100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41">
          <table:table-cell table:style-name="ce621" table:content-validation-name="val104" office:value-type="string" calcext:value-type="string" table:number-columns-spanned="2" table:number-rows-spanned="1">
            <text:p>Fegyver<text:span text:style-name="T69"> (harcmodor)</text:span></text:p>
          </table:table-cell>
          <table:covered-table-cell table:style-name="ce708" table:content-validation-name="val116"/>
          <table:table-cell table:style-name="ce1398" table:content-validation-name="val137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1100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4 VÉ</text:p>
          </table:table-cell>
          <table:table-cell table:style-name="ce1100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">
          <table:table-cell table:style-name="ce622" table:content-validation-name="val105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5];kezifegyverek_all;14;0); harcmodor_harcertekek;6;0 ) / VLOOKUP([.$A25];kezifegyverek_all;5;0))" office:value-type="float" office:value="2" calcext:value-type="float">
            <text:p>2</text:p>
          </table:table-cell>
          <table:table-cell table:style-name="ce825" table:content-validation-name="val147" table:formula="of:=VLOOKUP( VLOOKUP([.$A25];kezifegyverek_all;14;0); harcmodor_harcertekek;4;0 )+[.$D25]" office:value-type="float" office:value="12" calcext:value-type="float">
            <text:p>12</text:p>
          </table:table-cell>
          <table:table-cell table:style-name="ce856" table:content-validation-name="val147" table:formula="of:=VLOOKUP( VLOOKUP([.$A25];kezifegyverek_all;14;0); harcmodor_harcertekek;5;0 ) + [.$E25] + [.$M$71]" office:value-type="float" office:value="35" calcext:value-type="float">
            <text:p>35</text:p>
          </table:table-cell>
          <table:table-cell table:style-name="ce927" table:content-validation-name="val172" table:formula="of:=[.F25]" office:value-type="string" office:string-value="-5 Z" calcext:value-type="string">
            <text:p>-5 Z</text:p>
          </table:table-cell>
          <table:table-cell table:style-name="ce1585" table:content-validation-name="val105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ce1095" office:value-type="string" calcext:value-type="string">
            <text:p>Komment</text:p>
          </table:table-cell>
          <table:table-cell table:style-name="ce1100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4 VÉ</text:p>
          </table:table-cell>
          <table:table-cell table:style-name="ce1100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5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6];kezifegyverek_all;14;0); harcmodor_harcertekek;6;0 ) / VLOOKUP([.$A26];kezifegyverek_all;5;0))" office:value-type="float" office:value="2" calcext:value-type="float">
            <text:p>2</text:p>
          </table:table-cell>
          <table:table-cell table:style-name="ce825" table:content-validation-name="val147" table:formula="of:=VLOOKUP( VLOOKUP([.$A26];kezifegyverek_all;14;0); harcmodor_harcertekek;4;0 )+[.$D26]" office:value-type="float" office:value="15" calcext:value-type="float">
            <text:p>15</text:p>
          </table:table-cell>
          <table:table-cell table:style-name="ce856" table:content-validation-name="val147" table:formula="of:=VLOOKUP( VLOOKUP([.$A26];kezifegyverek_all;14;0); harcmodor_harcertekek;5;0 )+[.$E26] + [.$S$45] + [.$M$71]" office:value-type="float" office:value="38" calcext:value-type="float">
            <text:p>38</text:p>
          </table:table-cell>
          <table:table-cell table:style-name="ce1402" table:content-validation-name="val169" table:formula="of:=[.F26]" office:value-type="string" office:string-value="0 Z" calcext:value-type="string">
            <text:p>0 Z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1100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4 VÉ</text:p>
          </table:table-cell>
          <table:table-cell table:style-name="ce1100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5" table:formula="of:=IF(LEN(VLOOKUP([.$A27];kezifegyverek_all;15;0))&gt;1;[.$A27];[.$A27])" office:value-type="string" office:string-value="Kard, hosszú" calcext:value-type="string" table:number-columns-spanned="2" table:number-rows-spanned="1">
            <text:p>Kard, hosszú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7];kezifegyverek_all;14;0); harcmodor_harcertekek;6;0 ) / VLOOKUP([.$A27];kezifegyverek_all;5;0))" office:value-type="float" office:value="2" calcext:value-type="float">
            <text:p>2</text:p>
          </table:table-cell>
          <table:table-cell table:style-name="ce825" table:content-validation-name="val147" table:formula="of:=VLOOKUP( VLOOKUP([.$A27];kezifegyverek_all;14;0); harcmodor_harcertekek;4;0 )+[.$D27]" office:value-type="float" office:value="20" calcext:value-type="float">
            <text:p>20</text:p>
          </table:table-cell>
          <table:table-cell table:style-name="ce856" table:content-validation-name="val147" table:formula="of:=VLOOKUP( VLOOKUP([.$A27];kezifegyverek_all;14;0); harcmodor_harcertekek;5;0 ) + [.$E27] + [.$M$71]" office:value-type="float" office:value="43" calcext:value-type="float">
            <text:p>43</text:p>
          </table:table-cell>
          <table:table-cell table:style-name="ce1402" table:content-validation-name="val169" table:formula="of:=[.F27]" office:value-type="string" office:string-value="4 V/S" calcext:value-type="string">
            <text:p>4 V/S</text:p>
          </table:table-cell>
          <table:table-cell table:style-name="ce1585" table:number-columns-spanned="2" table:number-rows-spanned="1"/>
          <table:covered-table-cell table:style-name="ce1028"/>
          <table:table-cell table:style-name="Default"/>
          <table:table-cell table:style-name="ce1100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5 ÉP</text:p>
          </table:table-cell>
          <table:table-cell table:style-name="ce1184" office:value-type="string" calcext:value-type="string">
            <text:p>-6 VÉ</text:p>
          </table:table-cell>
          <table:table-cell table:style-name="ce1100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/>
          </table:table-cell>
          <table:table-cell table:style-name="ce1522" table:formula="of:=VLOOKUP([$Alapértékek.$J$41];belharc_fortely_all;6;0)" office:value-type="float" office:value="0" calcext:value-type="float">
            <text:p/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5" table:formula="of:=IF(LEN(VLOOKUP([.$A28];kezifegyverek_all;15;0))&gt;1;[.$A28];[.$A28])" office:value-type="string" office:string-value="Lándzsa" calcext:value-type="string" table:number-columns-spanned="2" table:number-rows-spanned="1">
            <text:p>Lándzsa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8];kezifegyverek_all;14;0); harcmodor_harcertekek;6;0 ) / VLOOKUP([.$A28];kezifegyverek_all;5;0))" office:value-type="float" office:value="3" calcext:value-type="float">
            <text:p>3</text:p>
          </table:table-cell>
          <table:table-cell table:style-name="ce825" table:content-validation-name="val147" table:formula="of:=VLOOKUP( VLOOKUP([.$A28];kezifegyverek_all;14;0); harcmodor_harcertekek;4;0 )+[.$D28]" office:value-type="float" office:value="30" calcext:value-type="float">
            <text:p>30</text:p>
          </table:table-cell>
          <table:table-cell table:style-name="ce856" table:content-validation-name="val147" table:formula="of:=VLOOKUP( VLOOKUP([.$A28];kezifegyverek_all;14;0); harcmodor_harcertekek;5;0 ) + [.$E28] + [.$M$71]" office:value-type="float" office:value="54" calcext:value-type="float">
            <text:p>54</text:p>
          </table:table-cell>
          <table:table-cell table:style-name="ce1402" table:content-validation-name="val169" table:formula="of:=[.F28]" office:value-type="string" office:string-value="2 S" calcext:value-type="string">
            <text:p>2 S</text:p>
          </table:table-cell>
          <table:table-cell table:style-name="ce1585" table:number-columns-spanned="2" table:number-rows-spanned="1"/>
          <table:covered-table-cell table:style-name="ce1028"/>
          <table:table-cell table:style-name="Default"/>
          <table:table-cell table:style-name="ce1100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8 ÉP</text:p>
          </table:table-cell>
          <table:table-cell table:style-name="ce1184" office:value-type="string" calcext:value-type="string">
            <text:p>-6 VÉ</text:p>
          </table:table-cell>
          <table:table-cell table:style-name="ce1100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5" table:formula="of:=IF(LEN(VLOOKUP([.$A29];kezifegyverek_all;15;0))&gt;1;[.$A29];[.$A29])" office:value-type="string" office:string-value="Tőr" calcext:value-type="string" table:number-columns-spanned="2" table:number-rows-spanned="1">
            <text:p>Tőr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9];kezifegyverek_all;14;0); harcmodor_harcertekek;6;0 ) / VLOOKUP([.$A29];kezifegyverek_all;5;0))" office:value-type="float" office:value="2" calcext:value-type="float">
            <text:p>2</text:p>
          </table:table-cell>
          <table:table-cell table:style-name="ce825" table:content-validation-name="val147" table:formula="of:=VLOOKUP( VLOOKUP([.$A29];kezifegyverek_all;14;0); harcmodor_harcertekek;4;0 )+[.$D29]" office:value-type="float" office:value="19" calcext:value-type="float">
            <text:p>19</text:p>
          </table:table-cell>
          <table:table-cell table:style-name="ce856" table:content-validation-name="val147" table:formula="of:=VLOOKUP( VLOOKUP([.$A29];kezifegyverek_all;14;0); harcmodor_harcertekek;5;0 ) + [.$E29] + [.$M$71]" office:value-type="float" office:value="42" calcext:value-type="float">
            <text:p>42</text:p>
          </table:table-cell>
          <table:table-cell table:style-name="ce1402" table:content-validation-name="val169" table:formula="of:=[.F29]" office:value-type="string" office:string-value="3 S/V" calcext:value-type="string">
            <text:p>3 S/V</text:p>
          </table:table-cell>
          <table:table-cell table:style-name="ce1585" table:number-columns-spanned="2" table:number-rows-spanned="1"/>
          <table:covered-table-cell table:style-name="ce1028"/>
          <table:table-cell table:style-name="Default"/>
          <table:table-cell table:style-name="ce1100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1 ÉP</text:p>
          </table:table-cell>
          <table:table-cell table:style-name="ce1184" office:value-type="string" calcext:value-type="string">
            <text:p>-6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622" table:content-validation-name="val105" table:formula="of:=IF(LEN(VLOOKUP([.$A30];kezifegyverek_all;15;0))&gt;1;[.$A30];[.$A30])" office:value-type="string" office:string-value="Kard, emrelin" calcext:value-type="string" table:number-columns-spanned="2" table:number-rows-spanned="1">
            <text:p>Kard, emrelin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30];kezifegyverek_all;14;0); harcmodor_harcertekek;6;0 ) / VLOOKUP([.$A30];kezifegyverek_all;5;0))" office:value-type="float" office:value="2" calcext:value-type="float">
            <text:p>2</text:p>
          </table:table-cell>
          <table:table-cell table:style-name="ce825" table:content-validation-name="val147" table:formula="of:=VLOOKUP( VLOOKUP([.$A30];kezifegyverek_all;14;0); harcmodor_harcertekek;4;0 )+[.$D30]" office:value-type="float" office:value="21" calcext:value-type="float">
            <text:p>21</text:p>
          </table:table-cell>
          <table:table-cell table:style-name="ce856" table:content-validation-name="val147" table:formula="of:=VLOOKUP( VLOOKUP([.$A30];kezifegyverek_all;14;0); harcmodor_harcertekek;5;0 ) + [.$E30] + [.$M$71]" office:value-type="float" office:value="43" calcext:value-type="float">
            <text:p>43</text:p>
          </table:table-cell>
          <table:table-cell table:style-name="ce1402" table:content-validation-name="val169" table:formula="of:=[.F30]" office:value-type="string" office:string-value="4 V/S" calcext:value-type="string">
            <text:p>4 V/S</text:p>
          </table:table-cell>
          <table:table-cell table:style-name="ce1585" table:number-columns-spanned="2" table:number-rows-spanned="1"/>
          <table:covered-table-cell table:style-name="ce1028"/>
          <table:table-cell table:style-name="Default"/>
          <table:table-cell table:style-name="ce1100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622" table:content-validation-name="val105" table:formula="of:=IF(LEN(VLOOKUP([.$A31];kezifegyverek_all;15;0))&gt;1;[.$A31];[.$A31])" office:value-type="string" office:string-value="Kard, mesterkard 1K" calcext:value-type="string" table:number-columns-spanned="2" table:number-rows-spanned="1">
            <text:p>Kard, mesterkard 1K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31];kezifegyverek_all;14;0); harcmodor_harcertekek;6;0 ) / VLOOKUP([.$A31];kezifegyverek_all;5;0))" office:value-type="float" office:value="2" calcext:value-type="float">
            <text:p>2</text:p>
          </table:table-cell>
          <table:table-cell table:style-name="ce825" table:content-validation-name="val147" table:formula="of:=VLOOKUP( VLOOKUP([.$A31];kezifegyverek_all;14;0); harcmodor_harcertekek;4;0 )+[.$D31]" office:value-type="float" office:value="22" calcext:value-type="float">
            <text:p>22</text:p>
          </table:table-cell>
          <table:table-cell table:style-name="ce856" table:content-validation-name="val147" table:formula="of:=VLOOKUP( VLOOKUP([.$A31];kezifegyverek_all;14;0); harcmodor_harcertekek;5;0 ) + [.$E31] + [.$M$71]" office:value-type="float" office:value="42" calcext:value-type="float">
            <text:p>42</text:p>
          </table:table-cell>
          <table:table-cell table:style-name="ce1402" table:content-validation-name="val169" table:formula="of:=[.F31]" office:value-type="string" office:string-value="6 V/S" calcext:value-type="string">
            <text:p>6 V/S</text:p>
          </table:table-cell>
          <table:table-cell table:style-name="ce1585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19 ÉP</text:p>
          </table:table-cell>
          <table:table-cell table:style-name="ce1184" office:value-type="string" calcext:value-type="string">
            <text:p>-6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1189" table:content-validation-name="val105" table:formula="of:=IF(LEN(VLOOKUP([.$A32];kezifegyverek_all;15;0))&gt;1;[.$A32];[.$A32])" office:value-type="string" office:string-value="Kard, mesterkard 2K" calcext:value-type="string" table:number-columns-spanned="2" table:number-rows-spanned="1">
            <text:p>Kard, mesterkard 2K</text:p>
          </table:table-cell>
          <table:covered-table-cell table:style-name="ce1295" table:content-validation-name="val116"/>
          <table:table-cell table:style-name="ce1409" table:content-validation-name="val138" table:formula="of:=1+ ROUNDDOWN( VLOOKUP( VLOOKUP([.$A32];kezifegyverek_all;14;0); harcmodor_harcertekek;6;0 ) / VLOOKUP([.$A32];kezifegyverek_all;5;0))" office:value-type="float" office:value="2" calcext:value-type="float">
            <text:p>2</text:p>
          </table:table-cell>
          <table:table-cell table:style-name="ce1497" table:content-validation-name="val147" table:formula="of:=VLOOKUP( VLOOKUP([.$A32];kezifegyverek_all;14;0); harcmodor_harcertekek;4;0 )+[.$D32]" office:value-type="float" office:value="23" calcext:value-type="float">
            <text:p>23</text:p>
          </table:table-cell>
          <table:table-cell table:style-name="ce1528" table:content-validation-name="val147" table:formula="of:=VLOOKUP( VLOOKUP([.$A32];kezifegyverek_all;14;0); harcmodor_harcertekek;5;0 ) + [.$E32] + [.$M$71]" office:value-type="float" office:value="43" calcext:value-type="float">
            <text:p>43</text:p>
          </table:table-cell>
          <table:table-cell table:style-name="ce1409" table:content-validation-name="val169" table:formula="of:=[.F32]" office:value-type="string" office:string-value="6 V/S" calcext:value-type="string">
            <text:p>6 V/S</text:p>
          </table:table-cell>
          <table:table-cell table:style-name="ce1593" table:number-columns-spanned="2" table:number-rows-spanned="1"/>
          <table:covered-table-cell table:style-name="ce1632"/>
          <table:table-cell table:style-name="Default"/>
          <table:table-cell table:style-name="ce1100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24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39">
          <table:table-cell table:style-name="ce625" table:content-validation-name="val106" table:formula="of:=IF(LEN(VLOOKUP([.$A37];tavolsagi_fegyverek_all;15;0))&gt;1;[.$A37];[.$A37])" office:value-type="string" office:string-value="Hosszú íj" calcext:value-type="string" table:number-columns-spanned="2" table:number-rows-spanned="1">
            <text:p>Hosszú íj</text:p>
          </table:table-cell>
          <table:covered-table-cell table:style-name="ce712" table:content-validation-name="val106"/>
          <table:table-cell table:style-name="ce1410" table:content-validation-name="val138" table:formula="of:=1+ ROUNDDOWN( VLOOKUP( VLOOKUP([.$A37];tavolsagi_fegyverek_all;14;0); harcmodor_harcertekek;6;0 ) / VLOOKUP([.$A37];tavolsagi_fegyverek_all;5;0))" office:value-type="float" office:value="1" calcext:value-type="float">
            <text:p>1</text:p>
          </table:table-cell>
          <table:table-cell table:style-name="ce829" table:content-validation-name="val147" table:formula="of:=VLOOKUP( VLOOKUP([.$A37]; tavolsagi_fegyverek_all;14;0); harcmodor_harcertekek;5;0 )+[.$D37]" office:value-type="float" office:value="39" calcext:value-type="float">
            <text:p>39</text:p>
          </table:table-cell>
          <table:table-cell table:style-name="ce872" table:content-validation-name="val147" table:formula="of:=&quot;Osztó: &quot;&amp;[.E37]" office:value-type="string" office:string-value="Osztó: 4" calcext:value-type="string">
            <text:p>Osztó: 4</text:p>
          </table:table-cell>
          <table:table-cell table:style-name="ce1410" table:content-validation-name="val171" table:formula="of:=[.F37]" office:value-type="string" office:string-value="3 S" calcext:value-type="string">
            <text:p>3 S</text:p>
          </table:table-cell>
          <table:table-cell table:style-name="ce975" table:formula="of:=[.G37]" office:value-type="string" office:string-value="Az Erőbónusz csak akkor számít&#10;Ha az íj erre az Erő értékre lett tervezve!" calcext:value-type="string" table:number-columns-spanned="2" table:number-rows-spanned="1">
            <text:p>Az Erőbónusz csak akkor számít</text:p>
            <text:p>Ha az íj erre az Erő értékre lett tervezve!</text:p>
          </table:table-cell>
          <table:covered-table-cell table:style-name="ce1032"/>
          <table:table-cell table:style-name="Default"/>
          <table:table-cell table:style-name="ce1100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29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6" table:formula="of:=IF(LEN(VLOOKUP([.$A38];tavolsagi_fegyverek_all;15;0))&gt;1;[.$A38];[.$A38])" office:value-type="string" office:string-value="Nyílpuska" calcext:value-type="string" table:number-columns-spanned="2" table:number-rows-spanned="1">
            <text:p>Nyílpuska</text:p>
          </table:table-cell>
          <table:covered-table-cell table:style-name="ce712" table:content-validation-name="val106"/>
          <table:table-cell table:style-name="ce1410" table:content-validation-name="val138" table:formula="of:=1+ ROUNDDOWN( VLOOKUP( VLOOKUP([.$A38];tavolsagi_fegyverek_all;14;0); harcmodor_harcertekek;6;0 ) / VLOOKUP([.$A38];tavolsagi_fegyverek_all;5;0))" office:value-type="float" office:value="1" calcext:value-type="float">
            <text:p>1</text:p>
          </table:table-cell>
          <table:table-cell table:style-name="ce829" table:content-validation-name="val147" table:formula="of:=VLOOKUP( VLOOKUP([.$A38]; tavolsagi_fegyverek_all;14;0); harcmodor_harcertekek;5;0 )+[.$D38]" office:value-type="float" office:value="41" calcext:value-type="float">
            <text:p>41</text:p>
          </table:table-cell>
          <table:table-cell table:style-name="ce874" table:content-validation-name="val147" table:formula="of:=&quot;Osztó: &quot;&amp;[.E38]" office:value-type="string" office:string-value="Osztó: 5" calcext:value-type="string">
            <text:p>Osztó: 5</text:p>
          </table:table-cell>
          <table:table-cell table:style-name="ce1561" table:content-validation-name="val171" table:formula="of:=[.F38]" office:value-type="string" office:string-value="6 S +8Á" calcext:value-type="string">
            <text:p>6 S +8Á</text:p>
          </table:table-cell>
          <table:table-cell table:style-name="ce976" table:formula="of:=[.G38]" office:value-type="float" office:value="0" calcext:value-type="float" table:number-columns-spanned="2" table:number-rows-spanned="1">
            <text:p>0</text:p>
          </table:table-cell>
          <table:covered-table-cell table:style-name="ce1033"/>
          <table:table-cell table:style-name="Default"/>
          <table:table-cell table:style-name="ce1100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3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626" table:number-columns-spanned="2" table:number-rows-spanned="1"/>
          <table:covered-table-cell table:style-name="ce713"/>
          <table:table-cell table:style-name="ce780" office:value-type="string" calcext:value-type="string" table:number-columns-spanned="2" table:number-rows-spanned="1">
            <text:p>Harci akrobatika bónusz</text:p>
          </table:table-cell>
          <table:covered-table-cell table:style-name="ce831"/>
          <table:table-cell table:style-name="ce876" table:content-validation-name="val156" table:formula="of:=[Alapértékek.$J$35]" office:value-type="float" office:value="0" calcext:value-type="float">
            <text:p>0</text:p>
          </table:table-cell>
          <table:table-cell table:style-name="ce876" table:content-validation-name="val156" table:formula="of:=[Alapértékek.$J$35]" office:value-type="float" office:value="0" calcext:value-type="float">
            <text:p>0</text:p>
          </table:table-cell>
          <table:table-cell table:style-name="ce977" table:number-columns-spanned="2" table:number-rows-spanned="1"/>
          <table:covered-table-cell table:style-name="ce1036"/>
          <table:table-cell table:style-name="Default"/>
          <table:table-cell table:style-name="ce1100"/>
          <table:table-cell table:style-name="Default" table:number-columns-repeated="3"/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2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1100"/>
          <table:table-cell table:style-name="Default" table:number-columns-repeated="18"/>
          <table:table-cell table:number-columns-repeated="231"/>
        </table:table-row>
        <table:table-row table:style-name="ro3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37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ce1092"/>
          <table:table-cell table:style-name="Default"/>
          <table:table-cell table:style-name="ce1827" office:value-type="string" calcext:value-type="string">
            <text:p>TÉ bónusz ló</text:p>
          </table:table-cell>
          <table:table-cell table:style-name="ce1827" office:value-type="string" calcext:value-type="string">
            <text:p>VÉ bónusz ló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5" table:content-validation-name="val107" office:value-type="string" calcext:value-type="string" table:number-columns-spanned="2" table:number-rows-spanned="1">
            <text:p>Lándzsa</text:p>
          </table:table-cell>
          <table:covered-table-cell table:style-name="ce340" table:content-validation-name="val107"/>
          <table:table-cell table:style-name="ce783" table:formula="of:=VLOOKUP([.$A56];teljes_harcertekek_all;3;0)" office:value-type="float" office:value="3" calcext:value-type="float">
            <text:p>3</text:p>
          </table:table-cell>
          <table:table-cell table:style-name="ce783" table:formula="of:=VLOOKUP([.$A56];teljes_harcertekek_all;4;0) + [.$K$56]" office:value-type="float" office:value="36" calcext:value-type="float">
            <text:p>36</text:p>
          </table:table-cell>
          <table:table-cell table:style-name="ce783" table:formula="of:=VLOOKUP([.$A56];teljes_harcertekek_all;5;0) + [.$L$56]" office:value-type="float" office:value="60" calcext:value-type="float">
            <text:p>60</text:p>
          </table:table-cell>
          <table:table-cell table:style-name="ce933" table:formula="of:=VLOOKUP([.$A56];teljes_harcertekek_all;6;0)" office:value-type="string" office:string-value="2 S" calcext:value-type="string">
            <text:p>2 S</text:p>
          </table:table-cell>
          <table:table-cell table:style-name="ce1592" table:number-columns-spanned="2" table:number-rows-spanned="1"/>
          <table:covered-table-cell table:style-name="ce1592"/>
          <table:table-cell table:style-name="Default" table:number-columns-repeated="2"/>
          <table:table-cell table:style-name="ce1828" table:formula="of:=VLOOKUP([$Alapértékek.$J$40];lovas_harc_fortely_all;3;0)" office:value-type="float" office:value="6" calcext:value-type="float">
            <text:p>6</text:p>
          </table:table-cell>
          <table:table-cell table:style-name="ce1828" table:formula="of:=VLOOKUP([$Alapértékek.$J$40];lovas_harc_fortely_all;4;0)" office:value-type="float" office:value="6" calcext:value-type="float">
            <text:p>6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8" table:content-validation-name="val107" office:value-type="string" calcext:value-type="string" table:number-columns-spanned="2" table:number-rows-spanned="1">
            <text:p>Kard, hosszú</text:p>
          </table:table-cell>
          <table:covered-table-cell table:style-name="ce353" table:content-validation-name="val107"/>
          <table:table-cell table:style-name="ce785" table:formula="of:=VLOOKUP([.$A57];teljes_harcertekek_all;3;0)" office:value-type="float" office:value="2" calcext:value-type="float">
            <text:p>2</text:p>
          </table:table-cell>
          <table:table-cell table:style-name="ce785" table:formula="of:=VLOOKUP([.$A57];teljes_harcertekek_all;4;0) + [.$K$56]" office:value-type="float" office:value="26" calcext:value-type="float">
            <text:p>26</text:p>
          </table:table-cell>
          <table:table-cell table:style-name="ce785" table:formula="of:=VLOOKUP([.$A57];teljes_harcertekek_all;5;0) + [.$L$56]" office:value-type="float" office:value="49" calcext:value-type="float">
            <text:p>49</text:p>
          </table:table-cell>
          <table:table-cell table:style-name="ce785" table:formula="of:=VLOOKUP([.$A57];teljes_harcertekek_all;6;0)" office:value-type="string" office:string-value="4 V/S" calcext:value-type="string">
            <text:p>4 V/S</text:p>
          </table:table-cell>
          <table:table-cell table:style-name="ce1594" table:number-columns-spanned="2" table:number-rows-spanned="1"/>
          <table:covered-table-cell table:style-name="ce1594"/>
          <table:table-cell table:style-name="Default" table:number-columns-repeated="2"/>
          <table:table-cell table:style-name="ce1151"/>
          <table:table-cell table:style-name="ce974" table:number-columns-repeated="2"/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49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6]=3; [$Data.$F$47]; 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3">
          <table:table-cell table:style-name="ce632" office:value-type="string" calcext:value-type="string">
            <text:p>Válassz pajzsot:</text:p>
          </table:table-cell>
          <table:table-cell table:style-name="ce715" table:content-validation-name="val117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39"/>
          <table:table-cell table:style-name="ce834" table:content-validation-name="val148" table:formula="of:=VLOOKUP([.$B$59];pajzsok_te_bunti;2+[Alapértékek.J36];0)" office:value-type="float" office:value="0" calcext:value-type="float">
            <text:p>0</text:p>
          </table:table-cell>
          <table:table-cell table:style-name="ce884" table:content-validation-name="val157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78" table:formula="of:=VLOOKUP([.$B59];pajzsok_all;12;0)+VLOOKUP([.$B$59];pajzsok_te_bunti;2+[Alapértékek.J36];0)" office:value-type="string" office:string-value="" calcext:value-type="error" table:number-columns-spanned="2" table:number-rows-spanned="1">
            <text:p>#N/A</text:p>
          </table:table-cell>
          <table:covered-table-cell table:style-name="ce773"/>
          <table:table-cell table:style-name="Default"/>
          <table:table-cell table:style-name="ce1100"/>
          <table:table-cell table:style-name="Default" table:number-columns-repeated="6"/>
          <table:table-cell table:style-name="ce641"/>
          <table:table-cell table:number-columns-repeated="242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/>
          <table:table-cell table:style-name="Default" table:number-columns-repeated="8"/>
          <table:table-cell table:number-columns-repeated="242"/>
        </table:table-row>
        <table:table-row table:style-name="ro13">
          <table:table-cell table:style-name="ce635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679" table:content-validation-name="val118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44"/>
          <table:table-cell table:style-name="ce778"/>
          <table:table-cell table:style-name="ce1523" table:content-validation-name="val137" office:value-type="string" calcext:value-type="string">
            <text:p>Tám/kör</text:p>
          </table:table-cell>
          <table:table-cell table:style-name="ce1523" office:value-type="string" calcext:value-type="string">
            <text:p>TÉ</text:p>
          </table:table-cell>
          <table:table-cell table:style-name="ce1523" office:value-type="string" calcext:value-type="string">
            <text:p>VÉ</text:p>
          </table:table-cell>
          <table:table-cell table:style-name="ce1007" office:value-type="string" calcext:value-type="string">
            <text:p>SP</text:p>
          </table:table-cell>
          <table:table-cell table:style-name="ce1092"/>
          <table:table-cell table:style-name="ce806"/>
          <table:table-cell table:style-name="ce1171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206"/>
          <table:covered-table-cell table:style-name="ce1266"/>
          <table:covered-table-cell table:style-name="ce1305"/>
          <table:table-cell table:style-name="Default"/>
          <table:table-cell table:style-name="ce641"/>
          <table:table-cell table:style-name="ce1313" office:value-type="string" calcext:value-type="string" table:number-columns-spanned="3" table:number-rows-spanned="1">
            <text:p>SP kalkuláció kétkezes harc</text:p>
          </table:table-cell>
          <table:covered-table-cell table:style-name="ce641"/>
          <table:covered-table-cell table:style-name="ce1825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40">
          <table:table-cell table:style-name="ce1154" table:content-validation-name="val108" office:value-type="string" calcext:value-type="string">
            <text:p><text:s text:c="3"/>Elsődleges fegyver</text:p>
          </table:table-cell>
          <table:table-cell table:style-name="ce1227" table:content-validation-name="val119" office:value-type="string" calcext:value-type="string" table:number-columns-spanned="2" table:number-rows-spanned="1">
            <text:p>Kard, emrelin</text:p>
          </table:table-cell>
          <table:covered-table-cell table:style-name="ce792" table:content-validation-name="val140"/>
          <table:table-cell table:style-name="Default"/>
          <table:table-cell table:style-name="ce824" table:formula="of:=IF(ISNUMBER([.E65]/[.O63])=1;(1+ROUNDDOWN([.E65]/[.O63]));&quot;N/A&quot;)" office:value-type="float" office:value="2" calcext:value-type="float">
            <text:p>2</text:p>
          </table:table-cell>
          <table:table-cell table:style-name="ce889" table:formula="of:=VLOOKUP(VLOOKUP([.$B$62];kezifegyverek_all;14;0);harcmodor_harcertekek;4;0)+[.K$63]+[.K$67]" office:value-type="float" office:value="23" calcext:value-type="float">
            <text:p>23</text:p>
          </table:table-cell>
          <table:table-cell table:style-name="ce889" table:formula="of:=VLOOKUP(VLOOKUP([.$B$62];kezifegyverek_all;14;0);harcmodor_harcertekek;5;0)+[.L$63]+[.L$67]" office:value-type="float" office:value="45" calcext:value-type="float">
            <text:p>45</text:p>
          </table:table-cell>
          <table:table-cell table:style-name="ce1039" table:content-validation-name="val179" table:formula="of:=COM.MICROSOFT.CONCAT([.$AA63];&quot; // &quot;; [.$AA64])" office:value-type="string" office:string-value="4/6 7 // 4 6" calcext:value-type="string">
            <text:p>4/6 7 // 4 6</text:p>
          </table:table-cell>
          <table:table-cell table:style-name="Default"/>
          <table:table-cell table:style-name="ce806"/>
          <table:table-cell table:style-name="ce1172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06" office:value-type="string" calcext:value-type="string">
            <text:p>Sebesség</text:p>
          </table:table-cell>
          <table:table-cell table:style-name="Default" table:number-columns-repeated="2"/>
          <table:table-cell table:style-name="ce1314" office:value-type="string" calcext:value-type="string">
            <text:p>Fegyver</text:p>
            <text:p>Alap SP</text:p>
          </table:table-cell>
          <table:table-cell table:style-name="ce1335" office:value-type="string" calcext:value-type="string">
            <text:p>MF SP</text:p>
            <text:p>Bónusz</text:p>
          </table:table-cell>
          <table:table-cell table:style-name="ce1335" office:value-type="string" calcext:value-type="string">
            <text:p>Sebzés</text:p>
            <text:p>Módja</text:p>
          </table:table-cell>
          <table:table-cell table:style-name="ce1335" office:value-type="string" calcext:value-type="string">
            <text:p>Erőbónusz</text:p>
            <text:p>Limitált</text:p>
          </table:table-cell>
          <table:table-cell table:style-name="ce1411" office:value-type="string" calcext:value-type="string">
            <text:p>SUM primary</text:p>
            <text:p>Sebzés</text:p>
          </table:table-cell>
          <table:table-cell table:style-name="ce1335" office:value-type="string" calcext:value-type="string">
            <text:p>Átütés</text:p>
          </table:table-cell>
          <table:table-cell table:style-name="ce1412" office:value-type="string" calcext:value-type="string">
            <text:p>Átütés</text:p>
            <text:p>Suffix</text:p>
          </table:table-cell>
          <table:table-cell table:style-name="ce1335" office:value-type="string" calcext:value-type="string">
            <text:p>Íves</text:p>
          </table:table-cell>
          <table:table-cell table:style-name="ce1412" office:value-type="string" calcext:value-type="string">
            <text:p>Íves</text:p>
            <text:p>SP érték</text:p>
          </table:table-cell>
          <table:table-cell table:style-name="ce1434" office:value-type="string" calcext:value-type="string">
            <text:p>SUM Sebzés</text:p>
          </table:table-cell>
          <table:table-cell table:number-columns-repeated="232"/>
        </table:table-row>
        <table:table-row table:style-name="ro1">
          <table:table-cell table:style-name="ce1154" table:content-validation-name="val108" office:value-type="string" calcext:value-type="string">
            <text:p><text:s text:c="3"/>Másodlagos fegyver</text:p>
          </table:table-cell>
          <table:table-cell table:style-name="ce1227" table:content-validation-name="val120" office:value-type="string" calcext:value-type="string" table:number-columns-spanned="2" table:number-rows-spanned="1">
            <text:p>Tőr</text:p>
          </table:table-cell>
          <table:covered-table-cell table:style-name="ce795" table:content-validation-name="val140"/>
          <table:table-cell table:style-name="ce839" table:number-columns-repeated="4"/>
          <table:table-cell table:style-name="ce1040"/>
          <table:table-cell table:style-name="Default"/>
          <table:table-cell table:style-name="ce806"/>
          <table:table-cell table:style-name="ce1173" table:content-validation-name="val188" table:formula="of:=VLOOKUP([.$B62];kezifegyverek_all;2;0) + IF([.B61]&gt;=[$Data.$S$29];VLOOKUP([.$B$62];valasztott_fegyverek_all;3;0)*[Data.S$6];0)" office:value-type="float" office:value="5" calcext:value-type="float">
            <text:p>5</text:p>
          </table:table-cell>
          <table:table-cell table:style-name="ce1173" table:content-validation-name="val188" table:formula="of:=VLOOKUP([.$B62];kezifegyverek_all;3;0) + IF([.B61]&gt;=[$Data.$S$29];VLOOKUP([.$B$62];valasztott_fegyverek_all;3;0)*[Data.T$6];0)" office:value-type="float" office:value="4" calcext:value-type="float">
            <text:p>4</text:p>
          </table:table-cell>
          <table:table-cell table:style-name="ce1221" table:content-validation-name="val188" table:formula="of:=VLOOKUP([.$B62];kezifegyverek_all;4;0) + IF([.B61]&gt;=[$Data.$S$29];VLOOKUP([.$B$62];valasztott_fegyverek_all;3;0)*[Data.T$6];0)" office:value-type="float" office:value="4" calcext:value-type="float">
            <text:p>4</text:p>
          </table:table-cell>
          <table:table-cell table:style-name="ce1268" table:formula="of:=VLOOKUP([.$B62];kezifegyverek_all;7;0)" office:value-type="float" office:value="1" calcext:value-type="float">
            <text:p>1</text:p>
          </table:table-cell>
          <table:table-cell table:style-name="ce1310" table:formula="of:=VLOOKUP([.$B$62];valasztott_fegyverek_all;2;0)" office:value-type="float" office:value="7" calcext:value-type="float">
            <text:p>7</text:p>
          </table:table-cell>
          <table:table-cell table:style-name="Default" table:number-columns-repeated="2"/>
          <table:table-cell table:style-name="ce1315" table:formula="of:=VLOOKUP([.$B62]; kezifegyverek_all; 3; 0)" office:value-type="float" office:value="4" calcext:value-type="float">
            <text:p>4</text:p>
          </table:table-cell>
          <table:table-cell table:style-name="ce1835" table:formula="of:=VLOOKUP([.$B62];valasztott_fegyverek_all;3;0) * [Data.$T$6]" office:value-type="float" office:value="0" calcext:value-type="float">
            <text:p>0</text:p>
          </table:table-cell>
          <table:table-cell table:style-name="ce1358" table:formula="of:=VLOOKUP([.$B62]; kezifegyverek_all; 5; 0)" office:value-type="float" office:value="7" calcext:value-type="float">
            <text:p>7</text:p>
          </table:table-cell>
          <table:table-cell table:style-name="ce1382" table:formula="of:=MIN([Data.$C$31]; VLOOKUP([.$B62]; kezifegyverek_all; 4; 0))" office:value-type="float" office:value="0" calcext:value-type="float">
            <text:p>0</text:p>
          </table:table-cell>
          <table:table-cell table:style-name="ce1835" table:formula="of:=IF(ISNUMBER([.$R63]); ([.$R63]+[.$S63]+[.$U63]))" office:value-type="float" office:value="4" calcext:value-type="float">
            <text:p>4</text:p>
          </table:table-cell>
          <table:table-cell table:style-name="ce1356" table:formula="of:=VLOOKUP([.$B62]; kezifegyverek_all; 6; 0)" office:value-type="string" office:string-value="V/S" calcext:value-type="string">
            <text:p>V/S</text:p>
          </table:table-cell>
          <table:table-cell table:style-name="ce1835" table:formula="of:=IF(AND(ISNUMBER([.$W63]); [.$W63] &gt; 0); &quot; +&quot; &amp; [.$W63] &amp; &quot;Á&quot;; &quot;&quot;)">
            <text:p/>
          </table:table-cell>
          <table:table-cell table:style-name="ce1356" table:formula="of:=VLOOKUP([.$B62]; kezifegyverek_all; 7; 0)" office:value-type="float" office:value="1" calcext:value-type="float">
            <text:p>1</text:p>
          </table:table-cell>
          <table:table-cell table:style-name="ce1853" table:formula="of:=IF([.$Y63] = 1; &quot;/&quot; &amp; ([.$V63] + 2); &quot;&quot;)" office:value-type="string" office:string-value="/6" calcext:value-type="string">
            <text:p>/6</text:p>
          </table:table-cell>
          <table:table-cell table:style-name="ce1516" table:formula="of:=IF(ISNUMBER([.$R63]); ([.$R63]+[.$S63]+[.$U63]) &amp; [.$Z63] &amp; &quot; &quot; &amp; [.$T63] &amp; [.$X63]; [Data.$C$29])" office:value-type="string" office:string-value="4/6 7" calcext:value-type="string">
            <text:p>4/6 7</text:p>
          </table:table-cell>
          <table:table-cell table:number-columns-repeated="232"/>
        </table:table-row>
        <table:table-row table:style-name="ro1">
          <table:table-cell table:style-name="ce642"/>
          <table:table-cell table:style-name="ce1204" table:number-columns-repeated="3"/>
          <table:table-cell table:style-name="ce703" table:number-columns-repeated="3"/>
          <table:table-cell table:style-name="ce1015"/>
          <table:table-cell table:style-name="Default"/>
          <table:table-cell table:style-name="ce1233"/>
          <table:table-cell table:style-name="ce1176" table:number-columns-repeated="2"/>
          <table:table-cell table:style-name="ce1222"/>
          <table:table-cell table:style-name="ce1218"/>
          <table:table-cell table:style-name="ce1306"/>
          <table:table-cell table:style-name="Default" table:number-columns-repeated="2"/>
          <table:table-cell table:style-name="ce1320" table:formula="of:=VLOOKUP([.$B63]; kezifegyverek_all; 3; 0)" office:value-type="float" office:value="2" calcext:value-type="float">
            <text:p>2</text:p>
          </table:table-cell>
          <table:table-cell table:style-name="ce1374" table:formula="of:=VLOOKUP([.$B63];valasztott_fegyverek_all;3;0) * [Data.$T$6]" office:value-type="float" office:value="2" calcext:value-type="float">
            <text:p>2</text:p>
          </table:table-cell>
          <table:table-cell table:style-name="ce1404" table:formula="of:=VLOOKUP([.$B63]; kezifegyverek_all; 5; 0)" office:value-type="float" office:value="6" calcext:value-type="float">
            <text:p>6</text:p>
          </table:table-cell>
          <table:table-cell table:style-name="ce1386" table:formula="of:=MIN([Data.$C$31]; VLOOKUP([.$B63]; kezifegyverek_all; 4; 0))" office:value-type="float" office:value="0" calcext:value-type="float">
            <text:p>0</text:p>
          </table:table-cell>
          <table:table-cell table:style-name="ce1374" table:formula="of:=IF(ISNUMBER([.$R64]); ([.$R64]+[.$S64]+[.$U64]))" office:value-type="float" office:value="4" calcext:value-type="float">
            <text:p>4</text:p>
          </table:table-cell>
          <table:table-cell table:style-name="ce1359" table:formula="of:=VLOOKUP([.$B63]; kezifegyverek_all; 6; 0)" office:value-type="string" office:string-value="S/V" calcext:value-type="string">
            <text:p>S/V</text:p>
          </table:table-cell>
          <table:table-cell table:style-name="ce1374" table:formula="of:=IF(AND(ISNUMBER([.$W64]); [.$W64] &gt; 0); &quot; +&quot; &amp; [.$W64] &amp; &quot;Á&quot;; &quot;&quot;)">
            <text:p/>
          </table:table-cell>
          <table:table-cell table:style-name="ce1359" table:formula="of:=VLOOKUP([.$B63]; kezifegyverek_all; 7; 0)" office:value-type="float" office:value="0" calcext:value-type="float">
            <text:p>0</text:p>
          </table:table-cell>
          <table:table-cell table:style-name="ce1446" table:formula="of:=IF([.$Y64] = 1; &quot;/&quot; &amp; ([.$V64] + 2); &quot;&quot;)">
            <text:p/>
          </table:table-cell>
          <table:table-cell table:style-name="ce1445" table:formula="of:=IF(ISNUMBER([.$R64]); ([.$R64]+[.$S64]+[.$U64]) &amp; [.$Z64] &amp; &quot; &quot; &amp; [.$T64] &amp; [.$X64]; [Data.$C$29])" office:value-type="string" office:string-value="4 6" calcext:value-type="string">
            <text:p>4 6</text:p>
          </table:table-cell>
          <table:table-cell table:number-columns-repeated="232"/>
        </table:table-row>
        <table:table-row table:style-name="ro2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1" table:formula="of:=IF([.B61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802"/>
          <table:table-cell table:style-name="ce1476" office:value-type="string" calcext:value-type="string">
            <text:p>Harckeret</text:p>
          </table:table-cell>
          <table:table-cell table:style-name="ce782" table:content-validation-name="val158" table:formula="of:=VLOOKUP(VLOOKUP([.$B$62];kezifegyverek_all;14;0);harcmodor_harcertekek;6;0)+VLOOKUP([.B61];ketkezes_harc_bonuszok;2;0)+IF([.$B$65]=1;[$Data.S25];[$Data.S24])-([.$H$65]/0.5)" office:value-type="float" office:value="11" calcext:value-type="float">
            <text:p>11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1476"/>
          <table:table-cell table:style-name="ce1044" table:content-validation-name="val158" table:formula="of:=[.N63]+[.N67]" office:value-type="float" office:value="1" calcext:value-type="float">
            <text:p>1</text:p>
          </table:table-cell>
          <table:table-cell table:style-name="ce1094" office:value-type="string" calcext:value-type="string">
            <text:p>max pengehossz</text:p>
          </table:table-cell>
          <table:table-cell/>
          <table:table-cell table:style-name="ce1177" office:value-type="string" calcext:value-type="string" table:number-columns-spanned="5" table:number-rows-spanned="1">
            <text:p>Kétkezes Harc Másodlagos fegyver</text:p>
          </table:table-cell>
          <table:covered-table-cell table:style-name="ce1207"/>
          <table:covered-table-cell table:style-name="ce1224"/>
          <table:covered-table-cell table:style-name="ce1269"/>
          <table:covered-table-cell table:style-name="ce1317"/>
          <table:table-cell table:style-name="Default" table:number-columns-repeated="2"/>
          <table:table-cell/>
          <table:table-cell table:style-name="ce1825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2">
          <table:table-cell table:style-name="Default" table:number-columns-repeated="8"/>
          <table:table-cell table:style-name="ce1094" office:value-type="string" calcext:value-type="string">
            <text:p>formázás background</text:p>
          </table:table-cell>
          <table:table-cell/>
          <table:table-cell table:style-name="ce1172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06"/>
          <table:table-cell table:style-name="Default" table:number-columns-repeated="2"/>
          <table:table-cell/>
          <table:table-cell table:style-name="ce1377"/>
          <table:table-cell table:number-columns-repeated="4"/>
          <table:table-cell table:style-name="ce1835"/>
          <table:table-cell table:style-name="ce1356"/>
          <table:table-cell table:style-name="ce185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806"/>
          <table:table-cell table:style-name="ce1173" table:content-validation-name="val188" table:formula="of:=VLOOKUP([.$B63];kezifegyverek_all;2;0) + IF([.B61]&gt;=[$Data.$S$29];VLOOKUP([.$B$63];valasztott_fegyverek_all;3;0)*[Data.S$6];0)" office:value-type="float" office:value="2" calcext:value-type="float">
            <text:p>2</text:p>
          </table:table-cell>
          <table:table-cell table:style-name="ce1173" table:content-validation-name="val188" table:formula="of:=VLOOKUP([.$B63];kezifegyverek_all;3;0) + IF([.B61]&gt;=[$Data.$S$29];VLOOKUP([.$B$63];valasztott_fegyverek_all;3;0)*[Data.T$6];0)" office:value-type="float" office:value="2" calcext:value-type="float">
            <text:p>2</text:p>
          </table:table-cell>
          <table:table-cell table:style-name="ce1221" table:content-validation-name="val188" table:formula="of:=VLOOKUP([.$B63];kezifegyverek_all;4;0) + IF([.B61]&gt;=[$Data.$S$30];VLOOKUP([.$B$63];valasztott_fegyverek_all;3;0)*[Data.T$6];0)" office:value-type="float" office:value="1" calcext:value-type="float">
            <text:p>1</text:p>
          </table:table-cell>
          <table:table-cell table:style-name="ce1268" table:formula="of:=VLOOKUP([.$B63];kezifegyverek_all;7;0)" office:value-type="float" office:value="0" calcext:value-type="float">
            <text:p>0</text:p>
          </table:table-cell>
          <table:table-cell table:style-name="ce1318"/>
          <table:table-cell table:style-name="Default" table:number-columns-repeated="3"/>
          <table:table-cell table:style-name="ce1377"/>
          <table:table-cell table:number-columns-repeated="4"/>
          <table:table-cell table:style-name="ce1835"/>
          <table:table-cell table:style-name="ce1356"/>
          <table:table-cell table:style-name="ce1853"/>
          <table:table-cell table:style-name="Default" table:number-columns-repeated="2"/>
          <table:table-cell table:number-columns-repeated="231"/>
        </table:table-row>
        <table:table-row table:style-name="ro42">
          <table:table-cell table:style-name="ce608" office:value-type="string" calcext:value-type="string" table:number-columns-spanned="8" table:number-rows-spanned="1">
            <text:p>VÉ: </text:p>
          </table:table-cell>
          <table:covered-table-cell table:style-name="ce722"/>
          <table:covered-table-cell table:number-columns-repeated="3" table:style-name="ce803"/>
          <table:covered-table-cell table:number-columns-repeated="3" table:style-name="ce944"/>
          <table:table-cell table:style-name="ce1088"/>
          <table:table-cell table:style-name="ce970" office:value-type="float" office:value="0" calcext:value-type="float">
            <text:p>0</text:p>
          </table:table-cell>
          <table:table-cell table:style-name="Default" table:number-columns-repeated="7"/>
          <table:table-cell/>
          <table:table-cell table:style-name="Default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648" office:value-type="string" calcext:value-type="string">
            <text:p>Manőver Alap</text:p>
          </table:table-cell>
          <table:table-cell table:style-name="ce1256" table:content-validation-name="val122" table:formula="of:=ROUNDUP([.I3]/[$Data.C33])" office:value-type="float" office:value="0" calcext:value-type="float">
            <text:p>0</text:p>
          </table:table-cell>
          <table:table-cell table:style-name="ce804" office:value-type="string" calcext:value-type="string" table:number-columns-spanned="2" table:number-rows-spanned="1">
            <text:p>Manőver Pont: </text:p>
          </table:table-cell>
          <table:covered-table-cell table:style-name="ce841"/>
          <table:table-cell table:style-name="ce1256" table:content-validation-name="val159" table:formula="of:=ROUNDUP(SUM([Alapértékek.$J18:.$J22])/[Alapértékek.$D$8])" office:value-type="float" office:value="3" calcext:value-type="float">
            <text:p>3</text:p>
          </table:table-cell>
          <table:table-cell table:style-name="ce947" table:content-validation-name="val173" office:value-type="string" calcext:value-type="string" table:number-columns-spanned="3" table:number-rows-spanned="1">
            <text:p><text:s/>0,</text:p>
          </table:table-cell>
          <table:covered-table-cell table:style-name="ce992"/>
          <table:covered-table-cell table:style-name="ce1047"/>
          <table:table-cell table:style-name="Default"/>
          <table:table-cell table:style-name="ce806"/>
          <table:table-cell/>
          <table:table-cell table:style-name="Default" table:number-columns-repeated="7"/>
          <table:table-cell table:style-name="ce1377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 table:number-columns-repeated="2"/>
          <table:table-cell table:style-name="Default" table:number-columns-repeated="8"/>
          <table:table-cell table:style-name="ce1377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13">
          <table:table-cell table:style-name="ce612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1257" table:number-columns-spanned="2" table:number-rows-spanned="1"/>
          <table:covered-table-cell table:style-name="ce1257"/>
          <table:table-cell table:style-name="ce778" table:number-columns-repeated="2"/>
          <table:table-cell table:style-name="ce886" office:value-type="string" calcext:value-type="string" table:number-columns-spanned="2" table:number-rows-spanned="1">
            <text:p>Páncél viselve</text:p>
          </table:table-cell>
          <table:covered-table-cell table:style-name="ce949"/>
          <table:table-cell table:style-name="ce1025" table:content-validation-name="val180" office:value-type="float" office:value="1" calcext:value-type="float">
            <text:p>1</text:p>
          </table:table-cell>
          <table:table-cell table:style-name="Default"/>
          <table:table-cell/>
          <table:table-cell table:style-name="ce1159" office:value-type="string" calcext:value-type="string" table:number-columns-spanned="2" table:number-rows-spanned="1">
            <text:p>Vértviselet 3.fok akt. Bónusz</text:p>
          </table:table-cell>
          <table:covered-table-cell table:style-name="ce1219"/>
          <table:table-cell table:style-name="ce1237" table:content-validation-name="val195" table:formula="of:=IF(AND([.H71]=1;[$Alapértékek.J32]=3; [.B73]=&quot;Lemezpáncél&quot;); [$Data.G54]; 0)" office:value-type="float" office:value="0" calcext:value-type="float">
            <text:p>0</text:p>
          </table:table-cell>
          <table:table-cell table:style-name="Default" table:number-columns-repeated="5"/>
          <table:table-cell table:style-name="ce1380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650" table:content-validation-name="val109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28"/>
          <table:table-cell table:style-name="ce843" office:value-type="string" calcext:value-type="string">
            <text:p>Lefedettség %</text:p>
          </table:table-cell>
          <table:table-cell table:style-name="ce897" table:content-validation-name="val160" office:value-type="percentage" office:value="0" calcext:value-type="percentage">
            <text:p>0%</text:p>
          </table:table-cell>
          <table:table-cell table:style-name="ce887" office:value-type="string" calcext:value-type="string" table:number-columns-spanned="2" table:number-rows-spanned="1">
            <text:p>Vértviselet fortély</text:p>
          </table:table-cell>
          <table:covered-table-cell table:style-name="ce968"/>
          <table:table-cell table:style-name="ce1029" table:content-validation-name="val181" table:formula="of:=[$Alapértékek.J32]" office:value-type="float" office:value="0" calcext:value-type="float">
            <text:p>0. fok</text:p>
          </table:table-cell>
          <table:table-cell table:style-name="Default"/>
          <table:table-cell table:style-name="ce838"/>
          <table:table-cell table:style-name="Default" table:number-columns-repeated="18"/>
          <table:table-cell table:number-columns-repeated="231"/>
        </table:table-row>
        <table:table-row table:style-name="ro1">
          <table:table-cell table:style-name="ce1154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730" table:content-validation-name="val123" table:number-columns-spanned="2" table:number-rows-spanned="1"/>
          <table:covered-table-cell table:style-name="ce1370"/>
          <table:table-cell table:style-name="ce845" office:value-type="string" calcext:value-type="string">
            <text:p>MGT full</text:p>
          </table:table-cell>
          <table:table-cell table:style-name="ce899" table:content-validation-name="val161" office:value-type="float" office:value="0" calcext:value-type="float">
            <text:p>0</text:p>
          </table:table-cell>
          <table:table-cell table:style-name="ce888"/>
          <table:table-cell table:style-name="Default"/>
          <table:table-cell table:style-name="ce1034"/>
          <table:table-cell table:style-name="Default"/>
          <table:table-cell table:style-name="ce1100"/>
          <table:table-cell table:style-name="Default" table:number-columns-repeated="8"/>
          <table:table-cell table:style-name="ce1175"/>
          <table:table-cell table:number-columns-repeated="240"/>
        </table:table-row>
        <table:table-row table:style-name="ro1">
          <table:table-cell table:style-name="ce1154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732" table:content-validation-name="val124" office:value-type="float" office:value="0" calcext:value-type="float" table:number-columns-spanned="2" table:number-rows-spanned="1">
            <text:p>0</text:p>
          </table:table-cell>
          <table:covered-table-cell table:style-name="ce732"/>
          <table:table-cell table:style-name="ce846" office:value-type="string" calcext:value-type="string">
            <text:p>MGT csökk</text:p>
          </table:table-cell>
          <table:table-cell table:style-name="ce901" table:content-validation-name="val162" table:formula="of:=IFNA(VLOOKUP([.$H$72];vertviselet_fortely_mgt_csokk_all;3;0); 0)" office:value-type="float" office:value="0" calcext:value-type="float">
            <text:p>0</text:p>
          </table:table-cell>
          <table:table-cell table:style-name="ce890" table:content-validation-name="val174" office:value-type="string" calcext:value-type="string" table:number-columns-spanned="3" table:number-rows-spanned="1">
            <text:p>SFÉ</text:p>
          </table:table-cell>
          <table:covered-table-cell table:style-name="ce969"/>
          <table:covered-table-cell table:style-name="ce1035"/>
          <table:table-cell table:style-name="Default"/>
          <table:table-cell table:style-name="ce1100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1154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732" table:content-validation-name="val125" table:number-columns-spanned="2" table:number-rows-spanned="1"/>
          <table:covered-table-cell table:style-name="ce732"/>
          <table:table-cell table:style-name="ce847" office:value-type="string" calcext:value-type="string">
            <text:p>2x Erő</text:p>
          </table:table-cell>
          <table:table-cell table:style-name="ce902" table:content-validation-name="val163" table:formula="of:=2*[$Alapértékek.$C$18]" office:value-type="float" office:value="0" calcext:value-type="float">
            <text:p>0</text:p>
          </table:table-cell>
          <table:table-cell table:style-name="ce891" office:value-type="string" calcext:value-type="string">
            <text:p>Szúró</text:p>
          </table:table-cell>
          <table:table-cell table:style-name="ce1370" office:value-type="string" calcext:value-type="string">
            <text:p>Vágó</text:p>
          </table:table-cell>
          <table:table-cell table:style-name="ce1041" office:value-type="string" calcext:value-type="string">
            <text:p>Zúzó</text:p>
          </table:table-cell>
          <table:table-cell table:style-name="Default"/>
          <table:table-cell table:style-name="ce838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51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1261" table:content-validation-name="val126" table:number-columns-spanned="2" table:number-rows-spanned="1"/>
          <table:covered-table-cell table:style-name="ce1261"/>
          <table:table-cell table:style-name="ce851" table:content-validation-name="val149" office:value-type="string" calcext:value-type="string">
            <text:p>Akt MGT</text:p>
          </table:table-cell>
          <table:table-cell table:style-name="ce903" table:content-validation-name="val164" table:formula="of:=MAX(0; [.E73]-[.E74]-[.E75]+[.C89])" office:value-type="float" office:value="0" calcext:value-type="float">
            <text:p>0</text:p>
          </table:table-cell>
          <table:table-cell table:style-name="ce892" table:content-validation-name="val175" table:formula="of:=IFNA(VLOOKUP([.$B73];pancel_strukturak;3;0)+[.$B$74]+IFNA(VLOOKUP([.$B75];femalapanyag;3;0); 0); 0)" office:value-type="float" office:value="0" calcext:value-type="float">
            <text:p>0</text:p>
          </table:table-cell>
          <table:table-cell table:style-name="ce971" table:content-validation-name="val175" table:formula="of:=IFNA(VLOOKUP([.$B73];pancel_strukturak;4;0)+[.$B$74]+IFNA(VLOOKUP([.$B75];femalapanyag;3;0);0); 0)" office:value-type="float" office:value="0" calcext:value-type="float">
            <text:p>0</text:p>
          </table:table-cell>
          <table:table-cell table:style-name="ce1042" table:content-validation-name="val175" table:formula="of:=IFNA(VLOOKUP([.$B73];pancel_strukturak;5;0)+[.$B$74]+IFNA(VLOOKUP([.$B75];femalapanyag;3;0);0);0)" office:value-type="float" office:value="0" calcext:value-type="float">
            <text:p>0</text:p>
          </table:table-cell>
          <table:table-cell table:style-name="Default"/>
          <table:table-cell table:style-name="ce1100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19" table:number-columns-spanned="8" table:number-rows-spanned="1"/>
          <table:covered-table-cell table:style-name="ce710"/>
          <table:covered-table-cell table:number-columns-repeated="2" table:style-name="ce759"/>
          <table:covered-table-cell table:number-columns-repeated="3"/>
          <table:covered-table-cell table:style-name="ce759"/>
          <table:table-cell table:style-name="ce1108"/>
          <table:table-cell table:style-name="ce688"/>
          <table:table-cell table:style-name="Default" table:number-columns-repeated="8"/>
          <table:table-cell table:number-columns-repeated="241"/>
        </table:table-row>
        <table:table-row table:style-name="ro3">
          <table:table-cell table:style-name="ce653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1536" office:value-type="string" calcext:value-type="string">
            <text:p>ÉP</text:p>
          </table:table-cell>
          <table:table-cell table:style-name="ce1570" table:content-validation-name="val176" table:formula="of:=12+(2*[Alapértékek.B19])" office:value-type="float" office:value="12" calcext:value-type="float">
            <text:p>12,</text:p>
          </table:table-cell>
          <table:table-cell table:style-name="ce1602" table:number-columns-spanned="2" table:number-rows-spanned="1"/>
          <table:covered-table-cell table:style-name="ce1649"/>
          <table:table-cell table:style-name="ce1681" office:value-type="string" calcext:value-type="string" table:number-columns-spanned="3" table:number-rows-spanned="1">
            <text:p><text:s/>ÉP szürkítés</text:p>
          </table:table-cell>
          <table:covered-table-cell table:style-name="ce1100"/>
          <table:covered-table-cell table:style-name="Default"/>
          <table:table-cell table:style-name="Default" table:number-columns-repeated="7"/>
          <table:table-cell table:number-columns-repeated="241"/>
        </table:table-row>
        <table:table-row table:style-name="ro30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1537" office:value-type="string" calcext:value-type="string">
            <text:p>S1</text:p>
          </table:table-cell>
          <table:table-cell table:style-name="ce1571" office:value-type="string" calcext:value-type="string">
            <text:p>S2</text:p>
          </table:table-cell>
          <table:table-cell table:style-name="ce1603" office:value-type="string" calcext:value-type="string">
            <text:p>S3</text:p>
          </table:table-cell>
          <table:table-cell table:style-name="ce1650" office:value-type="string" calcext:value-type="string">
            <text:p>S4</text:p>
          </table:table-cell>
          <table:table-cell table:style-name="ce1100" table:number-columns-repeated="2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1538"/>
          <table:table-cell table:style-name="ce1572" table:number-columns-repeated="2"/>
          <table:table-cell table:style-name="ce1651"/>
          <table:table-cell table:style-name="ce1100" table:number-columns-repeated="4"/>
          <table:table-cell table:style-name="Default" table:number-columns-repeated="6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1538"/>
          <table:table-cell table:style-name="ce1572"/>
          <table:table-cell table:style-name="ce1604"/>
          <table:table-cell table:style-name="ce1652"/>
          <table:table-cell table:style-name="ce1100" table:number-columns-repeated="4"/>
          <table:table-cell table:style-name="Default" table:number-columns-repeated="6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1540"/>
          <table:table-cell table:style-name="ce1573"/>
          <table:table-cell table:style-name="ce1605"/>
          <table:table-cell table:style-name="ce1653"/>
          <table:table-cell table:style-name="ce1100" table:number-columns-repeated="4"/>
          <table:table-cell table:style-name="Default"/>
          <table:table-cell table:style-name="ce1100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3" table:number-columns-spanned="3" table:number-rows-spanned="1"/>
          <table:covered-table-cell table:number-columns-repeated="2" table:style-name="Default"/>
          <table:table-cell table:style-name="Default"/>
          <table:table-cell table:style-name="ce1542"/>
          <table:table-cell table:style-name="ce1574"/>
          <table:table-cell table:style-name="ce1606"/>
          <table:table-cell table:style-name="ce1654"/>
          <table:table-cell table:style-name="ce1100" table:number-columns-repeated="4"/>
          <table:table-cell table:style-name="Default"/>
          <table:table-cell table:style-name="ce1100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4" office:value-type="string" calcext:value-type="string" table:number-columns-spanned="2" table:number-rows-spanned="1">
            <text:p>Nagy tárgyak</text:p>
          </table:table-cell>
          <table:covered-table-cell table:style-name="ce735"/>
          <table:table-cell table:style-name="ce807" table:content-validation-name="val141" office:value-type="string" calcext:value-type="string">
            <text:p>MGT</text:p>
          </table:table-cell>
          <table:table-cell table:style-name="Default"/>
          <table:table-cell table:style-name="ce1543"/>
          <table:table-cell table:style-name="ce1575"/>
          <table:table-cell table:style-name="ce1607"/>
          <table:table-cell table:style-name="ce1655"/>
          <table:table-cell table:style-name="Default" table:number-columns-repeated="3"/>
          <table:table-cell table:style-name="ce1100"/>
          <table:table-cell table:style-name="Default"/>
          <table:table-cell table:style-name="ce1100" table:number-columns-repeated="2"/>
          <table:table-cell table:style-name="ce640"/>
          <table:table-cell table:number-columns-repeated="243"/>
        </table:table-row>
        <table:table-row table:style-name="ro21">
          <table:table-cell table:style-name="ce668" table:number-columns-spanned="2" table:number-rows-spanned="1"/>
          <table:covered-table-cell table:style-name="ce736"/>
          <table:table-cell table:style-name="ce809" table:content-validation-name="val141" office:value-type="float" office:value="0" calcext:value-type="float">
            <text:p>0</text:p>
          </table:table-cell>
          <table:table-cell table:style-name="Default"/>
          <table:table-cell table:style-name="ce1544" office:value-type="string" calcext:value-type="string" table:number-columns-spanned="4" table:number-rows-spanned="1">
            <text:p>TÉ levonás</text:p>
          </table:table-cell>
          <table:covered-table-cell table:style-name="ce1576"/>
          <table:covered-table-cell table:style-name="ce1608"/>
          <table:covered-table-cell table:style-name="ce1656"/>
          <table:table-cell table:style-name="Default" table:number-columns-repeated="5"/>
          <table:table-cell table:style-name="ce1100" table:number-columns-repeated="2"/>
          <table:table-cell table:style-name="ce640"/>
          <table:table-cell table:number-columns-repeated="243"/>
        </table:table-row>
        <table:table-row table:style-name="ro1">
          <table:table-cell table:style-name="ce668" table:number-columns-spanned="2" table:number-rows-spanned="1"/>
          <table:covered-table-cell table:style-name="ce736"/>
          <table:table-cell table:style-name="ce810" table:content-validation-name="val141" office:value-type="float" office:value="0" calcext:value-type="float">
            <text:p>0</text:p>
          </table:table-cell>
          <table:table-cell table:style-name="Default"/>
          <table:table-cell table:style-name="ce1545" table:content-validation-name="val165" office:value-type="string" calcext:value-type="string">
            <text:p>-</text:p>
          </table:table-cell>
          <table:table-cell table:style-name="ce1577" table:content-validation-name="val177" table:formula="of:=VLOOKUP(['file:///Users/kaktusz/repo/szilank.code/segedlet/karakteralkoto_v8.9.7.ods'#$Alapértékek.$D$33];fajdalomtures_te_enyhit;2)" office:value-type="float" office:value="-3" calcext:value-type="float">
            <text:p>-3</text:p>
          </table:table-cell>
          <table:table-cell table:style-name="ce1577" table:content-validation-name="val177" table:formula="of:=VLOOKUP(['file:///Users/kaktusz/repo/szilank.code/segedlet/karakteralkoto_v8.9.7.ods'#$Alapértékek.$D$33];fajdalomtures_te_enyhit;3)" office:value-type="float" office:value="-6" calcext:value-type="float">
            <text:p>-6</text:p>
          </table:table-cell>
          <table:table-cell table:style-name="ce1657" table:content-validation-name="val177" table:formula="of:=VLOOKUP(['file:///Users/kaktusz/repo/szilank.code/segedlet/karakteralkoto_v8.9.7.ods'#$Alapértékek.$D$33];fajdalomtures_te_enyhit;4)" office:value-type="float" office:value="-9" calcext:value-type="float">
            <text:p>-9</text:p>
          </table:table-cell>
          <table:table-cell table:style-name="Default" table:number-columns-repeated="5"/>
          <table:table-cell table:style-name="ce1100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8" table:number-columns-spanned="2" table:number-rows-spanned="1"/>
          <table:covered-table-cell table:style-name="ce736"/>
          <table:table-cell table:style-name="ce809" table:content-validation-name="val141" office:value-type="float" office:value="0" calcext:value-type="float">
            <text:p>0</text:p>
          </table:table-cell>
          <table:table-cell table:style-name="Default" table:number-columns-repeated="3"/>
          <table:table-cell table:style-name="ce1609" office:value-type="string" calcext:value-type="string">
            <text:p>Hátrány-1</text:p>
          </table:table-cell>
          <table:table-cell table:style-name="ce1609" office:value-type="string" calcext:value-type="string">
            <text:p>Hátrány-2</text:p>
          </table:table-cell>
          <table:table-cell table:style-name="ce1682" office:value-type="string" calcext:value-type="string" table:number-columns-spanned="4" table:number-rows-spanned="1">
            <text:p>Képzettségpróbákra, Tulajdonságpróbákra</text:p>
          </table:table-cell>
          <table:covered-table-cell table:style-name="ce1697"/>
          <table:covered-table-cell table:number-columns-repeated="2" table:style-name="ce1730"/>
          <table:table-cell table:style-name="Default"/>
          <table:table-cell table:style-name="ce1100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74" office:value-type="string" calcext:value-type="string">
            <text:p><text:s text:c="2"/>Felszerelés keret</text:p>
          </table:table-cell>
          <table:table-cell table:style-name="ce741" table:formula="of:=[$Data.H32]+[Alapértékek.C18]" office:value-type="float" office:value="2" calcext:value-type="float">
            <text:p>2</text:p>
          </table:table-cell>
          <table:table-cell table:style-name="ce811" table:content-validation-name="val142" table:formula="of:=SUM([.C85:.C87])" office:value-type="float" office:value="0" calcext:value-type="float">
            <text:p>0</text:p>
          </table:table-cell>
          <table:table-cell table:style-name="Default" table:number-columns-repeated="10"/>
          <table:table-cell table:style-name="ce1100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36" office:value-type="string" calcext:value-type="string" table:number-columns-spanned="2" table:number-rows-spanned="1">
            <text:p><text:s/>Felszerelés MGT büntetés</text:p>
          </table:table-cell>
          <table:covered-table-cell table:style-name="ce723"/>
          <table:table-cell table:style-name="ce766" table:formula="of:=MAX(0; ([.C88]-[.B88]))*3" office:value-type="float" office:value="0" calcext:value-type="float">
            <text:p>0</text:p>
          </table:table-cell>
          <table:table-cell table:style-name="Default"/>
          <table:table-cell table:style-name="ce1100" table:number-columns-repeated="5"/>
          <table:table-cell table:style-name="Default" table:number-columns-repeated="4"/>
          <table:table-cell table:style-name="ce1100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1100" table:number-columns-repeated="4"/>
          <table:table-cell table:style-name="ce994"/>
          <table:table-cell table:style-name="ce1100"/>
          <table:table-cell table:style-name="Default" table:number-columns-repeated="7"/>
          <table:table-cell table:style-name="ce1100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100" table:number-columns-repeated="2"/>
          <table:table-cell table:style-name="Default" table:number-columns-repeated="7"/>
          <table:table-cell table:style-name="ce1100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1100" table:number-columns-repeated="6"/>
          <table:table-cell table:style-name="Default" table:number-columns-repeated="4"/>
          <table:table-cell table:style-name="ce1100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1100" table:number-columns-repeated="9"/>
          <table:table-cell table:style-name="Default"/>
          <table:table-cell table:style-name="ce1100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0"/>
          <table:table-cell table:style-name="ce1100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9"/>
          <table:table-cell table:style-name="ce1100" table:number-columns-repeated="6"/>
          <table:table-cell table:style-name="ce640"/>
          <table:table-cell table:number-columns-repeated="243"/>
        </table:table-row>
        <table:table-row table:style-name="ro2" table:number-rows-repeated="65456">
          <table:table-cell table:style-name="ce1100" table:number-columns-repeated="15"/>
          <table:table-cell table:style-name="ce640"/>
          <table:table-cell table:number-columns-repeated="243"/>
        </table:table-row>
        <table:table-row table:style-name="ro2">
          <table:table-cell table:style-name="ce1100" table:number-columns-repeated="9"/>
          <table:table-cell table:number-columns-repeated="3"/>
          <table:table-cell table:style-name="ce1100" table:number-columns-repeated="3"/>
          <table:table-cell table:style-name="ce640"/>
          <table:table-cell table:number-columns-repeated="243"/>
        </table:table-row>
        <table:table-row table:style-name="ro2" table:number-rows-repeated="11">
          <table:table-cell table:style-name="ce1100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1100"/>
          <table:table-cell table:number-columns-repeated="254"/>
        </table:table-row>
        <table:table-row table:style-name="ro2" table:number-rows-repeated="983011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5:Harcértékek.B5">
            <calcext:condition calcext:apply-style-name="Warning_HM" calcext:value="&gt;[$Harcértékek.$I$7]" calcext:base-cell-address="Harcértékek.B5"/>
          </calcext:conditional-format>
          <calcext:conditional-format calcext:target-range-address="Harcértékek.B3:Harcértékek.B3">
            <calcext:condition calcext:apply-style-name="Warning_HM" calcext:value="formula-is(([$Harcértékek.$B$4]-[$Harcértékek.$B$5]) &gt; [$Data.$C$21])" calcext:base-cell-address="Harcértékek.B3"/>
          </calcext:conditional-format>
          <calcext:conditional-format calcext:target-range-address="Harcértékek.B3:Harcértékek.B3">
            <calcext:condition calcext:apply-style-name="Warning_HM" calcext:value="formula-is(([$Harcértékek.$B$5]-[$Harcértékek.$B$4]) &gt; [$Data.$C$21])" calcext:base-cell-address="Harcértékek.B3"/>
          </calcext:conditional-format>
          <calcext:conditional-format calcext:target-range-address="Harcértékek.B7:Harcértékek.B7">
            <calcext:condition calcext:apply-style-name="Warning_maradt" calcext:value="&lt;0" calcext:base-cell-address="Harcértékek.B7"/>
          </calcext:conditional-format>
          <calcext:conditional-format calcext:target-range-address="Harcértékek.I23:Harcértékek.I30">
            <calcext:condition calcext:apply-style-name="Warning_MF_kov" calcext:value="formula-is((VLOOKUP((VLOOKUP([.$A22];kezifegyverek_all;15;0));harcmodor_harcertekek;3;0))&lt;(VLOOKUP([.C22];mesterfegyver_kovetelmenyek;2;1)))" calcext:base-cell-address="Harcértékek.I23"/>
          </calcext:conditional-format>
          <calcext:conditional-format calcext:target-range-address="Harcértékek.I68:Harcértékek.I68">
            <calcext:condition calcext:apply-style-name="Warning_szinttúlépés" calcext:value="&gt;2" calcext:base-cell-address="Harcértékek.I68"/>
          </calcext:conditional-format>
          <calcext:conditional-format calcext:target-range-address="Harcértékek.C86:Harcértékek.C86">
            <calcext:condition calcext:apply-style-name="Piros_háttér" calcext:value="&gt;[$Harcértékek.$B$88]" calcext:base-cell-address="Harcértékek.C86"/>
          </calcext:conditional-format>
          <calcext:conditional-format calcext:target-range-address="Harcértékek.H85:Harcértékek.H85">
            <calcext:condition calcext:apply-style-name="Szürke_háttér" calcext:value="formula-is([$Harcértékek.$G$78]&lt;24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G$78]&lt;23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G$78]&lt;22)" calcext:base-cell-address="Harcértékek.F85"/>
          </calcext:conditional-format>
          <calcext:conditional-format calcext:target-range-address="Harcértékek.E85:Harcértékek.E85">
            <calcext:condition calcext:apply-style-name="Szürke_háttér" calcext:value="formula-is([$Harcértékek.$G$78]&lt;21)" calcext:base-cell-address="Harcértékek.E85"/>
          </calcext:conditional-format>
          <calcext:conditional-format calcext:target-range-address="Harcértékek.H84:Harcértékek.H84">
            <calcext:condition calcext:apply-style-name="Szürke_háttér" calcext:value="formula-is([$Harcértékek.$G$78]&lt;20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G$78]&lt;19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G$78]&lt;18)" calcext:base-cell-address="Harcértékek.F84"/>
          </calcext:conditional-format>
          <calcext:conditional-format calcext:target-range-address="Harcértékek.E84:Harcértékek.E84">
            <calcext:condition calcext:apply-style-name="Szürke_háttér" calcext:value="formula-is([$Harcértékek.$G$78]&lt;17)" calcext:base-cell-address="Harcértékek.E84"/>
          </calcext:conditional-format>
          <calcext:conditional-format calcext:target-range-address="Harcértékek.H83:Harcértékek.H83">
            <calcext:condition calcext:apply-style-name="Szürke_háttér" calcext:value="formula-is([$Harcértékek.$G$78]&lt;16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G$78]&lt;15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G$78]&lt;14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G$78]&lt;13)" calcext:base-cell-address="Harcértékek.E83"/>
          </calcext:conditional-format>
          <calcext:conditional-format calcext:target-range-address="Harcértékek.H82:Harcértékek.H82">
            <calcext:condition calcext:apply-style-name="Szürke_háttér" calcext:value="formula-is([$Harcértékek.$G$78]&lt;12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G$78]&lt;11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G$78]&lt;10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G$78]&lt;9)" calcext:base-cell-address="Harcértékek.E82"/>
          </calcext:conditional-format>
          <calcext:conditional-format calcext:target-range-address="Harcértékek.H81:Harcértékek.H81">
            <calcext:condition calcext:apply-style-name="Szürke_háttér" calcext:value="formula-is([$Harcértékek.$G$78]&lt;4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G$78]&lt;3)" calcext:base-cell-address="Harcértékek.G81"/>
          </calcext:conditional-format>
        </calcext:conditional-formats>
      </table:table>
      <table:table table:name="Misztikus" table:style-name="ta6" table:print="false">
        <table:table-column table:style-name="co116" table:default-cell-style-name="ce509"/>
        <table:table-column table:style-name="co117" table:default-cell-style-name="ce509"/>
        <table:table-column table:style-name="co118" table:default-cell-style-name="ce509"/>
        <table:table-column table:style-name="co119" table:default-cell-style-name="ce509"/>
        <table:table-column table:style-name="co121" table:default-cell-style-name="ce509"/>
        <table:table-column table:style-name="co122" table:default-cell-style-name="ce509"/>
        <table:table-column table:style-name="co123" table:default-cell-style-name="ce1943"/>
        <table:table-column table:style-name="co124" table:default-cell-style-name="ce509"/>
        <table:table-column table:style-name="co125" table:default-cell-style-name="ce509"/>
        <table:table-column table:style-name="co126" table:number-columns-repeated="4" table:default-cell-style-name="ce509"/>
        <table:table-column table:style-name="co127" table:default-cell-style-name="ce549"/>
        <table:table-column table:style-name="co128" table:default-cell-style-name="ce509"/>
        <table:table-column table:style-name="co41" table:number-columns-repeated="2" table:default-cell-style-name="ce509"/>
        <table:table-column table:style-name="co129" table:default-cell-style-name="Default"/>
        <table:table-column table:style-name="co130" table:default-cell-style-name="Default"/>
        <table:table-column table:style-name="co131" table:default-cell-style-name="Default"/>
        <table:table-column table:style-name="co41" table:number-columns-repeated="236" table:default-cell-style-name="Default"/>
        <table:table-row table:style-name="ro33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43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4" table:formula="of:=[Alapértékek.E10]" office:value-type="float" office:value="472" calcext:value-type="float" table:number-columns-spanned="2" table:number-rows-spanned="1">
            <text:p>472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6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4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09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10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4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4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0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4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4"/>
          <table:table-cell/>
          <table:table-cell table:style-name="ce1623" office:value-type="string" calcext:value-type="string" table:number-columns-spanned="3" table:number-rows-spanned="1">
            <text:p>Varázslás KÉ</text:p>
          </table:table-cell>
          <table:covered-table-cell table:number-columns-repeated="2" table:style-name="ce1352"/>
          <table:table-cell table:style-name="ce304" table:content-validation-name="val207" table:formula="of:=VLOOKUP([.E10];harcmodorok;2)+[$Harcértékek.E40]" office:value-type="float" office:value="3" calcext:value-type="float" table:number-columns-spanned="3" table:number-rows-spanned="1">
            <text:p>3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1" office:value-type="float" office:value="3" calcext:value-type="float">
            <text:p>3 →</text:p>
          </table:table-cell>
          <table:table-cell table:style-name="ce1491" table:content-validation-name="val211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908"/>
          <table:covered-table-cell table:style-name="ce1147" table:content-validation-name="val114"/>
          <table:covered-table-cell table:style-name="ce1908" table:content-validation-name="val114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1" office:value-type="float" office:value="6" calcext:value-type="float">
            <text:p>6 →</text:p>
          </table:table-cell>
          <table:table-cell table:style-name="ce1491" table:content-validation-name="val211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910"/>
          <table:covered-table-cell table:style-name="ce1148" table:content-validation-name="val114"/>
          <table:covered-table-cell table:style-name="ce1910" table:content-validation-name="val114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910"/>
          <table:covered-table-cell table:style-name="ce1148" table:content-validation-name="val114"/>
          <table:covered-table-cell table:style-name="ce1910" table:content-validation-name="val114"/>
          <table:table-cell/>
          <table:table-cell table:style-name="ce1692" table:content-validation-name="val211" office:value-type="float" office:value="9" calcext:value-type="float">
            <text:p>9 →</text:p>
          </table:table-cell>
          <table:table-cell table:style-name="ce1491" table:content-validation-name="val211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1" office:value-type="float" office:value="12" calcext:value-type="float">
            <text:p>12 →</text:p>
          </table:table-cell>
          <table:table-cell table:style-name="ce1491" table:content-validation-name="val211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70">Tradíció képzettségek </text:span><text:span text:style-name="T71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3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08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4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1" office:value-type="float" office:value="15" calcext:value-type="float">
            <text:p>15 →</text:p>
          </table:table-cell>
          <table:table-cell table:style-name="ce1491" table:content-validation-name="val211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893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1" office:value-type="float" office:value="18" calcext:value-type="float">
            <text:p>18 →</text:p>
          </table:table-cell>
          <table:table-cell table:style-name="ce1491" table:content-validation-name="val211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6" table:number-columns-spanned="4" table:number-rows-spanned="1"/>
          <table:covered-table-cell table:style-name="ce1241" table:content-validation-name="val201"/>
          <table:covered-table-cell table:number-columns-repeated="2" table:style-name="ce59" table:content-validation-name="val201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557"/>
          <table:covered-table-cell table:style-name="ce151"/>
          <table:table-cell/>
          <table:table-cell table:style-name="ce1692" table:content-validation-name="val211" office:value-type="float" office:value="21" calcext:value-type="float">
            <text:p>21 →</text:p>
          </table:table-cell>
          <table:table-cell table:style-name="ce1491" table:content-validation-name="val211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7" table:number-columns-spanned="4" table:number-rows-spanned="1"/>
          <table:covered-table-cell table:style-name="ce1245" table:content-validation-name="val201"/>
          <table:covered-table-cell table:number-columns-repeated="2" table:style-name="ce64" table:content-validation-name="val201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4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893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1" office:value-type="float" office:value="24" calcext:value-type="float">
            <text:p>24 →</text:p>
          </table:table-cell>
          <table:table-cell table:style-name="ce1491" table:content-validation-name="val211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4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5"/>
          <table:table-cell table:style-name="ce1466" table:content-validation-name="val205" table:formula="of:=[$Data.$C$27]" office:value-type="float" office:value="3" calcext:value-type="float">
            <text:p>3</text:p>
          </table:table-cell>
          <table:table-cell table:style-name="ce1435" table:content-validation-name="val204"/>
          <table:table-cell table:style-name="ce1487" table:content-validation-name="val114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1" office:value-type="float" office:value="27" calcext:value-type="float">
            <text:p>27 →</text:p>
          </table:table-cell>
          <table:table-cell table:style-name="ce1491" table:content-validation-name="val211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70">Szféra  / Arkánum képzettségek </text:span><text:span text:style-name="T71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1" office:value-type="float" office:value="30" calcext:value-type="float">
            <text:p>30 →</text:p>
          </table:table-cell>
          <table:table-cell table:style-name="ce1491" table:content-validation-name="val211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893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98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4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4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995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1995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893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4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893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4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893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4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4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4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4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81" table:content-validation-name="val199" table:number-columns-spanned="3" table:number-rows-spanned="1"/>
          <table:covered-table-cell table:number-columns-repeated="2" table:style-name="ce1368"/>
          <table:table-cell table:style-name="ce1379" table:content-validation-name="val202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4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4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4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4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4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4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4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4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4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4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4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4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4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4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4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4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4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81" table:content-validation-name="val200" table:number-columns-spanned="3" table:number-rows-spanned="1"/>
          <table:covered-table-cell table:number-columns-repeated="2" table:style-name="ce1368"/>
          <table:table-cell table:style-name="ce1379" table:content-validation-name="val202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4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883" table:content-validation-name="val5" table:number-columns-spanned="13" table:number-rows-spanned="1"/>
          <table:covered-table-cell table:number-columns-repeated="5" table:style-name="ce1883" table:content-validation-name="val5"/>
          <table:covered-table-cell table:style-name="ce1438" table:content-validation-name="val5"/>
          <table:covered-table-cell table:number-columns-repeated="5" table:style-name="ce188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883" table:content-validation-name="val5" table:number-columns-spanned="13" table:number-rows-spanned="1"/>
          <table:covered-table-cell table:number-columns-repeated="5" table:style-name="ce1883" table:content-validation-name="val5"/>
          <table:covered-table-cell table:style-name="ce1438" table:content-validation-name="val5"/>
          <table:covered-table-cell table:number-columns-repeated="5" table:style-name="ce188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883" table:content-validation-name="val5" table:number-columns-spanned="13" table:number-rows-spanned="1"/>
          <table:covered-table-cell table:number-columns-repeated="5" table:style-name="ce1883" table:content-validation-name="val5"/>
          <table:covered-table-cell table:style-name="ce1438" table:content-validation-name="val5"/>
          <table:covered-table-cell table:number-columns-repeated="5" table:style-name="ce188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883" table:content-validation-name="val5" table:number-columns-spanned="13" table:number-rows-spanned="1"/>
          <table:covered-table-cell table:number-columns-repeated="5" table:style-name="ce1883" table:content-validation-name="val5"/>
          <table:covered-table-cell table:style-name="ce1438" table:content-validation-name="val5"/>
          <table:covered-table-cell table:number-columns-repeated="5" table:style-name="ce188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883" table:content-validation-name="val5" table:number-columns-spanned="13" table:number-rows-spanned="1"/>
          <table:covered-table-cell table:number-columns-repeated="5" table:style-name="ce1883" table:content-validation-name="val5"/>
          <table:covered-table-cell table:style-name="ce1438" table:content-validation-name="val5"/>
          <table:covered-table-cell table:number-columns-repeated="5" table:style-name="ce188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883" table:content-validation-name="val5" table:number-columns-spanned="13" table:number-rows-spanned="1"/>
          <table:covered-table-cell table:number-columns-repeated="5" table:style-name="ce1883" table:content-validation-name="val5"/>
          <table:covered-table-cell table:style-name="ce1438" table:content-validation-name="val5"/>
          <table:covered-table-cell table:number-columns-repeated="5" table:style-name="ce188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883" table:content-validation-name="val5" table:number-columns-spanned="13" table:number-rows-spanned="1"/>
          <table:covered-table-cell table:number-columns-repeated="5" table:style-name="ce1883" table:content-validation-name="val5"/>
          <table:covered-table-cell table:style-name="ce1438" table:content-validation-name="val5"/>
          <table:covered-table-cell table:number-columns-repeated="5" table:style-name="ce188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883" table:content-validation-name="val5" table:number-columns-spanned="13" table:number-rows-spanned="1"/>
          <table:covered-table-cell table:number-columns-repeated="5" table:style-name="ce1883" table:content-validation-name="val5"/>
          <table:covered-table-cell table:style-name="ce1438" table:content-validation-name="val5"/>
          <table:covered-table-cell table:number-columns-repeated="5" table:style-name="ce188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883" table:content-validation-name="val5" table:number-columns-spanned="13" table:number-rows-spanned="1"/>
          <table:covered-table-cell table:number-columns-repeated="5" table:style-name="ce1883" table:content-validation-name="val5"/>
          <table:covered-table-cell table:style-name="ce1438" table:content-validation-name="val5"/>
          <table:covered-table-cell table:number-columns-repeated="5" table:style-name="ce188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883" table:content-validation-name="val5" table:number-columns-spanned="13" table:number-rows-spanned="1"/>
          <table:covered-table-cell table:number-columns-repeated="5" table:style-name="ce1883" table:content-validation-name="val5"/>
          <table:covered-table-cell table:style-name="ce1438" table:content-validation-name="val5"/>
          <table:covered-table-cell table:number-columns-repeated="5" table:style-name="ce188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883" table:content-validation-name="val5" table:number-columns-spanned="13" table:number-rows-spanned="1"/>
          <table:covered-table-cell table:number-columns-repeated="5" table:style-name="ce1883" table:content-validation-name="val5"/>
          <table:covered-table-cell table:style-name="ce1438" table:content-validation-name="val5"/>
          <table:covered-table-cell table:number-columns-repeated="5" table:style-name="ce188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883" table:content-validation-name="val5" table:number-columns-spanned="13" table:number-rows-spanned="1"/>
          <table:covered-table-cell table:number-columns-repeated="5" table:style-name="ce1883" table:content-validation-name="val5"/>
          <table:covered-table-cell table:style-name="ce1438" table:content-validation-name="val5"/>
          <table:covered-table-cell table:number-columns-repeated="5" table:style-name="ce188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1" table:default-cell-style-name="ce2013"/>
        <table:table-column table:style-name="co62" table:default-cell-style-name="ce1893"/>
        <table:table-column table:style-name="co63" table:default-cell-style-name="ce1893"/>
        <table:table-column table:style-name="co64" table:default-cell-style-name="ce1893"/>
        <table:table-column table:style-name="co5" table:default-cell-style-name="ce1893"/>
        <table:table-column table:style-name="co65" table:default-cell-style-name="ce1893"/>
        <table:table-column table:style-name="co66" table:default-cell-style-name="ce1893"/>
        <table:table-column table:style-name="co67" table:default-cell-style-name="ce1893"/>
        <table:table-column table:style-name="co68" table:default-cell-style-name="ce1893"/>
        <table:table-column table:style-name="co69" table:default-cell-style-name="ce1893"/>
        <table:table-column table:style-name="co70" table:default-cell-style-name="ce1893"/>
        <table:table-column table:style-name="co71" table:default-cell-style-name="ce1893"/>
        <table:table-column table:style-name="co72" table:default-cell-style-name="ce1893"/>
        <table:table-column table:style-name="co73" table:default-cell-style-name="ce1893"/>
        <table:table-column table:style-name="co74" table:default-cell-style-name="ce1893"/>
        <table:table-column table:style-name="co75" table:default-cell-style-name="ce1893"/>
        <table:table-column table:style-name="co41" table:default-cell-style-name="ce1893"/>
        <table:table-column table:style-name="co41" table:number-columns-repeated="3" table:default-cell-style-name="ce2235"/>
        <table:table-column table:style-name="co41" table:number-columns-repeated="2" table:default-cell-style-name="ce1893"/>
        <table:table-column table:style-name="co76" table:default-cell-style-name="ce2013"/>
        <table:table-column table:style-name="co41" table:number-columns-repeated="241" table:default-cell-style-name="ce6"/>
        <table:table-column table:style-name="co14" table:default-cell-style-name="Default"/>
        <table:table-column table:style-name="co14" table:number-columns-repeated="16119"/>
        <table:table-row table:style-name="ro2">
          <table:table-cell table:style-name="ce2008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697"/>
          <table:table-cell table:style-name="ce1697" table:number-columns-repeated="9"/>
          <table:table-cell table:style-name="Default" table:number-columns-repeated="112"/>
          <table:table-cell table:style-name="ce922" table:number-columns-repeated="136"/>
          <table:table-cell/>
          <table:table-cell table:style-name="ce6" table:number-columns-repeated="16119"/>
        </table:table-row>
        <table:table-row table:style-name="ro18">
          <table:table-cell table:style-name="ce2009"/>
          <table:table-cell table:style-name="ce2022" office:value-type="string" calcext:value-type="string">
            <text:p>Fegyver</text:p>
          </table:table-cell>
          <table:table-cell table:style-name="ce2050" office:value-type="string" calcext:value-type="string">
            <text:p>TÉ</text:p>
          </table:table-cell>
          <table:table-cell table:style-name="ce2050" office:value-type="string" calcext:value-type="string">
            <text:p>VÉ</text:p>
          </table:table-cell>
          <table:table-cell table:style-name="ce2022" office:value-type="string" calcext:value-type="string">
            <text:p>SP</text:p>
          </table:table-cell>
          <table:table-cell table:style-name="ce2091" office:value-type="string" calcext:value-type="string">
            <text:p>Sebesség</text:p>
          </table:table-cell>
          <table:table-cell table:style-name="ce2108" office:value-type="string" calcext:value-type="string">
            <text:p>Sebzés</text:p>
            <text:p>Módja</text:p>
          </table:table-cell>
          <table:table-cell table:style-name="ce2119" office:value-type="string" calcext:value-type="string">
            <text:p>Pengehossz</text:p>
          </table:table-cell>
          <table:table-cell table:style-name="ce2126" office:value-type="string" calcext:value-type="string">
            <text:p>Típus</text:p>
          </table:table-cell>
          <table:table-cell table:style-name="ce2132" office:value-type="string" calcext:value-type="string">
            <text:p>Erőbónusz</text:p>
            <text:p>Max</text:p>
          </table:table-cell>
          <table:table-cell table:style-name="ce2135" office:value-type="string" calcext:value-type="string">
            <text:p>Átütés</text:p>
          </table:table-cell>
          <table:table-cell table:style-name="ce2135" office:value-type="string" calcext:value-type="string">
            <text:p>Íves</text:p>
          </table:table-cell>
          <table:table-cell table:style-name="ce2135" office:value-type="string" calcext:value-type="string">
            <text:p>MK</text:p>
          </table:table-cell>
          <table:table-cell table:style-name="ce2135" office:value-type="string" calcext:value-type="string">
            <text:p>KF</text:p>
          </table:table-cell>
          <table:table-cell table:style-name="ce2126" office:value-type="string" calcext:value-type="string">
            <text:p>Harcmodor</text:p>
          </table:table-cell>
          <table:table-cell table:style-name="ce2180" office:value-type="string" calcext:value-type="string">
            <text:p>Megjegyzés</text:p>
          </table:table-cell>
          <table:table-cell table:style-name="Default" table:number-columns-repeated="112"/>
          <table:table-cell table:style-name="ce2013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10" office:value-type="string" calcext:value-type="string">
            <text:p>Közelharci fegyverek</text:p>
          </table:table-cell>
          <table:table-cell table:style-name="ce2023"/>
          <table:table-cell table:style-name="ce2051" table:number-columns-repeated="2"/>
          <table:table-cell table:style-name="ce2023"/>
          <table:table-cell table:style-name="ce2092"/>
          <table:table-cell table:style-name="ce2109"/>
          <table:table-cell table:style-name="ce2092"/>
          <table:table-cell table:style-name="ce2127"/>
          <table:table-cell table:style-name="ce2109"/>
          <table:table-cell table:style-name="ce2092" table:number-columns-repeated="4"/>
          <table:table-cell table:style-name="ce2127"/>
          <table:table-cell table:style-name="ce2182"/>
          <table:table-cell table:style-name="Default" table:number-columns-repeated="112"/>
          <table:table-cell table:style-name="ce2237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19">
          <table:table-cell/>
          <table:table-cell table:style-name="ce2024" office:value-type="string" calcext:value-type="string">
            <text:p>Puszta kéz</text:p>
          </table:table-cell>
          <table:table-cell table:number-columns-repeated="2" table:style-name="ce950" office:value-type="float" office:value="-3" calcext:value-type="float">
            <text:p>-3</text:p>
          </table:table-cell>
          <table:table-cell table:style-name="ce2069" office:value-type="float" office:value="-5" calcext:value-type="float">
            <text:p>-5</text:p>
          </table:table-cell>
          <table:table-cell table:style-name="ce2069" office:value-type="float" office:value="6" calcext:value-type="float">
            <text:p>6</text:p>
          </table:table-cell>
          <table:table-cell table:style-name="ce2069" office:value-type="string" calcext:value-type="string">
            <text:p>Z</text:p>
          </table:table-cell>
          <table:table-cell table:style-name="ce2120" office:value-type="float" office:value="0" calcext:value-type="float">
            <text:p>0</text:p>
          </table:table-cell>
          <table:table-cell table:style-name="ce2069" office:value-type="string" calcext:value-type="string">
            <text:p>egykezes</text:p>
          </table:table-cell>
          <table:table-cell table:style-name="ce2069" office:value-type="float" office:value="99" calcext:value-type="float">
            <text:p>99</text:p>
          </table:table-cell>
          <table:table-cell table:style-name="ce2069" office:value-type="float" office:value="0" calcext:value-type="float">
            <text:p>0</text:p>
          </table:table-cell>
          <table:table-cell table:number-columns-repeated="3" table:style-name="ce2138" office:value-type="float" office:value="0" calcext:value-type="float">
            <text:p>0</text:p>
          </table:table-cell>
          <table:table-cell table:style-name="ce2165" office:value-type="string" calcext:value-type="string">
            <text:p>közelharc</text:p>
          </table:table-cell>
          <table:table-cell table:style-name="ce2183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74">Páncélkesztyűvel SP:-3 a (-5) helyett.</text:span>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19">
          <table:table-cell/>
          <table:table-cell table:style-name="ce2025" office:value-type="string" calcext:value-type="string">
            <text:p>Puszta kéz Belharcban</text:p>
          </table:table-cell>
          <table:table-cell table:number-columns-repeated="2" table:style-name="ce950" office:value-type="float" office:value="0" calcext:value-type="float">
            <text:p>0</text:p>
          </table:table-cell>
          <table:table-cell table:style-name="ce2070" office:value-type="float" office:value="0" calcext:value-type="float">
            <text:p>0</text:p>
          </table:table-cell>
          <table:table-cell table:style-name="ce2070" office:value-type="float" office:value="6" calcext:value-type="float">
            <text:p>6</text:p>
          </table:table-cell>
          <table:table-cell table:style-name="ce2070" office:value-type="string" calcext:value-type="string">
            <text:p>Z</text:p>
          </table:table-cell>
          <table:table-cell table:style-name="ce2121" office:value-type="float" office:value="0" calcext:value-type="float">
            <text:p>0</text:p>
          </table:table-cell>
          <table:table-cell table:style-name="ce2070" office:value-type="string" calcext:value-type="string">
            <text:p>egykezes</text:p>
          </table:table-cell>
          <table:table-cell table:style-name="ce2070" office:value-type="float" office:value="99" calcext:value-type="float">
            <text:p>99</text:p>
          </table:table-cell>
          <table:table-cell table:number-columns-repeated="4" table:style-name="ce2070" office:value-type="float" office:value="0" calcext:value-type="float">
            <text:p>0</text:p>
          </table:table-cell>
          <table:table-cell table:style-name="ce2166" office:value-type="string" calcext:value-type="string">
            <text:p>közelharc</text:p>
          </table:table-cell>
          <table:table-cell table:style-name="ce2184" office:value-type="string" calcext:value-type="string">
            <text:p>FP sebesülést okoz. </text:p>
            <text:p>Minden 5-ik FP 1 ÉP elvesztését okozza.</text:p>
            <text:p>Kivéve: harcművészek „Sárkány ökle” fortélya</text:p>
            <text:p><text:span text:style-name="T74">Páncélkesztyűvel SP:-3 a (-5) helyett.</text:span>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14"/>
          <table:table-cell table:style-name="ce2026" office:value-type="string" calcext:value-type="string">
            <text:p>Tőr</text:p>
          </table:table-cell>
          <table:table-cell table:number-columns-repeated="2" table:style-name="ce950" office:value-type="float" office:value="2" calcext:value-type="float">
            <text:p>2</text:p>
          </table:table-cell>
          <table:table-cell table:style-name="ce2071" office:value-type="float" office:value="1" calcext:value-type="float">
            <text:p>1</text:p>
          </table:table-cell>
          <table:table-cell table:style-name="ce2071" office:value-type="float" office:value="6" calcext:value-type="float">
            <text:p>6</text:p>
          </table:table-cell>
          <table:table-cell table:style-name="ce2071" office:value-type="string" calcext:value-type="string">
            <text:p>S/V</text:p>
          </table:table-cell>
          <table:table-cell table:style-name="ce2071" office:value-type="float" office:value="0" calcext:value-type="float">
            <text:p>0</text:p>
          </table:table-cell>
          <table:table-cell table:style-name="ce2071" office:value-type="string" calcext:value-type="string">
            <text:p>egykezes</text:p>
          </table:table-cell>
          <table:table-cell table:style-name="ce2071" office:value-type="float" office:value="99" calcext:value-type="float">
            <text:p>99</text:p>
          </table:table-cell>
          <table:table-cell table:style-name="ce2071" office:value-type="float" office:value="0" calcext:value-type="float">
            <text:p>0</text:p>
          </table:table-cell>
          <table:table-cell table:number-columns-repeated="3" table:style-name="ce2138" office:value-type="float" office:value="0" calcext:value-type="float">
            <text:p>0</text:p>
          </table:table-cell>
          <table:table-cell table:style-name="ce2165" office:value-type="string" calcext:value-type="string">
            <text:p>közelharc</text:p>
          </table:table-cell>
          <table:table-cell table:style-name="ce2183" office:value-type="string" calcext:value-type="string">
            <text:p>-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0">
          <table:table-cell/>
          <table:table-cell table:style-name="ce2026" office:value-type="string" calcext:value-type="string">
            <text:p>Béltépő</text:p>
          </table:table-cell>
          <table:table-cell table:style-name="ce950" office:value-type="float" office:value="2" calcext:value-type="float">
            <text:p>2</text:p>
          </table:table-cell>
          <table:table-cell table:style-name="ce950" office:value-type="float" office:value="1" calcext:value-type="float">
            <text:p>1</text:p>
          </table:table-cell>
          <table:table-cell table:style-name="ce2071" office:value-type="float" office:value="1" calcext:value-type="float">
            <text:p>1</text:p>
          </table:table-cell>
          <table:table-cell table:style-name="ce2071" office:value-type="float" office:value="6" calcext:value-type="float">
            <text:p>6</text:p>
          </table:table-cell>
          <table:table-cell table:style-name="ce2071" office:value-type="string" calcext:value-type="string">
            <text:p>S</text:p>
          </table:table-cell>
          <table:table-cell table:style-name="ce2071" office:value-type="float" office:value="0" calcext:value-type="float">
            <text:p>0</text:p>
          </table:table-cell>
          <table:table-cell table:style-name="ce2071" office:value-type="string" calcext:value-type="string">
            <text:p>egykezes</text:p>
          </table:table-cell>
          <table:table-cell table:style-name="ce2071" office:value-type="float" office:value="2" calcext:value-type="float">
            <text:p>2</text:p>
          </table:table-cell>
          <table:table-cell table:style-name="ce2071" office:value-type="float" office:value="0" calcext:value-type="float">
            <text:p>0</text:p>
          </table:table-cell>
          <table:table-cell table:number-columns-repeated="3" table:style-name="ce2138" office:value-type="float" office:value="0" calcext:value-type="float">
            <text:p>0</text:p>
          </table:table-cell>
          <table:table-cell table:style-name="ce2165" office:value-type="string" calcext:value-type="string">
            <text:p>közelharc</text:p>
          </table:table-cell>
          <table:table-cell table:style-name="ce2185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26" office:value-type="string" calcext:value-type="string">
            <text:p>Dzsambia</text:p>
          </table:table-cell>
          <table:table-cell table:number-columns-repeated="2" table:style-name="ce950" office:value-type="float" office:value="2" calcext:value-type="float">
            <text:p>2</text:p>
          </table:table-cell>
          <table:table-cell table:style-name="ce2071" office:value-type="float" office:value="0" calcext:value-type="float">
            <text:p>0</text:p>
          </table:table-cell>
          <table:table-cell table:style-name="ce2071" office:value-type="float" office:value="6" calcext:value-type="float">
            <text:p>6</text:p>
          </table:table-cell>
          <table:table-cell table:style-name="ce2071" office:value-type="string" calcext:value-type="string">
            <text:p>V/S</text:p>
          </table:table-cell>
          <table:table-cell table:style-name="ce2071" office:value-type="float" office:value="0" calcext:value-type="float">
            <text:p>0</text:p>
          </table:table-cell>
          <table:table-cell table:style-name="ce2071" office:value-type="string" calcext:value-type="string">
            <text:p>egykezes</text:p>
          </table:table-cell>
          <table:table-cell table:number-columns-repeated="2" table:style-name="ce2071" office:value-type="float" office:value="0" calcext:value-type="float">
            <text:p>0</text:p>
          </table:table-cell>
          <table:table-cell table:style-name="ce2139" office:value-type="float" office:value="1" calcext:value-type="float">
            <text:p>1</text:p>
          </table:table-cell>
          <table:table-cell table:number-columns-repeated="2" table:style-name="ce2138" office:value-type="float" office:value="0" calcext:value-type="float">
            <text:p>0</text:p>
          </table:table-cell>
          <table:table-cell table:style-name="ce2165" office:value-type="string" calcext:value-type="string">
            <text:p>közelharc</text:p>
          </table:table-cell>
          <table:table-cell table:style-name="ce2185"/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18">
          <table:table-cell/>
          <table:table-cell table:style-name="ce2026" office:value-type="string" calcext:value-type="string">
            <text:p>Garott</text:p>
          </table:table-cell>
          <table:table-cell table:number-columns-repeated="2" table:style-name="ce950" office:value-type="float" office:value="0" calcext:value-type="float">
            <text:p>0</text:p>
          </table:table-cell>
          <table:table-cell table:style-name="ce2071" office:value-type="float" office:value="8" calcext:value-type="float">
            <text:p>8</text:p>
          </table:table-cell>
          <table:table-cell table:style-name="ce2071" office:value-type="string" calcext:value-type="string">
            <text:p>-</text:p>
          </table:table-cell>
          <table:table-cell table:style-name="ce2071" office:value-type="string" calcext:value-type="string">
            <text:p>V</text:p>
          </table:table-cell>
          <table:table-cell table:style-name="ce2071" office:value-type="string" calcext:value-type="string">
            <text:p>spec.</text:p>
          </table:table-cell>
          <table:table-cell table:style-name="ce2071" office:value-type="string" calcext:value-type="string">
            <text:p>egykezes</text:p>
          </table:table-cell>
          <table:table-cell table:style-name="ce2071" office:value-type="float" office:value="5" calcext:value-type="float">
            <text:p>5</text:p>
          </table:table-cell>
          <table:table-cell table:style-name="ce2071" office:value-type="float" office:value="0" calcext:value-type="float">
            <text:p>0</text:p>
          </table:table-cell>
          <table:table-cell table:number-columns-repeated="3" table:style-name="ce2138" office:value-type="float" office:value="0" calcext:value-type="float">
            <text:p>0</text:p>
          </table:table-cell>
          <table:table-cell table:style-name="ce2165" office:value-type="string" calcext:value-type="string">
            <text:p>közelharc</text:p>
          </table:table-cell>
          <table:table-cell table:style-name="ce2185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1">
          <table:table-cell/>
          <table:table-cell table:style-name="ce2026" office:value-type="string" calcext:value-type="string">
            <text:p>Kés</text:p>
          </table:table-cell>
          <table:table-cell table:number-columns-repeated="2" table:style-name="ce950" office:value-type="float" office:value="1" calcext:value-type="float">
            <text:p>1</text:p>
          </table:table-cell>
          <table:table-cell table:style-name="ce2071" office:value-type="float" office:value="0" calcext:value-type="float">
            <text:p>0</text:p>
          </table:table-cell>
          <table:table-cell table:style-name="ce2071" office:value-type="float" office:value="6" calcext:value-type="float">
            <text:p>6</text:p>
          </table:table-cell>
          <table:table-cell table:style-name="ce2071" office:value-type="string" calcext:value-type="string">
            <text:p>S/V</text:p>
          </table:table-cell>
          <table:table-cell table:style-name="ce2071" office:value-type="float" office:value="0" calcext:value-type="float">
            <text:p>0</text:p>
          </table:table-cell>
          <table:table-cell table:style-name="ce2071" office:value-type="string" calcext:value-type="string">
            <text:p>egykezes</text:p>
          </table:table-cell>
          <table:table-cell table:style-name="ce2071" office:value-type="float" office:value="2" calcext:value-type="float">
            <text:p>2</text:p>
          </table:table-cell>
          <table:table-cell table:style-name="ce2071" office:value-type="float" office:value="0" calcext:value-type="float">
            <text:p>0</text:p>
          </table:table-cell>
          <table:table-cell table:number-columns-repeated="3" table:style-name="ce2138" office:value-type="float" office:value="0" calcext:value-type="float">
            <text:p>0</text:p>
          </table:table-cell>
          <table:table-cell table:style-name="ce2165" office:value-type="string" calcext:value-type="string">
            <text:p>közelharc</text:p>
          </table:table-cell>
          <table:table-cell table:style-name="ce2185" office:value-type="string" calcext:value-type="string">
            <text:p>-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19">
          <table:table-cell/>
          <table:table-cell table:style-name="ce2026" office:value-type="string" calcext:value-type="string">
            <text:p>Kriszkés</text:p>
          </table:table-cell>
          <table:table-cell table:style-name="ce950" office:value-type="float" office:value="2" calcext:value-type="float">
            <text:p>2</text:p>
          </table:table-cell>
          <table:table-cell table:style-name="ce950" office:value-type="float" office:value="1" calcext:value-type="float">
            <text:p>1</text:p>
          </table:table-cell>
          <table:table-cell table:style-name="ce2071" office:value-type="float" office:value="0" calcext:value-type="float">
            <text:p>0</text:p>
          </table:table-cell>
          <table:table-cell table:style-name="ce2071" office:value-type="float" office:value="6" calcext:value-type="float">
            <text:p>6</text:p>
          </table:table-cell>
          <table:table-cell table:style-name="ce2071" office:value-type="string" calcext:value-type="string">
            <text:p>S/V</text:p>
          </table:table-cell>
          <table:table-cell table:style-name="ce2071" office:value-type="float" office:value="0" calcext:value-type="float">
            <text:p>0</text:p>
          </table:table-cell>
          <table:table-cell table:style-name="ce2071" office:value-type="string" calcext:value-type="string">
            <text:p>egykezes</text:p>
          </table:table-cell>
          <table:table-cell table:style-name="ce2071" office:value-type="float" office:value="2" calcext:value-type="float">
            <text:p>2</text:p>
          </table:table-cell>
          <table:table-cell table:style-name="ce2071" office:value-type="float" office:value="0" calcext:value-type="float">
            <text:p>0</text:p>
          </table:table-cell>
          <table:table-cell table:number-columns-repeated="3" table:style-name="ce2138" office:value-type="float" office:value="0" calcext:value-type="float">
            <text:p>0</text:p>
          </table:table-cell>
          <table:table-cell table:style-name="ce2165" office:value-type="string" calcext:value-type="string">
            <text:p>közelharc</text:p>
          </table:table-cell>
          <table:table-cell table:style-name="ce2185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1">
          <table:table-cell/>
          <table:table-cell table:style-name="ce2026" office:value-type="string" calcext:value-type="string">
            <text:p>Levéltőr</text:p>
          </table:table-cell>
          <table:table-cell table:style-name="ce950" office:value-type="float" office:value="2" calcext:value-type="float">
            <text:p>2</text:p>
          </table:table-cell>
          <table:table-cell table:style-name="ce950" office:value-type="float" office:value="3" calcext:value-type="float">
            <text:p>3</text:p>
          </table:table-cell>
          <table:table-cell table:style-name="ce2072" office:value-type="float" office:value="1" calcext:value-type="float">
            <text:p>1</text:p>
          </table:table-cell>
          <table:table-cell table:style-name="ce2072" office:value-type="float" office:value="6" calcext:value-type="float">
            <text:p>6</text:p>
          </table:table-cell>
          <table:table-cell table:style-name="ce2072" office:value-type="string" calcext:value-type="string">
            <text:p>S/V</text:p>
          </table:table-cell>
          <table:table-cell table:style-name="ce2071" office:value-type="float" office:value="0" calcext:value-type="float">
            <text:p>0</text:p>
          </table:table-cell>
          <table:table-cell table:style-name="ce2071" office:value-type="string" calcext:value-type="string">
            <text:p>egykezes</text:p>
          </table:table-cell>
          <table:table-cell table:style-name="ce2072" office:value-type="float" office:value="2" calcext:value-type="float">
            <text:p>2</text:p>
          </table:table-cell>
          <table:table-cell table:style-name="ce2072" office:value-type="float" office:value="0" calcext:value-type="float">
            <text:p>0</text:p>
          </table:table-cell>
          <table:table-cell table:number-columns-repeated="3" table:style-name="ce2138" office:value-type="float" office:value="0" calcext:value-type="float">
            <text:p>0</text:p>
          </table:table-cell>
          <table:table-cell table:style-name="ce2165" office:value-type="string" calcext:value-type="string">
            <text:p>közelharc</text:p>
          </table:table-cell>
          <table:table-cell table:style-name="ce2185" office:value-type="string" calcext:value-type="string">
            <text:p>-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26" office:value-type="string" calcext:value-type="string">
            <text:p>Markolatgomb</text:p>
          </table:table-cell>
          <table:table-cell table:style-name="ce950" office:value-type="float" office:value="-1" calcext:value-type="float">
            <text:p>-1</text:p>
          </table:table-cell>
          <table:table-cell table:style-name="ce950" office:value-type="float" office:value="-2" calcext:value-type="float">
            <text:p>-2</text:p>
          </table:table-cell>
          <table:table-cell table:style-name="ce2072" office:value-type="float" office:value="0" calcext:value-type="float">
            <text:p>0</text:p>
          </table:table-cell>
          <table:table-cell table:style-name="ce2072" office:value-type="float" office:value="6" calcext:value-type="float">
            <text:p>6</text:p>
          </table:table-cell>
          <table:table-cell table:style-name="ce2072" office:value-type="string" calcext:value-type="string">
            <text:p>Z</text:p>
          </table:table-cell>
          <table:table-cell table:style-name="ce2072" office:value-type="float" office:value="0" calcext:value-type="float">
            <text:p>0</text:p>
          </table:table-cell>
          <table:table-cell table:style-name="ce2071" office:value-type="string" calcext:value-type="string">
            <text:p>egykezes</text:p>
          </table:table-cell>
          <table:table-cell table:style-name="ce2072" office:value-type="float" office:value="3" calcext:value-type="float">
            <text:p>3</text:p>
          </table:table-cell>
          <table:table-cell table:style-name="ce2072" office:value-type="float" office:value="0" calcext:value-type="float">
            <text:p>0</text:p>
          </table:table-cell>
          <table:table-cell table:number-columns-repeated="3" table:style-name="ce2138" office:value-type="float" office:value="0" calcext:value-type="float">
            <text:p>0</text:p>
          </table:table-cell>
          <table:table-cell table:style-name="ce2165" office:value-type="string" calcext:value-type="string">
            <text:p>közelharc</text:p>
          </table:table-cell>
          <table:table-cell table:style-name="ce2183" office:value-type="string" calcext:value-type="string">
            <text:p>Ugyanazok az értékei, mint a Vasökölnek.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26" office:value-type="string" calcext:value-type="string">
            <text:p>Méregfog</text:p>
          </table:table-cell>
          <table:table-cell table:number-columns-repeated="2" table:style-name="ce950" office:value-type="float" office:value="1" calcext:value-type="float">
            <text:p>1</text:p>
          </table:table-cell>
          <table:table-cell table:style-name="ce2072" office:value-type="float" office:value="0" calcext:value-type="float">
            <text:p>0</text:p>
          </table:table-cell>
          <table:table-cell table:style-name="ce2072" office:value-type="float" office:value="6" calcext:value-type="float">
            <text:p>6</text:p>
          </table:table-cell>
          <table:table-cell table:style-name="ce2072" office:value-type="string" calcext:value-type="string">
            <text:p>S</text:p>
          </table:table-cell>
          <table:table-cell table:style-name="ce2071" office:value-type="float" office:value="0" calcext:value-type="float">
            <text:p>0</text:p>
          </table:table-cell>
          <table:table-cell table:style-name="ce2071" office:value-type="string" calcext:value-type="string">
            <text:p>egykezes</text:p>
          </table:table-cell>
          <table:table-cell table:number-columns-repeated="2" table:style-name="ce2072" office:value-type="float" office:value="0" calcext:value-type="float">
            <text:p>0</text:p>
          </table:table-cell>
          <table:table-cell table:number-columns-repeated="3" table:style-name="ce2138" office:value-type="float" office:value="0" calcext:value-type="float">
            <text:p>0</text:p>
          </table:table-cell>
          <table:table-cell table:style-name="ce2165" office:value-type="string" calcext:value-type="string">
            <text:p>közelharc</text:p>
          </table:table-cell>
          <table:table-cell table:style-name="ce2183" office:value-type="string" calcext:value-type="string">
            <text:p>Ha sebzést okoz, befecskendezi a benne tárolt mérget.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18">
          <table:table-cell/>
          <table:table-cell table:style-name="ce2026" office:value-type="string" calcext:value-type="string">
            <text:p>Pugoss</text:p>
          </table:table-cell>
          <table:table-cell table:style-name="ce950" office:value-type="float" office:value="3" calcext:value-type="float">
            <text:p>3</text:p>
          </table:table-cell>
          <table:table-cell table:style-name="ce950" office:value-type="float" office:value="2" calcext:value-type="float">
            <text:p>2</text:p>
          </table:table-cell>
          <table:table-cell table:style-name="ce2071" office:value-type="float" office:value="1" calcext:value-type="float">
            <text:p>1</text:p>
          </table:table-cell>
          <table:table-cell table:style-name="ce2071" office:value-type="float" office:value="6" calcext:value-type="float">
            <text:p>6</text:p>
          </table:table-cell>
          <table:table-cell table:style-name="ce2071" office:value-type="string" calcext:value-type="string">
            <text:p>S/V</text:p>
          </table:table-cell>
          <table:table-cell table:style-name="ce2071" office:value-type="float" office:value="0.5" calcext:value-type="float">
            <text:p>0,5</text:p>
          </table:table-cell>
          <table:table-cell table:style-name="ce2071" office:value-type="string" calcext:value-type="string">
            <text:p>egykezes</text:p>
          </table:table-cell>
          <table:table-cell table:style-name="ce2071" office:value-type="float" office:value="3" calcext:value-type="float">
            <text:p>3</text:p>
          </table:table-cell>
          <table:table-cell table:style-name="ce2071" office:value-type="float" office:value="0" calcext:value-type="float">
            <text:p>0</text:p>
          </table:table-cell>
          <table:table-cell table:number-columns-repeated="2" table:style-name="ce2138" office:value-type="float" office:value="0" calcext:value-type="float">
            <text:p>0</text:p>
          </table:table-cell>
          <table:table-cell table:style-name="ce2142" office:value-type="string" calcext:value-type="string">
            <text:p>F6</text:p>
          </table:table-cell>
          <table:table-cell table:style-name="ce2165" office:value-type="string" calcext:value-type="string">
            <text:p>közelharc</text:p>
          </table:table-cell>
          <table:table-cell table:style-name="ce2185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2">
          <table:table-cell/>
          <table:table-cell table:style-name="ce2026" office:value-type="string" calcext:value-type="string">
            <text:p>Ramiera</text:p>
          </table:table-cell>
          <table:table-cell table:number-columns-repeated="2" table:style-name="ce950" office:value-type="float" office:value="3" calcext:value-type="float">
            <text:p>3</text:p>
          </table:table-cell>
          <table:table-cell table:style-name="ce2071" office:value-type="float" office:value="2" calcext:value-type="float">
            <text:p>2</text:p>
          </table:table-cell>
          <table:table-cell table:style-name="ce2071" office:value-type="float" office:value="6" calcext:value-type="float">
            <text:p>6</text:p>
          </table:table-cell>
          <table:table-cell table:style-name="ce2071" office:value-type="string" calcext:value-type="string">
            <text:p>S/V</text:p>
          </table:table-cell>
          <table:table-cell table:style-name="ce2071" office:value-type="float" office:value="0.5" calcext:value-type="float">
            <text:p>0,5</text:p>
          </table:table-cell>
          <table:table-cell table:style-name="ce2071" office:value-type="string" calcext:value-type="string">
            <text:p>egykezes</text:p>
          </table:table-cell>
          <table:table-cell table:style-name="ce2071" office:value-type="float" office:value="3" calcext:value-type="float">
            <text:p>3</text:p>
          </table:table-cell>
          <table:table-cell table:style-name="ce2071" office:value-type="float" office:value="0" calcext:value-type="float">
            <text:p>0</text:p>
          </table:table-cell>
          <table:table-cell table:number-columns-repeated="2" table:style-name="ce2138" office:value-type="float" office:value="0" calcext:value-type="float">
            <text:p>0</text:p>
          </table:table-cell>
          <table:table-cell table:style-name="ce2142" office:value-type="string" calcext:value-type="string">
            <text:p>F6</text:p>
          </table:table-cell>
          <table:table-cell table:style-name="ce2165" office:value-type="string" calcext:value-type="string">
            <text:p>közelharc</text:p>
          </table:table-cell>
          <table:table-cell table:style-name="ce2185" office:value-type="string" calcext:value-type="string">
            <text:p><text:span text:style-name="T75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1">
          <table:table-cell/>
          <table:table-cell table:style-name="ce2026" office:value-type="string" calcext:value-type="string">
            <text:p>Tőr, hárító</text:p>
          </table:table-cell>
          <table:table-cell table:style-name="ce950" office:value-type="float" office:value="1" calcext:value-type="float">
            <text:p>1</text:p>
          </table:table-cell>
          <table:table-cell table:style-name="ce950" office:value-type="float" office:value="3" calcext:value-type="float">
            <text:p>3</text:p>
          </table:table-cell>
          <table:table-cell table:style-name="ce2071" office:value-type="float" office:value="0" calcext:value-type="float">
            <text:p>0</text:p>
          </table:table-cell>
          <table:table-cell table:style-name="ce2071" office:value-type="float" office:value="6" calcext:value-type="float">
            <text:p>6</text:p>
          </table:table-cell>
          <table:table-cell table:style-name="ce2071" office:value-type="string" calcext:value-type="string">
            <text:p>S</text:p>
          </table:table-cell>
          <table:table-cell table:style-name="ce2071" office:value-type="float" office:value="0.5" calcext:value-type="float">
            <text:p>0,5</text:p>
          </table:table-cell>
          <table:table-cell table:style-name="ce2071" office:value-type="string" calcext:value-type="string">
            <text:p>egykezes</text:p>
          </table:table-cell>
          <table:table-cell table:number-columns-repeated="2" table:style-name="ce2071" office:value-type="float" office:value="0" calcext:value-type="float">
            <text:p>0</text:p>
          </table:table-cell>
          <table:table-cell table:number-columns-repeated="3" table:style-name="ce2138" office:value-type="float" office:value="0" calcext:value-type="float">
            <text:p>0</text:p>
          </table:table-cell>
          <table:table-cell table:style-name="ce2165" office:value-type="string" calcext:value-type="string">
            <text:p>közelharc</text:p>
          </table:table-cell>
          <table:table-cell table:style-name="ce2186" office:value-type="string" calcext:value-type="string">
            <text:p><text:span text:style-name="T76">Nagyon</text:span><text:span text:style-name="T77"> drága!</text:span>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18">
          <table:table-cell/>
          <table:table-cell table:style-name="ce2026" office:value-type="string" calcext:value-type="string">
            <text:p>Tőr, kígyó</text:p>
          </table:table-cell>
          <table:table-cell table:number-columns-repeated="2" table:style-name="ce950" office:value-type="float" office:value="2" calcext:value-type="float">
            <text:p>2</text:p>
          </table:table-cell>
          <table:table-cell table:style-name="ce2071" office:value-type="float" office:value="2" calcext:value-type="float">
            <text:p>2</text:p>
          </table:table-cell>
          <table:table-cell table:style-name="ce2071" office:value-type="float" office:value="6" calcext:value-type="float">
            <text:p>6</text:p>
          </table:table-cell>
          <table:table-cell table:style-name="ce2071" office:value-type="string" calcext:value-type="string">
            <text:p>S/V</text:p>
          </table:table-cell>
          <table:table-cell table:style-name="ce2071" office:value-type="float" office:value="0" calcext:value-type="float">
            <text:p>0</text:p>
          </table:table-cell>
          <table:table-cell table:style-name="ce2071" office:value-type="string" calcext:value-type="string">
            <text:p>egykezes</text:p>
          </table:table-cell>
          <table:table-cell table:style-name="ce2071" office:value-type="float" office:value="1" calcext:value-type="float">
            <text:p>1</text:p>
          </table:table-cell>
          <table:table-cell table:style-name="ce2071" office:value-type="float" office:value="0" calcext:value-type="float">
            <text:p>0</text:p>
          </table:table-cell>
          <table:table-cell table:number-columns-repeated="3" table:style-name="ce2138" office:value-type="float" office:value="0" calcext:value-type="float">
            <text:p>0</text:p>
          </table:table-cell>
          <table:table-cell table:style-name="ce2165" office:value-type="string" calcext:value-type="string">
            <text:p>közelharc</text:p>
          </table:table-cell>
          <table:table-cell table:style-name="ce2185" office:value-type="string" calcext:value-type="string">
            <text:p>Áldozótőr</text:p>
            <text:p>Vágásnál: +0 SP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15"/>
          <table:table-cell table:style-name="ce2026" office:value-type="string" calcext:value-type="string">
            <text:p>Tőr, ököl</text:p>
          </table:table-cell>
          <table:table-cell table:style-name="ce950" office:value-type="float" office:value="0" calcext:value-type="float">
            <text:p>0</text:p>
          </table:table-cell>
          <table:table-cell table:style-name="ce950" office:value-type="float" office:value="-3" calcext:value-type="float">
            <text:p>-3</text:p>
          </table:table-cell>
          <table:table-cell table:style-name="ce2071" office:value-type="float" office:value="0" calcext:value-type="float">
            <text:p>0</text:p>
          </table:table-cell>
          <table:table-cell table:style-name="ce2071" office:value-type="float" office:value="6" calcext:value-type="float">
            <text:p>6</text:p>
          </table:table-cell>
          <table:table-cell table:style-name="ce2071" office:value-type="string" calcext:value-type="string">
            <text:p>S</text:p>
          </table:table-cell>
          <table:table-cell table:style-name="ce2071" office:value-type="float" office:value="0" calcext:value-type="float">
            <text:p>0</text:p>
          </table:table-cell>
          <table:table-cell table:style-name="ce2071" office:value-type="string" calcext:value-type="string">
            <text:p>egykezes</text:p>
          </table:table-cell>
          <table:table-cell table:style-name="ce2071" office:value-type="float" office:value="2" calcext:value-type="float">
            <text:p>2</text:p>
          </table:table-cell>
          <table:table-cell table:style-name="ce2071" office:value-type="float" office:value="0" calcext:value-type="float">
            <text:p>0</text:p>
          </table:table-cell>
          <table:table-cell table:number-columns-repeated="3" table:style-name="ce2138" office:value-type="float" office:value="0" calcext:value-type="float">
            <text:p>0</text:p>
          </table:table-cell>
          <table:table-cell table:style-name="ce2165" office:value-type="string" calcext:value-type="string">
            <text:p>közelharc</text:p>
          </table:table-cell>
          <table:table-cell table:style-name="ce2185"/>
          <table:table-cell table:style-name="Default" table:number-columns-repeated="112"/>
          <table:table-cell table:style-name="ce848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2">
          <table:table-cell/>
          <table:table-cell table:style-name="ce2027" office:value-type="string" calcext:value-type="string">
            <text:p>Tőr, páncélszúró</text:p>
          </table:table-cell>
          <table:table-cell table:style-name="ce950" office:value-type="float" office:value="3" calcext:value-type="float">
            <text:p>3</text:p>
          </table:table-cell>
          <table:table-cell table:style-name="ce950" office:value-type="float" office:value="0" calcext:value-type="float">
            <text:p>0</text:p>
          </table:table-cell>
          <table:table-cell table:style-name="ce2073" office:value-type="float" office:value="1" calcext:value-type="float">
            <text:p>1</text:p>
          </table:table-cell>
          <table:table-cell table:style-name="ce2073" office:value-type="float" office:value="7" calcext:value-type="float">
            <text:p>7</text:p>
          </table:table-cell>
          <table:table-cell table:style-name="ce2073" office:value-type="string" calcext:value-type="string">
            <text:p>S</text:p>
          </table:table-cell>
          <table:table-cell table:style-name="ce2073" office:value-type="float" office:value="0.5" calcext:value-type="float">
            <text:p>0,5</text:p>
          </table:table-cell>
          <table:table-cell table:style-name="ce2073" office:value-type="string" calcext:value-type="string">
            <text:p>egykezes</text:p>
          </table:table-cell>
          <table:table-cell table:style-name="ce2073" office:value-type="float" office:value="5" calcext:value-type="float">
            <text:p>5</text:p>
          </table:table-cell>
          <table:table-cell table:style-name="ce2071" office:value-type="float" office:value="0" calcext:value-type="float">
            <text:p>0</text:p>
          </table:table-cell>
          <table:table-cell table:number-columns-repeated="3" table:style-name="ce2138" office:value-type="float" office:value="0" calcext:value-type="float">
            <text:p>0</text:p>
          </table:table-cell>
          <table:table-cell table:style-name="ce2167" office:value-type="string" calcext:value-type="string">
            <text:p>közelharc</text:p>
          </table:table-cell>
          <table:table-cell table:style-name="ce2187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26" office:value-type="string" calcext:value-type="string">
            <text:p>Tőr, Slan</text:p>
          </table:table-cell>
          <table:table-cell table:style-name="ce950" office:value-type="float" office:value="2" calcext:value-type="float">
            <text:p>2</text:p>
          </table:table-cell>
          <table:table-cell table:style-name="ce950" office:value-type="float" office:value="1" calcext:value-type="float">
            <text:p>1</text:p>
          </table:table-cell>
          <table:table-cell table:style-name="ce2071" office:value-type="float" office:value="2" calcext:value-type="float">
            <text:p>2</text:p>
          </table:table-cell>
          <table:table-cell table:style-name="ce2071" office:value-type="float" office:value="6" calcext:value-type="float">
            <text:p>6</text:p>
          </table:table-cell>
          <table:table-cell table:style-name="ce2071" office:value-type="string" calcext:value-type="string">
            <text:p>S/V</text:p>
          </table:table-cell>
          <table:table-cell table:style-name="ce2071" office:value-type="float" office:value="0.5" calcext:value-type="float">
            <text:p>0,5</text:p>
          </table:table-cell>
          <table:table-cell table:style-name="ce2071" office:value-type="string" calcext:value-type="string">
            <text:p>egykezes</text:p>
          </table:table-cell>
          <table:table-cell table:style-name="ce2071" office:value-type="float" office:value="2" calcext:value-type="float">
            <text:p>2</text:p>
          </table:table-cell>
          <table:table-cell table:style-name="ce2071" office:value-type="float" office:value="0" calcext:value-type="float">
            <text:p>0</text:p>
          </table:table-cell>
          <table:table-cell table:number-columns-repeated="3" table:style-name="ce2138" office:value-type="float" office:value="0" calcext:value-type="float">
            <text:p>0</text:p>
          </table:table-cell>
          <table:table-cell table:style-name="ce2165" office:value-type="string" calcext:value-type="string">
            <text:p>közelharc</text:p>
          </table:table-cell>
          <table:table-cell table:style-name="ce2185"/>
          <table:table-cell table:style-name="Default" table:number-columns-repeated="112"/>
          <table:table-cell table:style-name="ce556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1">
          <table:table-cell table:style-name="ce2009"/>
          <table:table-cell table:style-name="ce2028" office:value-type="string" calcext:value-type="string">
            <text:p>Vasököl / páncélkesztyű</text:p>
          </table:table-cell>
          <table:table-cell table:style-name="ce950" office:value-type="float" office:value="-1" calcext:value-type="float">
            <text:p>-1</text:p>
          </table:table-cell>
          <table:table-cell table:style-name="ce950" office:value-type="float" office:value="-2" calcext:value-type="float">
            <text:p>-2</text:p>
          </table:table-cell>
          <table:table-cell table:style-name="ce2074" office:value-type="float" office:value="0" calcext:value-type="float">
            <text:p>0</text:p>
          </table:table-cell>
          <table:table-cell table:style-name="ce2074" office:value-type="float" office:value="6" calcext:value-type="float">
            <text:p>6</text:p>
          </table:table-cell>
          <table:table-cell table:style-name="ce2074" office:value-type="string" calcext:value-type="string">
            <text:p>Z</text:p>
          </table:table-cell>
          <table:table-cell table:style-name="ce2074" office:value-type="float" office:value="0" calcext:value-type="float">
            <text:p>0</text:p>
          </table:table-cell>
          <table:table-cell table:style-name="ce2074" office:value-type="string" calcext:value-type="string">
            <text:p>egykezes</text:p>
          </table:table-cell>
          <table:table-cell table:style-name="ce2074" office:value-type="float" office:value="3" calcext:value-type="float">
            <text:p>3</text:p>
          </table:table-cell>
          <table:table-cell table:style-name="ce2136" office:value-type="float" office:value="0" calcext:value-type="float">
            <text:p>0</text:p>
          </table:table-cell>
          <table:table-cell table:number-columns-repeated="3" table:style-name="ce2140" office:value-type="float" office:value="0" calcext:value-type="float">
            <text:p>0</text:p>
          </table:table-cell>
          <table:table-cell table:style-name="ce2168" office:value-type="string" calcext:value-type="string">
            <text:p>közelharc</text:p>
          </table:table-cell>
          <table:table-cell table:style-name="ce2188"/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10" office:value-type="string" calcext:value-type="string">
            <text:p>Kardvívó fegyverek</text:p>
          </table:table-cell>
          <table:table-cell table:style-name="ce2029" office:value-type="string" calcext:value-type="string">
            <text:p>Kard, dzsenn szablya</text:p>
          </table:table-cell>
          <table:table-cell table:number-columns-repeated="2" table:style-name="ce954" office:value-type="float" office:value="5" calcext:value-type="float">
            <text:p>5</text:p>
          </table:table-cell>
          <table:table-cell table:style-name="ce2075" office:value-type="float" office:value="4" calcext:value-type="float">
            <text:p>4</text:p>
          </table:table-cell>
          <table:table-cell table:style-name="ce2075" office:value-type="float" office:value="6" calcext:value-type="float">
            <text:p>6</text:p>
          </table:table-cell>
          <table:table-cell table:style-name="ce2075" office:value-type="string" calcext:value-type="string">
            <text:p>V/S</text:p>
          </table:table-cell>
          <table:table-cell table:style-name="ce2075" office:value-type="float" office:value="1" calcext:value-type="float">
            <text:p>1</text:p>
          </table:table-cell>
          <table:table-cell table:style-name="ce2075" office:value-type="string" calcext:value-type="string">
            <text:p>egykezes</text:p>
          </table:table-cell>
          <table:table-cell table:style-name="ce2075" office:value-type="float" office:value="99" calcext:value-type="float">
            <text:p>99</text:p>
          </table:table-cell>
          <table:table-cell table:style-name="ce2075" office:value-type="float" office:value="0" calcext:value-type="float">
            <text:p>0</text:p>
          </table:table-cell>
          <table:table-cell table:style-name="ce2141" office:value-type="float" office:value="1" calcext:value-type="float">
            <text:p>1</text:p>
          </table:table-cell>
          <table:table-cell table:style-name="ce2144" office:value-type="float" office:value="0" calcext:value-type="float">
            <text:p>0</text:p>
          </table:table-cell>
          <table:table-cell table:style-name="ce2141" office:value-type="string" calcext:value-type="string">
            <text:p>D6</text:p>
          </table:table-cell>
          <table:table-cell table:style-name="ce2169" office:value-type="string" calcext:value-type="string">
            <text:p>kardvívás</text:p>
          </table:table-cell>
          <table:table-cell table:style-name="ce2189"/>
          <table:table-cell table:style-name="Default" table:number-columns-repeated="112"/>
          <table:table-cell table:style-name="ce557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26" office:value-type="string" calcext:value-type="string">
            <text:p>Kard, emrelin</text:p>
          </table:table-cell>
          <table:table-cell table:style-name="ce950" office:value-type="float" office:value="5" calcext:value-type="float">
            <text:p>5</text:p>
          </table:table-cell>
          <table:table-cell table:style-name="ce950" office:value-type="float" office:value="4" calcext:value-type="float">
            <text:p>4</text:p>
          </table:table-cell>
          <table:table-cell table:style-name="ce2071" office:value-type="float" office:value="4" calcext:value-type="float">
            <text:p>4</text:p>
          </table:table-cell>
          <table:table-cell table:style-name="ce2071" office:value-type="float" office:value="7" calcext:value-type="float">
            <text:p>7</text:p>
          </table:table-cell>
          <table:table-cell table:style-name="ce2071" office:value-type="string" calcext:value-type="string">
            <text:p>V/S</text:p>
          </table:table-cell>
          <table:table-cell table:style-name="ce2071" office:value-type="float" office:value="1" calcext:value-type="float">
            <text:p>1</text:p>
          </table:table-cell>
          <table:table-cell table:style-name="ce2071" office:value-type="string" calcext:value-type="string">
            <text:p>egykezes</text:p>
          </table:table-cell>
          <table:table-cell table:style-name="ce2071" office:value-type="float" office:value="99" calcext:value-type="float">
            <text:p>99</text:p>
          </table:table-cell>
          <table:table-cell table:style-name="ce2071" office:value-type="float" office:value="0" calcext:value-type="float">
            <text:p>0</text:p>
          </table:table-cell>
          <table:table-cell table:style-name="ce2138" office:value-type="float" office:value="0" calcext:value-type="float">
            <text:p>0</text:p>
          </table:table-cell>
          <table:table-cell table:number-columns-repeated="2" table:style-name="ce2155" office:value-type="float" office:value="0" calcext:value-type="float">
            <text:p>0</text:p>
          </table:table-cell>
          <table:table-cell table:style-name="ce2165" office:value-type="string" calcext:value-type="string">
            <text:p>kardvívás</text:p>
          </table:table-cell>
          <table:table-cell table:style-name="ce2190"/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19">
          <table:table-cell/>
          <table:table-cell table:style-name="ce2026" office:value-type="string" calcext:value-type="string">
            <text:p>Kard, fejvadász</text:p>
          </table:table-cell>
          <table:table-cell table:style-name="ce950" office:value-type="float" office:value="3" calcext:value-type="float">
            <text:p>3</text:p>
          </table:table-cell>
          <table:table-cell table:style-name="ce950" office:value-type="float" office:value="4" calcext:value-type="float">
            <text:p>4</text:p>
          </table:table-cell>
          <table:table-cell table:style-name="ce2071" office:value-type="float" office:value="3" calcext:value-type="float">
            <text:p>3</text:p>
          </table:table-cell>
          <table:table-cell table:style-name="ce2071" office:value-type="float" office:value="6" calcext:value-type="float">
            <text:p>6</text:p>
          </table:table-cell>
          <table:table-cell table:style-name="ce2071" office:value-type="string" calcext:value-type="string">
            <text:p>V/S</text:p>
          </table:table-cell>
          <table:table-cell table:style-name="ce2071" office:value-type="float" office:value="0.5" calcext:value-type="float">
            <text:p>0,5</text:p>
          </table:table-cell>
          <table:table-cell table:style-name="ce2071" office:value-type="string" calcext:value-type="string">
            <text:p>egykezes</text:p>
          </table:table-cell>
          <table:table-cell table:style-name="ce2071" office:value-type="float" office:value="2" calcext:value-type="float">
            <text:p>2</text:p>
          </table:table-cell>
          <table:table-cell table:style-name="ce2071" office:value-type="float" office:value="0" calcext:value-type="float">
            <text:p>0</text:p>
          </table:table-cell>
          <table:table-cell table:style-name="ce2138" office:value-type="float" office:value="0" calcext:value-type="float">
            <text:p>0</text:p>
          </table:table-cell>
          <table:table-cell table:style-name="ce2155" office:value-type="float" office:value="0" calcext:value-type="float">
            <text:p>0</text:p>
          </table:table-cell>
          <table:table-cell table:style-name="ce2143" office:value-type="string" calcext:value-type="string">
            <text:p>F6</text:p>
          </table:table-cell>
          <table:table-cell table:style-name="ce2165" office:value-type="string" calcext:value-type="string">
            <text:p>kardvívás</text:p>
          </table:table-cell>
          <table:table-cell table:style-name="ce2190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26" office:value-type="string" calcext:value-type="string">
            <text:p>Kard, handzsár</text:p>
          </table:table-cell>
          <table:table-cell table:style-name="ce950" office:value-type="float" office:value="5" calcext:value-type="float">
            <text:p>5</text:p>
          </table:table-cell>
          <table:table-cell table:style-name="ce950" office:value-type="float" office:value="3" calcext:value-type="float">
            <text:p>3</text:p>
          </table:table-cell>
          <table:table-cell table:style-name="ce2071" office:value-type="float" office:value="4" calcext:value-type="float">
            <text:p>4</text:p>
          </table:table-cell>
          <table:table-cell table:style-name="ce2071" office:value-type="float" office:value="7" calcext:value-type="float">
            <text:p>7</text:p>
          </table:table-cell>
          <table:table-cell table:style-name="ce2071" office:value-type="string" calcext:value-type="string">
            <text:p>V</text:p>
          </table:table-cell>
          <table:table-cell table:style-name="ce2069" office:value-type="float" office:value="1" calcext:value-type="float">
            <text:p>1</text:p>
          </table:table-cell>
          <table:table-cell table:style-name="ce2071" office:value-type="string" calcext:value-type="string">
            <text:p>egykezes</text:p>
          </table:table-cell>
          <table:table-cell table:style-name="ce2071" office:value-type="float" office:value="99" calcext:value-type="float">
            <text:p>99</text:p>
          </table:table-cell>
          <table:table-cell table:style-name="ce2071" office:value-type="float" office:value="0" calcext:value-type="float">
            <text:p>0</text:p>
          </table:table-cell>
          <table:table-cell table:style-name="ce2139" office:value-type="float" office:value="1" calcext:value-type="float">
            <text:p>1</text:p>
          </table:table-cell>
          <table:table-cell table:number-columns-repeated="2" table:style-name="ce2155" office:value-type="float" office:value="0" calcext:value-type="float">
            <text:p>0</text:p>
          </table:table-cell>
          <table:table-cell table:style-name="ce2165" office:value-type="string" calcext:value-type="string">
            <text:p>kardvívás</text:p>
          </table:table-cell>
          <table:table-cell table:style-name="ce2191" office:value-type="string" calcext:value-type="string">
            <text:p>Erő követelmény: +2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26" office:value-type="string" calcext:value-type="string">
            <text:p>Kard, hiequar</text:p>
          </table:table-cell>
          <table:table-cell table:style-name="ce950" office:value-type="float" office:value="4" calcext:value-type="float">
            <text:p>4</text:p>
          </table:table-cell>
          <table:table-cell table:style-name="ce950" office:value-type="float" office:value="3" calcext:value-type="float">
            <text:p>3</text:p>
          </table:table-cell>
          <table:table-cell table:style-name="ce2071" office:value-type="float" office:value="4" calcext:value-type="float">
            <text:p>4</text:p>
          </table:table-cell>
          <table:table-cell table:style-name="ce2071" office:value-type="float" office:value="7" calcext:value-type="float">
            <text:p>7</text:p>
          </table:table-cell>
          <table:table-cell table:style-name="ce2071" office:value-type="string" calcext:value-type="string">
            <text:p>S/V</text:p>
          </table:table-cell>
          <table:table-cell table:style-name="ce2069" office:value-type="float" office:value="1" calcext:value-type="float">
            <text:p>1</text:p>
          </table:table-cell>
          <table:table-cell table:style-name="ce2071" office:value-type="string" calcext:value-type="string">
            <text:p>egykezes</text:p>
          </table:table-cell>
          <table:table-cell table:style-name="ce2071" office:value-type="float" office:value="3" calcext:value-type="float">
            <text:p>3</text:p>
          </table:table-cell>
          <table:table-cell table:style-name="ce2071" office:value-type="float" office:value="2" calcext:value-type="float">
            <text:p>2</text:p>
          </table:table-cell>
          <table:table-cell table:style-name="ce2138" office:value-type="float" office:value="0" calcext:value-type="float">
            <text:p>0</text:p>
          </table:table-cell>
          <table:table-cell table:number-columns-repeated="2" table:style-name="ce2155" office:value-type="float" office:value="0" calcext:value-type="float">
            <text:p>0</text:p>
          </table:table-cell>
          <table:table-cell table:style-name="ce2165" office:value-type="string" calcext:value-type="string">
            <text:p>kardvívás</text:p>
          </table:table-cell>
          <table:table-cell table:style-name="ce2191" office:value-type="string" calcext:value-type="string">
            <text:p>Elfek használják. Előtörténet!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30" office:value-type="string" calcext:value-type="string">
            <text:p>Kard, hosszú</text:p>
          </table:table-cell>
          <table:table-cell table:number-columns-repeated="2" table:style-name="ce921" office:value-type="float" office:value="4" calcext:value-type="float">
            <text:p>4</text:p>
          </table:table-cell>
          <table:table-cell table:style-name="ce2076" office:value-type="float" office:value="4" calcext:value-type="float">
            <text:p>4</text:p>
          </table:table-cell>
          <table:table-cell table:style-name="ce2076" office:value-type="float" office:value="7" calcext:value-type="float">
            <text:p>7</text:p>
          </table:table-cell>
          <table:table-cell table:style-name="ce2110" office:value-type="string" calcext:value-type="string">
            <text:p>V/S</text:p>
          </table:table-cell>
          <table:table-cell table:style-name="ce2070" office:value-type="float" office:value="1" calcext:value-type="float">
            <text:p>1</text:p>
          </table:table-cell>
          <table:table-cell table:style-name="ce2076" office:value-type="string" calcext:value-type="string">
            <text:p>egykezes</text:p>
          </table:table-cell>
          <table:table-cell table:style-name="ce2076" office:value-type="float" office:value="99" calcext:value-type="float">
            <text:p>99</text:p>
          </table:table-cell>
          <table:table-cell table:style-name="ce2076" office:value-type="float" office:value="0" calcext:value-type="float">
            <text:p>0</text:p>
          </table:table-cell>
          <table:table-cell table:style-name="ce2070" office:value-type="float" office:value="0" calcext:value-type="float">
            <text:p>0</text:p>
          </table:table-cell>
          <table:table-cell table:number-columns-repeated="2" table:style-name="ce2076" office:value-type="float" office:value="0" calcext:value-type="float">
            <text:p>0</text:p>
          </table:table-cell>
          <table:table-cell table:style-name="ce2166" office:value-type="string" calcext:value-type="string">
            <text:p>kardvívás</text:p>
          </table:table-cell>
          <table:table-cell table:style-name="ce2192" office:value-type="string" calcext:value-type="string">
            <text:p>A legelterjedtebb kard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26" office:value-type="string" calcext:value-type="string">
            <text:p>Kard, jatagán</text:p>
          </table:table-cell>
          <table:table-cell table:style-name="ce950" office:value-type="float" office:value="3" calcext:value-type="float">
            <text:p>3</text:p>
          </table:table-cell>
          <table:table-cell table:style-name="ce950" office:value-type="float" office:value="2" calcext:value-type="float">
            <text:p>2</text:p>
          </table:table-cell>
          <table:table-cell table:style-name="ce2071" office:value-type="float" office:value="1" calcext:value-type="float">
            <text:p>1</text:p>
          </table:table-cell>
          <table:table-cell table:style-name="ce2071" office:value-type="float" office:value="6" calcext:value-type="float">
            <text:p>6</text:p>
          </table:table-cell>
          <table:table-cell table:style-name="ce2111" office:value-type="string" calcext:value-type="string">
            <text:p>V/S</text:p>
          </table:table-cell>
          <table:table-cell table:style-name="ce2071" office:value-type="float" office:value="0.5" calcext:value-type="float">
            <text:p>0,5</text:p>
          </table:table-cell>
          <table:table-cell table:style-name="ce2071" office:value-type="string" calcext:value-type="string">
            <text:p>egykezes</text:p>
          </table:table-cell>
          <table:table-cell table:style-name="ce2071" office:value-type="float" office:value="3" calcext:value-type="float">
            <text:p>3</text:p>
          </table:table-cell>
          <table:table-cell table:style-name="ce2071" office:value-type="float" office:value="0" calcext:value-type="float">
            <text:p>0</text:p>
          </table:table-cell>
          <table:table-cell table:style-name="ce2139" office:value-type="float" office:value="1" calcext:value-type="float">
            <text:p>1</text:p>
          </table:table-cell>
          <table:table-cell table:number-columns-repeated="2" table:style-name="ce2155" office:value-type="float" office:value="0" calcext:value-type="float">
            <text:p>0</text:p>
          </table:table-cell>
          <table:table-cell table:style-name="ce2165" office:value-type="string" calcext:value-type="string">
            <text:p>kardvívás</text:p>
          </table:table-cell>
          <table:table-cell table:style-name="ce2191"/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557" table:number-columns-repeated="16119"/>
        </table:table-row>
        <table:table-row table:style-name="ro22">
          <table:table-cell/>
          <table:table-cell table:style-name="ce2030" office:value-type="string" calcext:value-type="string">
            <text:p>Kard, kétkezes</text:p>
          </table:table-cell>
          <table:table-cell table:style-name="ce921" office:value-type="float" office:value="7" calcext:value-type="float">
            <text:p>7</text:p>
          </table:table-cell>
          <table:table-cell table:style-name="ce921" office:value-type="float" office:value="5" calcext:value-type="float">
            <text:p>5</text:p>
          </table:table-cell>
          <table:table-cell table:style-name="ce2076" office:value-type="float" office:value="8" calcext:value-type="float">
            <text:p>8</text:p>
          </table:table-cell>
          <table:table-cell table:style-name="ce2076" office:value-type="float" office:value="9" calcext:value-type="float">
            <text:p>9</text:p>
          </table:table-cell>
          <table:table-cell table:style-name="ce2076" office:value-type="string" calcext:value-type="string">
            <text:p>V/S</text:p>
          </table:table-cell>
          <table:table-cell table:style-name="ce2076" office:value-type="float" office:value="2" calcext:value-type="float">
            <text:p>2</text:p>
          </table:table-cell>
          <table:table-cell table:style-name="ce2076" office:value-type="string" calcext:value-type="string">
            <text:p>kétkezes</text:p>
          </table:table-cell>
          <table:table-cell table:style-name="ce2076" office:value-type="float" office:value="99" calcext:value-type="float">
            <text:p>99</text:p>
          </table:table-cell>
          <table:table-cell table:style-name="ce2076" office:value-type="float" office:value="0" calcext:value-type="float">
            <text:p>0</text:p>
          </table:table-cell>
          <table:table-cell table:style-name="ce2070" office:value-type="float" office:value="0" calcext:value-type="float">
            <text:p>0</text:p>
          </table:table-cell>
          <table:table-cell table:number-columns-repeated="2" table:style-name="ce2076" office:value-type="float" office:value="0" calcext:value-type="float">
            <text:p>0</text:p>
          </table:table-cell>
          <table:table-cell table:style-name="ce2166" office:value-type="string" calcext:value-type="string">
            <text:p>kardvívás</text:p>
          </table:table-cell>
          <table:table-cell table:style-name="ce2192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26" office:value-type="string" calcext:value-type="string">
            <text:p>Kard, khossas</text:p>
          </table:table-cell>
          <table:table-cell table:style-name="ce950" office:value-type="float" office:value="4" calcext:value-type="float">
            <text:p>4</text:p>
          </table:table-cell>
          <table:table-cell table:style-name="ce950" office:value-type="float" office:value="3" calcext:value-type="float">
            <text:p>3</text:p>
          </table:table-cell>
          <table:table-cell table:style-name="ce2071" office:value-type="float" office:value="4" calcext:value-type="float">
            <text:p>4</text:p>
          </table:table-cell>
          <table:table-cell table:style-name="ce2071" office:value-type="float" office:value="7" calcext:value-type="float">
            <text:p>7</text:p>
          </table:table-cell>
          <table:table-cell table:style-name="ce2071" office:value-type="string" calcext:value-type="string">
            <text:p>V/S</text:p>
          </table:table-cell>
          <table:table-cell table:style-name="ce2069" office:value-type="float" office:value="1" calcext:value-type="float">
            <text:p>1</text:p>
          </table:table-cell>
          <table:table-cell table:style-name="ce2071" office:value-type="string" calcext:value-type="string">
            <text:p>egykezes</text:p>
          </table:table-cell>
          <table:table-cell table:style-name="ce2071" office:value-type="float" office:value="3" calcext:value-type="float">
            <text:p>3</text:p>
          </table:table-cell>
          <table:table-cell table:style-name="ce2071" office:value-type="float" office:value="0" calcext:value-type="float">
            <text:p>0</text:p>
          </table:table-cell>
          <table:table-cell table:style-name="ce2138" office:value-type="float" office:value="0" calcext:value-type="float">
            <text:p>0</text:p>
          </table:table-cell>
          <table:table-cell table:number-columns-repeated="2" table:style-name="ce2155" office:value-type="float" office:value="0" calcext:value-type="float">
            <text:p>0</text:p>
          </table:table-cell>
          <table:table-cell table:style-name="ce2165" office:value-type="string" calcext:value-type="string">
            <text:p>kardvívás</text:p>
          </table:table-cell>
          <table:table-cell table:style-name="ce2191" office:value-type="string" calcext:value-type="string">
            <text:p>Elfek használják. Előtörténet!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18">
          <table:table-cell/>
          <table:table-cell table:style-name="ce2026" office:value-type="string" calcext:value-type="string">
            <text:p>Kard, kígyó</text:p>
          </table:table-cell>
          <table:table-cell table:style-name="ce950" office:value-type="float" office:value="3" calcext:value-type="float">
            <text:p>3</text:p>
          </table:table-cell>
          <table:table-cell table:style-name="ce950" office:value-type="float" office:value="4" calcext:value-type="float">
            <text:p>4</text:p>
          </table:table-cell>
          <table:table-cell table:style-name="ce2071" office:value-type="float" office:value="3" calcext:value-type="float">
            <text:p>3</text:p>
          </table:table-cell>
          <table:table-cell table:style-name="ce2071" office:value-type="float" office:value="7" calcext:value-type="float">
            <text:p>7</text:p>
          </table:table-cell>
          <table:table-cell table:style-name="ce2111" office:value-type="string" calcext:value-type="string">
            <text:p>V/S</text:p>
          </table:table-cell>
          <table:table-cell table:style-name="ce2069" office:value-type="float" office:value="1" calcext:value-type="float">
            <text:p>1</text:p>
          </table:table-cell>
          <table:table-cell table:style-name="ce2071" office:value-type="string" calcext:value-type="string">
            <text:p>egykezes</text:p>
          </table:table-cell>
          <table:table-cell table:style-name="ce2071" office:value-type="float" office:value="1" calcext:value-type="float">
            <text:p>1</text:p>
          </table:table-cell>
          <table:table-cell table:style-name="ce2071" office:value-type="float" office:value="0" calcext:value-type="float">
            <text:p>0</text:p>
          </table:table-cell>
          <table:table-cell table:style-name="ce2139" office:value-type="float" office:value="1" calcext:value-type="float">
            <text:p>1</text:p>
          </table:table-cell>
          <table:table-cell table:number-columns-repeated="2" table:style-name="ce2155" office:value-type="float" office:value="0" calcext:value-type="float">
            <text:p>0</text:p>
          </table:table-cell>
          <table:table-cell table:style-name="ce2165" office:value-type="string" calcext:value-type="string">
            <text:p>kardvívás</text:p>
          </table:table-cell>
          <table:table-cell table:style-name="ce2191" office:value-type="string" calcext:value-type="string">
            <text:p>Szúró sebzés: +5 SP; <text:span text:style-name="T17">IV</text:span>: ugyan nem íves fegyver,</text:p>
            <text:p>De kialakítása miatt érvényesek rá annak extrái.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26" office:value-type="string" calcext:value-type="string">
            <text:p>Kard, Lagoss </text:p>
          </table:table-cell>
          <table:table-cell table:style-name="ce950" office:value-type="float" office:value="6" calcext:value-type="float">
            <text:p>6</text:p>
          </table:table-cell>
          <table:table-cell table:style-name="ce950" office:value-type="float" office:value="5" calcext:value-type="float">
            <text:p>5</text:p>
          </table:table-cell>
          <table:table-cell table:style-name="ce2071" office:value-type="float" office:value="4" calcext:value-type="float">
            <text:p>4</text:p>
          </table:table-cell>
          <table:table-cell table:style-name="ce2071" office:value-type="float" office:value="7" calcext:value-type="float">
            <text:p>7</text:p>
          </table:table-cell>
          <table:table-cell table:style-name="ce2111" office:value-type="string" calcext:value-type="string">
            <text:p>V/S</text:p>
          </table:table-cell>
          <table:table-cell table:style-name="ce2069" office:value-type="float" office:value="1" calcext:value-type="float">
            <text:p>1</text:p>
          </table:table-cell>
          <table:table-cell table:style-name="ce2071" office:value-type="string" calcext:value-type="string">
            <text:p>egykezes</text:p>
          </table:table-cell>
          <table:table-cell table:style-name="ce2071" office:value-type="float" office:value="99" calcext:value-type="float">
            <text:p>99</text:p>
          </table:table-cell>
          <table:table-cell table:style-name="ce2073" office:value-type="float" office:value="0" calcext:value-type="float">
            <text:p>0</text:p>
          </table:table-cell>
          <table:table-cell table:style-name="ce2138" office:value-type="float" office:value="0" calcext:value-type="float">
            <text:p>0</text:p>
          </table:table-cell>
          <table:table-cell table:style-name="ce2155" office:value-type="float" office:value="0" calcext:value-type="float">
            <text:p>0</text:p>
          </table:table-cell>
          <table:table-cell table:style-name="ce2143" office:value-type="string" calcext:value-type="string">
            <text:p>F9</text:p>
          </table:table-cell>
          <table:table-cell table:style-name="ce2165" office:value-type="string" calcext:value-type="string">
            <text:p>kardvívás</text:p>
          </table:table-cell>
          <table:table-cell table:style-name="ce2191" office:value-type="string" calcext:value-type="string">
            <text:p>Egyébként Hosszúkard értékei.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26" office:value-type="string" calcext:value-type="string">
            <text:p>Kard, lovag</text:p>
          </table:table-cell>
          <table:table-cell table:style-name="ce950" office:value-type="float" office:value="6" calcext:value-type="float">
            <text:p>6</text:p>
          </table:table-cell>
          <table:table-cell table:style-name="ce950" office:value-type="float" office:value="4" calcext:value-type="float">
            <text:p>4</text:p>
          </table:table-cell>
          <table:table-cell table:style-name="ce2071" office:value-type="float" office:value="6" calcext:value-type="float">
            <text:p>6</text:p>
          </table:table-cell>
          <table:table-cell table:style-name="ce2071" office:value-type="float" office:value="8" calcext:value-type="float">
            <text:p>8</text:p>
          </table:table-cell>
          <table:table-cell table:style-name="ce2071" office:value-type="string" calcext:value-type="string">
            <text:p>V/S</text:p>
          </table:table-cell>
          <table:table-cell table:style-name="ce2069" office:value-type="float" office:value="1" calcext:value-type="float">
            <text:p>1</text:p>
          </table:table-cell>
          <table:table-cell table:style-name="ce2071" office:value-type="string" calcext:value-type="string">
            <text:p>egykezes</text:p>
          </table:table-cell>
          <table:table-cell table:style-name="ce2071" office:value-type="float" office:value="99" calcext:value-type="float">
            <text:p>99</text:p>
          </table:table-cell>
          <table:table-cell table:style-name="ce2071" office:value-type="float" office:value="1" calcext:value-type="float">
            <text:p>1</text:p>
          </table:table-cell>
          <table:table-cell table:style-name="ce2138" office:value-type="float" office:value="0" calcext:value-type="float">
            <text:p>0</text:p>
          </table:table-cell>
          <table:table-cell table:number-columns-repeated="2" table:style-name="ce2155" office:value-type="float" office:value="0" calcext:value-type="float">
            <text:p>0</text:p>
          </table:table-cell>
          <table:table-cell table:style-name="ce2165" office:value-type="string" calcext:value-type="string">
            <text:p>kardvívás</text:p>
          </table:table-cell>
          <table:table-cell table:style-name="ce2191" office:value-type="string" calcext:value-type="string">
            <text:p>Erő követelmény: +2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1">
          <table:table-cell/>
          <table:table-cell table:style-name="ce2030" office:value-type="string" calcext:value-type="string">
            <text:p>Kard, másfélkezes 2K</text:p>
          </table:table-cell>
          <table:table-cell table:style-name="ce921" office:value-type="float" office:value="6" calcext:value-type="float">
            <text:p>6</text:p>
          </table:table-cell>
          <table:table-cell table:style-name="ce921" office:value-type="float" office:value="5" calcext:value-type="float">
            <text:p>5</text:p>
          </table:table-cell>
          <table:table-cell table:style-name="ce2076" office:value-type="float" office:value="5" calcext:value-type="float">
            <text:p>5</text:p>
          </table:table-cell>
          <table:table-cell table:style-name="ce2076" office:value-type="float" office:value="8" calcext:value-type="float">
            <text:p>8</text:p>
          </table:table-cell>
          <table:table-cell table:style-name="ce2076" office:value-type="string" calcext:value-type="string">
            <text:p>V/S</text:p>
          </table:table-cell>
          <table:table-cell table:style-name="ce2076" office:value-type="float" office:value="1.5" calcext:value-type="float">
            <text:p>1,5</text:p>
          </table:table-cell>
          <table:table-cell table:style-name="ce2076" office:value-type="string" calcext:value-type="string">
            <text:p>kétkezes</text:p>
          </table:table-cell>
          <table:table-cell table:style-name="ce2076" office:value-type="float" office:value="99" calcext:value-type="float">
            <text:p>99</text:p>
          </table:table-cell>
          <table:table-cell table:style-name="ce2076" office:value-type="float" office:value="0" calcext:value-type="float">
            <text:p>0</text:p>
          </table:table-cell>
          <table:table-cell table:style-name="ce2070" office:value-type="float" office:value="0" calcext:value-type="float">
            <text:p>0</text:p>
          </table:table-cell>
          <table:table-cell table:number-columns-repeated="2" table:style-name="ce2076" office:value-type="float" office:value="0" calcext:value-type="float">
            <text:p>0</text:p>
          </table:table-cell>
          <table:table-cell table:style-name="ce2166" office:value-type="string" calcext:value-type="string">
            <text:p>kardvívás</text:p>
          </table:table-cell>
          <table:table-cell table:style-name="ce2193" office:value-type="string" calcext:value-type="string">
            <text:p>Erő követelmény: +2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1">
          <table:table-cell/>
          <table:table-cell table:style-name="ce2026" office:value-type="string" calcext:value-type="string">
            <text:p>Kard, másfélkezes 1K</text:p>
          </table:table-cell>
          <table:table-cell table:style-name="ce950" office:value-type="float" office:value="4" calcext:value-type="float">
            <text:p>4</text:p>
          </table:table-cell>
          <table:table-cell table:style-name="ce950" office:value-type="float" office:value="3" calcext:value-type="float">
            <text:p>3</text:p>
          </table:table-cell>
          <table:table-cell table:style-name="ce2071" office:value-type="float" office:value="5" calcext:value-type="float">
            <text:p>5</text:p>
          </table:table-cell>
          <table:table-cell table:style-name="ce2071" office:value-type="float" office:value="8" calcext:value-type="float">
            <text:p>8</text:p>
          </table:table-cell>
          <table:table-cell table:style-name="ce2071" office:value-type="string" calcext:value-type="string">
            <text:p>V/S</text:p>
          </table:table-cell>
          <table:table-cell table:style-name="ce2071" office:value-type="float" office:value="1.5" calcext:value-type="float">
            <text:p>1,5</text:p>
          </table:table-cell>
          <table:table-cell table:style-name="ce2071" office:value-type="string" calcext:value-type="string">
            <text:p>kétkezes</text:p>
          </table:table-cell>
          <table:table-cell table:style-name="ce2071" office:value-type="float" office:value="2" calcext:value-type="float">
            <text:p>2</text:p>
          </table:table-cell>
          <table:table-cell table:style-name="ce2071" office:value-type="float" office:value="0" calcext:value-type="float">
            <text:p>0</text:p>
          </table:table-cell>
          <table:table-cell table:style-name="ce2138" office:value-type="float" office:value="0" calcext:value-type="float">
            <text:p>0</text:p>
          </table:table-cell>
          <table:table-cell table:style-name="ce2139" office:value-type="float" office:value="1" calcext:value-type="float">
            <text:p>1</text:p>
          </table:table-cell>
          <table:table-cell table:style-name="ce2155" office:value-type="float" office:value="0" calcext:value-type="float">
            <text:p>0</text:p>
          </table:table-cell>
          <table:table-cell table:style-name="ce2165" office:value-type="string" calcext:value-type="string">
            <text:p>kardvívás</text:p>
          </table:table-cell>
          <table:table-cell table:style-name="ce2190" office:value-type="string" calcext:value-type="string">
            <text:p>Erő követelmény: +2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1">
          <table:table-cell/>
          <table:table-cell table:style-name="ce2026" office:value-type="string" calcext:value-type="string">
            <text:p>Kard, mesterkard 2K</text:p>
          </table:table-cell>
          <table:table-cell table:style-name="ce950" office:value-type="float" office:value="7" calcext:value-type="float">
            <text:p>7</text:p>
          </table:table-cell>
          <table:table-cell table:style-name="ce950" office:value-type="float" office:value="4" calcext:value-type="float">
            <text:p>4</text:p>
          </table:table-cell>
          <table:table-cell table:style-name="ce2071" office:value-type="float" office:value="5" calcext:value-type="float">
            <text:p>5</text:p>
          </table:table-cell>
          <table:table-cell table:style-name="ce2071" office:value-type="float" office:value="8" calcext:value-type="float">
            <text:p>8</text:p>
          </table:table-cell>
          <table:table-cell table:style-name="ce2071" office:value-type="string" calcext:value-type="string">
            <text:p>V/S</text:p>
          </table:table-cell>
          <table:table-cell table:style-name="ce2071" office:value-type="float" office:value="1.5" calcext:value-type="float">
            <text:p>1,5</text:p>
          </table:table-cell>
          <table:table-cell table:style-name="ce2071" office:value-type="string" calcext:value-type="string">
            <text:p>kétkezes</text:p>
          </table:table-cell>
          <table:table-cell table:style-name="ce2071" office:value-type="float" office:value="99" calcext:value-type="float">
            <text:p>99</text:p>
          </table:table-cell>
          <table:table-cell table:style-name="ce2071" office:value-type="float" office:value="0" calcext:value-type="float">
            <text:p>0</text:p>
          </table:table-cell>
          <table:table-cell table:style-name="ce2138" office:value-type="float" office:value="0" calcext:value-type="float">
            <text:p>0</text:p>
          </table:table-cell>
          <table:table-cell table:number-columns-repeated="2" table:style-name="ce2155" office:value-type="float" office:value="0" calcext:value-type="float">
            <text:p>0</text:p>
          </table:table-cell>
          <table:table-cell table:style-name="ce2165" office:value-type="string" calcext:value-type="string">
            <text:p>kardvívás</text:p>
          </table:table-cell>
          <table:table-cell table:style-name="ce2190" office:value-type="string" calcext:value-type="string">
            <text:p>Erő követelmény: +2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1">
          <table:table-cell/>
          <table:table-cell table:style-name="ce2026" office:value-type="string" calcext:value-type="string">
            <text:p>Kard, mesterkard 1K</text:p>
          </table:table-cell>
          <table:table-cell table:style-name="ce950" office:value-type="float" office:value="5" calcext:value-type="float">
            <text:p>5</text:p>
          </table:table-cell>
          <table:table-cell table:style-name="ce950" office:value-type="float" office:value="2" calcext:value-type="float">
            <text:p>2</text:p>
          </table:table-cell>
          <table:table-cell table:style-name="ce2071" office:value-type="float" office:value="5" calcext:value-type="float">
            <text:p>5</text:p>
          </table:table-cell>
          <table:table-cell table:style-name="ce2071" office:value-type="float" office:value="8" calcext:value-type="float">
            <text:p>8</text:p>
          </table:table-cell>
          <table:table-cell table:style-name="ce2071" office:value-type="string" calcext:value-type="string">
            <text:p>V/S</text:p>
          </table:table-cell>
          <table:table-cell table:style-name="ce2071" office:value-type="float" office:value="1.5" calcext:value-type="float">
            <text:p>1,5</text:p>
          </table:table-cell>
          <table:table-cell table:style-name="ce2071" office:value-type="string" calcext:value-type="string">
            <text:p>kétkezes</text:p>
          </table:table-cell>
          <table:table-cell table:style-name="ce2071" office:value-type="float" office:value="2" calcext:value-type="float">
            <text:p>2</text:p>
          </table:table-cell>
          <table:table-cell table:style-name="ce2071" office:value-type="float" office:value="0" calcext:value-type="float">
            <text:p>0</text:p>
          </table:table-cell>
          <table:table-cell table:style-name="ce2138" office:value-type="float" office:value="0" calcext:value-type="float">
            <text:p>0</text:p>
          </table:table-cell>
          <table:table-cell table:style-name="ce2139" office:value-type="float" office:value="1" calcext:value-type="float">
            <text:p>1</text:p>
          </table:table-cell>
          <table:table-cell table:style-name="ce2155" office:value-type="float" office:value="0" calcext:value-type="float">
            <text:p>0</text:p>
          </table:table-cell>
          <table:table-cell table:style-name="ce2165" office:value-type="string" calcext:value-type="string">
            <text:p>kardvívás</text:p>
          </table:table-cell>
          <table:table-cell table:style-name="ce2190" office:value-type="string" calcext:value-type="string">
            <text:p>Erő követelmény: +2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26" office:value-type="string" calcext:value-type="string">
            <text:p>Kard, Pugoss </text:p>
          </table:table-cell>
          <table:table-cell table:number-columns-repeated="2" table:style-name="ce950" office:value-type="float" office:value="4" calcext:value-type="float">
            <text:p>4</text:p>
          </table:table-cell>
          <table:table-cell table:style-name="ce2071" office:value-type="float" office:value="3" calcext:value-type="float">
            <text:p>3</text:p>
          </table:table-cell>
          <table:table-cell table:style-name="ce2071" office:value-type="float" office:value="6" calcext:value-type="float">
            <text:p>6</text:p>
          </table:table-cell>
          <table:table-cell table:style-name="ce2071" office:value-type="string" calcext:value-type="string">
            <text:p>V/S</text:p>
          </table:table-cell>
          <table:table-cell table:style-name="ce2071" office:value-type="float" office:value="0.5" calcext:value-type="float">
            <text:p>0,5</text:p>
          </table:table-cell>
          <table:table-cell table:style-name="ce2071" office:value-type="string" calcext:value-type="string">
            <text:p>egykezes</text:p>
          </table:table-cell>
          <table:table-cell table:style-name="ce2071" office:value-type="float" office:value="3" calcext:value-type="float">
            <text:p>3</text:p>
          </table:table-cell>
          <table:table-cell table:style-name="ce2073" office:value-type="float" office:value="0" calcext:value-type="float">
            <text:p>0</text:p>
          </table:table-cell>
          <table:table-cell table:style-name="ce2138" office:value-type="float" office:value="0" calcext:value-type="float">
            <text:p>0</text:p>
          </table:table-cell>
          <table:table-cell table:style-name="ce2155" office:value-type="float" office:value="0" calcext:value-type="float">
            <text:p>0</text:p>
          </table:table-cell>
          <table:table-cell table:style-name="ce2143" office:value-type="string" calcext:value-type="string">
            <text:p>F6</text:p>
          </table:table-cell>
          <table:table-cell table:style-name="ce2165" office:value-type="string" calcext:value-type="string">
            <text:p>kardvívás</text:p>
          </table:table-cell>
          <table:table-cell table:style-name="ce2194"/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18">
          <table:table-cell/>
          <table:table-cell table:style-name="ce2026" office:value-type="string" calcext:value-type="string">
            <text:p>Kard, rapír</text:p>
          </table:table-cell>
          <table:table-cell table:number-columns-repeated="2" table:style-name="ce950" office:value-type="float" office:value="4" calcext:value-type="float">
            <text:p>4</text:p>
          </table:table-cell>
          <table:table-cell table:style-name="ce2071" office:value-type="float" office:value="3" calcext:value-type="float">
            <text:p>3</text:p>
          </table:table-cell>
          <table:table-cell table:style-name="ce2071" office:value-type="float" office:value="7" calcext:value-type="float">
            <text:p>7</text:p>
          </table:table-cell>
          <table:table-cell table:style-name="ce2071" office:value-type="string" calcext:value-type="string">
            <text:p>S/V</text:p>
          </table:table-cell>
          <table:table-cell table:style-name="ce2071" office:value-type="float" office:value="1" calcext:value-type="float">
            <text:p>1</text:p>
          </table:table-cell>
          <table:table-cell table:style-name="ce2071" office:value-type="string" calcext:value-type="string">
            <text:p>egykezes</text:p>
          </table:table-cell>
          <table:table-cell table:style-name="ce2071" office:value-type="float" office:value="3" calcext:value-type="float">
            <text:p>3</text:p>
          </table:table-cell>
          <table:table-cell table:style-name="ce2073" office:value-type="float" office:value="0" calcext:value-type="float">
            <text:p>0</text:p>
          </table:table-cell>
          <table:table-cell table:style-name="ce2138" office:value-type="float" office:value="0" calcext:value-type="float">
            <text:p>0</text:p>
          </table:table-cell>
          <table:table-cell table:number-columns-repeated="2" table:style-name="ce2155" office:value-type="float" office:value="0" calcext:value-type="float">
            <text:p>0</text:p>
          </table:table-cell>
          <table:table-cell table:style-name="ce2165" office:value-type="string" calcext:value-type="string">
            <text:p>kardvívás</text:p>
          </table:table-cell>
          <table:table-cell table:style-name="ce2194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26" office:value-type="string" calcext:value-type="string">
            <text:p>Kard, rövid</text:p>
          </table:table-cell>
          <table:table-cell table:style-name="ce950" office:value-type="float" office:value="3" calcext:value-type="float">
            <text:p>3</text:p>
          </table:table-cell>
          <table:table-cell table:style-name="ce950" office:value-type="float" office:value="2" calcext:value-type="float">
            <text:p>2</text:p>
          </table:table-cell>
          <table:table-cell table:style-name="ce2071" office:value-type="float" office:value="2" calcext:value-type="float">
            <text:p>2</text:p>
          </table:table-cell>
          <table:table-cell table:style-name="ce2071" office:value-type="float" office:value="7" calcext:value-type="float">
            <text:p>7</text:p>
          </table:table-cell>
          <table:table-cell table:style-name="ce2071" office:value-type="string" calcext:value-type="string">
            <text:p>S/V</text:p>
          </table:table-cell>
          <table:table-cell table:style-name="ce2071" office:value-type="float" office:value="0.5" calcext:value-type="float">
            <text:p>0,5</text:p>
          </table:table-cell>
          <table:table-cell table:style-name="ce2071" office:value-type="string" calcext:value-type="string">
            <text:p>egykezes</text:p>
          </table:table-cell>
          <table:table-cell table:style-name="ce2071" office:value-type="float" office:value="3" calcext:value-type="float">
            <text:p>3</text:p>
          </table:table-cell>
          <table:table-cell table:style-name="ce2071" office:value-type="float" office:value="0" calcext:value-type="float">
            <text:p>0</text:p>
          </table:table-cell>
          <table:table-cell table:style-name="ce2138" office:value-type="float" office:value="0" calcext:value-type="float">
            <text:p>0</text:p>
          </table:table-cell>
          <table:table-cell table:number-columns-repeated="2" table:style-name="ce2155" office:value-type="float" office:value="0" calcext:value-type="float">
            <text:p>0</text:p>
          </table:table-cell>
          <table:table-cell table:style-name="ce2165" office:value-type="string" calcext:value-type="string">
            <text:p>kardvívás</text:p>
          </table:table-cell>
          <table:table-cell table:style-name="ce2191" office:value-type="string" calcext:value-type="string">
            <text:p>-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19">
          <table:table-cell/>
          <table:table-cell table:style-name="ce2026" office:value-type="string" calcext:value-type="string">
            <text:p>Kard, Slan 2K</text:p>
          </table:table-cell>
          <table:table-cell table:style-name="ce950" office:value-type="float" office:value="7" calcext:value-type="float">
            <text:p>7</text:p>
          </table:table-cell>
          <table:table-cell table:style-name="ce950" office:value-type="float" office:value="4" calcext:value-type="float">
            <text:p>4</text:p>
          </table:table-cell>
          <table:table-cell table:style-name="ce2071" office:value-type="float" office:value="6" calcext:value-type="float">
            <text:p>6</text:p>
          </table:table-cell>
          <table:table-cell table:style-name="ce2071" office:value-type="float" office:value="7" calcext:value-type="float">
            <text:p>7</text:p>
          </table:table-cell>
          <table:table-cell table:style-name="ce2071" office:value-type="string" calcext:value-type="string">
            <text:p>V/S</text:p>
          </table:table-cell>
          <table:table-cell table:style-name="ce2071" office:value-type="float" office:value="1.5" calcext:value-type="float">
            <text:p>1,5</text:p>
          </table:table-cell>
          <table:table-cell table:style-name="ce2071" office:value-type="string" calcext:value-type="string">
            <text:p>kétkezes</text:p>
          </table:table-cell>
          <table:table-cell table:number-columns-repeated="2" table:style-name="ce2071" office:value-type="float" office:value="2" calcext:value-type="float">
            <text:p>2</text:p>
          </table:table-cell>
          <table:table-cell table:style-name="ce2138" office:value-type="float" office:value="0" calcext:value-type="float">
            <text:p>0</text:p>
          </table:table-cell>
          <table:table-cell table:style-name="ce2155" office:value-type="float" office:value="0" calcext:value-type="float">
            <text:p>0</text:p>
          </table:table-cell>
          <table:table-cell table:style-name="ce2143" office:value-type="string" calcext:value-type="string">
            <text:p>S6</text:p>
          </table:table-cell>
          <table:table-cell table:style-name="ce2165" office:value-type="string" calcext:value-type="string">
            <text:p>kardvívás</text:p>
          </table:table-cell>
          <table:table-cell table:style-name="ce2190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19">
          <table:table-cell/>
          <table:table-cell table:style-name="ce2026" office:value-type="string" calcext:value-type="string">
            <text:p>Kard, Slan 1K</text:p>
          </table:table-cell>
          <table:table-cell table:style-name="ce950" office:value-type="float" office:value="5" calcext:value-type="float">
            <text:p>5</text:p>
          </table:table-cell>
          <table:table-cell table:style-name="ce950" office:value-type="float" office:value="3" calcext:value-type="float">
            <text:p>3</text:p>
          </table:table-cell>
          <table:table-cell table:style-name="ce2071" office:value-type="float" office:value="6" calcext:value-type="float">
            <text:p>6</text:p>
          </table:table-cell>
          <table:table-cell table:style-name="ce2071" office:value-type="float" office:value="7" calcext:value-type="float">
            <text:p>7</text:p>
          </table:table-cell>
          <table:table-cell table:style-name="ce2071" office:value-type="string" calcext:value-type="string">
            <text:p>V/S</text:p>
          </table:table-cell>
          <table:table-cell table:style-name="ce2071" office:value-type="float" office:value="1.5" calcext:value-type="float">
            <text:p>1,5</text:p>
          </table:table-cell>
          <table:table-cell table:style-name="ce2071" office:value-type="string" calcext:value-type="string">
            <text:p>kétkezes</text:p>
          </table:table-cell>
          <table:table-cell table:number-columns-repeated="2" table:style-name="ce2071" office:value-type="float" office:value="2" calcext:value-type="float">
            <text:p>2</text:p>
          </table:table-cell>
          <table:table-cell table:style-name="ce2138" office:value-type="float" office:value="0" calcext:value-type="float">
            <text:p>0</text:p>
          </table:table-cell>
          <table:table-cell table:style-name="ce2139" office:value-type="float" office:value="1" calcext:value-type="float">
            <text:p>1</text:p>
          </table:table-cell>
          <table:table-cell table:style-name="ce2143" office:value-type="string" calcext:value-type="string">
            <text:p>S6</text:p>
          </table:table-cell>
          <table:table-cell table:style-name="ce2165" office:value-type="string" calcext:value-type="string">
            <text:p>kardvívás</text:p>
          </table:table-cell>
          <table:table-cell table:style-name="ce2190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7">+5 KÉ</text:span>-t kap.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26" office:value-type="string" calcext:value-type="string">
            <text:p>Kard, Slan rövid</text:p>
          </table:table-cell>
          <table:table-cell table:style-name="ce950" office:value-type="float" office:value="3" calcext:value-type="float">
            <text:p>3</text:p>
          </table:table-cell>
          <table:table-cell table:style-name="ce950" office:value-type="float" office:value="2" calcext:value-type="float">
            <text:p>2</text:p>
          </table:table-cell>
          <table:table-cell table:style-name="ce2071" office:value-type="float" office:value="4" calcext:value-type="float">
            <text:p>4</text:p>
          </table:table-cell>
          <table:table-cell table:style-name="ce2071" office:value-type="float" office:value="7" calcext:value-type="float">
            <text:p>7</text:p>
          </table:table-cell>
          <table:table-cell table:style-name="ce2071" office:value-type="string" calcext:value-type="string">
            <text:p>V/S</text:p>
          </table:table-cell>
          <table:table-cell table:style-name="ce2071" office:value-type="float" office:value="0.5" calcext:value-type="float">
            <text:p>0,5</text:p>
          </table:table-cell>
          <table:table-cell table:style-name="ce2071" office:value-type="string" calcext:value-type="string">
            <text:p>egykezes</text:p>
          </table:table-cell>
          <table:table-cell table:style-name="ce2071" office:value-type="float" office:value="3" calcext:value-type="float">
            <text:p>3</text:p>
          </table:table-cell>
          <table:table-cell table:style-name="ce2071" office:value-type="float" office:value="0" calcext:value-type="float">
            <text:p>0</text:p>
          </table:table-cell>
          <table:table-cell table:style-name="ce2138" office:value-type="float" office:value="0" calcext:value-type="float">
            <text:p>0</text:p>
          </table:table-cell>
          <table:table-cell table:style-name="ce2155" office:value-type="float" office:value="0" calcext:value-type="float">
            <text:p>0</text:p>
          </table:table-cell>
          <table:table-cell table:style-name="ce2143" office:value-type="string" calcext:value-type="string">
            <text:p>S6</text:p>
          </table:table-cell>
          <table:table-cell table:style-name="ce2165" office:value-type="string" calcext:value-type="string">
            <text:p>kardvívás</text:p>
          </table:table-cell>
          <table:table-cell table:style-name="ce2191"/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18">
          <table:table-cell/>
          <table:table-cell table:style-name="ce2026" office:value-type="string" calcext:value-type="string">
            <text:p>Kard, Slan csatakard</text:p>
          </table:table-cell>
          <table:table-cell table:style-name="ce950" office:value-type="float" office:value="8" calcext:value-type="float">
            <text:p>8</text:p>
          </table:table-cell>
          <table:table-cell table:style-name="ce950" office:value-type="float" office:value="7" calcext:value-type="float">
            <text:p>7</text:p>
          </table:table-cell>
          <table:table-cell table:style-name="ce2071" office:value-type="float" office:value="9" calcext:value-type="float">
            <text:p>9</text:p>
          </table:table-cell>
          <table:table-cell table:style-name="ce2071" office:value-type="float" office:value="6" calcext:value-type="float">
            <text:p>6</text:p>
          </table:table-cell>
          <table:table-cell table:style-name="ce2071" office:value-type="string" calcext:value-type="string">
            <text:p>V/S</text:p>
          </table:table-cell>
          <table:table-cell table:style-name="ce2071" office:value-type="float" office:value="2" calcext:value-type="float">
            <text:p>2</text:p>
          </table:table-cell>
          <table:table-cell table:style-name="ce2071" office:value-type="string" calcext:value-type="string">
            <text:p>kétkezes</text:p>
          </table:table-cell>
          <table:table-cell table:style-name="ce2071" office:value-type="float" office:value="99" calcext:value-type="float">
            <text:p>99</text:p>
          </table:table-cell>
          <table:table-cell table:style-name="ce2071" office:value-type="float" office:value="2" calcext:value-type="float">
            <text:p>2</text:p>
          </table:table-cell>
          <table:table-cell table:style-name="ce2138" office:value-type="float" office:value="0" calcext:value-type="float">
            <text:p>0</text:p>
          </table:table-cell>
          <table:table-cell table:style-name="ce2155" office:value-type="float" office:value="0" calcext:value-type="float">
            <text:p>0</text:p>
          </table:table-cell>
          <table:table-cell table:style-name="ce2143" office:value-type="string" calcext:value-type="string">
            <text:p>S9</text:p>
          </table:table-cell>
          <table:table-cell table:style-name="ce2165" office:value-type="string" calcext:value-type="string">
            <text:p>kardvívás</text:p>
          </table:table-cell>
          <table:table-cell table:style-name="ce2191" office:value-type="string" calcext:value-type="string">
            <text:p>Hihetetlen drága és ritka.</text:p>
            <text:p>Csak két kézzel forgatható.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26" office:value-type="string" calcext:value-type="string">
            <text:p>Kard, szablya</text:p>
          </table:table-cell>
          <table:table-cell table:number-columns-repeated="2" table:style-name="ce950" office:value-type="float" office:value="4" calcext:value-type="float">
            <text:p>4</text:p>
          </table:table-cell>
          <table:table-cell table:style-name="ce2071" office:value-type="float" office:value="3" calcext:value-type="float">
            <text:p>3</text:p>
          </table:table-cell>
          <table:table-cell table:style-name="ce2071" office:value-type="float" office:value="9" calcext:value-type="float">
            <text:p>9</text:p>
          </table:table-cell>
          <table:table-cell table:style-name="ce2071" office:value-type="string" calcext:value-type="string">
            <text:p>V/S</text:p>
          </table:table-cell>
          <table:table-cell table:style-name="ce2069" office:value-type="float" office:value="1" calcext:value-type="float">
            <text:p>1</text:p>
          </table:table-cell>
          <table:table-cell table:style-name="ce2071" office:value-type="string" calcext:value-type="string">
            <text:p>egykezes</text:p>
          </table:table-cell>
          <table:table-cell table:style-name="ce2071" office:value-type="float" office:value="4" calcext:value-type="float">
            <text:p>4</text:p>
          </table:table-cell>
          <table:table-cell table:style-name="ce2071" office:value-type="float" office:value="0" calcext:value-type="float">
            <text:p>0</text:p>
          </table:table-cell>
          <table:table-cell table:style-name="ce2139" office:value-type="float" office:value="1" calcext:value-type="float">
            <text:p>1</text:p>
          </table:table-cell>
          <table:table-cell table:number-columns-repeated="2" table:style-name="ce2155" office:value-type="float" office:value="0" calcext:value-type="float">
            <text:p>0</text:p>
          </table:table-cell>
          <table:table-cell table:style-name="ce2165" office:value-type="string" calcext:value-type="string">
            <text:p>kardvívás</text:p>
          </table:table-cell>
          <table:table-cell table:style-name="ce2191"/>
          <table:table-cell table:style-name="Default" table:number-columns-repeated="112"/>
          <table:table-cell table:style-name="ce848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15"/>
          <table:table-cell table:style-name="ce2027" office:value-type="string" calcext:value-type="string">
            <text:p>Mara-sequor 1K</text:p>
          </table:table-cell>
          <table:table-cell table:style-name="ce950" office:value-type="float" office:value="6" calcext:value-type="float">
            <text:p>6</text:p>
          </table:table-cell>
          <table:table-cell table:style-name="ce950" office:value-type="float" office:value="4" calcext:value-type="float">
            <text:p>4</text:p>
          </table:table-cell>
          <table:table-cell table:style-name="ce2073"/>
          <table:table-cell table:style-name="ce2073" office:value-type="float" office:value="7" calcext:value-type="float">
            <text:p>7</text:p>
          </table:table-cell>
          <table:table-cell table:style-name="ce2073"/>
          <table:table-cell table:style-name="ce2073" office:value-type="float" office:value="1.5" calcext:value-type="float">
            <text:p>1,5</text:p>
          </table:table-cell>
          <table:table-cell table:style-name="ce2073" office:value-type="string" calcext:value-type="string">
            <text:p>egykezes</text:p>
          </table:table-cell>
          <table:table-cell table:style-name="ce2073" table:number-columns-repeated="2"/>
          <table:table-cell table:style-name="ce2138" office:value-type="float" office:value="0" calcext:value-type="float">
            <text:p>0</text:p>
          </table:table-cell>
          <table:table-cell table:style-name="ce2143" office:value-type="float" office:value="1" calcext:value-type="float">
            <text:p>1</text:p>
          </table:table-cell>
          <table:table-cell table:style-name="ce2143" office:value-type="string" calcext:value-type="string">
            <text:p>F9</text:p>
          </table:table-cell>
          <table:table-cell table:style-name="ce2167" office:value-type="string" calcext:value-type="string">
            <text:p>kardvívás</text:p>
          </table:table-cell>
          <table:table-cell table:style-name="ce2194" office:value-type="string" calcext:value-type="string">
            <text:p>Mágikus fém jellege már benne van a harcértékekben.</text:p>
          </table:table-cell>
          <table:table-cell table:style-name="Default" table:number-columns-repeated="112"/>
          <table:table-cell table:style-name="ce848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15"/>
          <table:table-cell table:style-name="ce2027" office:value-type="string" calcext:value-type="string">
            <text:p>Mara-sequor 2K</text:p>
          </table:table-cell>
          <table:table-cell table:style-name="ce950" office:value-type="float" office:value="7" calcext:value-type="float">
            <text:p>7</text:p>
          </table:table-cell>
          <table:table-cell table:style-name="ce950" office:value-type="float" office:value="5" calcext:value-type="float">
            <text:p>5</text:p>
          </table:table-cell>
          <table:table-cell table:style-name="ce2073" office:value-type="float" office:value="6" calcext:value-type="float">
            <text:p>6</text:p>
          </table:table-cell>
          <table:table-cell table:style-name="ce2073" office:value-type="float" office:value="7" calcext:value-type="float">
            <text:p>7</text:p>
          </table:table-cell>
          <table:table-cell table:style-name="ce2073" office:value-type="string" calcext:value-type="string">
            <text:p>V/S</text:p>
          </table:table-cell>
          <table:table-cell table:style-name="ce2073" office:value-type="float" office:value="1.5" calcext:value-type="float">
            <text:p>1,5</text:p>
          </table:table-cell>
          <table:table-cell table:style-name="ce2073" office:value-type="string" calcext:value-type="string">
            <text:p>kétkezes</text:p>
          </table:table-cell>
          <table:table-cell table:style-name="ce2073" office:value-type="float" office:value="99" calcext:value-type="float">
            <text:p>99</text:p>
          </table:table-cell>
          <table:table-cell table:style-name="ce2073" office:value-type="float" office:value="2" calcext:value-type="float">
            <text:p>2</text:p>
          </table:table-cell>
          <table:table-cell table:style-name="ce2138" office:value-type="float" office:value="0" calcext:value-type="float">
            <text:p>0</text:p>
          </table:table-cell>
          <table:table-cell table:style-name="ce2155" office:value-type="float" office:value="0" calcext:value-type="float">
            <text:p>0</text:p>
          </table:table-cell>
          <table:table-cell table:style-name="ce2143" office:value-type="string" calcext:value-type="string">
            <text:p>F9</text:p>
          </table:table-cell>
          <table:table-cell table:style-name="ce2167" office:value-type="string" calcext:value-type="string">
            <text:p>kardvívás</text:p>
          </table:table-cell>
          <table:table-cell table:style-name="ce2194" office:value-type="string" calcext:value-type="string">
            <text:p>Mágikus fém jellege már benne van a harcértékekben.</text:p>
          </table:table-cell>
          <table:table-cell table:style-name="Default" table:number-columns-repeated="112"/>
          <table:table-cell table:style-name="ce848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18">
          <table:table-cell table:style-name="ce2015"/>
          <table:table-cell table:style-name="ce2027" office:value-type="string" calcext:value-type="string">
            <text:p>Meneth</text:p>
          </table:table-cell>
          <table:table-cell table:style-name="ce950" office:value-type="float" office:value="3" calcext:value-type="float">
            <text:p>3</text:p>
          </table:table-cell>
          <table:table-cell table:style-name="ce950" office:value-type="float" office:value="2" calcext:value-type="float">
            <text:p>2</text:p>
          </table:table-cell>
          <table:table-cell table:style-name="ce2073" office:value-type="float" office:value="4" calcext:value-type="float">
            <text:p>4</text:p>
          </table:table-cell>
          <table:table-cell table:style-name="ce2073" office:value-type="float" office:value="7" calcext:value-type="float">
            <text:p>7</text:p>
          </table:table-cell>
          <table:table-cell table:style-name="ce2073" office:value-type="string" calcext:value-type="string">
            <text:p>V</text:p>
          </table:table-cell>
          <table:table-cell table:style-name="ce2073" office:value-type="float" office:value="0.5" calcext:value-type="float">
            <text:p>0,5</text:p>
          </table:table-cell>
          <table:table-cell table:style-name="ce2073" office:value-type="string" calcext:value-type="string">
            <text:p>egykezes</text:p>
          </table:table-cell>
          <table:table-cell table:number-columns-repeated="2" table:style-name="ce2073" office:value-type="float" office:value="0" calcext:value-type="float">
            <text:p>0</text:p>
          </table:table-cell>
          <table:table-cell table:style-name="ce2142" office:value-type="float" office:value="1" calcext:value-type="float">
            <text:p>1</text:p>
          </table:table-cell>
          <table:table-cell table:style-name="ce2155" office:value-type="float" office:value="0" calcext:value-type="float">
            <text:p>0</text:p>
          </table:table-cell>
          <table:table-cell table:style-name="ce2143" office:value-type="string" calcext:value-type="string">
            <text:p>A3</text:p>
          </table:table-cell>
          <table:table-cell table:style-name="ce2167" office:value-type="string" calcext:value-type="string">
            <text:p>kardvívás</text:p>
          </table:table-cell>
          <table:table-cell table:style-name="ce2194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26" office:value-type="string" calcext:value-type="string">
            <text:p>Predoci egyeneskard</text:p>
          </table:table-cell>
          <table:table-cell table:style-name="ce950" office:value-type="float" office:value="5" calcext:value-type="float">
            <text:p>5</text:p>
          </table:table-cell>
          <table:table-cell table:style-name="ce950" office:value-type="float" office:value="4" calcext:value-type="float">
            <text:p>4</text:p>
          </table:table-cell>
          <table:table-cell table:style-name="ce2073" office:value-type="float" office:value="4" calcext:value-type="float">
            <text:p>4</text:p>
          </table:table-cell>
          <table:table-cell table:style-name="ce2073" office:value-type="float" office:value="7" calcext:value-type="float">
            <text:p>7</text:p>
          </table:table-cell>
          <table:table-cell table:style-name="ce2073" office:value-type="string" calcext:value-type="string">
            <text:p>V/S</text:p>
          </table:table-cell>
          <table:table-cell table:style-name="ce2069" office:value-type="float" office:value="1" calcext:value-type="float">
            <text:p>1</text:p>
          </table:table-cell>
          <table:table-cell table:style-name="ce2071" office:value-type="string" calcext:value-type="string">
            <text:p>egykezes</text:p>
          </table:table-cell>
          <table:table-cell table:style-name="ce2073" office:value-type="float" office:value="99" calcext:value-type="float">
            <text:p>99</text:p>
          </table:table-cell>
          <table:table-cell table:style-name="ce2073" office:value-type="float" office:value="0" calcext:value-type="float">
            <text:p>0</text:p>
          </table:table-cell>
          <table:table-cell table:style-name="ce2138" office:value-type="float" office:value="0" calcext:value-type="float">
            <text:p>0</text:p>
          </table:table-cell>
          <table:table-cell table:number-columns-repeated="2" table:style-name="ce2155" office:value-type="float" office:value="0" calcext:value-type="float">
            <text:p>0</text:p>
          </table:table-cell>
          <table:table-cell table:style-name="ce2165" office:value-type="string" calcext:value-type="string">
            <text:p>kardvívás</text:p>
          </table:table-cell>
          <table:table-cell table:style-name="ce2194" office:value-type="string" calcext:value-type="string">
            <text:p>-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26" office:value-type="string" calcext:value-type="string">
            <text:p>Sequor </text:p>
          </table:table-cell>
          <table:table-cell table:style-name="ce950" office:value-type="float" office:value="4" calcext:value-type="float">
            <text:p>4</text:p>
          </table:table-cell>
          <table:table-cell table:style-name="ce950" office:value-type="float" office:value="3" calcext:value-type="float">
            <text:p>3</text:p>
          </table:table-cell>
          <table:table-cell table:style-name="ce2073" office:value-type="float" office:value="4" calcext:value-type="float">
            <text:p>4</text:p>
          </table:table-cell>
          <table:table-cell table:style-name="ce2073" office:value-type="float" office:value="7" calcext:value-type="float">
            <text:p>7</text:p>
          </table:table-cell>
          <table:table-cell table:style-name="ce2073" office:value-type="string" calcext:value-type="string">
            <text:p>V/S</text:p>
          </table:table-cell>
          <table:table-cell table:style-name="ce2073" office:value-type="float" office:value="0.5" calcext:value-type="float">
            <text:p>0,5</text:p>
          </table:table-cell>
          <table:table-cell table:style-name="ce2071" office:value-type="string" calcext:value-type="string">
            <text:p>egykezes</text:p>
          </table:table-cell>
          <table:table-cell table:style-name="ce2073" office:value-type="float" office:value="3" calcext:value-type="float">
            <text:p>3</text:p>
          </table:table-cell>
          <table:table-cell table:style-name="ce2073" office:value-type="float" office:value="0" calcext:value-type="float">
            <text:p>0</text:p>
          </table:table-cell>
          <table:table-cell table:style-name="ce2143" office:value-type="float" office:value="1" calcext:value-type="float">
            <text:p>1</text:p>
          </table:table-cell>
          <table:table-cell table:style-name="ce2155" office:value-type="float" office:value="0" calcext:value-type="float">
            <text:p>0</text:p>
          </table:table-cell>
          <table:table-cell table:style-name="ce2143" office:value-type="string" calcext:value-type="string">
            <text:p>F9</text:p>
          </table:table-cell>
          <table:table-cell table:style-name="ce2165" office:value-type="string" calcext:value-type="string">
            <text:p>kardvívás</text:p>
          </table:table-cell>
          <table:table-cell table:style-name="ce2195"/>
          <table:table-cell table:style-name="Default" table:number-columns-repeated="112"/>
          <table:table-cell table:style-name="ce2238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0">
          <table:table-cell table:style-name="ce2009"/>
          <table:table-cell table:style-name="ce2031" office:value-type="string" calcext:value-type="string">
            <text:p>Tőrkard</text:p>
          </table:table-cell>
          <table:table-cell table:number-columns-repeated="2" table:style-name="ce950" office:value-type="float" office:value="4" calcext:value-type="float">
            <text:p>4</text:p>
          </table:table-cell>
          <table:table-cell table:style-name="ce2077" office:value-type="float" office:value="2" calcext:value-type="float">
            <text:p>2</text:p>
          </table:table-cell>
          <table:table-cell table:style-name="ce2077" office:value-type="float" office:value="6" calcext:value-type="float">
            <text:p>6</text:p>
          </table:table-cell>
          <table:table-cell table:style-name="ce2077" office:value-type="string" calcext:value-type="string">
            <text:p>S</text:p>
          </table:table-cell>
          <table:table-cell table:style-name="ce2077" office:value-type="float" office:value="1" calcext:value-type="float">
            <text:p>1</text:p>
          </table:table-cell>
          <table:table-cell table:style-name="ce2077" office:value-type="string" calcext:value-type="string">
            <text:p>egykezes</text:p>
          </table:table-cell>
          <table:table-cell table:number-columns-repeated="2" table:style-name="ce2077" office:value-type="float" office:value="0" calcext:value-type="float">
            <text:p>0</text:p>
          </table:table-cell>
          <table:table-cell table:style-name="ce2140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70" office:value-type="string" calcext:value-type="string">
            <text:p>kardvívás</text:p>
          </table:table-cell>
          <table:table-cell table:style-name="ce2197" office:value-type="string" calcext:value-type="string">
            <text:p>- Az áldozat Páncéldobás: -1 büntetés</text:p>
            <text:p><text:span text:style-name="T78">- Területre/Pontra támadás manőver: Ellenpróba: -2</text:span></text:p>
            <text:p>- Ha az ellenfél is tőrkardos, mindketten: VÉ csökkentés: Kiskocka.</text:p>
            <text:p><text:span text:style-name="T78">- Könnyebb ellene a </text:span><text:span text:style-name="T78"><text:a xlink:href="https://github.com/kaktusztea/szilankrpg/blob/master/md/066_05_altalanos_manoverek.md#lefegyverzés--fegyvertörés" xlink:type="simple">Fegyvertörés</text:a></text:span><text:span text:style-name="T78"> manőver: Ellenpróba: -2</text:span></text:p>
            <text:p>- Zúzó fegyverek ellen: VÉ veszteség duplázódik</text:p>
          </table:table-cell>
          <table:table-cell table:style-name="Default" table:number-columns-repeated="112"/>
          <table:table-cell table:style-name="ce848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10" office:value-type="string" calcext:value-type="string">
            <text:p>Lándzsavívó fegyverek</text:p>
          </table:table-cell>
          <table:table-cell table:style-name="ce2032" office:value-type="string" calcext:value-type="string">
            <text:p>Alabárd SV</text:p>
          </table:table-cell>
          <table:table-cell table:number-columns-repeated="2" table:style-name="ce2052" office:value-type="float" office:value="10" calcext:value-type="float">
            <text:p>10</text:p>
          </table:table-cell>
          <table:table-cell table:style-name="ce2078" office:value-type="float" office:value="4" calcext:value-type="float">
            <text:p>4</text:p>
          </table:table-cell>
          <table:table-cell table:style-name="ce2078" office:value-type="float" office:value="9" calcext:value-type="float">
            <text:p>9</text:p>
          </table:table-cell>
          <table:table-cell table:style-name="ce2078" office:value-type="string" calcext:value-type="string">
            <text:p>S+V</text:p>
          </table:table-cell>
          <table:table-cell table:style-name="ce2078" office:value-type="float" office:value="3" calcext:value-type="float">
            <text:p>3</text:p>
          </table:table-cell>
          <table:table-cell table:style-name="ce2078" office:value-type="string" calcext:value-type="string">
            <text:p>kétkezes</text:p>
          </table:table-cell>
          <table:table-cell table:style-name="ce2078" office:value-type="float" office:value="99" calcext:value-type="float">
            <text:p>99</text:p>
          </table:table-cell>
          <table:table-cell table:style-name="ce2078" office:value-type="float" office:value="0" calcext:value-type="float">
            <text:p>0</text:p>
          </table:table-cell>
          <table:table-cell table:number-columns-repeated="3" table:style-name="ce2144" office:value-type="float" office:value="0" calcext:value-type="float">
            <text:p>0</text:p>
          </table:table-cell>
          <table:table-cell table:style-name="ce2172" office:value-type="string" calcext:value-type="string">
            <text:p>lándzsavívás</text:p>
          </table:table-cell>
          <table:table-cell table:style-name="ce2212" office:value-type="string" calcext:value-type="string">
            <text:p>Szúró és Vágó módban</text:p>
          </table:table-cell>
          <table:table-cell table:style-name="Default" table:number-columns-repeated="112"/>
          <table:table-cell table:style-name="ce2239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16"/>
          <table:table-cell table:style-name="ce2033" office:value-type="string" calcext:value-type="string">
            <text:p>Alabárd Z</text:p>
          </table:table-cell>
          <table:table-cell table:style-name="ce919" office:value-type="float" office:value="7" calcext:value-type="float">
            <text:p>7</text:p>
          </table:table-cell>
          <table:table-cell table:style-name="ce919" office:value-type="float" office:value="8" calcext:value-type="float">
            <text:p>8</text:p>
          </table:table-cell>
          <table:table-cell table:style-name="ce2079" office:value-type="float" office:value="4" calcext:value-type="float">
            <text:p>4</text:p>
          </table:table-cell>
          <table:table-cell table:style-name="ce2079" office:value-type="float" office:value="10" calcext:value-type="float">
            <text:p>10</text:p>
          </table:table-cell>
          <table:table-cell table:style-name="ce2079" office:value-type="string" calcext:value-type="string">
            <text:p>Z</text:p>
          </table:table-cell>
          <table:table-cell table:style-name="ce2073" office:value-type="float" office:value="3" calcext:value-type="float">
            <text:p>3</text:p>
          </table:table-cell>
          <table:table-cell table:style-name="ce2079" office:value-type="string" calcext:value-type="string">
            <text:p>kétkezes</text:p>
          </table:table-cell>
          <table:table-cell table:style-name="ce2079" office:value-type="float" office:value="99" calcext:value-type="float">
            <text:p>99</text:p>
          </table:table-cell>
          <table:table-cell table:style-name="ce2079" office:value-type="float" office:value="6" calcext:value-type="float">
            <text:p>6</text:p>
          </table:table-cell>
          <table:table-cell table:number-columns-repeated="2" table:style-name="ce2138" office:value-type="float" office:value="0" calcext:value-type="float">
            <text:p>0</text:p>
          </table:table-cell>
          <table:table-cell table:style-name="ce2155" office:value-type="float" office:value="0" calcext:value-type="float">
            <text:p>0</text:p>
          </table:table-cell>
          <table:table-cell table:style-name="ce2167" office:value-type="string" calcext:value-type="string">
            <text:p>lándzsavívás</text:p>
          </table:table-cell>
          <table:table-cell table:style-name="ce2213" office:value-type="string" calcext:value-type="string">
            <text:p>Zúzó módban. Talán a legjobb a páncélok ellen az Átütéssel.</text:p>
          </table:table-cell>
          <table:table-cell table:style-name="Default" table:number-columns-repeated="112"/>
          <table:table-cell table:style-name="ce848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1">
          <table:table-cell table:style-name="ce2015"/>
          <table:table-cell table:style-name="ce2027" office:value-type="string" calcext:value-type="string">
            <text:p>Bot, hosszú</text:p>
          </table:table-cell>
          <table:table-cell table:style-name="ce919" office:value-type="float" office:value="6" calcext:value-type="float">
            <text:p>6</text:p>
          </table:table-cell>
          <table:table-cell table:style-name="ce919" office:value-type="float" office:value="8" calcext:value-type="float">
            <text:p>8</text:p>
          </table:table-cell>
          <table:table-cell table:style-name="ce2080" office:value-type="float" office:value="1" calcext:value-type="float">
            <text:p>1</text:p>
          </table:table-cell>
          <table:table-cell table:style-name="ce2073" office:value-type="float" office:value="7" calcext:value-type="float">
            <text:p>7</text:p>
          </table:table-cell>
          <table:table-cell table:style-name="ce2073" office:value-type="string" calcext:value-type="string">
            <text:p>Z</text:p>
          </table:table-cell>
          <table:table-cell table:style-name="ce2073" office:value-type="float" office:value="2" calcext:value-type="float">
            <text:p>2</text:p>
          </table:table-cell>
          <table:table-cell table:style-name="ce2073" office:value-type="string" calcext:value-type="string">
            <text:p>kétkezes</text:p>
          </table:table-cell>
          <table:table-cell table:style-name="ce2080" office:value-type="float" office:value="2" calcext:value-type="float">
            <text:p>2</text:p>
          </table:table-cell>
          <table:table-cell table:style-name="ce2073" office:value-type="float" office:value="0" calcext:value-type="float">
            <text:p>0</text:p>
          </table:table-cell>
          <table:table-cell table:style-name="ce2138" office:value-type="float" office:value="0" calcext:value-type="float">
            <text:p>0</text:p>
          </table:table-cell>
          <table:table-cell table:number-columns-repeated="2" table:style-name="ce2155" office:value-type="float" office:value="0" calcext:value-type="float">
            <text:p>0</text:p>
          </table:table-cell>
          <table:table-cell table:style-name="ce2167" office:value-type="string" calcext:value-type="string">
            <text:p>lándzsavívás</text:p>
          </table:table-cell>
          <table:table-cell table:style-name="ce2015" office:value-type="string" calcext:value-type="string">
            <text:p>Könnyű és fürge</text:p>
          </table:table-cell>
          <table:table-cell table:style-name="Default" table:number-columns-repeated="112"/>
          <table:table-cell table:style-name="ce848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1">
          <table:table-cell table:style-name="ce2015"/>
          <table:table-cell table:style-name="ce2027" office:value-type="string" calcext:value-type="string">
            <text:p>Kopja</text:p>
          </table:table-cell>
          <table:table-cell table:number-columns-repeated="2" table:style-name="ce919" office:value-type="float" office:value="13" calcext:value-type="float">
            <text:p>13</text:p>
          </table:table-cell>
          <table:table-cell table:style-name="ce2080" office:value-type="float" office:value="10" calcext:value-type="float">
            <text:p>10</text:p>
          </table:table-cell>
          <table:table-cell table:style-name="ce2073" office:value-type="float" office:value="99" calcext:value-type="float">
            <text:p>99</text:p>
          </table:table-cell>
          <table:table-cell table:style-name="ce2073" office:value-type="string" calcext:value-type="string">
            <text:p>S</text:p>
          </table:table-cell>
          <table:table-cell table:style-name="ce2073" office:value-type="float" office:value="4" calcext:value-type="float">
            <text:p>4</text:p>
          </table:table-cell>
          <table:table-cell table:style-name="ce2073" office:value-type="string" calcext:value-type="string">
            <text:p>kétkezes</text:p>
          </table:table-cell>
          <table:table-cell table:style-name="ce2080" office:value-type="float" office:value="0" calcext:value-type="float">
            <text:p>0</text:p>
          </table:table-cell>
          <table:table-cell table:style-name="ce2073" office:value-type="float" office:value="5" calcext:value-type="float">
            <text:p>5</text:p>
          </table:table-cell>
          <table:table-cell table:style-name="ce2138" office:value-type="float" office:value="0" calcext:value-type="float">
            <text:p>0</text:p>
          </table:table-cell>
          <table:table-cell table:number-columns-repeated="2" table:style-name="ce2155" office:value-type="float" office:value="0" calcext:value-type="float">
            <text:p>0</text:p>
          </table:table-cell>
          <table:table-cell table:style-name="ce2167" office:value-type="string" calcext:value-type="string">
            <text:p>lándzsavívás</text:p>
          </table:table-cell>
          <table:table-cell table:style-name="ce2015" office:value-type="string" calcext:value-type="string">
            <text:p>Csak lovon használható.Csak Lovas rohamból használható.</text:p>
          </table:table-cell>
          <table:table-cell table:style-name="Default" table:number-columns-repeated="112"/>
          <table:table-cell table:style-name="ce848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18">
          <table:table-cell table:style-name="ce2015"/>
          <table:table-cell table:style-name="ce2027" office:value-type="string" calcext:value-type="string">
            <text:p>Lándzsa</text:p>
          </table:table-cell>
          <table:table-cell table:style-name="ce919" office:value-type="float" office:value="12" calcext:value-type="float">
            <text:p>12</text:p>
          </table:table-cell>
          <table:table-cell table:style-name="ce919" office:value-type="float" office:value="13" calcext:value-type="float">
            <text:p>13</text:p>
          </table:table-cell>
          <table:table-cell table:style-name="ce2081" office:value-type="float" office:value="2" calcext:value-type="float">
            <text:p>2</text:p>
          </table:table-cell>
          <table:table-cell table:style-name="ce2073" office:value-type="float" office:value="7" calcext:value-type="float">
            <text:p>7</text:p>
          </table:table-cell>
          <table:table-cell table:style-name="ce2073" office:value-type="string" calcext:value-type="string">
            <text:p>S</text:p>
          </table:table-cell>
          <table:table-cell table:style-name="ce2073" office:value-type="float" office:value="4" calcext:value-type="float">
            <text:p>4</text:p>
          </table:table-cell>
          <table:table-cell table:style-name="ce2073" office:value-type="string" calcext:value-type="string">
            <text:p>kétkezes</text:p>
          </table:table-cell>
          <table:table-cell table:style-name="ce2081" office:value-type="float" office:value="99" calcext:value-type="float">
            <text:p>99</text:p>
          </table:table-cell>
          <table:table-cell table:style-name="ce2073" office:value-type="string" calcext:value-type="string">
            <text:p>4/0</text:p>
          </table:table-cell>
          <table:table-cell table:style-name="ce2138" office:value-type="float" office:value="0" calcext:value-type="float">
            <text:p>0</text:p>
          </table:table-cell>
          <table:table-cell table:number-columns-repeated="2" table:style-name="ce2155" office:value-type="float" office:value="0" calcext:value-type="float">
            <text:p>0</text:p>
          </table:table-cell>
          <table:table-cell table:style-name="ce2167" office:value-type="string" calcext:value-type="string">
            <text:p>lándzsavívás</text:p>
          </table:table-cell>
          <table:table-cell table:style-name="ce2187" office:value-type="string" calcext:value-type="string">
            <text:p>Keskeny: +2</text:p>
            <text:p>Széles hegyű: +2</text:p>
          </table:table-cell>
          <table:table-cell table:style-name="Default" table:number-columns-repeated="112"/>
          <table:table-cell table:style-name="ce848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18">
          <table:table-cell table:style-name="ce2015"/>
          <table:table-cell table:style-name="ce2027" office:value-type="string" calcext:value-type="string">
            <text:p>Pika</text:p>
          </table:table-cell>
          <table:table-cell table:number-columns-repeated="2" table:style-name="ce919" office:value-type="float" office:value="16" calcext:value-type="float">
            <text:p>16</text:p>
          </table:table-cell>
          <table:table-cell table:style-name="ce2081" office:value-type="float" office:value="2" calcext:value-type="float">
            <text:p>2</text:p>
          </table:table-cell>
          <table:table-cell table:style-name="ce2073" office:value-type="float" office:value="10" calcext:value-type="float">
            <text:p>10</text:p>
          </table:table-cell>
          <table:table-cell table:style-name="ce2073" office:value-type="string" calcext:value-type="string">
            <text:p>S</text:p>
          </table:table-cell>
          <table:table-cell table:style-name="ce2073" office:value-type="float" office:value="5" calcext:value-type="float">
            <text:p>5</text:p>
          </table:table-cell>
          <table:table-cell table:style-name="ce2073" office:value-type="string" calcext:value-type="string">
            <text:p>kétkezes</text:p>
          </table:table-cell>
          <table:table-cell table:style-name="ce2081" office:value-type="float" office:value="3" calcext:value-type="float">
            <text:p>3</text:p>
          </table:table-cell>
          <table:table-cell table:style-name="ce2073" office:value-type="string" calcext:value-type="string">
            <text:p>4/0</text:p>
          </table:table-cell>
          <table:table-cell table:style-name="ce2138" office:value-type="float" office:value="0" calcext:value-type="float">
            <text:p>0</text:p>
          </table:table-cell>
          <table:table-cell table:number-columns-repeated="2" table:style-name="ce2155" office:value-type="float" office:value="0" calcext:value-type="float">
            <text:p>0</text:p>
          </table:table-cell>
          <table:table-cell table:style-name="ce2167" office:value-type="string" calcext:value-type="string">
            <text:p>lándzsavívás</text:p>
          </table:table-cell>
          <table:table-cell table:style-name="ce2187" office:value-type="string" calcext:value-type="string">
            <text:p>Ha közrefognak, a fegyver az egyik (választott) támadó ellen 0 harcértékű lesz.</text:p>
          </table:table-cell>
          <table:table-cell table:style-name="Default" table:number-columns-repeated="112"/>
          <table:table-cell table:style-name="ce848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15"/>
          <table:table-cell table:style-name="ce2027" office:value-type="string" calcext:value-type="string">
            <text:p>Szigony, egykezes</text:p>
          </table:table-cell>
          <table:table-cell table:style-name="ce919" office:value-type="float" office:value="4" calcext:value-type="float">
            <text:p>4</text:p>
          </table:table-cell>
          <table:table-cell table:style-name="ce919" office:value-type="float" office:value="5" calcext:value-type="float">
            <text:p>5</text:p>
          </table:table-cell>
          <table:table-cell table:style-name="ce2073" office:value-type="float" office:value="2" calcext:value-type="float">
            <text:p>2</text:p>
          </table:table-cell>
          <table:table-cell table:style-name="ce2073" office:value-type="float" office:value="8" calcext:value-type="float">
            <text:p>8</text:p>
          </table:table-cell>
          <table:table-cell table:style-name="ce2073" office:value-type="string" calcext:value-type="string">
            <text:p>S</text:p>
          </table:table-cell>
          <table:table-cell table:style-name="ce2073" office:value-type="float" office:value="2" calcext:value-type="float">
            <text:p>2</text:p>
          </table:table-cell>
          <table:table-cell table:style-name="ce2073" office:value-type="string" calcext:value-type="string">
            <text:p>egykezes</text:p>
          </table:table-cell>
          <table:table-cell table:style-name="ce2073" office:value-type="float" office:value="3" calcext:value-type="float">
            <text:p>3</text:p>
          </table:table-cell>
          <table:table-cell table:style-name="ce2073" office:value-type="float" office:value="0" calcext:value-type="float">
            <text:p>0</text:p>
          </table:table-cell>
          <table:table-cell table:style-name="ce2138" office:value-type="float" office:value="0" calcext:value-type="float">
            <text:p>0</text:p>
          </table:table-cell>
          <table:table-cell table:number-columns-repeated="2" table:style-name="ce2155" office:value-type="float" office:value="0" calcext:value-type="float">
            <text:p>0</text:p>
          </table:table-cell>
          <table:table-cell table:style-name="ce2167" office:value-type="string" calcext:value-type="string">
            <text:p>lándzsavívás</text:p>
          </table:table-cell>
          <table:table-cell table:style-name="ce2015"/>
          <table:table-cell table:style-name="Default" table:number-columns-repeated="112"/>
          <table:table-cell table:style-name="ce848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09"/>
          <table:table-cell table:style-name="ce2027" office:value-type="string" calcext:value-type="string">
            <text:p>Szigony, kétkezes</text:p>
          </table:table-cell>
          <table:table-cell table:style-name="ce919" office:value-type="float" office:value="7" calcext:value-type="float">
            <text:p>7</text:p>
          </table:table-cell>
          <table:table-cell table:style-name="ce919" office:value-type="float" office:value="9" calcext:value-type="float">
            <text:p>9</text:p>
          </table:table-cell>
          <table:table-cell table:style-name="ce2073" office:value-type="float" office:value="4" calcext:value-type="float">
            <text:p>4</text:p>
          </table:table-cell>
          <table:table-cell table:style-name="ce2073" office:value-type="float" office:value="9" calcext:value-type="float">
            <text:p>9</text:p>
          </table:table-cell>
          <table:table-cell table:style-name="ce2073" office:value-type="string" calcext:value-type="string">
            <text:p>S</text:p>
          </table:table-cell>
          <table:table-cell table:style-name="ce2073" office:value-type="float" office:value="3" calcext:value-type="float">
            <text:p>3</text:p>
          </table:table-cell>
          <table:table-cell table:style-name="ce2073" office:value-type="string" calcext:value-type="string">
            <text:p>kétkezes</text:p>
          </table:table-cell>
          <table:table-cell table:style-name="ce2073" office:value-type="float" office:value="99" calcext:value-type="float">
            <text:p>99</text:p>
          </table:table-cell>
          <table:table-cell table:style-name="ce2073" office:value-type="float" office:value="2" calcext:value-type="float">
            <text:p>2</text:p>
          </table:table-cell>
          <table:table-cell table:style-name="ce2138" office:value-type="float" office:value="0" calcext:value-type="float">
            <text:p>0</text:p>
          </table:table-cell>
          <table:table-cell table:number-columns-repeated="2" table:style-name="ce2155" office:value-type="float" office:value="0" calcext:value-type="float">
            <text:p>0</text:p>
          </table:table-cell>
          <table:table-cell table:style-name="ce2167" office:value-type="string" calcext:value-type="string">
            <text:p>lándzsavívás</text:p>
          </table:table-cell>
          <table:table-cell table:style-name="ce2015"/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10" office:value-type="string" calcext:value-type="string">
            <text:p>Zúzó fegyverek</text:p>
          </table:table-cell>
          <table:table-cell table:style-name="ce2034" office:value-type="string" calcext:value-type="string">
            <text:p>Balta</text:p>
          </table:table-cell>
          <table:table-cell table:style-name="ce954" office:value-type="float" office:value="2" calcext:value-type="float">
            <text:p>2</text:p>
          </table:table-cell>
          <table:table-cell table:style-name="ce954" office:value-type="float" office:value="0" calcext:value-type="float">
            <text:p>0</text:p>
          </table:table-cell>
          <table:table-cell table:style-name="ce2056" office:value-type="float" office:value="2" calcext:value-type="float">
            <text:p>2</text:p>
          </table:table-cell>
          <table:table-cell table:style-name="ce2078" office:value-type="float" office:value="7" calcext:value-type="float">
            <text:p>7</text:p>
          </table:table-cell>
          <table:table-cell table:style-name="ce2078" office:value-type="string" calcext:value-type="string">
            <text:p>Z</text:p>
          </table:table-cell>
          <table:table-cell table:style-name="ce2075" office:value-type="float" office:value="0" calcext:value-type="float">
            <text:p>0</text:p>
          </table:table-cell>
          <table:table-cell table:style-name="ce2075" office:value-type="string" calcext:value-type="string">
            <text:p>egykezes</text:p>
          </table:table-cell>
          <table:table-cell table:style-name="ce2056" office:value-type="float" office:value="99" calcext:value-type="float">
            <text:p>99</text:p>
          </table:table-cell>
          <table:table-cell table:style-name="ce2078" office:value-type="float" office:value="0" calcext:value-type="float">
            <text:p>0</text:p>
          </table:table-cell>
          <table:table-cell table:number-columns-repeated="3" table:style-name="ce2144" office:value-type="float" office:value="0" calcext:value-type="float">
            <text:p>0</text:p>
          </table:table-cell>
          <table:table-cell table:style-name="ce2169" office:value-type="string" calcext:value-type="string">
            <text:p>zúzás</text:p>
          </table:table-cell>
          <table:table-cell table:style-name="ce2214"/>
          <table:table-cell table:style-name="Default" table:number-columns-repeated="112"/>
          <table:table-cell table:style-name="ce557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16"/>
          <table:table-cell table:style-name="ce2024" office:value-type="string" calcext:value-type="string">
            <text:p>Bot, rövid</text:p>
          </table:table-cell>
          <table:table-cell table:style-name="ce950" office:value-type="float" office:value="3" calcext:value-type="float">
            <text:p>3</text:p>
          </table:table-cell>
          <table:table-cell table:style-name="ce950" office:value-type="float" office:value="2" calcext:value-type="float">
            <text:p>2</text:p>
          </table:table-cell>
          <table:table-cell table:style-name="ce2079" office:value-type="float" office:value="-3" calcext:value-type="float">
            <text:p>-3</text:p>
          </table:table-cell>
          <table:table-cell table:style-name="ce2079" office:value-type="float" office:value="6" calcext:value-type="float">
            <text:p>6</text:p>
          </table:table-cell>
          <table:table-cell table:style-name="ce2079" office:value-type="string" calcext:value-type="string">
            <text:p>Z</text:p>
          </table:table-cell>
          <table:table-cell table:style-name="ce2071" office:value-type="float" office:value="0.5" calcext:value-type="float">
            <text:p>0,5</text:p>
          </table:table-cell>
          <table:table-cell table:style-name="ce2069" office:value-type="string" calcext:value-type="string">
            <text:p>egykezes</text:p>
          </table:table-cell>
          <table:table-cell table:number-columns-repeated="2" table:style-name="ce2079" office:value-type="float" office:value="0" calcext:value-type="float">
            <text:p>0</text:p>
          </table:table-cell>
          <table:table-cell table:number-columns-repeated="2" table:style-name="ce2138" office:value-type="float" office:value="0" calcext:value-type="float">
            <text:p>0</text:p>
          </table:table-cell>
          <table:table-cell table:style-name="ce2155" office:value-type="float" office:value="0" calcext:value-type="float">
            <text:p>0</text:p>
          </table:table-cell>
          <table:table-cell table:style-name="ce2165" office:value-type="string" calcext:value-type="string">
            <text:p>zúzás</text:p>
          </table:table-cell>
          <table:table-cell table:style-name="ce2187"/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26" office:value-type="string" calcext:value-type="string">
            <text:p>Bot, furkós</text:p>
          </table:table-cell>
          <table:table-cell table:style-name="ce950" office:value-type="float" office:value="3" calcext:value-type="float">
            <text:p>3</text:p>
          </table:table-cell>
          <table:table-cell table:style-name="ce950" office:value-type="float" office:value="2" calcext:value-type="float">
            <text:p>2</text:p>
          </table:table-cell>
          <table:table-cell table:style-name="ce2073" office:value-type="float" office:value="-1" calcext:value-type="float">
            <text:p>-1</text:p>
          </table:table-cell>
          <table:table-cell table:style-name="ce2073" office:value-type="float" office:value="7" calcext:value-type="float">
            <text:p>7</text:p>
          </table:table-cell>
          <table:table-cell table:style-name="ce2073" office:value-type="string" calcext:value-type="string">
            <text:p>Z</text:p>
          </table:table-cell>
          <table:table-cell table:style-name="ce2069" office:value-type="float" office:value="1" calcext:value-type="float">
            <text:p>1</text:p>
          </table:table-cell>
          <table:table-cell table:style-name="ce2071" office:value-type="string" calcext:value-type="string">
            <text:p>egykezes</text:p>
          </table:table-cell>
          <table:table-cell table:style-name="ce2073" office:value-type="float" office:value="2" calcext:value-type="float">
            <text:p>2</text:p>
          </table:table-cell>
          <table:table-cell table:style-name="ce2073" office:value-type="float" office:value="0" calcext:value-type="float">
            <text:p>0</text:p>
          </table:table-cell>
          <table:table-cell table:style-name="ce2138" office:value-type="float" office:value="0" calcext:value-type="float">
            <text:p>0</text:p>
          </table:table-cell>
          <table:table-cell table:number-columns-repeated="2" table:style-name="ce2155" office:value-type="float" office:value="0" calcext:value-type="float">
            <text:p>0</text:p>
          </table:table-cell>
          <table:table-cell table:style-name="ce2165" office:value-type="string" calcext:value-type="string">
            <text:p>zúzás</text:p>
          </table:table-cell>
          <table:table-cell table:style-name="ce2194"/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1">
          <table:table-cell/>
          <table:table-cell table:style-name="ce2026" office:value-type="string" calcext:value-type="string">
            <text:p>Buzogány, egykezes</text:p>
          </table:table-cell>
          <table:table-cell table:style-name="ce950" office:value-type="float" office:value="4" calcext:value-type="float">
            <text:p>4</text:p>
          </table:table-cell>
          <table:table-cell table:style-name="ce950" office:value-type="float" office:value="2" calcext:value-type="float">
            <text:p>2</text:p>
          </table:table-cell>
          <table:table-cell table:style-name="ce2073" office:value-type="float" office:value="4" calcext:value-type="float">
            <text:p>4</text:p>
          </table:table-cell>
          <table:table-cell table:style-name="ce2073" office:value-type="float" office:value="7" calcext:value-type="float">
            <text:p>7</text:p>
          </table:table-cell>
          <table:table-cell table:style-name="ce2112" office:value-type="string" calcext:value-type="string">
            <text:p>Z</text:p>
          </table:table-cell>
          <table:table-cell table:style-name="ce2079" office:value-type="float" office:value="1" calcext:value-type="float">
            <text:p>1</text:p>
          </table:table-cell>
          <table:table-cell table:style-name="ce2073" office:value-type="string" calcext:value-type="string">
            <text:p>egykezes</text:p>
          </table:table-cell>
          <table:table-cell table:style-name="ce2073" office:value-type="float" office:value="4" calcext:value-type="float">
            <text:p>4</text:p>
          </table:table-cell>
          <table:table-cell table:style-name="ce2073" office:value-type="float" office:value="0" calcext:value-type="float">
            <text:p>0</text:p>
          </table:table-cell>
          <table:table-cell table:style-name="ce2138" office:value-type="float" office:value="0" calcext:value-type="float">
            <text:p>0</text:p>
          </table:table-cell>
          <table:table-cell table:number-columns-repeated="2" table:style-name="ce2155" office:value-type="float" office:value="0" calcext:value-type="float">
            <text:p>0</text:p>
          </table:table-cell>
          <table:table-cell table:style-name="ce2167" office:value-type="string" calcext:value-type="string">
            <text:p>zúzás</text:p>
          </table:table-cell>
          <table:table-cell table:style-name="ce2194"/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26" office:value-type="string" calcext:value-type="string">
            <text:p>Buzogány, kétkezes</text:p>
          </table:table-cell>
          <table:table-cell table:style-name="ce950" office:value-type="float" office:value="7" calcext:value-type="float">
            <text:p>7</text:p>
          </table:table-cell>
          <table:table-cell table:style-name="ce950" office:value-type="float" office:value="2" calcext:value-type="float">
            <text:p>2</text:p>
          </table:table-cell>
          <table:table-cell table:style-name="ce2073" office:value-type="float" office:value="8" calcext:value-type="float">
            <text:p>8</text:p>
          </table:table-cell>
          <table:table-cell table:style-name="ce2073" office:value-type="float" office:value="9" calcext:value-type="float">
            <text:p>9</text:p>
          </table:table-cell>
          <table:table-cell table:style-name="ce2073" office:value-type="string" calcext:value-type="string">
            <text:p>Z</text:p>
          </table:table-cell>
          <table:table-cell table:style-name="ce2073" office:value-type="float" office:value="1.5" calcext:value-type="float">
            <text:p>1,5</text:p>
          </table:table-cell>
          <table:table-cell table:style-name="ce2073" office:value-type="string" calcext:value-type="string">
            <text:p>kétkezes</text:p>
          </table:table-cell>
          <table:table-cell table:style-name="ce2073" office:value-type="float" office:value="99" calcext:value-type="float">
            <text:p>99</text:p>
          </table:table-cell>
          <table:table-cell table:style-name="ce2073" office:value-type="float" office:value="5" calcext:value-type="float">
            <text:p>5</text:p>
          </table:table-cell>
          <table:table-cell table:style-name="ce2138" office:value-type="float" office:value="0" calcext:value-type="float">
            <text:p>0</text:p>
          </table:table-cell>
          <table:table-cell table:number-columns-repeated="2" table:style-name="ce2155" office:value-type="float" office:value="0" calcext:value-type="float">
            <text:p>0</text:p>
          </table:table-cell>
          <table:table-cell table:style-name="ce2167" office:value-type="string" calcext:value-type="string">
            <text:p>zúzás</text:p>
          </table:table-cell>
          <table:table-cell table:style-name="ce2194" office:value-type="string" calcext:value-type="string">
            <text:p>Erő követelmény: +2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26" office:value-type="string" calcext:value-type="string">
            <text:p>Buzogány, láncos</text:p>
          </table:table-cell>
          <table:table-cell table:style-name="ce950" office:value-type="float" office:value="6" calcext:value-type="float">
            <text:p>6</text:p>
          </table:table-cell>
          <table:table-cell table:style-name="ce950" office:value-type="float" office:value="2" calcext:value-type="float">
            <text:p>2</text:p>
          </table:table-cell>
          <table:table-cell table:style-name="ce2073" office:value-type="float" office:value="4" calcext:value-type="float">
            <text:p>4</text:p>
          </table:table-cell>
          <table:table-cell table:style-name="ce2073" office:value-type="float" office:value="7" calcext:value-type="float">
            <text:p>7</text:p>
          </table:table-cell>
          <table:table-cell table:style-name="ce2073" office:value-type="string" calcext:value-type="string">
            <text:p>Z</text:p>
          </table:table-cell>
          <table:table-cell table:style-name="ce2073" office:value-type="float" office:value="1" calcext:value-type="float">
            <text:p>1</text:p>
          </table:table-cell>
          <table:table-cell table:style-name="ce2071" office:value-type="string" calcext:value-type="string">
            <text:p>egykezes</text:p>
          </table:table-cell>
          <table:table-cell table:style-name="ce2073" office:value-type="float" office:value="99" calcext:value-type="float">
            <text:p>99</text:p>
          </table:table-cell>
          <table:table-cell table:style-name="ce2073" office:value-type="float" office:value="0" calcext:value-type="float">
            <text:p>0</text:p>
          </table:table-cell>
          <table:table-cell table:style-name="ce2138" office:value-type="float" office:value="0" calcext:value-type="float">
            <text:p>0</text:p>
          </table:table-cell>
          <table:table-cell table:number-columns-repeated="2" table:style-name="ce2155" office:value-type="float" office:value="0" calcext:value-type="float">
            <text:p>0</text:p>
          </table:table-cell>
          <table:table-cell table:style-name="ce2165" office:value-type="string" calcext:value-type="string">
            <text:p>zúzás</text:p>
          </table:table-cell>
          <table:table-cell table:style-name="ce2194" office:value-type="string" calcext:value-type="string">
            <text:p>Ellene az ellenfél Pajzs VÉ fele számít csak!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26" office:value-type="string" calcext:value-type="string">
            <text:p>Buzogány, shadleki</text:p>
          </table:table-cell>
          <table:table-cell table:style-name="ce950" office:value-type="float" office:value="6" calcext:value-type="float">
            <text:p>6</text:p>
          </table:table-cell>
          <table:table-cell table:style-name="ce950" office:value-type="float" office:value="3" calcext:value-type="float">
            <text:p>3</text:p>
          </table:table-cell>
          <table:table-cell table:style-name="ce2073" office:value-type="float" office:value="5" calcext:value-type="float">
            <text:p>5</text:p>
          </table:table-cell>
          <table:table-cell table:style-name="ce2073" office:value-type="float" office:value="7" calcext:value-type="float">
            <text:p>7</text:p>
          </table:table-cell>
          <table:table-cell table:style-name="ce2073" office:value-type="string" calcext:value-type="string">
            <text:p>Z</text:p>
          </table:table-cell>
          <table:table-cell table:style-name="ce2073" office:value-type="float" office:value="1" calcext:value-type="float">
            <text:p>1</text:p>
          </table:table-cell>
          <table:table-cell table:style-name="ce2071" office:value-type="string" calcext:value-type="string">
            <text:p>egykezes</text:p>
          </table:table-cell>
          <table:table-cell table:style-name="ce2073" office:value-type="float" office:value="99" calcext:value-type="float">
            <text:p>99</text:p>
          </table:table-cell>
          <table:table-cell table:style-name="ce2073" office:value-type="float" office:value="3" calcext:value-type="float">
            <text:p>3</text:p>
          </table:table-cell>
          <table:table-cell table:style-name="ce2138" office:value-type="float" office:value="0" calcext:value-type="float">
            <text:p>0</text:p>
          </table:table-cell>
          <table:table-cell table:number-columns-repeated="2" table:style-name="ce2155" office:value-type="float" office:value="0" calcext:value-type="float">
            <text:p>0</text:p>
          </table:table-cell>
          <table:table-cell table:style-name="ce2165" office:value-type="string" calcext:value-type="string">
            <text:p>zúzás</text:p>
          </table:table-cell>
          <table:table-cell table:style-name="ce2194"/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26" office:value-type="string" calcext:value-type="string">
            <text:p>Buzogány, tollas</text:p>
          </table:table-cell>
          <table:table-cell table:style-name="ce950" office:value-type="float" office:value="3" calcext:value-type="float">
            <text:p>3</text:p>
          </table:table-cell>
          <table:table-cell table:style-name="ce950" office:value-type="float" office:value="1" calcext:value-type="float">
            <text:p>1</text:p>
          </table:table-cell>
          <table:table-cell table:style-name="ce2073" office:value-type="float" office:value="4" calcext:value-type="float">
            <text:p>4</text:p>
          </table:table-cell>
          <table:table-cell table:style-name="ce2073" office:value-type="float" office:value="6" calcext:value-type="float">
            <text:p>6</text:p>
          </table:table-cell>
          <table:table-cell table:style-name="ce2073" office:value-type="string" calcext:value-type="string">
            <text:p>Z</text:p>
          </table:table-cell>
          <table:table-cell table:style-name="ce2073" office:value-type="float" office:value="0.5" calcext:value-type="float">
            <text:p>0,5</text:p>
          </table:table-cell>
          <table:table-cell table:style-name="ce2071" office:value-type="string" calcext:value-type="string">
            <text:p>egykezes</text:p>
          </table:table-cell>
          <table:table-cell table:style-name="ce2073" office:value-type="float" office:value="4" calcext:value-type="float">
            <text:p>4</text:p>
          </table:table-cell>
          <table:table-cell table:style-name="ce2073" office:value-type="float" office:value="2" calcext:value-type="float">
            <text:p>2</text:p>
          </table:table-cell>
          <table:table-cell table:style-name="ce2138" office:value-type="float" office:value="0" calcext:value-type="float">
            <text:p>0</text:p>
          </table:table-cell>
          <table:table-cell table:number-columns-repeated="2" table:style-name="ce2155" office:value-type="float" office:value="0" calcext:value-type="float">
            <text:p>0</text:p>
          </table:table-cell>
          <table:table-cell table:style-name="ce2165" office:value-type="string" calcext:value-type="string">
            <text:p>zúzás</text:p>
          </table:table-cell>
          <table:table-cell table:style-name="ce2194"/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26" office:value-type="string" calcext:value-type="string">
            <text:p>Csatabárd, egykezes</text:p>
          </table:table-cell>
          <table:table-cell table:style-name="ce950" office:value-type="float" office:value="4" calcext:value-type="float">
            <text:p>4</text:p>
          </table:table-cell>
          <table:table-cell table:style-name="ce950" office:value-type="float" office:value="2" calcext:value-type="float">
            <text:p>2</text:p>
          </table:table-cell>
          <table:table-cell table:style-name="ce2071" office:value-type="float" office:value="4" calcext:value-type="float">
            <text:p>4</text:p>
          </table:table-cell>
          <table:table-cell table:style-name="ce2071" office:value-type="float" office:value="7" calcext:value-type="float">
            <text:p>7</text:p>
          </table:table-cell>
          <table:table-cell table:style-name="ce2115" office:value-type="string" calcext:value-type="string">
            <text:p>Z</text:p>
          </table:table-cell>
          <table:table-cell table:style-name="ce2071" office:value-type="float" office:value="0.5" calcext:value-type="float">
            <text:p>0,5</text:p>
          </table:table-cell>
          <table:table-cell table:style-name="ce2071" office:value-type="string" calcext:value-type="string">
            <text:p>egykezes</text:p>
          </table:table-cell>
          <table:table-cell table:style-name="ce2071" office:value-type="float" office:value="4" calcext:value-type="float">
            <text:p>4</text:p>
          </table:table-cell>
          <table:table-cell table:style-name="ce2071" office:value-type="float" office:value="2" calcext:value-type="float">
            <text:p>2</text:p>
          </table:table-cell>
          <table:table-cell table:style-name="ce2138" office:value-type="float" office:value="0" calcext:value-type="float">
            <text:p>0</text:p>
          </table:table-cell>
          <table:table-cell table:number-columns-repeated="2" table:style-name="ce2155" office:value-type="float" office:value="0" calcext:value-type="float">
            <text:p>0</text:p>
          </table:table-cell>
          <table:table-cell table:style-name="ce2165" office:value-type="string" calcext:value-type="string">
            <text:p>zúzás</text:p>
          </table:table-cell>
          <table:table-cell table:style-name="ce2194"/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26" office:value-type="string" calcext:value-type="string">
            <text:p>Csatabárd, kétkezes</text:p>
          </table:table-cell>
          <table:table-cell table:style-name="ce950" office:value-type="float" office:value="6" calcext:value-type="float">
            <text:p>6</text:p>
          </table:table-cell>
          <table:table-cell table:style-name="ce950" office:value-type="float" office:value="3" calcext:value-type="float">
            <text:p>3</text:p>
          </table:table-cell>
          <table:table-cell table:style-name="ce2071" office:value-type="float" office:value="8" calcext:value-type="float">
            <text:p>8</text:p>
          </table:table-cell>
          <table:table-cell table:style-name="ce2071" office:value-type="float" office:value="9" calcext:value-type="float">
            <text:p>9</text:p>
          </table:table-cell>
          <table:table-cell table:style-name="ce2071" office:value-type="string" calcext:value-type="string">
            <text:p>Z</text:p>
          </table:table-cell>
          <table:table-cell table:style-name="ce2071" office:value-type="float" office:value="1.5" calcext:value-type="float">
            <text:p>1,5</text:p>
          </table:table-cell>
          <table:table-cell table:style-name="ce2071" office:value-type="string" calcext:value-type="string">
            <text:p>kétkezes</text:p>
          </table:table-cell>
          <table:table-cell table:style-name="ce2071" office:value-type="float" office:value="99" calcext:value-type="float">
            <text:p>99</text:p>
          </table:table-cell>
          <table:table-cell table:style-name="ce2071" office:value-type="float" office:value="4" calcext:value-type="float">
            <text:p>4</text:p>
          </table:table-cell>
          <table:table-cell table:style-name="ce2138" office:value-type="float" office:value="0" calcext:value-type="float">
            <text:p>0</text:p>
          </table:table-cell>
          <table:table-cell table:number-columns-repeated="2" table:style-name="ce2155" office:value-type="float" office:value="0" calcext:value-type="float">
            <text:p>0</text:p>
          </table:table-cell>
          <table:table-cell table:style-name="ce2165" office:value-type="string" calcext:value-type="string">
            <text:p>zúzás</text:p>
          </table:table-cell>
          <table:table-cell table:style-name="ce2191"/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18">
          <table:table-cell/>
          <table:table-cell table:style-name="ce2026" office:value-type="string" calcext:value-type="string">
            <text:p>Csatacsákány</text:p>
          </table:table-cell>
          <table:table-cell table:style-name="ce950" office:value-type="float" office:value="5" calcext:value-type="float">
            <text:p>5</text:p>
          </table:table-cell>
          <table:table-cell table:style-name="ce950" office:value-type="float" office:value="2" calcext:value-type="float">
            <text:p>2</text:p>
          </table:table-cell>
          <table:table-cell table:style-name="ce2071" office:value-type="float" office:value="5" calcext:value-type="float">
            <text:p>5</text:p>
          </table:table-cell>
          <table:table-cell table:style-name="ce2071" office:value-type="float" office:value="8" calcext:value-type="float">
            <text:p>8</text:p>
          </table:table-cell>
          <table:table-cell table:style-name="ce2071" office:value-type="string" calcext:value-type="string">
            <text:p>Z</text:p>
          </table:table-cell>
          <table:table-cell table:style-name="ce2071" office:value-type="float" office:value="0.5" calcext:value-type="float">
            <text:p>0,5</text:p>
          </table:table-cell>
          <table:table-cell table:style-name="ce2071" office:value-type="string" calcext:value-type="string">
            <text:p>egykezes</text:p>
          </table:table-cell>
          <table:table-cell table:style-name="ce2071" office:value-type="float" office:value="99" calcext:value-type="float">
            <text:p>99</text:p>
          </table:table-cell>
          <table:table-cell table:style-name="ce2071" office:value-type="float" office:value="10" calcext:value-type="float">
            <text:p>10</text:p>
          </table:table-cell>
          <table:table-cell table:style-name="ce2138" office:value-type="float" office:value="0" calcext:value-type="float">
            <text:p>0</text:p>
          </table:table-cell>
          <table:table-cell table:number-columns-repeated="2" table:style-name="ce2155" office:value-type="float" office:value="0" calcext:value-type="float">
            <text:p>0</text:p>
          </table:table-cell>
          <table:table-cell table:style-name="ce2165" office:value-type="string" calcext:value-type="string">
            <text:p>zúzás</text:p>
          </table:table-cell>
          <table:table-cell table:style-name="ce2191" office:value-type="string" calcext:value-type="string">
            <text:p>Nagyon vérzik</text:p>
            <text:p>50% az esély, hogy beragad és nem lehet kihúzni harc közben</text:p>
          </table:table-cell>
          <table:table-cell table:style-name="Default" table:number-columns-repeated="112"/>
          <table:table-cell table:style-name="ce2238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09"/>
          <table:table-cell table:style-name="ce2031" office:value-type="string" calcext:value-type="string">
            <text:p>Harci kalapács</text:p>
          </table:table-cell>
          <table:table-cell table:style-name="ce950" office:value-type="float" office:value="7" calcext:value-type="float">
            <text:p>7</text:p>
          </table:table-cell>
          <table:table-cell table:style-name="ce950" office:value-type="float" office:value="2" calcext:value-type="float">
            <text:p>2</text:p>
          </table:table-cell>
          <table:table-cell table:style-name="ce2083" office:value-type="float" office:value="7" calcext:value-type="float">
            <text:p>7</text:p>
          </table:table-cell>
          <table:table-cell table:style-name="ce2083" office:value-type="float" office:value="9" calcext:value-type="float">
            <text:p>9</text:p>
          </table:table-cell>
          <table:table-cell table:style-name="ce2083" office:value-type="string" calcext:value-type="string">
            <text:p>Z</text:p>
          </table:table-cell>
          <table:table-cell table:style-name="ce2083" office:value-type="float" office:value="1.5" calcext:value-type="float">
            <text:p>1,5</text:p>
          </table:table-cell>
          <table:table-cell table:style-name="ce2083" office:value-type="string" calcext:value-type="string">
            <text:p>kétkezes</text:p>
          </table:table-cell>
          <table:table-cell table:style-name="ce2083" office:value-type="float" office:value="99" calcext:value-type="float">
            <text:p>99</text:p>
          </table:table-cell>
          <table:table-cell table:style-name="ce2083" office:value-type="float" office:value="0" calcext:value-type="float">
            <text:p>0</text:p>
          </table:table-cell>
          <table:table-cell table:style-name="ce2140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73" office:value-type="string" calcext:value-type="string">
            <text:p>zúzás</text:p>
          </table:table-cell>
          <table:table-cell table:style-name="ce2215" office:value-type="string" calcext:value-type="string">
            <text:p>Erő követelmény: +2</text:p>
          </table:table-cell>
          <table:table-cell table:style-name="Default" table:number-columns-repeated="112"/>
          <table:table-cell table:style-name="ce848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10" office:value-type="string" calcext:value-type="string">
            <text:p>Ostorharcos fegyverek</text:p>
          </table:table-cell>
          <table:table-cell table:style-name="ce2032" office:value-type="string" calcext:value-type="string">
            <text:p>Korbács</text:p>
          </table:table-cell>
          <table:table-cell table:style-name="ce954" office:value-type="float" office:value="3" calcext:value-type="float">
            <text:p>3</text:p>
          </table:table-cell>
          <table:table-cell table:style-name="ce954" office:value-type="float" office:value="0" calcext:value-type="float">
            <text:p>0</text:p>
          </table:table-cell>
          <table:table-cell table:style-name="ce2078" office:value-type="float" office:value="-1" calcext:value-type="float">
            <text:p>-1</text:p>
          </table:table-cell>
          <table:table-cell table:style-name="ce2078" office:value-type="float" office:value="6" calcext:value-type="float">
            <text:p>6</text:p>
          </table:table-cell>
          <table:table-cell table:style-name="ce2078" office:value-type="string" calcext:value-type="string">
            <text:p>Z</text:p>
          </table:table-cell>
          <table:table-cell table:style-name="ce2075" office:value-type="float" office:value="1" calcext:value-type="float">
            <text:p>1</text:p>
          </table:table-cell>
          <table:table-cell table:style-name="ce2078" office:value-type="string" calcext:value-type="string">
            <text:p>egykezes</text:p>
          </table:table-cell>
          <table:table-cell table:style-name="ce2078" office:value-type="float" office:value="2" calcext:value-type="float">
            <text:p>2</text:p>
          </table:table-cell>
          <table:table-cell table:style-name="ce2078" office:value-type="float" office:value="0" calcext:value-type="float">
            <text:p>0</text:p>
          </table:table-cell>
          <table:table-cell table:style-name="ce2141" office:value-type="float" office:value="1" calcext:value-type="float">
            <text:p>1</text:p>
          </table:table-cell>
          <table:table-cell table:number-columns-repeated="2" table:style-name="ce2144" office:value-type="float" office:value="0" calcext:value-type="float">
            <text:p>0</text:p>
          </table:table-cell>
          <table:table-cell table:style-name="ce2172" office:value-type="string" calcext:value-type="string">
            <text:p>ostorharc</text:p>
          </table:table-cell>
          <table:table-cell table:style-name="ce2216"/>
          <table:table-cell table:style-name="Default" table:number-columns-repeated="112"/>
          <table:table-cell table:style-name="ce2239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16"/>
          <table:table-cell table:style-name="ce2027" office:value-type="string" calcext:value-type="string">
            <text:p>Ostor</text:p>
          </table:table-cell>
          <table:table-cell table:style-name="ce950" office:value-type="float" office:value="5" calcext:value-type="float">
            <text:p>5</text:p>
          </table:table-cell>
          <table:table-cell table:style-name="ce950" office:value-type="float" office:value="2" calcext:value-type="float">
            <text:p>2</text:p>
          </table:table-cell>
          <table:table-cell table:style-name="ce2073" office:value-type="float" office:value="1" calcext:value-type="float">
            <text:p>1</text:p>
          </table:table-cell>
          <table:table-cell table:style-name="ce2073" office:value-type="float" office:value="8" calcext:value-type="float">
            <text:p>8</text:p>
          </table:table-cell>
          <table:table-cell table:style-name="ce2073" office:value-type="string" calcext:value-type="string">
            <text:p>Z</text:p>
          </table:table-cell>
          <table:table-cell table:style-name="ce2071" office:value-type="float" office:value="3" calcext:value-type="float">
            <text:p>3</text:p>
          </table:table-cell>
          <table:table-cell table:style-name="ce2073" office:value-type="string" calcext:value-type="string">
            <text:p>egykezes</text:p>
          </table:table-cell>
          <table:table-cell table:style-name="ce2073" office:value-type="float" office:value="3" calcext:value-type="float">
            <text:p>3</text:p>
          </table:table-cell>
          <table:table-cell table:style-name="ce2073" office:value-type="float" office:value="0" calcext:value-type="float">
            <text:p>0</text:p>
          </table:table-cell>
          <table:table-cell table:style-name="ce2143" office:value-type="float" office:value="1" calcext:value-type="float">
            <text:p>1</text:p>
          </table:table-cell>
          <table:table-cell table:number-columns-repeated="2" table:style-name="ce2155" office:value-type="float" office:value="0" calcext:value-type="float">
            <text:p>0</text:p>
          </table:table-cell>
          <table:table-cell table:style-name="ce2167" office:value-type="string" calcext:value-type="string">
            <text:p>ostorharc</text:p>
          </table:table-cell>
          <table:table-cell table:style-name="ce2015"/>
          <table:table-cell table:style-name="Default" table:number-columns-repeated="112"/>
          <table:table-cell table:style-name="ce556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09"/>
          <table:table-cell table:style-name="ce2035" office:value-type="string" calcext:value-type="string">
            <text:p>Ostorkard</text:p>
          </table:table-cell>
          <table:table-cell table:number-columns-repeated="2" table:style-name="ce950" office:value-type="float" office:value="10" calcext:value-type="float">
            <text:p>10</text:p>
          </table:table-cell>
          <table:table-cell table:style-name="ce2084" office:value-type="float" office:value="3" calcext:value-type="float">
            <text:p>3</text:p>
          </table:table-cell>
          <table:table-cell table:style-name="ce2093" office:value-type="float" office:value="8" calcext:value-type="float">
            <text:p>8</text:p>
          </table:table-cell>
          <table:table-cell table:style-name="ce2084" office:value-type="string" calcext:value-type="string">
            <text:p>V</text:p>
          </table:table-cell>
          <table:table-cell table:style-name="ce2084" office:value-type="float" office:value="3" calcext:value-type="float">
            <text:p>3</text:p>
          </table:table-cell>
          <table:table-cell table:style-name="ce2045" office:value-type="string" calcext:value-type="string">
            <text:p>egykezes</text:p>
          </table:table-cell>
          <table:table-cell table:style-name="ce2084" office:value-type="float" office:value="2" calcext:value-type="float">
            <text:p>2</text:p>
          </table:table-cell>
          <table:table-cell table:style-name="ce2084" office:value-type="float" office:value="0" calcext:value-type="float">
            <text:p>0</text:p>
          </table:table-cell>
          <table:table-cell table:style-name="ce2145" office:value-type="float" office:value="1" calcext:value-type="float">
            <text:p>1</text:p>
          </table:table-cell>
          <table:table-cell table:number-columns-repeated="2" table:style-name="ce2147" office:value-type="float" office:value="0" calcext:value-type="float">
            <text:p>0</text:p>
          </table:table-cell>
          <table:table-cell table:style-name="ce2174" office:value-type="string" calcext:value-type="string">
            <text:p>ostorharc</text:p>
          </table:table-cell>
          <table:table-cell table:style-name="ce2221" office:value-type="string" calcext:value-type="string">
            <text:p>Önveszélyes, lásd a leírását. </text:p>
          </table:table-cell>
          <table:table-cell table:style-name="Default" table:number-columns-repeated="112"/>
          <table:table-cell table:style-name="ce2238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10" office:value-type="string" calcext:value-type="string">
            <text:p>Hárítófegyverek</text:p>
          </table:table-cell>
          <table:table-cell table:style-name="ce2036" office:value-type="string" calcext:value-type="string">
            <text:p>Hárító: Alkarvédő</text:p>
          </table:table-cell>
          <table:table-cell table:style-name="ce2053" office:value-type="float" office:value="0" calcext:value-type="float">
            <text:p>0</text:p>
          </table:table-cell>
          <table:table-cell table:style-name="ce2053" office:value-type="string" calcext:value-type="string">
            <text:p>3/2/0</text:p>
          </table:table-cell>
          <table:table-cell table:style-name="ce2086" office:value-type="string" calcext:value-type="string">
            <text:p>-</text:p>
          </table:table-cell>
          <table:table-cell table:style-name="ce2094" office:value-type="float" office:value="99" calcext:value-type="float">
            <text:p>99</text:p>
          </table:table-cell>
          <table:table-cell table:style-name="ce2086" office:value-type="string" calcext:value-type="string">
            <text:p>-</text:p>
          </table:table-cell>
          <table:table-cell table:style-name="ce2086" office:value-type="float" office:value="0" calcext:value-type="float">
            <text:p>0</text:p>
          </table:table-cell>
          <table:table-cell table:style-name="ce2128" office:value-type="string" calcext:value-type="string">
            <text:p>egykezes</text:p>
          </table:table-cell>
          <table:table-cell table:style-name="ce2086" office:value-type="string" calcext:value-type="string">
            <text:p>-</text:p>
          </table:table-cell>
          <table:table-cell table:style-name="ce2086" office:value-type="float" office:value="0" calcext:value-type="float">
            <text:p>0</text:p>
          </table:table-cell>
          <table:table-cell table:number-columns-repeated="3" table:style-name="ce2146" office:value-type="float" office:value="0" calcext:value-type="float">
            <text:p>0</text:p>
          </table:table-cell>
          <table:table-cell table:style-name="ce2177" office:value-type="string" calcext:value-type="string">
            <text:p>közelharci</text:p>
          </table:table-cell>
          <table:table-cell table:style-name="ce2222"/>
          <table:table-cell table:style-name="Default" table:number-columns-repeated="112"/>
          <table:table-cell table:style-name="ce1995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16"/>
          <table:table-cell table:style-name="ce2035" office:value-type="string" calcext:value-type="string">
            <text:p>Hárító: Csatakesztyű</text:p>
          </table:table-cell>
          <table:table-cell table:style-name="ce2054" office:value-type="float" office:value="0" calcext:value-type="float">
            <text:p>0</text:p>
          </table:table-cell>
          <table:table-cell table:style-name="ce2054" office:value-type="float" office:value="2" calcext:value-type="float">
            <text:p>2</text:p>
          </table:table-cell>
          <table:table-cell table:style-name="ce2084" office:value-type="string" calcext:value-type="string">
            <text:p>-</text:p>
          </table:table-cell>
          <table:table-cell table:style-name="ce2093" office:value-type="float" office:value="99" calcext:value-type="float">
            <text:p>99</text:p>
          </table:table-cell>
          <table:table-cell table:style-name="ce2084" office:value-type="string" calcext:value-type="string">
            <text:p>-</text:p>
          </table:table-cell>
          <table:table-cell table:style-name="ce2084" office:value-type="float" office:value="0" calcext:value-type="float">
            <text:p>0</text:p>
          </table:table-cell>
          <table:table-cell table:style-name="ce2129" office:value-type="string" calcext:value-type="string">
            <text:p>egykezes</text:p>
          </table:table-cell>
          <table:table-cell table:style-name="ce2084" office:value-type="string" calcext:value-type="string">
            <text:p>-</text:p>
          </table:table-cell>
          <table:table-cell table:style-name="ce2084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74" office:value-type="string" calcext:value-type="string">
            <text:p>kardvívás</text:p>
          </table:table-cell>
          <table:table-cell table:style-name="ce2017"/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Default" table:number-columns-repeated="16119"/>
        </table:table-row>
        <table:table-row table:style-name="ro2">
          <table:table-cell table:style-name="ce2017"/>
          <table:table-cell table:style-name="ce2035" office:value-type="string" calcext:value-type="string">
            <text:p>Hárító: Köpeny</text:p>
          </table:table-cell>
          <table:table-cell table:style-name="ce2054" office:value-type="float" office:value="0" calcext:value-type="float">
            <text:p>0</text:p>
          </table:table-cell>
          <table:table-cell table:style-name="ce2054" office:value-type="float" office:value="3" calcext:value-type="float">
            <text:p>3</text:p>
          </table:table-cell>
          <table:table-cell table:style-name="ce2084" office:value-type="string" calcext:value-type="string">
            <text:p>-</text:p>
          </table:table-cell>
          <table:table-cell table:style-name="ce2093" office:value-type="float" office:value="99" calcext:value-type="float">
            <text:p>99</text:p>
          </table:table-cell>
          <table:table-cell table:style-name="ce2084" office:value-type="string" calcext:value-type="string">
            <text:p>-</text:p>
          </table:table-cell>
          <table:table-cell table:style-name="ce2084" office:value-type="float" office:value="0" calcext:value-type="float">
            <text:p>0</text:p>
          </table:table-cell>
          <table:table-cell table:style-name="ce2129" office:value-type="string" calcext:value-type="string">
            <text:p>egykezes</text:p>
          </table:table-cell>
          <table:table-cell table:style-name="ce2084" office:value-type="string" calcext:value-type="string">
            <text:p>-</text:p>
          </table:table-cell>
          <table:table-cell table:style-name="ce2084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74" office:value-type="string" calcext:value-type="string">
            <text:p>kardvívás</text:p>
          </table:table-cell>
          <table:table-cell table:style-name="ce2017" office:value-type="string" calcext:value-type="string">
            <text:p>Legfeljebb 1 penge hosszú fegyverek ellen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1922" table:number-columns-repeated="16119"/>
        </table:table-row>
        <table:table-row table:style-name="ro2">
          <table:table-cell table:style-name="ce2017"/>
          <table:table-cell table:style-name="ce2035" office:value-type="string" calcext:value-type="string">
            <text:p>Hárító: Tonfa</text:p>
          </table:table-cell>
          <table:table-cell table:style-name="ce2054" office:value-type="float" office:value="0" calcext:value-type="float">
            <text:p>0</text:p>
          </table:table-cell>
          <table:table-cell table:style-name="ce2054" office:value-type="string" calcext:value-type="string">
            <text:p>3/2/0</text:p>
          </table:table-cell>
          <table:table-cell table:style-name="ce2084" office:value-type="string" calcext:value-type="string">
            <text:p>-</text:p>
          </table:table-cell>
          <table:table-cell table:style-name="ce2093" office:value-type="float" office:value="99" calcext:value-type="float">
            <text:p>99</text:p>
          </table:table-cell>
          <table:table-cell table:style-name="ce2084" office:value-type="string" calcext:value-type="string">
            <text:p>-</text:p>
          </table:table-cell>
          <table:table-cell table:style-name="ce2084" office:value-type="float" office:value="0" calcext:value-type="float">
            <text:p>0</text:p>
          </table:table-cell>
          <table:table-cell table:style-name="ce2129" office:value-type="string" calcext:value-type="string">
            <text:p>egykezes</text:p>
          </table:table-cell>
          <table:table-cell table:style-name="ce2084" office:value-type="string" calcext:value-type="string">
            <text:p>-</text:p>
          </table:table-cell>
          <table:table-cell table:style-name="ce2084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74" office:value-type="string" calcext:value-type="string">
            <text:p>közelharci</text:p>
          </table:table-cell>
          <table:table-cell table:style-name="ce2017"/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09"/>
          <table:table-cell table:style-name="Default" table:number-columns-repeated="263"/>
          <table:table-cell/>
          <table:table-cell table:style-name="ce6" table:number-columns-repeated="16119"/>
        </table:table-row>
        <table:table-row table:style-name="ro18">
          <table:table-cell table:style-name="ce2010" office:value-type="string" calcext:value-type="string">
            <text:p>Pajzsok</text:p>
          </table:table-cell>
          <table:table-cell table:style-name="ce2037" office:value-type="string" calcext:value-type="string">
            <text:p>Pajzs típus</text:p>
          </table:table-cell>
          <table:table-cell table:style-name="ce2055" office:value-type="string" calcext:value-type="string">
            <text:p>TÉ</text:p>
          </table:table-cell>
          <table:table-cell table:style-name="ce2055" office:value-type="string" calcext:value-type="string">
            <text:p>VÉ</text:p>
          </table:table-cell>
          <table:table-cell table:style-name="ce2037" office:value-type="string" calcext:value-type="string">
            <text:p>SP</text:p>
          </table:table-cell>
          <table:table-cell table:style-name="ce2095" office:value-type="string" calcext:value-type="string">
            <text:p>Sebesség</text:p>
          </table:table-cell>
          <table:table-cell table:style-name="ce2116" office:value-type="string" calcext:value-type="string">
            <text:p>Sebzés</text:p>
            <text:p>Módja</text:p>
          </table:table-cell>
          <table:table-cell table:style-name="ce2123" office:value-type="string" calcext:value-type="string">
            <text:p>Pengehossz</text:p>
          </table:table-cell>
          <table:table-cell table:style-name="ce2130" office:value-type="string" calcext:value-type="string">
            <text:p>Típus</text:p>
          </table:table-cell>
          <table:table-cell table:style-name="ce2133" office:value-type="string" calcext:value-type="string">
            <text:p>Erőbónusz</text:p>
            <text:p>Max</text:p>
          </table:table-cell>
          <table:table-cell table:style-name="ce2123" office:value-type="string" calcext:value-type="string">
            <text:p>Átütés</text:p>
          </table:table-cell>
          <table:table-cell table:style-name="ce2123" office:value-type="string" calcext:value-type="string">
            <text:p>Íves</text:p>
          </table:table-cell>
          <table:table-cell table:style-name="ce2123" office:value-type="string" calcext:value-type="string">
            <text:p>MF</text:p>
          </table:table-cell>
          <table:table-cell table:style-name="ce2123" office:value-type="string" calcext:value-type="string">
            <text:p>KF</text:p>
          </table:table-cell>
          <table:table-cell table:style-name="ce2130" office:value-type="string" calcext:value-type="string">
            <text:p>Harcmodor</text:p>
          </table:table-cell>
          <table:table-cell table:style-name="ce2222"/>
          <table:table-cell table:style-name="Default" table:number-columns-repeated="112"/>
          <table:table-cell table:style-name="ce1922" table:number-columns-repeated="129"/>
          <table:table-cell table:style-name="ce778" table:number-columns-repeated="8"/>
          <table:table-cell table:style-name="ce6" table:number-columns-repeated="16119"/>
        </table:table-row>
        <table:table-row table:style-name="ro2">
          <table:table-cell table:style-name="ce2009"/>
          <table:table-cell table:style-name="ce2038" office:value-type="string" calcext:value-type="string">
            <text:p>Kis pajzs</text:p>
          </table:table-cell>
          <table:table-cell table:style-name="ce2038" office:value-type="float" office:value="1" calcext:value-type="float">
            <text:p>1</text:p>
          </table:table-cell>
          <table:table-cell table:style-name="ce2038" office:value-type="float" office:value="3" calcext:value-type="float">
            <text:p>3</text:p>
          </table:table-cell>
          <table:table-cell table:style-name="ce2038" office:value-type="float" office:value="0" calcext:value-type="float">
            <text:p>0</text:p>
          </table:table-cell>
          <table:table-cell table:style-name="ce2096" office:value-type="float" office:value="6" calcext:value-type="float">
            <text:p>6</text:p>
          </table:table-cell>
          <table:table-cell table:style-name="ce2117" office:value-type="string" calcext:value-type="string">
            <text:p>Z</text:p>
          </table:table-cell>
          <table:table-cell table:style-name="ce2117" office:value-type="float" office:value="0" calcext:value-type="float">
            <text:p>0</text:p>
          </table:table-cell>
          <table:table-cell table:style-name="ce2131" office:value-type="string" calcext:value-type="string">
            <text:p>egykezes</text:p>
          </table:table-cell>
          <table:table-cell table:style-name="ce2038" office:value-type="float" office:value="0" calcext:value-type="float">
            <text:p>0</text:p>
          </table:table-cell>
          <table:table-cell table:style-name="ce2117" office:value-type="float" office:value="0" calcext:value-type="float">
            <text:p>0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2" table:style-name="ce2157" office:value-type="float" office:value="0" calcext:value-type="float">
            <text:p>0</text:p>
          </table:table-cell>
          <table:table-cell table:style-name="ce2165" office:value-type="string" calcext:value-type="string">
            <text:p>zúzás</text:p>
          </table:table-cell>
          <table:table-cell table:style-name="ce2221"/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Default" table:number-columns-repeated="16119"/>
        </table:table-row>
        <table:table-row table:style-name="ro2">
          <table:table-cell table:style-name="ce2014"/>
          <table:table-cell table:style-name="ce2038" office:value-type="string" calcext:value-type="string">
            <text:p>Közepes pajzs</text:p>
          </table:table-cell>
          <table:table-cell table:style-name="ce2038" office:value-type="float" office:value="1" calcext:value-type="float">
            <text:p>1</text:p>
          </table:table-cell>
          <table:table-cell table:style-name="ce2038" office:value-type="float" office:value="10" calcext:value-type="float">
            <text:p>10</text:p>
          </table:table-cell>
          <table:table-cell table:style-name="ce2038" office:value-type="float" office:value="0" calcext:value-type="float">
            <text:p>0</text:p>
          </table:table-cell>
          <table:table-cell table:style-name="ce2096" office:value-type="float" office:value="7" calcext:value-type="float">
            <text:p>7</text:p>
          </table:table-cell>
          <table:table-cell table:style-name="ce2117" office:value-type="string" calcext:value-type="string">
            <text:p>Z</text:p>
          </table:table-cell>
          <table:table-cell table:style-name="ce2117" office:value-type="float" office:value="0" calcext:value-type="float">
            <text:p>0</text:p>
          </table:table-cell>
          <table:table-cell table:style-name="ce2131" office:value-type="string" calcext:value-type="string">
            <text:p>egykezes</text:p>
          </table:table-cell>
          <table:table-cell table:style-name="ce2038" office:value-type="float" office:value="2" calcext:value-type="float">
            <text:p>2</text:p>
          </table:table-cell>
          <table:table-cell table:style-name="ce2117" office:value-type="float" office:value="0" calcext:value-type="float">
            <text:p>0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2" table:style-name="ce2157" office:value-type="float" office:value="0" calcext:value-type="float">
            <text:p>0</text:p>
          </table:table-cell>
          <table:table-cell table:style-name="ce2165" office:value-type="string" calcext:value-type="string">
            <text:p>zúzás</text:p>
          </table:table-cell>
          <table:table-cell table:style-name="ce2221" office:value-type="string" calcext:value-type="string">
            <text:p>Erő követelmény: +1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2">
          <table:table-cell/>
          <table:table-cell table:style-name="ce2038" office:value-type="string" calcext:value-type="string">
            <text:p>Nagy pajzs</text:p>
          </table:table-cell>
          <table:table-cell table:style-name="ce2038" office:value-type="float" office:value="1" calcext:value-type="float">
            <text:p>1</text:p>
          </table:table-cell>
          <table:table-cell table:style-name="ce2038" office:value-type="float" office:value="16" calcext:value-type="float">
            <text:p>16</text:p>
          </table:table-cell>
          <table:table-cell table:style-name="ce2038" office:value-type="float" office:value="0" calcext:value-type="float">
            <text:p>0</text:p>
          </table:table-cell>
          <table:table-cell table:style-name="ce2096" office:value-type="float" office:value="9" calcext:value-type="float">
            <text:p>9</text:p>
          </table:table-cell>
          <table:table-cell table:style-name="ce2117" office:value-type="string" calcext:value-type="string">
            <text:p>Z</text:p>
          </table:table-cell>
          <table:table-cell table:style-name="ce2117" office:value-type="float" office:value="0" calcext:value-type="float">
            <text:p>0</text:p>
          </table:table-cell>
          <table:table-cell table:style-name="ce2131" office:value-type="string" calcext:value-type="string">
            <text:p>egykezes</text:p>
          </table:table-cell>
          <table:table-cell table:style-name="ce2038" office:value-type="float" office:value="4" calcext:value-type="float">
            <text:p>4</text:p>
          </table:table-cell>
          <table:table-cell table:style-name="ce2117" office:value-type="float" office:value="0" calcext:value-type="float">
            <text:p>0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2" table:style-name="ce2157" office:value-type="float" office:value="0" calcext:value-type="float">
            <text:p>0</text:p>
          </table:table-cell>
          <table:table-cell table:style-name="ce2165" office:value-type="string" calcext:value-type="string">
            <text:p>zúzás</text:p>
          </table:table-cell>
          <table:table-cell table:style-name="ce2221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09"/>
          <table:table-cell table:style-name="Default" table:number-columns-repeated="263"/>
          <table:table-cell/>
          <table:table-cell table:style-name="ce6" table:number-columns-repeated="16119"/>
        </table:table-row>
        <table:table-row table:style-name="ro2">
          <table:table-cell table:number-columns-repeated="16"/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18">
          <table:table-cell table:style-name="ce2009"/>
          <table:table-cell table:style-name="ce2039" office:value-type="string" calcext:value-type="string">
            <text:p>Fegyver</text:p>
          </table:table-cell>
          <table:table-cell table:style-name="ce2039" office:value-type="string" calcext:value-type="string">
            <text:p>CÉ</text:p>
          </table:table-cell>
          <table:table-cell table:style-name="ce2039" office:value-type="string" calcext:value-type="string">
            <text:p>Osztó</text:p>
          </table:table-cell>
          <table:table-cell table:style-name="ce2039" office:value-type="string" calcext:value-type="string">
            <text:p>SP</text:p>
          </table:table-cell>
          <table:table-cell table:style-name="ce2101" office:value-type="string" calcext:value-type="string">
            <text:p>Sebesség</text:p>
          </table:table-cell>
          <table:table-cell table:style-name="ce2101" office:value-type="string" calcext:value-type="string">
            <text:p>Sebzés</text:p>
            <text:p>Módja</text:p>
          </table:table-cell>
          <table:table-cell table:style-name="ce2039" office:value-type="string" calcext:value-type="string">
            <text:p>Hatótáv</text:p>
          </table:table-cell>
          <table:table-cell table:style-name="ce2039" office:value-type="string" calcext:value-type="string">
            <text:p>Tipus</text:p>
          </table:table-cell>
          <table:table-cell table:style-name="ce2134" office:value-type="string" calcext:value-type="string">
            <text:p>Erőbónusz</text:p>
            <text:p>Max</text:p>
          </table:table-cell>
          <table:table-cell table:style-name="ce2039" office:value-type="string" calcext:value-type="string">
            <text:p>Átütés</text:p>
          </table:table-cell>
          <table:table-cell table:style-name="ce2039" table:number-columns-repeated="3"/>
          <table:table-cell table:style-name="ce2039" office:value-type="string" calcext:value-type="string">
            <text:p>Harcmodor</text:p>
          </table:table-cell>
          <table:table-cell table:style-name="ce2223" office:value-type="string" calcext:value-type="string">
            <text:p>Megjegyzés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18" office:value-type="string" calcext:value-type="string">
            <text:p>Hajítófegyverek</text:p>
          </table:table-cell>
          <table:table-cell table:style-name="ce2034"/>
          <table:table-cell table:style-name="ce2056" table:number-columns-repeated="2"/>
          <table:table-cell table:style-name="ce2034" table:number-columns-repeated="11"/>
          <table:table-cell table:style-name="ce2214"/>
          <table:table-cell table:style-name="Default" table:number-columns-repeated="112"/>
          <table:table-cell table:style-name="ce1995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09"/>
          <table:table-cell table:style-name="ce2040" office:value-type="string" calcext:value-type="string">
            <text:p>Bola</text:p>
          </table:table-cell>
          <table:table-cell table:number-columns-repeated="2" table:style-name="ce2060" office:value-type="float" office:value="2" calcext:value-type="float">
            <text:p>2</text:p>
          </table:table-cell>
          <table:table-cell table:style-name="ce2087" office:value-type="string" calcext:value-type="string">
            <text:p>-</text:p>
          </table:table-cell>
          <table:table-cell table:style-name="ce2102" office:value-type="float" office:value="11" calcext:value-type="float">
            <text:p>11</text:p>
          </table:table-cell>
          <table:table-cell table:style-name="ce2087" office:value-type="string" calcext:value-type="string">
            <text:p>-</text:p>
          </table:table-cell>
          <table:table-cell table:style-name="ce2087" office:value-type="string" calcext:value-type="string">
            <text:p>20m</text:p>
          </table:table-cell>
          <table:table-cell table:style-name="ce2040" office:value-type="string" calcext:value-type="string">
            <text:p>egykezes</text:p>
          </table:table-cell>
          <table:table-cell table:number-columns-repeated="2" table:style-name="ce2087" office:value-type="float" office:value="0" calcext:value-type="float">
            <text:p>0</text:p>
          </table:table-cell>
          <table:table-cell table:style-name="ce2149"/>
          <table:table-cell table:style-name="ce2158" table:number-columns-repeated="2"/>
          <table:table-cell table:style-name="ce2165" office:value-type="string" calcext:value-type="string">
            <text:p>hajítás</text:p>
          </table:table-cell>
          <table:table-cell table:style-name="ce2224"/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2">
          <table:table-cell table:style-name="ce2017"/>
          <table:table-cell table:style-name="ce2042" office:value-type="string" calcext:value-type="string">
            <text:p>Dárda</text:p>
          </table:table-cell>
          <table:table-cell table:style-name="ce2060" office:value-type="float" office:value="4" calcext:value-type="float">
            <text:p>4</text:p>
          </table:table-cell>
          <table:table-cell table:style-name="ce2063" office:value-type="float" office:value="3" calcext:value-type="float">
            <text:p>3</text:p>
          </table:table-cell>
          <table:table-cell table:style-name="ce2084" office:value-type="float" office:value="3" calcext:value-type="float">
            <text:p>3</text:p>
          </table:table-cell>
          <table:table-cell table:style-name="ce2093" office:value-type="float" office:value="9" calcext:value-type="float">
            <text:p>9</text:p>
          </table:table-cell>
          <table:table-cell table:style-name="ce2084" office:value-type="string" calcext:value-type="string">
            <text:p>S</text:p>
          </table:table-cell>
          <table:table-cell table:style-name="ce2084" office:value-type="string" calcext:value-type="string">
            <text:p>5m +(Erő x 3)</text:p>
          </table:table-cell>
          <table:table-cell table:style-name="ce2042" office:value-type="string" calcext:value-type="string">
            <text:p>egykezes</text:p>
          </table:table-cell>
          <table:table-cell table:style-name="ce2084" office:value-type="float" office:value="99" calcext:value-type="float">
            <text:p>99</text:p>
          </table:table-cell>
          <table:table-cell table:style-name="ce2084" office:value-type="float" office:value="3" calcext:value-type="float">
            <text:p>3</text:p>
          </table:table-cell>
          <table:table-cell table:style-name="ce2147" table:number-columns-repeated="3"/>
          <table:table-cell table:style-name="ce2174" office:value-type="string" calcext:value-type="string">
            <text:p>hajítás</text:p>
          </table:table-cell>
          <table:table-cell table:style-name="ce2225" office:value-type="string" calcext:value-type="string">
            <text:p>Követelmény: Erő +0</text:p>
            <text:p>Pajzsba dobva csökkenti annak <text:span text:style-name="T17">Védő Értékét</text:span> a dobott <text:span text:style-name="T17">SP</text:span> értékkel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43" office:value-type="string" calcext:value-type="string">
            <text:p>Dobócsillag</text:p>
          </table:table-cell>
          <table:table-cell table:style-name="ce2060" office:value-type="float" office:value="1" calcext:value-type="float">
            <text:p>1</text:p>
          </table:table-cell>
          <table:table-cell table:style-name="ce2060" office:value-type="float" office:value="2" calcext:value-type="float">
            <text:p>2</text:p>
          </table:table-cell>
          <table:table-cell table:style-name="ce2088" office:value-type="float" office:value="-3" calcext:value-type="float">
            <text:p>-3</text:p>
          </table:table-cell>
          <table:table-cell table:style-name="ce2103" office:value-type="float" office:value="5" calcext:value-type="float">
            <text:p>5</text:p>
          </table:table-cell>
          <table:table-cell table:style-name="ce2088" office:value-type="string" calcext:value-type="string">
            <text:p>S</text:p>
          </table:table-cell>
          <table:table-cell table:style-name="ce2088" office:value-type="string" calcext:value-type="string">
            <text:p>15m</text:p>
          </table:table-cell>
          <table:table-cell table:style-name="ce2043" office:value-type="string" calcext:value-type="string">
            <text:p>egykezes</text:p>
          </table:table-cell>
          <table:table-cell table:number-columns-repeated="2" table:style-name="ce2088" office:value-type="float" office:value="0" calcext:value-type="float">
            <text:p>0</text:p>
          </table:table-cell>
          <table:table-cell table:style-name="ce2150"/>
          <table:table-cell table:style-name="ce2158" table:number-columns-repeated="2"/>
          <table:table-cell table:style-name="ce2165" office:value-type="string" calcext:value-type="string">
            <text:p>hajítás</text:p>
          </table:table-cell>
          <table:table-cell table:style-name="ce2226"/>
          <table:table-cell table:style-name="Default" table:number-columns-repeated="112"/>
          <table:table-cell table:style-name="ce556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19"/>
          <table:table-cell table:style-name="ce2040" office:value-type="string" calcext:value-type="string">
            <text:p>Dobóháló</text:p>
          </table:table-cell>
          <table:table-cell table:style-name="ce2060" office:value-type="float" office:value="1" calcext:value-type="float">
            <text:p>1</text:p>
          </table:table-cell>
          <table:table-cell table:style-name="ce2060" office:value-type="float" office:value="2" calcext:value-type="float">
            <text:p>2</text:p>
          </table:table-cell>
          <table:table-cell table:style-name="ce2087" office:value-type="string" calcext:value-type="string">
            <text:p>-</text:p>
          </table:table-cell>
          <table:table-cell table:style-name="ce2102" office:value-type="float" office:value="11" calcext:value-type="float">
            <text:p>11</text:p>
          </table:table-cell>
          <table:table-cell table:style-name="ce2087" office:value-type="string" calcext:value-type="string">
            <text:p>-</text:p>
          </table:table-cell>
          <table:table-cell table:style-name="ce2087" office:value-type="string" calcext:value-type="string">
            <text:p>4m +Erő</text:p>
          </table:table-cell>
          <table:table-cell table:style-name="ce2045" office:value-type="string" calcext:value-type="string">
            <text:p>egykezes</text:p>
          </table:table-cell>
          <table:table-cell table:number-columns-repeated="2" table:style-name="ce2087" office:value-type="float" office:value="0" calcext:value-type="float">
            <text:p>0</text:p>
          </table:table-cell>
          <table:table-cell table:style-name="ce2149"/>
          <table:table-cell table:style-name="ce2158" table:number-columns-repeated="2"/>
          <table:table-cell table:style-name="ce2165" office:value-type="string" calcext:value-type="string">
            <text:p>hajítás</text:p>
          </table:table-cell>
          <table:table-cell table:style-name="ce2224"/>
          <table:table-cell table:style-name="Default" table:number-columns-repeated="112"/>
          <table:table-cell table:style-name="ce994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1">
          <table:table-cell/>
          <table:table-cell table:style-name="ce2043" office:value-type="string" calcext:value-type="string">
            <text:p>Hajítóbárd</text:p>
          </table:table-cell>
          <table:table-cell table:style-name="ce2060" office:value-type="float" office:value="2" calcext:value-type="float">
            <text:p>2</text:p>
          </table:table-cell>
          <table:table-cell table:style-name="ce2063" office:value-type="float" office:value="3" calcext:value-type="float">
            <text:p>3</text:p>
          </table:table-cell>
          <table:table-cell table:style-name="ce2088" office:value-type="float" office:value="2" calcext:value-type="float">
            <text:p>2</text:p>
          </table:table-cell>
          <table:table-cell table:style-name="ce2103" office:value-type="float" office:value="7" calcext:value-type="float">
            <text:p>7</text:p>
          </table:table-cell>
          <table:table-cell table:style-name="ce2088" office:value-type="string" calcext:value-type="string">
            <text:p>Z</text:p>
          </table:table-cell>
          <table:table-cell table:style-name="ce2088" office:value-type="string" calcext:value-type="string">
            <text:p><text:span text:style-name="T72">20m </text:span><text:span text:style-name="T73">+(Erő x 4) </text:span></text:p>
          </table:table-cell>
          <table:table-cell table:style-name="ce2045" office:value-type="string" calcext:value-type="string">
            <text:p>egykezes</text:p>
          </table:table-cell>
          <table:table-cell table:style-name="ce2088" office:value-type="float" office:value="3" calcext:value-type="float">
            <text:p>3</text:p>
          </table:table-cell>
          <table:table-cell table:style-name="ce2088" office:value-type="float" office:value="0" calcext:value-type="float">
            <text:p>0</text:p>
          </table:table-cell>
          <table:table-cell table:style-name="ce2150"/>
          <table:table-cell table:style-name="ce2158" table:number-columns-repeated="2"/>
          <table:table-cell table:style-name="ce2165" office:value-type="string" calcext:value-type="string">
            <text:p>hajítás</text:p>
          </table:table-cell>
          <table:table-cell table:style-name="ce2227" office:value-type="string" calcext:value-type="string">
            <text:p>Pajzsba dobva csökkenti annak Védő Értékét a dobott SP értékkel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18">
          <table:table-cell table:style-name="ce2014"/>
          <table:table-cell table:style-name="ce2044" office:value-type="string" calcext:value-type="string">
            <text:p>Hajítótőr</text:p>
          </table:table-cell>
          <table:table-cell table:style-name="ce2060" office:value-type="float" office:value="3" calcext:value-type="float">
            <text:p>3</text:p>
          </table:table-cell>
          <table:table-cell table:style-name="ce2063" office:value-type="float" office:value="3" calcext:value-type="float">
            <text:p>3</text:p>
          </table:table-cell>
          <table:table-cell table:style-name="ce2044" office:value-type="float" office:value="0" calcext:value-type="float">
            <text:p>0</text:p>
          </table:table-cell>
          <table:table-cell table:style-name="ce2104" office:value-type="float" office:value="6" calcext:value-type="float">
            <text:p>6</text:p>
          </table:table-cell>
          <table:table-cell table:style-name="ce2118" office:value-type="string" calcext:value-type="string">
            <text:p>S</text:p>
          </table:table-cell>
          <table:table-cell table:style-name="ce2118" office:value-type="string" calcext:value-type="string">
            <text:p>15m</text:p>
          </table:table-cell>
          <table:table-cell table:style-name="ce2042" office:value-type="string" calcext:value-type="string">
            <text:p>egykezes</text:p>
          </table:table-cell>
          <table:table-cell table:style-name="ce2044" office:value-type="float" office:value="1" calcext:value-type="float">
            <text:p>1</text:p>
          </table:table-cell>
          <table:table-cell table:style-name="ce2118" office:value-type="float" office:value="0" calcext:value-type="float">
            <text:p>0</text:p>
          </table:table-cell>
          <table:table-cell table:style-name="ce2151"/>
          <table:table-cell table:style-name="ce2159" table:number-columns-repeated="2"/>
          <table:table-cell table:style-name="ce2178" office:value-type="string" calcext:value-type="string">
            <text:p>hajítás</text:p>
          </table:table-cell>
          <table:table-cell table:style-name="ce2228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Default" table:number-columns-repeated="112"/>
          <table:table-cell table:style-name="ce557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1">
          <table:table-cell/>
          <table:table-cell table:style-name="ce2043" office:value-type="string" calcext:value-type="string">
            <text:p>kő</text:p>
          </table:table-cell>
          <table:table-cell table:number-columns-repeated="2" table:style-name="ce2060" office:value-type="float" office:value="2" calcext:value-type="float">
            <text:p>2</text:p>
          </table:table-cell>
          <table:table-cell table:style-name="ce2088" office:value-type="float" office:value="-10" calcext:value-type="float">
            <text:p>-10</text:p>
          </table:table-cell>
          <table:table-cell table:style-name="ce2103" office:value-type="float" office:value="6" calcext:value-type="float">
            <text:p>6</text:p>
          </table:table-cell>
          <table:table-cell table:style-name="ce2088" office:value-type="string" calcext:value-type="string">
            <text:p>Z</text:p>
          </table:table-cell>
          <table:table-cell table:style-name="ce2124" office:value-type="string" calcext:value-type="string">
            <text:p>20m +(Erő x 5) </text:p>
          </table:table-cell>
          <table:table-cell table:style-name="ce2043" office:value-type="string" calcext:value-type="string">
            <text:p>egykezes</text:p>
          </table:table-cell>
          <table:table-cell table:number-columns-repeated="2" table:style-name="ce2088" office:value-type="float" office:value="0" calcext:value-type="float">
            <text:p>0</text:p>
          </table:table-cell>
          <table:table-cell table:style-name="ce2151"/>
          <table:table-cell table:style-name="ce2159" table:number-columns-repeated="2"/>
          <table:table-cell table:style-name="ce2165" office:value-type="string" calcext:value-type="string">
            <text:p>hajítás</text:p>
          </table:table-cell>
          <table:table-cell table:style-name="ce2226"/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17"/>
          <table:table-cell table:style-name="ce2045" office:value-type="string" calcext:value-type="string">
            <text:p>Lasszó</text:p>
          </table:table-cell>
          <table:table-cell table:style-name="ce2060" office:value-type="float" office:value="1" calcext:value-type="float">
            <text:p>1</text:p>
          </table:table-cell>
          <table:table-cell table:style-name="ce2060" office:value-type="float" office:value="2" calcext:value-type="float">
            <text:p>2</text:p>
          </table:table-cell>
          <table:table-cell table:style-name="ce2084" office:value-type="string" calcext:value-type="string">
            <text:p>-</text:p>
          </table:table-cell>
          <table:table-cell table:style-name="ce2093" office:value-type="float" office:value="10" calcext:value-type="float">
            <text:p>10</text:p>
          </table:table-cell>
          <table:table-cell table:style-name="ce2084" office:value-type="string" calcext:value-type="string">
            <text:p>-</text:p>
          </table:table-cell>
          <table:table-cell table:style-name="ce2084" office:value-type="string" calcext:value-type="string">
            <text:p>10m</text:p>
          </table:table-cell>
          <table:table-cell table:style-name="ce2045" office:value-type="string" calcext:value-type="string">
            <text:p>egykezes</text:p>
          </table:table-cell>
          <table:table-cell table:number-columns-repeated="2" table:style-name="ce2084" office:value-type="float" office:value="0" calcext:value-type="float">
            <text:p>0</text:p>
          </table:table-cell>
          <table:table-cell table:style-name="ce2147" table:number-columns-repeated="3"/>
          <table:table-cell table:style-name="ce2174" office:value-type="string" calcext:value-type="string">
            <text:p>hajítás</text:p>
          </table:table-cell>
          <table:table-cell table:style-name="ce2229" office:value-type="string" calcext:value-type="string">
            <text:p>Sebesülés az esés következtében lehet.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1">
          <table:table-cell/>
          <table:table-cell table:style-name="ce2045" office:value-type="string" calcext:value-type="string">
            <text:p>Parittya</text:p>
          </table:table-cell>
          <table:table-cell table:style-name="ce2060" office:value-type="float" office:value="3" calcext:value-type="float">
            <text:p>3</text:p>
          </table:table-cell>
          <table:table-cell table:style-name="ce2063" office:value-type="float" office:value="3" calcext:value-type="float">
            <text:p>3</text:p>
          </table:table-cell>
          <table:table-cell table:style-name="ce2084" office:value-type="float" office:value="2" calcext:value-type="float">
            <text:p>2</text:p>
          </table:table-cell>
          <table:table-cell table:style-name="ce2093" office:value-type="float" office:value="10" calcext:value-type="float">
            <text:p>10</text:p>
          </table:table-cell>
          <table:table-cell table:style-name="ce2084" office:value-type="string" calcext:value-type="string">
            <text:p>Z</text:p>
          </table:table-cell>
          <table:table-cell table:style-name="ce2084" office:value-type="string" calcext:value-type="string">
            <text:p>70m</text:p>
          </table:table-cell>
          <table:table-cell table:style-name="ce2045" office:value-type="string" calcext:value-type="string">
            <text:p>egykezes</text:p>
          </table:table-cell>
          <table:table-cell table:style-name="ce2084" office:value-type="float" office:value="2" calcext:value-type="float">
            <text:p>2</text:p>
          </table:table-cell>
          <table:table-cell table:style-name="ce2084" office:value-type="float" office:value="0" calcext:value-type="float">
            <text:p>0</text:p>
          </table:table-cell>
          <table:table-cell table:style-name="ce2147"/>
          <table:table-cell table:style-name="ce2160" table:number-columns-repeated="2"/>
          <table:table-cell table:style-name="ce2174" office:value-type="string" calcext:value-type="string">
            <text:p>hajítás</text:p>
          </table:table-cell>
          <table:table-cell table:style-name="ce2231" office:value-type="string" calcext:value-type="string">
            <text:p>SFÉ duplán számít ellene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43" office:value-type="string" calcext:value-type="string">
            <text:p>Ramiera</text:p>
          </table:table-cell>
          <table:table-cell table:style-name="ce2060" office:value-type="float" office:value="1" calcext:value-type="float">
            <text:p>1</text:p>
          </table:table-cell>
          <table:table-cell table:style-name="ce2060" office:value-type="float" office:value="2" calcext:value-type="float">
            <text:p>2</text:p>
          </table:table-cell>
          <table:table-cell table:style-name="ce2088" office:value-type="float" office:value="0" calcext:value-type="float">
            <text:p>0</text:p>
          </table:table-cell>
          <table:table-cell table:style-name="ce2103" office:value-type="float" office:value="7" calcext:value-type="float">
            <text:p>7</text:p>
          </table:table-cell>
          <table:table-cell table:style-name="ce2088" office:value-type="string" calcext:value-type="string">
            <text:p>S</text:p>
          </table:table-cell>
          <table:table-cell table:style-name="ce2088" office:value-type="string" calcext:value-type="string">
            <text:p>10m</text:p>
          </table:table-cell>
          <table:table-cell table:style-name="ce2043" office:value-type="string" calcext:value-type="string">
            <text:p>egykezes</text:p>
          </table:table-cell>
          <table:table-cell table:number-columns-repeated="2" table:style-name="ce2088" office:value-type="float" office:value="0" calcext:value-type="float">
            <text:p>0</text:p>
          </table:table-cell>
          <table:table-cell table:style-name="ce2150"/>
          <table:table-cell table:style-name="ce2158" table:number-columns-repeated="2"/>
          <table:table-cell table:style-name="ce2165" office:value-type="string" calcext:value-type="string">
            <text:p>hajítás</text:p>
          </table:table-cell>
          <table:table-cell table:style-name="ce2227"/>
          <table:table-cell table:style-name="Default" table:number-columns-repeated="112"/>
          <table:table-cell table:style-name="ce1995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17"/>
          <table:table-cell table:style-name="ce2045" office:value-type="string" calcext:value-type="string">
            <text:p>Tőr</text:p>
          </table:table-cell>
          <table:table-cell table:number-columns-repeated="2" table:style-name="ce2060" office:value-type="float" office:value="2" calcext:value-type="float">
            <text:p>2</text:p>
          </table:table-cell>
          <table:table-cell table:style-name="ce2084" office:value-type="float" office:value="0" calcext:value-type="float">
            <text:p>0</text:p>
          </table:table-cell>
          <table:table-cell table:style-name="ce2093" office:value-type="float" office:value="7" calcext:value-type="float">
            <text:p>7</text:p>
          </table:table-cell>
          <table:table-cell table:style-name="ce2084" office:value-type="string" calcext:value-type="string">
            <text:p>S</text:p>
          </table:table-cell>
          <table:table-cell table:style-name="ce2084" office:value-type="string" calcext:value-type="string">
            <text:p>10m</text:p>
          </table:table-cell>
          <table:table-cell table:style-name="ce2045" office:value-type="string" calcext:value-type="string">
            <text:p>egykezes</text:p>
          </table:table-cell>
          <table:table-cell table:number-columns-repeated="2" table:style-name="ce2084" office:value-type="float" office:value="0" calcext:value-type="float">
            <text:p>0</text:p>
          </table:table-cell>
          <table:table-cell table:style-name="ce2147" table:number-columns-repeated="3"/>
          <table:table-cell table:style-name="ce2174" office:value-type="string" calcext:value-type="string">
            <text:p>hajítás</text:p>
          </table:table-cell>
          <table:table-cell table:style-name="ce2221"/>
          <table:table-cell table:style-name="Default" table:number-columns-repeated="112"/>
          <table:table-cell table:style-name="ce2238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19"/>
          <table:table-cell table:style-name="ce1697"/>
          <table:table-cell table:style-name="ce1609" table:number-columns-repeated="2"/>
          <table:table-cell table:style-name="ce1697" table:number-columns-repeated="11"/>
          <table:table-cell table:style-name="ce2019"/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18">
          <table:table-cell table:style-name="ce2018" office:value-type="string" calcext:value-type="string">
            <text:p>Íjász lőfegyverek</text:p>
          </table:table-cell>
          <table:table-cell table:style-name="ce2046" office:value-type="string" calcext:value-type="string">
            <text:p>Rövid íj</text:p>
          </table:table-cell>
          <table:table-cell table:style-name="ce2061" office:value-type="float" office:value="5" calcext:value-type="float">
            <text:p>5</text:p>
          </table:table-cell>
          <table:table-cell table:style-name="ce2061" office:value-type="float" office:value="4" calcext:value-type="float">
            <text:p>4</text:p>
          </table:table-cell>
          <table:table-cell table:style-name="ce2089" office:value-type="float" office:value="1" calcext:value-type="float">
            <text:p>1</text:p>
          </table:table-cell>
          <table:table-cell table:style-name="ce2105" office:value-type="float" office:value="6" calcext:value-type="float">
            <text:p>6</text:p>
          </table:table-cell>
          <table:table-cell table:style-name="ce2089" office:value-type="string" calcext:value-type="string">
            <text:p>S</text:p>
          </table:table-cell>
          <table:table-cell table:style-name="ce2089" office:value-type="string" calcext:value-type="string">
            <text:p>60m</text:p>
          </table:table-cell>
          <table:table-cell table:style-name="ce2046" office:value-type="string" calcext:value-type="string">
            <text:p>kétkezes</text:p>
          </table:table-cell>
          <table:table-cell table:style-name="ce2089" office:value-type="float" office:value="2" calcext:value-type="float">
            <text:p>2</text:p>
          </table:table-cell>
          <table:table-cell table:style-name="ce2137" office:value-type="float" office:value="0" calcext:value-type="float">
            <text:p>0</text:p>
          </table:table-cell>
          <table:table-cell table:style-name="ce2152"/>
          <table:table-cell table:style-name="ce2164" table:number-columns-repeated="2"/>
          <table:table-cell table:style-name="ce2169" office:value-type="string" calcext:value-type="string">
            <text:p>íjászat</text:p>
          </table:table-cell>
          <table:table-cell table:style-name="ce2232" office:value-type="string" calcext:value-type="string">
            <text:p>Az Erőbónusz csak akkor számít</text:p>
            <text:p>Ha az íj erre az Erő értékre lett tervezve!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18">
          <table:table-cell/>
          <table:table-cell table:style-name="ce2043" office:value-type="string" calcext:value-type="string">
            <text:p>Hosszú íj</text:p>
          </table:table-cell>
          <table:table-cell table:style-name="ce2060" office:value-type="float" office:value="6" calcext:value-type="float">
            <text:p>6</text:p>
          </table:table-cell>
          <table:table-cell table:style-name="ce2060" office:value-type="float" office:value="4" calcext:value-type="float">
            <text:p>4</text:p>
          </table:table-cell>
          <table:table-cell table:style-name="ce2088" office:value-type="float" office:value="3" calcext:value-type="float">
            <text:p>3</text:p>
          </table:table-cell>
          <table:table-cell table:style-name="ce2103" office:value-type="float" office:value="8" calcext:value-type="float">
            <text:p>8</text:p>
          </table:table-cell>
          <table:table-cell table:style-name="ce2088" office:value-type="string" calcext:value-type="string">
            <text:p>S</text:p>
          </table:table-cell>
          <table:table-cell table:style-name="ce2088" office:value-type="string" calcext:value-type="string">
            <text:p>120m</text:p>
          </table:table-cell>
          <table:table-cell table:style-name="ce2043" office:value-type="string" calcext:value-type="string">
            <text:p>kétkezes</text:p>
          </table:table-cell>
          <table:table-cell table:style-name="ce2088" office:value-type="float" office:value="3" calcext:value-type="float">
            <text:p>3</text:p>
          </table:table-cell>
          <table:table-cell table:style-name="ce2088" office:value-type="float" office:value="0" calcext:value-type="float">
            <text:p>0</text:p>
          </table:table-cell>
          <table:table-cell table:style-name="ce2150"/>
          <table:table-cell table:style-name="ce2158" table:number-columns-repeated="2"/>
          <table:table-cell table:style-name="ce2165" office:value-type="string" calcext:value-type="string">
            <text:p>íjászat</text:p>
          </table:table-cell>
          <table:table-cell table:style-name="ce2226" office:value-type="string" calcext:value-type="string">
            <text:p>Az Erőbónusz csak akkor számít</text:p>
            <text:p>Ha az íj erre az Erő értékre lett tervezve!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18">
          <table:table-cell/>
          <table:table-cell table:style-name="ce2043" office:value-type="string" calcext:value-type="string">
            <text:p>Visszacsapó íj</text:p>
          </table:table-cell>
          <table:table-cell table:style-name="ce2060" office:value-type="float" office:value="5" calcext:value-type="float">
            <text:p>5</text:p>
          </table:table-cell>
          <table:table-cell table:style-name="ce2060" office:value-type="float" office:value="4" calcext:value-type="float">
            <text:p>4</text:p>
          </table:table-cell>
          <table:table-cell table:style-name="ce2088" office:value-type="float" office:value="4" calcext:value-type="float">
            <text:p>4</text:p>
          </table:table-cell>
          <table:table-cell table:style-name="ce2103" office:value-type="float" office:value="8" calcext:value-type="float">
            <text:p>8</text:p>
          </table:table-cell>
          <table:table-cell table:style-name="ce2088" office:value-type="string" calcext:value-type="string">
            <text:p>S</text:p>
          </table:table-cell>
          <table:table-cell table:style-name="ce2088" office:value-type="string" calcext:value-type="string">
            <text:p>160m</text:p>
          </table:table-cell>
          <table:table-cell table:style-name="ce2043" office:value-type="string" calcext:value-type="string">
            <text:p>kétkezes</text:p>
          </table:table-cell>
          <table:table-cell table:style-name="ce2088" office:value-type="float" office:value="4" calcext:value-type="float">
            <text:p>4</text:p>
          </table:table-cell>
          <table:table-cell table:style-name="ce2088" office:value-type="float" office:value="3" calcext:value-type="float">
            <text:p>3</text:p>
          </table:table-cell>
          <table:table-cell table:style-name="ce2150"/>
          <table:table-cell table:style-name="ce2158" table:number-columns-repeated="2"/>
          <table:table-cell table:style-name="ce2165" office:value-type="string" calcext:value-type="string">
            <text:p>íjászat</text:p>
          </table:table-cell>
          <table:table-cell table:style-name="ce2226" office:value-type="string" calcext:value-type="string">
            <text:p>Az Erőbónusz csak akkor számít</text:p>
            <text:p>Ha az íj erre az Erő értékre lett tervezve!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2">
          <table:table-cell/>
          <table:table-cell table:style-name="ce2043" office:value-type="string" calcext:value-type="string">
            <text:p>Elf íj</text:p>
          </table:table-cell>
          <table:table-cell table:style-name="ce2060" office:value-type="float" office:value="7" calcext:value-type="float">
            <text:p>7</text:p>
          </table:table-cell>
          <table:table-cell table:style-name="ce2060" office:value-type="float" office:value="5" calcext:value-type="float">
            <text:p>5</text:p>
          </table:table-cell>
          <table:table-cell table:style-name="ce2088" office:value-type="float" office:value="4" calcext:value-type="float">
            <text:p>4</text:p>
          </table:table-cell>
          <table:table-cell table:style-name="ce2103" office:value-type="float" office:value="7" calcext:value-type="float">
            <text:p>7</text:p>
          </table:table-cell>
          <table:table-cell table:style-name="ce2088" office:value-type="string" calcext:value-type="string">
            <text:p>S</text:p>
          </table:table-cell>
          <table:table-cell table:style-name="ce2088" office:value-type="string" calcext:value-type="string">
            <text:p>120m</text:p>
          </table:table-cell>
          <table:table-cell table:style-name="ce2043" office:value-type="string" calcext:value-type="string">
            <text:p>kétkezes</text:p>
          </table:table-cell>
          <table:table-cell table:number-columns-repeated="2" table:style-name="ce2088" office:value-type="float" office:value="0" calcext:value-type="float">
            <text:p>0</text:p>
          </table:table-cell>
          <table:table-cell table:style-name="ce2150"/>
          <table:table-cell table:style-name="ce2158" table:number-columns-repeated="2"/>
          <table:table-cell table:style-name="ce2165" office:value-type="string" calcext:value-type="string">
            <text:p>íjászat</text:p>
          </table:table-cell>
          <table:table-cell table:style-name="ce2226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style-name="Default" table:number-columns-repeated="112"/>
          <table:table-cell table:style-name="ce556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45" office:value-type="string" calcext:value-type="string">
            <text:p>Fúvócső, kicsi</text:p>
          </table:table-cell>
          <table:table-cell table:style-name="ce2060" office:value-type="float" office:value="4" calcext:value-type="float">
            <text:p>4</text:p>
          </table:table-cell>
          <table:table-cell table:style-name="ce2063" office:value-type="float" office:value="3" calcext:value-type="float">
            <text:p>3</text:p>
          </table:table-cell>
          <table:table-cell table:style-name="ce2084" office:value-type="string" calcext:value-type="string">
            <text:p>spec</text:p>
          </table:table-cell>
          <table:table-cell table:style-name="ce2093" office:value-type="float" office:value="9" calcext:value-type="float">
            <text:p>9</text:p>
          </table:table-cell>
          <table:table-cell table:style-name="ce2084" office:value-type="string" calcext:value-type="string">
            <text:p>S</text:p>
          </table:table-cell>
          <table:table-cell table:style-name="ce2084" office:value-type="string" calcext:value-type="string">
            <text:p>16m</text:p>
          </table:table-cell>
          <table:table-cell table:style-name="ce2045" office:value-type="string" calcext:value-type="string">
            <text:p>egykezes</text:p>
          </table:table-cell>
          <table:table-cell table:number-columns-repeated="2" table:style-name="ce2084" office:value-type="float" office:value="0" calcext:value-type="float">
            <text:p>0</text:p>
          </table:table-cell>
          <table:table-cell table:style-name="ce2147"/>
          <table:table-cell table:style-name="ce2160" table:number-columns-repeated="2"/>
          <table:table-cell table:style-name="ce2174" office:value-type="string" calcext:value-type="string">
            <text:p>íjászat</text:p>
          </table:table-cell>
          <table:table-cell table:style-name="ce2229" office:value-type="string" calcext:value-type="string">
            <text:p>k20 dobásnál: 20-as dobás: 1 ÉP, különben 0 ÉP</text:p>
          </table:table-cell>
          <table:table-cell table:style-name="Default" table:number-columns-repeated="112"/>
          <table:table-cell table:style-name="ce2238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20"/>
          <table:table-cell table:style-name="ce2047" office:value-type="string" calcext:value-type="string">
            <text:p>Fúvócső, vadász</text:p>
          </table:table-cell>
          <table:table-cell table:style-name="ce2062" office:value-type="float" office:value="5" calcext:value-type="float">
            <text:p>5</text:p>
          </table:table-cell>
          <table:table-cell table:style-name="ce2062" office:value-type="float" office:value="4" calcext:value-type="float">
            <text:p>4</text:p>
          </table:table-cell>
          <table:table-cell table:style-name="ce2090" office:value-type="float" office:value="-10" calcext:value-type="float">
            <text:p>-10</text:p>
          </table:table-cell>
          <table:table-cell table:style-name="ce2106" office:value-type="float" office:value="10" calcext:value-type="float">
            <text:p>10</text:p>
          </table:table-cell>
          <table:table-cell table:style-name="ce2090" office:value-type="string" calcext:value-type="string">
            <text:p>S</text:p>
          </table:table-cell>
          <table:table-cell table:style-name="ce2090" office:value-type="string" calcext:value-type="string">
            <text:p>30m</text:p>
          </table:table-cell>
          <table:table-cell table:style-name="ce2047" office:value-type="string" calcext:value-type="string">
            <text:p>kétkezes</text:p>
          </table:table-cell>
          <table:table-cell table:number-columns-repeated="2" table:style-name="ce2090" office:value-type="float" office:value="0" calcext:value-type="float">
            <text:p>0</text:p>
          </table:table-cell>
          <table:table-cell table:style-name="ce2153" table:number-columns-repeated="3"/>
          <table:table-cell table:style-name="ce2179" office:value-type="string" calcext:value-type="string">
            <text:p>íjászat</text:p>
          </table:table-cell>
          <table:table-cell table:style-name="ce2233"/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21" office:value-type="string" calcext:value-type="string">
            <text:p>Lövész lőfegyverek</text:p>
          </table:table-cell>
          <table:table-cell table:style-name="ce2040" office:value-type="string" calcext:value-type="string">
            <text:p>Kézi nyílpuska</text:p>
          </table:table-cell>
          <table:table-cell table:style-name="ce2060" office:value-type="float" office:value="5" calcext:value-type="float">
            <text:p>5</text:p>
          </table:table-cell>
          <table:table-cell table:style-name="ce2060" office:value-type="float" office:value="4" calcext:value-type="float">
            <text:p>4</text:p>
          </table:table-cell>
          <table:table-cell table:style-name="ce2040" office:value-type="float" office:value="0" calcext:value-type="float">
            <text:p>0</text:p>
          </table:table-cell>
          <table:table-cell table:style-name="ce2102" office:value-type="float" office:value="10" calcext:value-type="float">
            <text:p>10</text:p>
          </table:table-cell>
          <table:table-cell table:style-name="ce2040" office:value-type="string" calcext:value-type="string">
            <text:p>S</text:p>
          </table:table-cell>
          <table:table-cell table:style-name="ce2087" office:value-type="string" calcext:value-type="string">
            <text:p>20m</text:p>
          </table:table-cell>
          <table:table-cell table:style-name="ce2040" office:value-type="string" calcext:value-type="string">
            <text:p>egykezes</text:p>
          </table:table-cell>
          <table:table-cell table:number-columns-repeated="2" table:style-name="ce2040" office:value-type="float" office:value="0" calcext:value-type="float">
            <text:p>0</text:p>
          </table:table-cell>
          <table:table-cell table:style-name="ce2149"/>
          <table:table-cell table:style-name="ce2158" table:number-columns-repeated="2"/>
          <table:table-cell table:style-name="ce2165" office:value-type="string" calcext:value-type="string">
            <text:p>lövészet</text:p>
          </table:table-cell>
          <table:table-cell table:style-name="ce2224" office:value-type="string" calcext:value-type="string">
            <text:p>A kézi nyílpuska kevésbé pontos fegyver kis mérete miatt.</text:p>
          </table:table-cell>
          <table:table-cell table:style-name="Default" table:number-columns-repeated="112"/>
          <table:table-cell table:style-name="ce2013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43" office:value-type="string" calcext:value-type="string">
            <text:p>Nyílpuska</text:p>
          </table:table-cell>
          <table:table-cell table:style-name="ce2060" office:value-type="float" office:value="8" calcext:value-type="float">
            <text:p>8</text:p>
          </table:table-cell>
          <table:table-cell table:style-name="ce2060" office:value-type="float" office:value="5" calcext:value-type="float">
            <text:p>5</text:p>
          </table:table-cell>
          <table:table-cell table:style-name="ce2043" office:value-type="float" office:value="6" calcext:value-type="float">
            <text:p>6</text:p>
          </table:table-cell>
          <table:table-cell table:style-name="ce2103" office:value-type="float" office:value="13" calcext:value-type="float">
            <text:p>13</text:p>
          </table:table-cell>
          <table:table-cell table:style-name="ce2043" office:value-type="string" calcext:value-type="string">
            <text:p>S</text:p>
          </table:table-cell>
          <table:table-cell table:style-name="ce2088" office:value-type="string" calcext:value-type="string">
            <text:p>50m</text:p>
          </table:table-cell>
          <table:table-cell table:style-name="ce2043" office:value-type="string" calcext:value-type="string">
            <text:p>kétkezes</text:p>
          </table:table-cell>
          <table:table-cell table:style-name="ce2043" office:value-type="float" office:value="0" calcext:value-type="float">
            <text:p>0</text:p>
          </table:table-cell>
          <table:table-cell table:style-name="ce2088" office:value-type="float" office:value="8" calcext:value-type="float">
            <text:p>8</text:p>
          </table:table-cell>
          <table:table-cell table:style-name="ce2150"/>
          <table:table-cell table:style-name="ce2158" table:number-columns-repeated="2"/>
          <table:table-cell table:style-name="ce2165" office:value-type="string" calcext:value-type="string">
            <text:p>lövészet</text:p>
          </table:table-cell>
          <table:table-cell table:style-name="ce2227"/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43" office:value-type="string" calcext:value-type="string">
            <text:p>Nehéz nyílpuska</text:p>
          </table:table-cell>
          <table:table-cell table:style-name="ce2060" office:value-type="float" office:value="8" calcext:value-type="float">
            <text:p>8</text:p>
          </table:table-cell>
          <table:table-cell table:style-name="ce2060" office:value-type="float" office:value="5" calcext:value-type="float">
            <text:p>5</text:p>
          </table:table-cell>
          <table:table-cell table:style-name="ce2043" office:value-type="float" office:value="14" calcext:value-type="float">
            <text:p>14</text:p>
          </table:table-cell>
          <table:table-cell table:style-name="ce2103" office:value-type="float" office:value="16" calcext:value-type="float">
            <text:p>16</text:p>
          </table:table-cell>
          <table:table-cell table:style-name="ce2043" office:value-type="string" calcext:value-type="string">
            <text:p>S</text:p>
          </table:table-cell>
          <table:table-cell table:style-name="ce2088" office:value-type="string" calcext:value-type="string">
            <text:p>80m</text:p>
          </table:table-cell>
          <table:table-cell table:style-name="ce2043" office:value-type="string" calcext:value-type="string">
            <text:p>kétkezes</text:p>
          </table:table-cell>
          <table:table-cell table:style-name="ce2043" office:value-type="float" office:value="0" calcext:value-type="float">
            <text:p>0</text:p>
          </table:table-cell>
          <table:table-cell table:style-name="ce2088" office:value-type="float" office:value="15" calcext:value-type="float">
            <text:p>15</text:p>
          </table:table-cell>
          <table:table-cell table:style-name="ce2150"/>
          <table:table-cell table:style-name="ce2158" table:number-columns-repeated="2"/>
          <table:table-cell table:style-name="ce2165" office:value-type="string" calcext:value-type="string">
            <text:p>lövészet</text:p>
          </table:table-cell>
          <table:table-cell table:style-name="ce2227"/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18">
          <table:table-cell/>
          <table:table-cell table:style-name="ce2043" office:value-type="string" calcext:value-type="string">
            <text:p>Shadoni páncéltörő</text:p>
          </table:table-cell>
          <table:table-cell table:style-name="ce2060" office:value-type="float" office:value="0" calcext:value-type="float">
            <text:p>0</text:p>
          </table:table-cell>
          <table:table-cell table:style-name="ce2060" office:value-type="float" office:value="6" calcext:value-type="float">
            <text:p>6</text:p>
          </table:table-cell>
          <table:table-cell table:style-name="ce2043" office:value-type="float" office:value="20" calcext:value-type="float">
            <text:p>20</text:p>
          </table:table-cell>
          <table:table-cell table:style-name="ce2103" office:value-type="string" calcext:value-type="string">
            <text:p>-</text:p>
          </table:table-cell>
          <table:table-cell table:style-name="ce2043" office:value-type="string" calcext:value-type="string">
            <text:p>Z</text:p>
          </table:table-cell>
          <table:table-cell table:style-name="ce2088" office:value-type="string" calcext:value-type="string">
            <text:p>120m</text:p>
          </table:table-cell>
          <table:table-cell table:style-name="ce2043" office:value-type="string" calcext:value-type="string">
            <text:p>kétkezes</text:p>
          </table:table-cell>
          <table:table-cell table:style-name="ce2043" office:value-type="float" office:value="0" calcext:value-type="float">
            <text:p>0</text:p>
          </table:table-cell>
          <table:table-cell table:style-name="ce2088" office:value-type="float" office:value="20" calcext:value-type="float">
            <text:p>20</text:p>
          </table:table-cell>
          <table:table-cell table:style-name="ce2150"/>
          <table:table-cell table:style-name="ce2158" table:number-columns-repeated="2"/>
          <table:table-cell table:style-name="ce2165" office:value-type="string" calcext:value-type="string">
            <text:p>lövészet</text:p>
          </table:table-cell>
          <table:table-cell table:style-name="ce2227" office:value-type="string" calcext:value-type="string">
            <text:p>- Újratöltés: 1 emberrel: 3 kör, 2 emberrel: 1 kör</text:p>
            <text:p>- Páncéltörő</text:p>
          </table:table-cell>
          <table:table-cell table:style-name="Default" table:number-columns-repeated="112"/>
          <table:table-cell table:number-columns-repeated="132"/>
          <table:table-cell table:style-name="Default" table:number-columns-repeated="4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43" office:value-type="string" calcext:value-type="string">
            <text:p>Kharei nyílpuska</text:p>
          </table:table-cell>
          <table:table-cell table:style-name="ce2060" office:value-type="float" office:value="7" calcext:value-type="float">
            <text:p>7</text:p>
          </table:table-cell>
          <table:table-cell table:style-name="ce2060" office:value-type="float" office:value="4" calcext:value-type="float">
            <text:p>4</text:p>
          </table:table-cell>
          <table:table-cell table:style-name="ce2043" office:value-type="float" office:value="3" calcext:value-type="float">
            <text:p>3</text:p>
          </table:table-cell>
          <table:table-cell table:style-name="ce2103" office:value-type="float" office:value="6" calcext:value-type="float">
            <text:p>6</text:p>
          </table:table-cell>
          <table:table-cell table:style-name="ce2043" office:value-type="string" calcext:value-type="string">
            <text:p>S</text:p>
          </table:table-cell>
          <table:table-cell table:style-name="ce2088" office:value-type="string" calcext:value-type="string">
            <text:p>50m</text:p>
          </table:table-cell>
          <table:table-cell table:style-name="ce2043" office:value-type="string" calcext:value-type="string">
            <text:p>egykezes</text:p>
          </table:table-cell>
          <table:table-cell table:number-columns-repeated="2" table:style-name="ce2043" office:value-type="float" office:value="0" calcext:value-type="float">
            <text:p>0</text:p>
          </table:table-cell>
          <table:table-cell table:style-name="ce2150"/>
          <table:table-cell table:style-name="ce2158" table:number-columns-repeated="2"/>
          <table:table-cell table:style-name="ce2165" office:value-type="string" calcext:value-type="string">
            <text:p>lövészet</text:p>
          </table:table-cell>
          <table:table-cell table:style-name="ce2227" office:value-type="string" calcext:value-type="string">
            <text:p>Míg ki nem fogy a tár. Újratöltés: 1 kör</text:p>
          </table:table-cell>
          <table:table-cell table:style-name="Default" table:number-columns-repeated="112"/>
          <table:table-cell table:number-columns-repeated="132"/>
          <table:table-cell table:style-name="Default" table:number-columns-repeated="4"/>
          <table:table-cell/>
          <table:table-cell table:style-name="ce6" table:number-columns-repeated="16119"/>
        </table:table-row>
        <table:table-row table:style-name="ro21">
          <table:table-cell table:style-name="ce2020"/>
          <table:table-cell table:style-name="ce2048" office:value-type="string" calcext:value-type="string">
            <text:p>Aquir nyílpuska</text:p>
          </table:table-cell>
          <table:table-cell table:style-name="ce2062" office:value-type="float" office:value="9" calcext:value-type="float">
            <text:p>9</text:p>
          </table:table-cell>
          <table:table-cell table:style-name="ce2062" office:value-type="float" office:value="5" calcext:value-type="float">
            <text:p>5</text:p>
          </table:table-cell>
          <table:table-cell table:style-name="ce2048" office:value-type="string" calcext:value-type="string">
            <text:p>💀/+6</text:p>
          </table:table-cell>
          <table:table-cell table:style-name="ce2107" office:value-type="float" office:value="7" calcext:value-type="float">
            <text:p>7</text:p>
          </table:table-cell>
          <table:table-cell table:style-name="ce2048" office:value-type="string" calcext:value-type="string">
            <text:p>S</text:p>
          </table:table-cell>
          <table:table-cell table:style-name="ce2125" office:value-type="string" calcext:value-type="string">
            <text:p>50m</text:p>
          </table:table-cell>
          <table:table-cell table:style-name="ce2048" office:value-type="string" calcext:value-type="string">
            <text:p>egykezes</text:p>
          </table:table-cell>
          <table:table-cell table:style-name="ce2048" office:value-type="float" office:value="0" calcext:value-type="float">
            <text:p>0</text:p>
          </table:table-cell>
          <table:table-cell table:style-name="ce2048" office:value-type="float" office:value="20" calcext:value-type="float">
            <text:p>20</text:p>
          </table:table-cell>
          <table:table-cell table:style-name="ce2154" table:number-columns-repeated="3"/>
          <table:table-cell table:style-name="ce2170" office:value-type="string" calcext:value-type="string">
            <text:p>lövészet</text:p>
          </table:table-cell>
          <table:table-cell table:style-name="ce2234" office:value-type="string" calcext:value-type="string">
            <text:p>Halálos hatása és Átütés értéke csak aquir kézben érvényesül</text:p>
          </table:table-cell>
          <table:table-cell table:style-name="Default" table:number-columns-repeated="112"/>
          <table:table-cell table:number-columns-repeated="132"/>
          <table:table-cell table:style-name="Default" table:number-columns-repeated="4"/>
          <table:table-cell/>
          <table:table-cell table:style-name="ce6" table:number-columns-repeated="16119"/>
        </table:table-row>
        <table:table-row table:style-name="ro2" table:number-rows-repeated="4">
          <table:table-cell table:style-name="ce2009"/>
          <table:table-cell table:style-name="Default" table:number-columns-repeated="127"/>
          <table:table-cell table:number-columns-repeated="132"/>
          <table:table-cell table:style-name="Default" table:number-columns-repeated="4"/>
          <table:table-cell/>
          <table:table-cell table:style-name="ce6" table:number-columns-repeated="16119"/>
        </table:table-row>
        <table:table-row table:style-name="ro2">
          <table:table-cell table:number-columns-repeated="15"/>
          <table:table-cell table:style-name="ce2235"/>
          <table:table-cell table:style-name="Default" table:number-columns-repeated="112"/>
          <table:table-cell table:number-columns-repeated="137"/>
          <table:table-cell table:style-name="ce6" table:number-columns-repeated="16119"/>
        </table:table-row>
        <table:table-row table:style-name="ro2" table:number-rows-repeated="3">
          <table:table-cell/>
          <table:table-cell table:style-name="ce1697" table:number-columns-repeated="13"/>
          <table:table-cell/>
          <table:table-cell table:style-name="ce1609"/>
          <table:table-cell table:style-name="Default" table:number-columns-repeated="112"/>
          <table:table-cell table:number-columns-repeated="137"/>
          <table:table-cell table:style-name="ce6" table:number-columns-repeated="16119"/>
        </table:table-row>
        <table:table-row table:style-name="ro2">
          <table:table-cell table:number-columns-repeated="9"/>
          <table:table-cell table:style-name="ce1697" table:number-columns-repeated="4"/>
          <table:table-cell table:number-columns-repeated="2"/>
          <table:table-cell table:style-name="ce2235"/>
          <table:table-cell table:style-name="Default" table:number-columns-repeated="112"/>
          <table:table-cell table:number-columns-repeated="137"/>
          <table:table-cell table:style-name="ce6" table:number-columns-repeated="16119"/>
        </table:table-row>
        <table:table-row table:style-name="ro2" table:number-rows-repeated="101">
          <table:table-cell table:number-columns-repeated="16"/>
          <table:table-cell table:style-name="Default" table:number-columns-repeated="112"/>
          <table:table-cell table:number-columns-repeated="137"/>
          <table:table-cell table:style-name="ce6" table:number-columns-repeated="16119"/>
        </table:table-row>
        <table:table-row table:style-name="ro2" table:number-rows-repeated="65318">
          <table:table-cell table:number-columns-repeated="21"/>
          <table:table-cell table:style-name="ce2235"/>
          <table:table-cell table:number-columns-repeated="243"/>
          <table:table-cell table:style-name="ce6" table:number-columns-repeated="16119"/>
        </table:table-row>
        <table:table-row table:style-name="ro2" table:number-rows-repeated="983035">
          <table:table-cell table:number-columns-repeated="265"/>
          <table:table-cell table:style-name="ce6" table:number-columns-repeated="16119"/>
        </table:table-row>
        <table:table-row table:style-name="ro2">
          <table:table-cell table:number-columns-repeated="265"/>
          <table:table-cell table:style-name="ce6" table:number-columns-repeated="16119"/>
        </table:table-row>
      </table:table>
      <table:table table:name="Képzettséglista" table:style-name="ta5">
        <table:table-column table:style-name="co132" table:default-cell-style-name="ce1478"/>
        <table:table-column table:style-name="co133" table:default-cell-style-name="ce1481"/>
        <table:table-column table:style-name="co134" table:default-cell-style-name="ce1478"/>
        <table:table-column table:style-name="co133" table:default-cell-style-name="ce1481"/>
        <table:table-column table:style-name="co135" table:default-cell-style-name="ce1478"/>
        <table:table-column table:style-name="co136" table:default-cell-style-name="ce1515"/>
        <table:table-column table:style-name="co137" table:default-cell-style-name="ce1478"/>
        <table:table-column table:style-name="co138" table:default-cell-style-name="Default"/>
        <table:table-column table:style-name="co139" table:default-cell-style-name="Default"/>
        <table:table-column table:style-name="co140" table:default-cell-style-name="Default"/>
        <table:table-row table:style-name="ro13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848"/>
          <table:covered-table-cell table:style-name="ce1421"/>
          <table:covered-table-cell table:style-name="ce2469"/>
          <table:covered-table-cell table:style-name="ce1421"/>
          <table:table-cell table:style-name="ce848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848"/>
          <table:table-cell table:style-name="ce1413"/>
          <table:table-cell table:style-name="ce2469"/>
          <table:table-cell table:style-name="ce1413"/>
          <table:table-cell table:style-name="ce848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2265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79">➖➖ </text:span><text:span text:style-name="T80">Harcmodorok </text:span><text:span text:style-name="T81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2265" table:content-validation-name="val212" office:value-type="string" calcext:value-type="string">
            <text:p><text:span text:style-name="T85"><text:a xlink:href="https://github.com/kaktusztea/km100/blob/master/md/kepzettsegek.szekunder/szakma.md" xlink:type="simple">Szakma</text:a></text:span><text:span text:style-name="T85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2265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2265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2265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2265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2265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2265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2265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995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82">➖➖ Kiemelt</text:span><text:span text:style-name="T83"> </text:span><text:span text:style-name="T84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2265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2265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2265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2265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2265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2265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2265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2265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2265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2265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2265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2265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2265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2265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2265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2265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85"><text:a xlink:href="https://github.com/kaktusztea/km100/blob/master/md/kepzettsegek.primer.misztikus/osi_nyelv_ismerete.md" xlink:type="simple">Ősi nyelv ismerete</text:a></text:span><text:span text:style-name="T85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79">➖➖ </text:span><text:span text:style-name="T80">Anyag szféra </text:span><text:span text:style-name="T81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86" table:default-cell-style-name="ce2482"/>
        <table:table-column table:style-name="co87" table:default-cell-style-name="ce2493"/>
        <table:table-column table:style-name="co88" table:default-cell-style-name="ce2501"/>
        <table:table-column table:style-name="co89" table:default-cell-style-name="ce2482"/>
        <table:table-column table:style-name="co90" table:default-cell-style-name="ce2511"/>
        <table:table-column table:style-name="co91" table:default-cell-style-name="ce2482"/>
        <table:table-column table:style-name="co92" table:default-cell-style-name="ce2482"/>
        <table:table-column table:style-name="co93" table:default-cell-style-name="ce2482"/>
        <table:table-column table:style-name="co94" table:default-cell-style-name="ce2519"/>
        <table:table-column table:style-name="co95" table:default-cell-style-name="ce2482"/>
        <table:table-column table:style-name="co96" table:default-cell-style-name="ce2482"/>
        <table:table-column table:style-name="co97" table:default-cell-style-name="Default"/>
        <table:table-column table:style-name="co98" table:default-cell-style-name="ce2482"/>
        <table:table-column table:style-name="co99" table:default-cell-style-name="ce2482"/>
        <table:table-column table:style-name="co7" table:default-cell-style-name="ce2482"/>
        <table:table-column table:style-name="co100" table:default-cell-style-name="Default"/>
        <table:table-row table:style-name="ro3">
          <table:table-cell table:style-name="ce2480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492"/>
          <table:covered-table-cell table:style-name="ce2500"/>
          <table:covered-table-cell table:style-name="ce2508"/>
          <table:covered-table-cell table:style-name="ce2509"/>
          <table:covered-table-cell table:number-columns-repeated="3" table:style-name="ce2508"/>
          <table:covered-table-cell table:style-name="ce2518"/>
          <table:covered-table-cell table:number-columns-repeated="2" table:style-name="ce2508"/>
          <table:covered-table-cell/>
          <table:covered-table-cell table:style-name="ce2508"/>
          <table:covered-table-cell table:number-columns-repeated="3"/>
        </table:table-row>
        <table:table-row table:style-name="ro2">
          <table:table-cell table:number-columns-repeated="4"/>
          <table:table-cell table:style-name="ce2509"/>
          <table:table-cell table:style-name="ce2508"/>
          <table:table-cell table:number-columns-repeated="10"/>
        </table:table-row>
        <table:table-row table:style-name="ro2">
          <table:table-cell table:style-name="ce2483" office:value-type="string" calcext:value-type="string">
            <text:p>Általános fortélyok</text:p>
          </table:table-cell>
          <table:table-cell table:style-name="ce2494" office:value-type="string" calcext:value-type="string">
            <text:p>Max fok</text:p>
          </table:table-cell>
          <table:table-cell table:style-name="ce2494" office:value-type="string" calcext:value-type="string">
            <text:p>Kiterjeszti</text:p>
          </table:table-cell>
          <table:table-cell/>
          <table:table-cell table:style-name="ce2510" office:value-type="string" calcext:value-type="string">
            <text:p>Kiemelt Fortélyok</text:p>
          </table:table-cell>
          <table:table-cell table:style-name="ce2508"/>
          <table:table-cell/>
          <table:table-cell table:style-name="ce2510" office:value-type="string" calcext:value-type="string">
            <text:p>Faj Hátterek</text:p>
          </table:table-cell>
          <table:table-cell table:style-name="ce2510" office:value-type="string" calcext:value-type="string">
            <text:p>Karma Hátterek</text:p>
          </table:table-cell>
          <table:table-cell table:style-name="ce2510" office:value-type="string" calcext:value-type="string">
            <text:p>Leíró Hátterek</text:p>
          </table:table-cell>
          <table:table-cell/>
          <table:table-cell table:style-name="ce2483" office:value-type="string" calcext:value-type="string">
            <text:p>Nyelvek</text:p>
          </table:table-cell>
          <table:table-cell table:style-name="ce2510" office:value-type="string" calcext:value-type="string">
            <text:p>Rövidítés</text:p>
          </table:table-cell>
          <table:table-cell table:style-name="Default"/>
          <table:table-cell table:style-name="ce2483" office:value-type="string" calcext:value-type="string">
            <text:p>Varázslási módszerek</text:p>
          </table:table-cell>
          <table:table-cell table:style-name="ce2482"/>
        </table:table-row>
        <table:table-row table:style-name="ro2">
          <table:table-cell table:style-name="ce2484"/>
          <table:table-cell table:style-name="ce2495"/>
          <table:table-cell table:style-name="ce2502"/>
          <table:table-cell/>
          <table:table-cell table:style-name="Default"/>
          <table:table-cell table:style-name="ce2508"/>
          <table:table-cell/>
          <table:table-cell table:style-name="ce2484"/>
          <table:table-cell table:style-name="ce2482"/>
          <table:table-cell table:style-name="Default"/>
          <table:table-cell/>
          <table:table-cell table:style-name="ce2511"/>
          <table:table-cell/>
          <table:table-cell table:style-name="Default"/>
          <table:table-cell/>
          <table:table-cell table:style-name="ce2482"/>
        </table:table-row>
        <table:table-row table:style-name="ro13">
          <table:table-cell office:value-type="string" calcext:value-type="string">
            <text:p>➖➖➖ Érzék ➖➖➖</text:p>
          </table:table-cell>
          <table:table-cell table:style-name="ce2496" office:value-type="float" office:value="0" calcext:value-type="float">
            <text:p>0</text:p>
          </table:table-cell>
          <table:table-cell table:number-columns-repeated="2"/>
          <table:table-cell table:style-name="ce2489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508"/>
          <table:table-cell/>
          <table:table-cell table:style-name="ce2489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489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520" office:value-type="string" calcext:value-type="string">
            <text:p><text:span text:style-name="T79">➖➖➖ </text:span><text:span text:style-name="T99">Származás </text:span><text:span text:style-name="T100">➖➖➖</text:span></text:p>
          </table:table-cell>
          <table:table-cell/>
          <table:table-cell table:style-name="ce2511" office:value-type="string" calcext:value-type="string">
            <text:p><text:span text:style-name="T79">➖➖➖ </text:span><text:span text:style-name="T101">Godoni nyelvek </text:span><text:span text:style-name="T102">➖➖➖</text:span></text:p>
          </table:table-cell>
          <table:table-cell/>
          <table:table-cell table:style-name="Default"/>
          <table:table-cell table:style-name="ce2487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493" office:value-type="float" office:value="1" calcext:value-type="float">
            <text:p>1</text:p>
          </table:table-cell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9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508"/>
          <table:table-cell/>
          <table:table-cell table:style-name="ce2489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489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489" office:value-type="string" calcext:value-type="string">
            <text:p>Árva</text:p>
          </table:table-cell>
          <table:table-cell/>
          <table:table-cell table:style-name="ce2511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2487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493" office:value-type="float" office:value="1" calcext:value-type="float">
            <text:p>1</text:p>
          </table:table-cell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9" office:value-type="string" calcext:value-type="string">
            <text:p><text:span text:style-name="T94"><text:a xlink:href="https://github.com/kaktusztea/km100/blob/master/md/fortelyok.kiemelt/nyelvismeret.md" xlink:type="simple">Nyelvismeret</text:a></text:span><text:span text:style-name="T94"> 🔁</text:span></text:p>
          </table:table-cell>
          <table:table-cell table:style-name="ce2508"/>
          <table:table-cell/>
          <table:table-cell table:style-name="ce2489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489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489" office:value-type="string" calcext:value-type="string">
            <text:p>Erdőlakó</text:p>
          </table:table-cell>
          <table:table-cell/>
          <table:table-cell table:style-name="ce2511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2487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493" office:value-type="float" office:value="1" calcext:value-type="float">
            <text:p>1</text:p>
          </table:table-cell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489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489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489" office:value-type="string" calcext:value-type="string">
            <text:p>Jobbágy</text:p>
          </table:table-cell>
          <table:table-cell/>
          <table:table-cell table:style-name="ce2511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2487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493" office:value-type="float" office:value="1" calcext:value-type="float">
            <text:p>1</text:p>
          </table:table-cell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0" office:value-type="string" calcext:value-type="string">
            <text:p>Szabad Fortélyok</text:p>
          </table:table-cell>
          <table:table-cell table:style-name="ce2513" office:value-type="string" calcext:value-type="string">
            <text:p>Kiterjeszti</text:p>
          </table:table-cell>
          <table:table-cell/>
          <table:table-cell table:style-name="ce2489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489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489" office:value-type="string" calcext:value-type="string">
            <text:p>Nemes</text:p>
          </table:table-cell>
          <table:table-cell/>
          <table:table-cell table:style-name="ce2511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2487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493" office:value-type="float" office:value="1" calcext:value-type="float">
            <text:p>1</text:p>
          </table:table-cell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497" office:value-type="float" office:value="2" calcext:value-type="float">
            <text:p>2</text:p>
          </table:table-cell>
          <table:table-cell table:number-columns-repeated="2"/>
          <table:table-cell table:style-name="ce2484"/>
          <table:table-cell table:style-name="ce2514"/>
          <table:table-cell/>
          <table:table-cell table:style-name="ce2489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489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489" office:value-type="string" calcext:value-type="string">
            <text:p>Polgár</text:p>
          </table:table-cell>
          <table:table-cell/>
          <table:table-cell table:style-name="ce2511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2487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493" office:value-type="float" office:value="1" calcext:value-type="float">
            <text:p>1</text:p>
          </table:table-cell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498" office:value-type="float" office:value="3" calcext:value-type="float">
            <text:p>3</text:p>
          </table:table-cell>
          <table:table-cell table:style-name="ce2503"/>
          <table:table-cell/>
          <table:table-cell table:style-name="ce2489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507" office:value-type="string" calcext:value-type="string">
            <text:p><text:span text:style-name="T95">🟩</text:span> Befolyásolás, Emberismeret</text:p>
          </table:table-cell>
          <table:table-cell/>
          <table:table-cell table:style-name="ce2489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489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489" office:value-type="string" calcext:value-type="string">
            <text:p>Városlakó</text:p>
          </table:table-cell>
          <table:table-cell/>
          <table:table-cell table:style-name="ce2511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2487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493" office:value-type="float" office:value="1" calcext:value-type="float">
            <text:p>1</text:p>
          </table:table-cell>
        </table:table-row>
        <table:table-row table:style-name="ro13">
          <table:table-cell table:style-name="ce2486" office:value-type="string" calcext:value-type="string">
            <text:p>➖➖➖ Általános ➖➖➖</text:p>
          </table:table-cell>
          <table:table-cell table:style-name="ce2496" office:value-type="float" office:value="0" calcext:value-type="float">
            <text:p>0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507" office:value-type="string" calcext:value-type="string">
            <text:p><text:span text:style-name="T96">🟥</text:span> Kvantikum</text:p>
          </table:table-cell>
          <table:table-cell/>
          <table:table-cell table:style-name="ce2489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489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520" office:value-type="string" calcext:value-type="string">
            <text:p><text:span text:style-name="T79">➖➖➖ Jellem, fóbiák, hobbik</text:span><text:span text:style-name="T99"> </text:span><text:span text:style-name="T100">➖➖➖ </text:span></text:p>
          </table:table-cell>
          <table:table-cell/>
          <table:table-cell table:style-name="ce2511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2487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493" office:value-type="float" office:value="1" calcext:value-type="float">
            <text:p>1</text:p>
          </table:table-cell>
        </table:table-row>
        <table:table-row table:style-name="ro13">
          <table:table-cell table:style-name="ce2485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507" office:value-type="string" calcext:value-type="string">
            <text:p><text:span text:style-name="T89">🟩</text:span><text:span text:style-name="T97"> </text:span>Befolyásolás, Emberismeret</text:p>
          </table:table-cell>
          <table:table-cell/>
          <table:table-cell table:style-name="ce2489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489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520" office:value-type="string" calcext:value-type="string">
            <text:p>Élet</text:p>
          </table:table-cell>
          <table:table-cell/>
          <table:table-cell table:style-name="ce2511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2487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493" office:value-type="float" office:value="1" calcext:value-type="float">
            <text:p>1</text:p>
          </table:table-cell>
        </table:table-row>
        <table:table-row table:style-name="ro13">
          <table:table-cell table:style-name="ce2485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507" office:value-type="string" calcext:value-type="string">
            <text:p><text:span text:style-name="T89">🟩</text:span><text:span text:style-name="T97"> </text:span>Előadóművészet, Művészetismeret</text:p>
          </table:table-cell>
          <table:table-cell/>
          <table:table-cell table:style-name="ce2489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489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520" office:value-type="string" calcext:value-type="string">
            <text:p>Rend</text:p>
          </table:table-cell>
          <table:table-cell/>
          <table:table-cell table:style-name="ce2511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487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493" office:value-type="float" office:value="1" calcext:value-type="float">
            <text:p>1</text:p>
          </table:table-cell>
        </table:table-row>
        <table:table-row table:style-name="ro13">
          <table:table-cell table:style-name="ce2485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497" office:value-type="float" office:value="2" calcext:value-type="float">
            <text:p>2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507" office:value-type="string" calcext:value-type="string">
            <text:p>Érzékenység Tulajdonságodat segíti ízlelés esetén</text:p>
          </table:table-cell>
          <table:table-cell/>
          <table:table-cell table:style-name="ce2489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489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520" office:value-type="string" calcext:value-type="string">
            <text:p>Halál</text:p>
          </table:table-cell>
          <table:table-cell/>
          <table:table-cell table:style-name="ce2511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487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493" office:value-type="float" office:value="1" calcext:value-type="float">
            <text:p>1</text:p>
          </table:table-cell>
        </table:table-row>
        <table:table-row table:style-name="ro13">
          <table:table-cell table:style-name="ce2485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507" office:value-type="string" calcext:value-type="string">
            <text:p>Érzékenység Tulajdonságodat segíti tapintás esetén</text:p>
          </table:table-cell>
          <table:table-cell/>
          <table:table-cell table:style-name="ce2489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489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520" office:value-type="string" calcext:value-type="string">
            <text:p>Káosz</text:p>
          </table:table-cell>
          <table:table-cell/>
          <table:table-cell table:style-name="ce2511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2487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493" office:value-type="float" office:value="1" calcext:value-type="float">
            <text:p>1</text:p>
          </table:table-cell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507" office:value-type="string" calcext:value-type="string">
            <text:p><text:span text:style-name="T89">🟩 </text:span>Művészetismeret;  <text:span text:style-name="T90">🟥 </text:span><text:span text:style-name="T97">Képzőművészet</text:span></text:p>
          </table:table-cell>
          <table:table-cell/>
          <table:table-cell table:style-name="ce2517" table:formula="of:=COUNTA([.H5:.H16])" office:value-type="float" office:value="12" calcext:value-type="float">
            <text:p>12</text:p>
          </table:table-cell>
          <table:table-cell table:style-name="ce2489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489" office:value-type="string" calcext:value-type="string">
            <text:p>Alattomos</text:p>
          </table:table-cell>
          <table:table-cell/>
          <table:table-cell table:style-name="ce2511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2487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493" office:value-type="float" office:value="1" calcext:value-type="float">
            <text:p>1</text:p>
          </table:table-cell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497" office:value-type="float" office:value="2" calcext:value-type="float">
            <text:p>2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507" office:value-type="string" calcext:value-type="string">
            <text:p><text:span text:style-name="T89">🟩 </text:span>Befolyásolás, Emberismeret, Nyomozás</text:p>
          </table:table-cell>
          <table:table-cell/>
          <table:table-cell table:style-name="Default"/>
          <table:table-cell table:style-name="ce2489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489" office:value-type="string" calcext:value-type="string">
            <text:p>Álmodozó</text:p>
          </table:table-cell>
          <table:table-cell/>
          <table:table-cell table:style-name="ce2511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2487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493" office:value-type="float" office:value="1" calcext:value-type="float">
            <text:p>1</text:p>
          </table:table-cell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9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507" office:value-type="string" calcext:value-type="string">
            <text:p><text:span text:style-name="T89">🟩</text:span><text:span text:style-name="T97">Lexikum, </text:span>Nyomozás</text:p>
          </table:table-cell>
          <table:table-cell/>
          <table:table-cell table:style-name="Default"/>
          <table:table-cell table:style-name="ce2489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489" office:value-type="string" calcext:value-type="string">
            <text:p>Autoriter</text:p>
          </table:table-cell>
          <table:table-cell/>
          <table:table-cell table:style-name="ce2511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2487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493" office:value-type="float" office:value="1" calcext:value-type="float">
            <text:p>1</text:p>
          </table:table-cell>
        </table:table-row>
        <table:table-row table:style-name="ro23">
          <table:table-cell table:style-name="ce2487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974" office:value-type="float" office:value="1" calcext:value-type="float">
            <text:p>1</text:p>
          </table:table-cell>
          <table:table-cell table:style-name="ce2504" office:value-type="string" calcext:value-type="string">
            <text:p><text:span text:style-name="T89">🟩 </text:span>Értékbecslés, Képzőművészet, Szakma: <text:span text:style-name="T30">asztalos, cipész, szabó, ékszerész, pénzverő, stb. </text:span></text:p>
          </table:table-cell>
          <table:table-cell table:style-name="Default"/>
          <table:table-cell table:style-name="ce2487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507" office:value-type="string" calcext:value-type="string">
            <text:p><text:span text:style-name="T89">🟩</text:span><text:span text:style-name="T97"> </text:span>Előadóművészet, Művészetismeret</text:p>
          </table:table-cell>
          <table:table-cell/>
          <table:table-cell table:style-name="ce2510" office:value-type="string" calcext:value-type="string">
            <text:p>Kultúrkörök</text:p>
          </table:table-cell>
          <table:table-cell table:style-name="ce2489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489" office:value-type="string" calcext:value-type="string">
            <text:p>Barátságos</text:p>
          </table:table-cell>
          <table:table-cell/>
          <table:table-cell table:style-name="ce2511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2487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493" office:value-type="float" office:value="1" calcext:value-type="float">
            <text:p>1</text:p>
          </table:table-cell>
        </table:table-row>
        <table:table-row table:style-name="ro13">
          <table:table-cell table:style-name="ce2485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498" office:value-type="float" office:value="3" calcext:value-type="float">
            <text:p>3</text:p>
          </table:table-cell>
          <table:table-cell table:style-name="ce2503"/>
          <table:table-cell/>
          <table:table-cell table:style-name="ce2487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507" office:value-type="string" calcext:value-type="string">
            <text:p><text:span text:style-name="T89">🟩</text:span><text:span text:style-name="T97"> </text:span>Lexikum, Nyomozás, Szakma: hivatalnok</text:p>
          </table:table-cell>
          <table:table-cell table:number-columns-repeated="2"/>
          <table:table-cell table:style-name="ce2520" office:value-type="string" calcext:value-type="string">
            <text:p><text:span text:style-name="T79">➖➖➖ Mágia</text:span><text:span text:style-name="T99"> </text:span><text:span text:style-name="T100">➖➖➖ </text:span></text:p>
          </table:table-cell>
          <table:table-cell table:style-name="ce2489" office:value-type="string" calcext:value-type="string">
            <text:p>Cinikus</text:p>
          </table:table-cell>
          <table:table-cell/>
          <table:table-cell table:style-name="ce2511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507" office:value-type="string" calcext:value-type="string">
            <text:p><text:span text:style-name="T89">🟩</text:span><text:span text:style-name="T97"> </text:span>Művészetismeret;  <text:span text:style-name="T90">🟥 </text:span><text:span text:style-name="T97">Képzőművészet</text:span></text:p>
          </table:table-cell>
          <table:table-cell/>
          <table:table-cell table:style-name="ce2489" office:value-type="string" calcext:value-type="string">
            <text:p>4mund</text:p>
          </table:table-cell>
          <table:table-cell table:style-name="ce2489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489" office:value-type="string" calcext:value-type="string">
            <text:p>Gondoskodó</text:p>
          </table:table-cell>
          <table:table-cell/>
          <table:table-cell table:style-name="ce2511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497" office:value-type="float" office:value="2" calcext:value-type="float">
            <text:p>2</text:p>
          </table:table-cell>
          <table:table-cell office:value-type="string" calcext:value-type="string">
            <text:p><text:span text:style-name="T89">🟩 </text:span>Észlelés, Természetjárás</text:p>
          </table:table-cell>
          <table:table-cell/>
          <table:table-cell table:style-name="ce2487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507" office:value-type="string" calcext:value-type="string">
            <text:p><text:span text:style-name="T97">🟩 Nyomozás;  🟩Emberismeret</text:span></text:p>
          </table:table-cell>
          <table:table-cell/>
          <table:table-cell table:style-name="ce2489" office:value-type="string" calcext:value-type="string">
            <text:p>asz1sz</text:p>
          </table:table-cell>
          <table:table-cell table:style-name="ce2489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489" office:value-type="string" calcext:value-type="string">
            <text:p>Gyáva</text:p>
          </table:table-cell>
          <table:table-cell/>
          <table:table-cell table:style-name="ce2511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9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515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489" office:value-type="string" calcext:value-type="string">
            <text:p>barbár</text:p>
          </table:table-cell>
          <table:table-cell table:style-name="ce873" table:formula="of:=COUNTA([.I5:.I23])-1" office:value-type="float" office:value="18" calcext:value-type="float">
            <text:p>18</text:p>
          </table:table-cell>
          <table:table-cell table:style-name="ce2489" office:value-type="string" calcext:value-type="string">
            <text:p>Gyűjtögető</text:p>
          </table:table-cell>
          <table:table-cell/>
          <table:table-cell table:style-name="ce2511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497" office:value-type="float" office:value="2" calcext:value-type="float">
            <text:p>2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507" office:value-type="string" calcext:value-type="string">
            <text:p><text:span text:style-name="T89">🟩</text:span><text:span text:style-name="T97"> </text:span>Idomítás;  <text:span text:style-name="T90">🟥 </text:span>Lovaglás, Léglovaglás</text:p>
          </table:table-cell>
          <table:table-cell/>
          <table:table-cell table:style-name="ce2489" office:value-type="string" calcext:value-type="string">
            <text:p>bukán</text:p>
          </table:table-cell>
          <table:table-cell table:style-name="ce2514"/>
          <table:table-cell table:style-name="ce2489" office:value-type="string" calcext:value-type="string">
            <text:p>Hallgatag</text:p>
          </table:table-cell>
          <table:table-cell/>
          <table:table-cell table:style-name="ce2511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497" office:value-type="float" office:value="2" calcext:value-type="float">
            <text:p>2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507" office:value-type="string" calcext:value-type="string">
            <text:p><text:span text:style-name="T89">🟩</text:span><text:span text:style-name="T97"> </text:span>Hadászat</text:p>
          </table:table-cell>
          <table:table-cell/>
          <table:table-cell table:style-name="ce2489" office:value-type="string" calcext:value-type="string">
            <text:p>dw00n</text:p>
          </table:table-cell>
          <table:table-cell/>
          <table:table-cell table:style-name="ce2489" office:value-type="string" calcext:value-type="string">
            <text:p>Hiszékeny</text:p>
          </table:table-cell>
          <table:table-cell/>
          <table:table-cell table:style-name="ce2511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488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497" office:value-type="float" office:value="2" calcext:value-type="float">
            <text:p>2</text:p>
          </table:table-cell>
          <table:table-cell office:value-type="string" calcext:value-type="string">
            <text:p><text:span text:style-name="T89">🟩 </text:span>Természetjárás</text:p>
          </table:table-cell>
          <table:table-cell/>
          <table:table-cell table:style-name="ce2487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507" office:value-type="string" calcext:value-type="string">
            <text:p><text:span text:style-name="T89">🟩 </text:span>Befolyásolás, Emberismeret</text:p>
          </table:table-cell>
          <table:table-cell/>
          <table:table-cell table:style-name="ce2489" office:value-type="string" calcext:value-type="string">
            <text:p>dzs4d</text:p>
          </table:table-cell>
          <table:table-cell table:style-name="ce2515"/>
          <table:table-cell table:style-name="ce2489" office:value-type="string" calcext:value-type="string">
            <text:p>Idealista</text:p>
          </table:table-cell>
          <table:table-cell/>
          <table:table-cell table:style-name="ce2511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507" office:value-type="string" calcext:value-type="string">
            <text:p><text:span text:style-name="T89">🟩 </text:span><text:span text:style-name="T97">Kvantikum, </text:span>Nyomozás, Szakma: hivatalnok</text:p>
          </table:table-cell>
          <table:table-cell/>
          <table:table-cell table:style-name="ce2489" office:value-type="string" calcext:value-type="string">
            <text:p>elar</text:p>
          </table:table-cell>
          <table:table-cell table:style-name="ce2515"/>
          <table:table-cell table:style-name="ce2489" office:value-type="string" calcext:value-type="string">
            <text:p>Kígyóiszonyos</text:p>
          </table:table-cell>
          <table:table-cell/>
          <table:table-cell table:style-name="ce2511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9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507" office:value-type="string" calcext:value-type="string">
            <text:p><text:span text:style-name="T89">🟩 </text:span><text:span text:style-name="T97">Kvantikum, </text:span>Nyomozás</text:p>
          </table:table-cell>
          <table:table-cell/>
          <table:table-cell table:style-name="ce2489" office:value-type="string" calcext:value-type="string">
            <text:p>elf</text:p>
          </table:table-cell>
          <table:table-cell table:style-name="Default"/>
          <table:table-cell table:style-name="ce2489" office:value-type="string" calcext:value-type="string">
            <text:p>Megfontolt</text:p>
          </table:table-cell>
          <table:table-cell/>
          <table:table-cell table:style-name="ce2511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507" office:value-type="string" calcext:value-type="string">
            <text:p><text:span text:style-name="T89">🟩 </text:span>Lexikum, Hadászat</text:p>
          </table:table-cell>
          <table:table-cell/>
          <table:table-cell table:style-name="ce2489" office:value-type="string" calcext:value-type="string">
            <text:p>en0szukei</text:p>
          </table:table-cell>
          <table:table-cell table:style-name="ce2515"/>
          <table:table-cell table:style-name="ce2489" office:value-type="string" calcext:value-type="string">
            <text:p>Megbízhatatlan</text:p>
          </table:table-cell>
          <table:table-cell/>
          <table:table-cell table:style-name="ce2511" office:value-type="string" calcext:value-type="string">
            <text:p><text:span text:style-name="T103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507" office:value-type="string" calcext:value-type="string">
            <text:p><text:span text:style-name="T89">🟩 </text:span>Előadóművészet, Művészetismeret</text:p>
          </table:table-cell>
          <table:table-cell/>
          <table:table-cell table:style-name="ce2489" office:value-type="string" calcext:value-type="string">
            <text:p>erv</text:p>
          </table:table-cell>
          <table:table-cell table:style-name="ce2515"/>
          <table:table-cell table:style-name="ce2489" office:value-type="string" calcext:value-type="string">
            <text:p>Megbízható</text:p>
          </table:table-cell>
          <table:table-cell/>
          <table:table-cell table:style-name="ce2482" office:value-type="string" calcext:value-type="string">
            <text:p><text:span text:style-name="T79">➖➖➖ </text:span><text:span text:style-name="T101">Faj nyelvek </text:span><text:span text:style-name="T102">➖➖➖ </text:span></text:p>
          </table:table-cell>
          <table:table-cell table:number-columns-repeated="4"/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507" office:value-type="string" calcext:value-type="string">
            <text:p><text:span text:style-name="T89">🟩 </text:span><text:span text:style-name="T97">Művészetismeret;  </text:span><text:span text:style-name="T98">🟥 </text:span><text:span text:style-name="T97">Képzőművészet</text:span></text:p>
          </table:table-cell>
          <table:table-cell/>
          <table:table-cell table:style-name="ce2489" office:value-type="string" calcext:value-type="string">
            <text:p>gohr</text:p>
          </table:table-cell>
          <table:table-cell table:style-name="ce2515"/>
          <table:table-cell table:style-name="ce2489" office:value-type="string" calcext:value-type="string">
            <text:p>Meggondolatlan</text:p>
          </table:table-cell>
          <table:table-cell/>
          <table:table-cell table:style-name="ce2511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497" office:value-type="float" office:value="2" calcext:value-type="float">
            <text:p>2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507" office:value-type="string" calcext:value-type="string">
            <text:p><text:span text:style-name="T89">🟩 </text:span>Befolyásolás, Emberismeret</text:p>
          </table:table-cell>
          <table:table-cell/>
          <table:table-cell table:style-name="ce2489" office:value-type="string" calcext:value-type="string">
            <text:p>gorv1ki</text:p>
          </table:table-cell>
          <table:table-cell table:style-name="ce2515"/>
          <table:table-cell table:style-name="ce2489" office:value-type="string" calcext:value-type="string">
            <text:p>Naív</text:p>
          </table:table-cell>
          <table:table-cell/>
          <table:table-cell table:style-name="ce2511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507" office:value-type="string" calcext:value-type="string">
            <text:p><text:span text:style-name="T89">🟩 </text:span>Észlelés, Lexikum, Lopakodás/rejtőzés, Természetjárás, Vajákosság</text:p>
          </table:table-cell>
          <table:table-cell/>
          <table:table-cell table:style-name="ce2489" office:value-type="string" calcext:value-type="string">
            <text:p>il4nori</text:p>
          </table:table-cell>
          <table:table-cell table:style-name="ce2524"/>
          <table:table-cell table:style-name="ce2489" office:value-type="string" calcext:value-type="string">
            <text:p>Nagyképű</text:p>
          </table:table-cell>
          <table:table-cell/>
          <table:table-cell table:style-name="ce2511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497" office:value-type="float" office:value="2" calcext:value-type="float">
            <text:p>2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507" office:value-type="string" calcext:value-type="string">
            <text:p><text:span text:style-name="T89">🟩 </text:span>Észlelés, Lexikum, Lopakodás/rejtőzés, Természetjárás, Vajákosság</text:p>
          </table:table-cell>
          <table:table-cell/>
          <table:table-cell table:style-name="ce2489" office:value-type="string" calcext:value-type="string">
            <text:p>khál</text:p>
          </table:table-cell>
          <table:table-cell table:style-name="ce2524"/>
          <table:table-cell table:style-name="ce2489" office:value-type="string" calcext:value-type="string">
            <text:p>Nárcisztikus</text:p>
          </table:table-cell>
          <table:table-cell/>
          <table:table-cell table:style-name="ce2511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497" office:value-type="float" office:value="1" calcext:value-type="float">
            <text:p>1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507" office:value-type="string" calcext:value-type="string">
            <text:p><text:span text:style-name="T89">🟩 </text:span>Észlelés, Lexikum, Lopakodás/rejtőzés, Természetjárás, Vajákosság</text:p>
          </table:table-cell>
          <table:table-cell/>
          <table:table-cell table:style-name="ce2489" office:value-type="string" calcext:value-type="string">
            <text:p>kr4ni</text:p>
          </table:table-cell>
          <table:table-cell table:style-name="Default"/>
          <table:table-cell table:style-name="ce2489" office:value-type="string" calcext:value-type="string">
            <text:p>Pókiszonyos</text:p>
          </table:table-cell>
          <table:table-cell/>
          <table:table-cell table:style-name="ce2511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507" office:value-type="string" calcext:value-type="string">
            <text:p><text:span text:style-name="T89">🟩 </text:span>Észlelés, Lexikum, Lopakodás/rejtőzés, Természetjárás, Vajákosság</text:p>
          </table:table-cell>
          <table:table-cell/>
          <table:table-cell table:style-name="ce2489" office:value-type="string" calcext:value-type="string">
            <text:p>mawini</text:p>
          </table:table-cell>
          <table:table-cell table:style-name="Default"/>
          <table:table-cell table:style-name="ce2489" office:value-type="string" calcext:value-type="string">
            <text:p>Precíz</text:p>
          </table:table-cell>
          <table:table-cell/>
          <table:table-cell table:style-name="ce2511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507" office:value-type="string" calcext:value-type="string">
            <text:p><text:span text:style-name="T89">🟩 </text:span>Előadóművészet, Művészetismeret</text:p>
          </table:table-cell>
          <table:table-cell table:style-name="Default"/>
          <table:table-cell table:style-name="ce2489" office:value-type="string" calcext:value-type="string">
            <text:p>ni4rei</text:p>
          </table:table-cell>
          <table:table-cell table:style-name="Default"/>
          <table:table-cell table:style-name="ce2489" office:value-type="string" calcext:value-type="string">
            <text:p>Szerény</text:p>
          </table:table-cell>
          <table:table-cell/>
          <table:table-cell table:style-name="ce2511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486" office:value-type="string" calcext:value-type="string">
            <text:p>➖➖➖ Vezető ➖➖➖</text:p>
          </table:table-cell>
          <table:table-cell table:style-name="ce2496" office:value-type="float" office:value="0" calcext:value-type="float">
            <text:p>0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507" office:value-type="string" calcext:value-type="string">
            <text:p><text:span text:style-name="T90">🟥 </text:span>Előadóművészet, Művészetismeret, Etikett</text:p>
          </table:table-cell>
          <table:table-cell table:style-name="Default"/>
          <table:table-cell table:style-name="ce2489" office:value-type="string" calcext:value-type="string">
            <text:p>nomád</text:p>
          </table:table-cell>
          <table:table-cell table:style-name="Default"/>
          <table:table-cell table:style-name="ce2489" office:value-type="string" calcext:value-type="string">
            <text:p>Talpnyaló</text:p>
          </table:table-cell>
          <table:table-cell/>
          <table:table-cell table:style-name="ce2511" office:value-type="string" calcext:value-type="string">
            <text:p><text:span text:style-name="T79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497" office:value-type="float" office:value="2" calcext:value-type="float">
            <text:p>2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507" office:value-type="string" calcext:value-type="string">
            <text:p><text:span text:style-name="T90">🟥 </text:span>Etikett</text:p>
          </table:table-cell>
          <table:table-cell table:style-name="Default"/>
          <table:table-cell table:style-name="ce2489" office:value-type="string" calcext:value-type="string">
            <text:p>pier</text:p>
          </table:table-cell>
          <table:table-cell table:style-name="Default"/>
          <table:table-cell table:style-name="ce2489" office:value-type="string" calcext:value-type="string">
            <text:p>Tiszteletreméltó</text:p>
          </table:table-cell>
          <table:table-cell/>
          <table:table-cell table:style-name="ce2511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497" office:value-type="float" office:value="2" calcext:value-type="float">
            <text:p>2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507" office:value-type="string" calcext:value-type="string">
            <text:p><text:span text:style-name="T89">🟩 </text:span><text:span text:style-name="T97">Kvantikum, </text:span>Nyomozás, Hajózás</text:p>
          </table:table-cell>
          <table:table-cell table:style-name="Default"/>
          <table:table-cell table:style-name="ce2489" office:value-type="string" calcext:value-type="string">
            <text:p>predoci, edorli</text:p>
          </table:table-cell>
          <table:table-cell table:style-name="Default"/>
          <table:table-cell table:style-name="ce2489" office:value-type="string" calcext:value-type="string">
            <text:p>Teszetosza</text:p>
          </table:table-cell>
          <table:table-cell/>
          <table:table-cell table:style-name="ce2511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497" office:value-type="float" office:value="2" calcext:value-type="float">
            <text:p>2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507" office:value-type="string" calcext:value-type="string">
            <text:p><text:span text:style-name="T89">🟩 </text:span><text:span text:style-name="T97">Nyomozás;   </text:span><text:span text:style-name="T98">🟥 </text:span><text:span text:style-name="T97">Városi jártasság, Etikett</text:span></text:p>
          </table:table-cell>
          <table:table-cell table:style-name="Default"/>
          <table:table-cell table:style-name="ce2489" office:value-type="string" calcext:value-type="string">
            <text:p>py4r</text:p>
          </table:table-cell>
          <table:table-cell table:style-name="Default"/>
          <table:table-cell table:style-name="ce2489" office:value-type="string" calcext:value-type="string">
            <text:p>Tériszonyos</text:p>
          </table:table-cell>
          <table:table-cell/>
          <table:table-cell table:style-name="ce2482" office:value-type="string" calcext:value-type="string">
            <text:p><text:span text:style-name="T79">➖➖➖ Kyr</text:span><text:span text:style-name="T101"> nyelvek </text:span><text:span text:style-name="T102">➖➖➖ </text:span></text:p>
          </table:table-cell>
          <table:table-cell table:number-columns-repeated="4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497" office:value-type="float" office:value="2" calcext:value-type="float">
            <text:p>2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507" office:value-type="string" calcext:value-type="string">
            <text:p>🟩 Művészetismeret; <text:s/>🟥 Előadóművészet</text:p>
          </table:table-cell>
          <table:table-cell/>
          <table:table-cell table:style-name="ce2489" office:value-type="string" calcext:value-type="string">
            <text:p>ragnaroki</text:p>
          </table:table-cell>
          <table:table-cell table:style-name="Default"/>
          <table:table-cell table:style-name="ce2489" office:value-type="string" calcext:value-type="string">
            <text:p>Tudálékos</text:p>
          </table:table-cell>
          <table:table-cell/>
          <table:table-cell table:style-name="ce2511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497" office:value-type="float" office:value="2" calcext:value-type="float">
            <text:p>2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507" office:value-type="string" calcext:value-type="string">
            <text:p>🟩 Művészetismeret; <text:s/>🟥 Előadóművészet</text:p>
          </table:table-cell>
          <table:table-cell/>
          <table:table-cell table:style-name="ce2489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511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3">
          <table:table-cell table:style-name="ce2487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497" office:value-type="float" office:value="2" calcext:value-type="float">
            <text:p>2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507" office:value-type="string" calcext:value-type="string">
            <text:p>🟩 Művészetismeret; <text:s/>🟥 Előadóművészet</text:p>
          </table:table-cell>
          <table:table-cell/>
          <table:table-cell table:style-name="ce2489" office:value-type="string" calcext:value-type="string">
            <text:p>syburri</text:p>
          </table:table-cell>
          <table:table-cell table:style-name="Default"/>
          <table:table-cell table:style-name="ce2520" office:value-type="string" calcext:value-type="string">
            <text:p><text:span text:style-name="T79">➖➖➖ </text:span><text:span text:style-name="T99">Küllem, fizikum </text:span><text:span text:style-name="T100">➖➖➖ </text:span></text:p>
          </table:table-cell>
          <table:table-cell/>
          <table:table-cell table:style-name="ce2511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497" office:value-type="float" office:value="2" calcext:value-type="float">
            <text:p>2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507" office:value-type="string" calcext:value-type="string">
            <text:p><text:span text:style-name="T97">🟥 </text:span>Előadóművészet</text:p>
          </table:table-cell>
          <table:table-cell/>
          <table:table-cell table:style-name="ce2489" office:value-type="string" calcext:value-type="string">
            <text:p>tarran</text:p>
          </table:table-cell>
          <table:table-cell table:style-name="Default"/>
          <table:table-cell table:style-name="ce2489" office:value-type="string" calcext:value-type="string">
            <text:p>Alacsony</text:p>
          </table:table-cell>
          <table:table-cell/>
          <table:table-cell table:style-name="ce2511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497" office:value-type="float" office:value="2" calcext:value-type="float">
            <text:p>2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507" office:value-type="string" calcext:value-type="string">
            <text:p><text:span text:style-name="T97">🟥 </text:span>Előadóművészet</text:p>
          </table:table-cell>
          <table:table-cell/>
          <table:table-cell table:style-name="ce2489" office:value-type="string" calcext:value-type="string">
            <text:p>ti4dlani</text:p>
          </table:table-cell>
          <table:table-cell table:style-name="Default"/>
          <table:table-cell table:style-name="ce2489" office:value-type="string" calcext:value-type="string">
            <text:p>Albínó</text:p>
          </table:table-cell>
          <table:table-cell/>
          <table:table-cell table:style-name="ce2511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86">➖➖➖ Tudományos ➖➖➖</text:span></text:p>
          </table:table-cell>
          <table:table-cell table:style-name="ce2496" office:value-type="float" office:value="0" calcext:value-type="float">
            <text:p>0</text:p>
          </table:table-cell>
          <table:table-cell table:number-columns-repeated="2"/>
          <table:table-cell table:style-name="ce2512" table:formula="of:=COUNTA([.E11:.E47])" office:value-type="float" office:value="37" calcext:value-type="float">
            <text:p>37</text:p>
          </table:table-cell>
          <table:table-cell table:style-name="ce2507"/>
          <table:table-cell/>
          <table:table-cell table:style-name="ce2489" office:value-type="string" calcext:value-type="string">
            <text:p>tongoriai</text:p>
          </table:table-cell>
          <table:table-cell table:style-name="Default"/>
          <table:table-cell table:style-name="ce2489" office:value-type="string" calcext:value-type="string">
            <text:p>Divatos</text:p>
          </table:table-cell>
          <table:table-cell/>
          <table:table-cell table:style-name="ce2482" office:value-type="string" calcext:value-type="string">
            <text:p><text:span text:style-name="T79">➖➖➖ Speciális</text:span><text:span text:style-name="T101"> nyelvek </text:span><text:span text:style-name="T102">➖➖➖ </text:span></text:p>
          </table:table-cell>
          <table:table-cell table:number-columns-repeated="4"/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0">🟥 </text:span><text:span text:style-name="T91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489" office:value-type="string" calcext:value-type="string">
            <text:p>t0r0ni</text:p>
          </table:table-cell>
          <table:table-cell table:style-name="Default"/>
          <table:table-cell table:style-name="ce2489" office:value-type="string" calcext:value-type="string">
            <text:p>Jóképű</text:p>
          </table:table-cell>
          <table:table-cell/>
          <table:table-cell table:style-name="ce2482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497" office:value-type="float" office:value="2" calcext:value-type="float">
            <text:p>2</text:p>
          </table:table-cell>
          <table:table-cell office:value-type="string" calcext:value-type="string">
            <text:p><text:span text:style-name="T90">🟥 </text:span><text:span text:style-name="T91">Kvantikum;  </text:span><text:span text:style-name="T92">🟩</text:span><text:span text:style-name="T91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489" office:value-type="string" calcext:value-type="string">
            <text:p>törpe</text:p>
          </table:table-cell>
          <table:table-cell table:style-name="Default"/>
          <table:table-cell table:style-name="ce2489" office:value-type="string" calcext:value-type="string">
            <text:p>Kövér</text:p>
          </table:table-cell>
          <table:table-cell/>
          <table:table-cell table:style-name="ce2482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489" office:value-type="string" calcext:value-type="string">
            <text:p>Magas</text:p>
          </table:table-cell>
          <table:table-cell/>
          <table:table-cell table:style-name="ce2482"/>
          <table:table-cell table:style-name="ce2519"/>
          <table:table-cell table:number-columns-repeated="3"/>
        </table:table-row>
        <table:table-row table:style-name="ro23">
          <table:table-cell table:style-name="ce2487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497" office:value-type="float" office:value="2" calcext:value-type="float">
            <text:p>2</text:p>
          </table:table-cell>
          <table:table-cell table:style-name="ce2505" office:value-type="string" calcext:value-type="string">
            <text:p><text:span text:style-name="T90">🟥 </text:span>Kvantikum, Csapdaállítás, Szakma: <text:span text:style-name="T30">Fegyverkovács, Páncélkovács</text:span></text:p>
          </table:table-cell>
          <table:table-cell/>
          <table:table-cell table:style-name="Default" table:number-columns-repeated="5"/>
          <table:table-cell table:style-name="ce2489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487" office:value-type="string" calcext:value-type="string">
            <text:p><text:span text:style-name="T87"><text:a xlink:href="https://github.com/kaktusztea/km100/blob/master/md/fortelyok.altalanos/osi_kulturkor.md" xlink:type="simple">Ősi kultúrkör</text:a></text:span><text:span text:style-name="T87"> </text:span><text:span text:style-name="T88">🔁</text:span></text:p>
          </table:table-cell>
          <table:table-cell table:style-name="ce2497"/>
          <table:table-cell office:value-type="string" calcext:value-type="string">
            <text:p><text:span text:style-name="T90">🟥 </text:span><text:span text:style-name="T91">Lexikum, </text:span><text:span text:style-name="T92">🟩 </text:span><text:span text:style-name="T93">Értékbecslés</text:span></text:p>
          </table:table-cell>
          <table:table-cell/>
          <table:table-cell table:style-name="Default" table:number-columns-repeated="5"/>
          <table:table-cell table:style-name="ce2489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489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497" office:value-type="float" office:value="2" calcext:value-type="float">
            <text:p>2</text:p>
          </table:table-cell>
          <table:table-cell office:value-type="string" calcext:value-type="string">
            <text:p><text:span text:style-name="T90">🟥 </text:span>Lexikum</text:p>
          </table:table-cell>
          <table:table-cell/>
          <table:table-cell table:style-name="Default"/>
          <table:table-cell table:style-name="ce2516"/>
          <table:table-cell table:style-name="Default" table:number-columns-repeated="3"/>
          <table:table-cell table:style-name="ce2489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486" office:value-type="string" calcext:value-type="string">
            <text:p>➖➖➖ Befolyástól védő ➖➖➖</text:p>
          </table:table-cell>
          <table:table-cell table:style-name="ce2496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489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489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489" office:value-type="string" calcext:value-type="string">
            <text:p>Vékony</text:p>
          </table:table-cell>
          <table:table-cell table:number-columns-repeated="6"/>
        </table:table-row>
        <table:table-row table:style-name="ro13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974"/>
          <table:table-cell table:style-name="ce2506"/>
          <table:table-cell/>
          <table:table-cell table:style-name="Default" table:number-columns-repeated="5"/>
          <table:table-cell table:style-name="ce2520" office:value-type="string" calcext:value-type="string">
            <text:p><text:span text:style-name="T79">➖➖➖ </text:span><text:span text:style-name="T99">Viszony </text:span><text:span text:style-name="T100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74"/>
          <table:table-cell table:style-name="ce2506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74"/>
          <table:table-cell table:style-name="ce2506"/>
          <table:table-cell/>
          <table:table-cell table:style-name="Default" table:number-columns-repeated="4"/>
          <table:table-cell table:style-name="ce2524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483" office:value-type="string" calcext:value-type="string">
            <text:p>Harci fortélyok</text:p>
          </table:table-cell>
          <table:table-cell table:style-name="ce974"/>
          <table:table-cell table:style-name="ce2506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490" office:value-type="string" calcext:value-type="string">
            <text:p><text:span text:style-name="T82">➖➖ Kiemelt</text:span><text:span text:style-name="T83"> </text:span><text:span text:style-name="T84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497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498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style-name="ce249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498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499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49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491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49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49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49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49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49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49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49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9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49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49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974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974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497" office:value-type="float" office:value="2" calcext:value-type="float">
            <text:p>2</text:p>
          </table:table-cell>
          <table:table-cell table:style-name="ce250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974" office:value-type="float" office:value="1" calcext:value-type="float">
            <text:p>1</text:p>
          </table:table-cell>
          <table:table-cell table:style-name="ce250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974" office:value-type="float" office:value="1" calcext:value-type="float">
            <text:p>1</text:p>
          </table:table-cell>
          <table:table-cell table:style-name="ce250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49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49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49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50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49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49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49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50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49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9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50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498" office:value-type="float" office:value="3" calcext:value-type="float">
            <text:p>3</text:p>
          </table:table-cell>
          <table:table-cell table:style-name="ce2506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498" office:value-type="float" office:value="3" calcext:value-type="float">
            <text:p>3</text:p>
          </table:table-cell>
          <table:table-cell table:style-name="ce250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497" office:value-type="float" office:value="2" calcext:value-type="float">
            <text:p>2</text:p>
          </table:table-cell>
          <table:table-cell table:style-name="ce250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50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489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497" office:value-type="float" office:value="2" calcext:value-type="float">
            <text:p>2</text:p>
          </table:table-cell>
          <table:table-cell table:style-name="ce2507" office:value-type="string" calcext:value-type="string">
            <text:p><text:span text:style-name="T89">🟩 </text:span>Hadászat</text:p>
          </table:table-cell>
          <table:table-cell table:number-columns-repeated="13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497" office:value-type="float" office:value="2" calcext:value-type="float">
            <text:p>2</text:p>
          </table:table-cell>
          <table:table-cell table:style-name="ce2507" office:value-type="string" calcext:value-type="string">
            <text:p><text:span text:style-name="T89">🟩 </text:span>Hadászat</text:p>
          </table:table-cell>
          <table:table-cell table:number-columns-repeated="13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497" office:value-type="float" office:value="2" calcext:value-type="float">
            <text:p>2</text:p>
          </table:table-cell>
          <table:table-cell table:style-name="ce2507" office:value-type="string" calcext:value-type="string">
            <text:p><text:span text:style-name="T89">🟩 </text:span>Hadászat</text:p>
          </table:table-cell>
          <table:table-cell table:number-columns-repeated="13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497" office:value-type="float" office:value="2" calcext:value-type="float">
            <text:p>2</text:p>
          </table:table-cell>
          <table:table-cell table:style-name="ce2507" office:value-type="string" calcext:value-type="string">
            <text:p><text:span text:style-name="T89">🟩 </text:span>Hadászat</text:p>
          </table:table-cell>
          <table:table-cell table:number-columns-repeated="13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497" office:value-type="float" office:value="2" calcext:value-type="float">
            <text:p>2</text:p>
          </table:table-cell>
          <table:table-cell table:style-name="ce2507" office:value-type="string" calcext:value-type="string">
            <text:p><text:span text:style-name="T89">🟩 </text:span>Hadászat</text:p>
          </table:table-cell>
          <table:table-cell table:number-columns-repeated="13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497" office:value-type="float" office:value="2" calcext:value-type="float">
            <text:p>2</text:p>
          </table:table-cell>
          <table:table-cell table:style-name="ce2507" office:value-type="string" calcext:value-type="string">
            <text:p><text:span text:style-name="T89">🟩 </text:span>Hadászat</text:p>
          </table:table-cell>
          <table:table-cell table:number-columns-repeated="13"/>
        </table:table-row>
        <table:table-row table:style-name="ro2">
          <table:table-cell table:style-name="ce2487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483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490" office:value-type="string" calcext:value-type="string">
            <text:p><text:span text:style-name="T82">➖➖ Harci mágia</text:span><text:span text:style-name="T83"> </text:span><text:span text:style-name="T84">➖➖</text:span></text:p>
          </table:table-cell>
          <table:table-cell table:style-name="ce2482"/>
          <table:table-cell table:number-columns-repeated="14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497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498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490" office:value-type="string" calcext:value-type="string">
            <text:p><text:span text:style-name="T82">➖➖ Misztikus képességek</text:span><text:span text:style-name="T83"> </text:span><text:span text:style-name="T84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490" office:value-type="string" calcext:value-type="string">
            <text:p><text:span text:style-name="T82">➖➖ Lényismeretek</text:span><text:span text:style-name="T83"> </text:span><text:span text:style-name="T84">➖➖</text:span></text:p>
          </table:table-cell>
          <table:table-cell table:number-columns-repeated="15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0">🟥 </text:span>Lexikum</text:p>
          </table:table-cell>
          <table:table-cell table:number-columns-repeated="13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0">🟥 </text:span>Lexikum</text:p>
          </table:table-cell>
          <table:table-cell table:number-columns-repeated="13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0">🟥 </text:span>Lexikum</text:p>
          </table:table-cell>
          <table:table-cell table:number-columns-repeated="13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0">🟥 </text:span>Lexikum</text:p>
          </table:table-cell>
          <table:table-cell table:number-columns-repeated="13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0">🟥 </text:span>Lexikum</text:p>
          </table:table-cell>
          <table:table-cell table:number-columns-repeated="13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0">🟥 </text:span>Lexikum</text:p>
          </table:table-cell>
          <table:table-cell table:number-columns-repeated="13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0">🟥 </text:span>Lexikum</text:p>
          </table:table-cell>
          <table:table-cell table:number-columns-repeated="13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0">🟥 </text:span>Lexikum</text:p>
          </table:table-cell>
          <table:table-cell table:number-columns-repeated="13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0">🟥 </text:span>Lexikum</text:p>
          </table:table-cell>
          <table:table-cell table:number-columns-repeated="13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0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101" table:default-cell-style-name="ce922"/>
        <table:table-column table:style-name="co102" table:default-cell-style-name="ce922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525" office:value-type="string" calcext:value-type="string">
            <text:p>Karakter pontok (KP) elosztása </text:p>
          </table:table-cell>
          <table:table-cell table:style-name="ce2525"/>
          <table:table-cell table:style-name="ce922" table:number-columns-repeated="16382"/>
        </table:table-row>
        <table:table-row table:style-name="ro24">
          <table:table-cell/>
          <table:table-cell table:style-name="ce2526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922" table:number-columns-repeated="16382"/>
        </table:table-row>
        <table:table-row table:style-name="ro24">
          <table:table-cell office:value-type="string" calcext:value-type="string">
            <text:p>Képzettségek</text:p>
            <text:p/>
          </table:table-cell>
          <table:table-cell table:style-name="ce2526"/>
          <table:table-cell table:style-name="ce922" table:number-columns-repeated="16382"/>
        </table:table-row>
        <table:table-row table:style-name="ro25">
          <table:table-cell/>
          <table:table-cell table:style-name="ce2526" office:value-type="string" calcext:value-type="string">
            <text:p>→Egy primer képzettség értéke legfeljebb (Tapasztalati Szint) lehet</text:p>
            <text:p><text:span text:style-name="T104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922" table:number-columns-repeated="16382"/>
        </table:table-row>
        <table:table-row table:style-name="ro24">
          <table:table-cell office:value-type="string" calcext:value-type="string">
            <text:p>Fortélyok</text:p>
            <text:p/>
          </table:table-cell>
          <table:table-cell table:style-name="ce2526"/>
          <table:table-cell table:style-name="ce922" table:number-columns-repeated="16382"/>
        </table:table-row>
        <table:table-row table:style-name="ro26">
          <table:table-cell/>
          <table:table-cell table:style-name="ce2526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922" table:number-columns-repeated="16382"/>
        </table:table-row>
        <table:table-row table:style-name="ro2">
          <table:table-cell/>
          <table:table-cell table:style-name="ce2526"/>
          <table:table-cell table:style-name="ce922" table:number-columns-repeated="16382"/>
        </table:table-row>
        <table:table-row table:style-name="ro24">
          <table:table-cell office:value-type="string" calcext:value-type="string">
            <text:p>Harcérték módosítók (HM)</text:p>
            <text:p/>
          </table:table-cell>
          <table:table-cell table:style-name="ce2526"/>
          <table:table-cell table:style-name="ce922" table:number-columns-repeated="16382"/>
        </table:table-row>
        <table:table-row table:style-name="ro25">
          <table:table-cell/>
          <table:table-cell table:style-name="ce2526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922" table:number-columns-repeated="16382"/>
        </table:table-row>
        <table:table-row table:style-name="ro2">
          <table:table-cell/>
          <table:table-cell table:style-name="ce2526"/>
          <table:table-cell table:style-name="ce922" table:number-columns-repeated="16382"/>
        </table:table-row>
        <table:table-row table:style-name="ro24">
          <table:table-cell table:style-name="ce2525" office:value-type="string" calcext:value-type="string">
            <text:p>Mágikus tradíció, Arkánumok (Primer képzettség)</text:p>
            <text:p/>
          </table:table-cell>
          <table:table-cell/>
          <table:table-cell table:style-name="ce922" table:number-columns-repeated="16382"/>
        </table:table-row>
        <table:table-row table:style-name="ro27">
          <table:table-cell/>
          <table:table-cell table:style-name="ce2526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922" table:number-columns-repeated="16382"/>
        </table:table-row>
        <table:table-row table:style-name="ro24">
          <table:table-cell table:style-name="ce2526" office:value-type="string" calcext:value-type="string">
            <text:p>Pszí</text:p>
            <text:p/>
          </table:table-cell>
          <table:table-cell/>
          <table:table-cell table:style-name="ce922" table:number-columns-repeated="16382"/>
        </table:table-row>
        <table:table-row table:style-name="ro1">
          <table:table-cell/>
          <table:table-cell table:style-name="ce2526" office:value-type="string" calcext:value-type="string">
            <text:p>→Pszí alkalmazés: Primer képzettség, ez a „pi4rroni” diszciplínák alkalmazásának ismerete</text:p>
          </table:table-cell>
          <table:table-cell table:style-name="ce922" table:number-columns-repeated="16382"/>
        </table:table-row>
        <table:table-row table:style-name="ro2">
          <table:table-cell table:number-columns-repeated="2"/>
          <table:table-cell table:style-name="ce922" table:number-columns-repeated="16382"/>
        </table:table-row>
        <table:table-row table:style-name="ro28">
          <table:table-cell table:number-columns-repeated="2"/>
          <table:table-cell table:style-name="ce922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922" table:number-columns-repeated="16382"/>
        </table:table-row>
        <table:table-row table:style-name="ro27">
          <table:table-cell/>
          <table:table-cell table:style-name="ce2526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922" table:number-columns-repeated="16382"/>
        </table:table-row>
        <table:table-row table:style-name="ro2" table:number-rows-repeated="1048557">
          <table:table-cell table:number-columns-repeated="2"/>
          <table:table-cell table:style-name="ce922" table:number-columns-repeated="16382"/>
        </table:table-row>
        <table:table-row table:style-name="ro2">
          <table:table-cell table:number-columns-repeated="2"/>
          <table:table-cell table:style-name="ce922" table:number-columns-repeated="16382"/>
        </table:table-row>
      </table:table>
      <table:table table:name="changelog" table:style-name="ta5" table:print="false">
        <table:table-column table:style-name="co103" table:default-cell-style-name="ce534"/>
        <table:table-row table:style-name="ro1">
          <table:table-cell table:style-name="ce2530" office:value-type="string" calcext:value-type="string">
            <text:p>V8.9.8 – k20</text:p>
          </table:table-cell>
        </table:table-row>
        <table:table-row table:style-name="ro1">
          <table:table-cell table:style-name="ce2531" office:value-type="string" calcext:value-type="string">
            <text:p>* Fegyver táblázatok teljes átstruktúrálása</text:p>
          </table:table-cell>
        </table:table-row>
        <table:table-row table:style-name="ro1">
          <table:table-cell table:style-name="ce2531" office:value-type="string" calcext:value-type="string">
            <text:p>* Egységes KÉ, fegyver KÉ oszlopok megszűntek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0" office:value-type="string" calcext:value-type="string">
            <text:p>V8.9.7 – k20</text:p>
          </table:table-cell>
        </table:table-row>
        <table:table-row table:style-name="ro1">
          <table:table-cell table:style-name="ce2531" office:value-type="string" calcext:value-type="string">
            <text:p>* Harci Akrobatika 3 fokú lett, +1 TÉ/VÉ fokonként.</text:p>
          </table:table-cell>
        </table:table-row>
        <table:table-row table:style-name="ro1">
          <table:table-cell table:style-name="ce2531" office:value-type="string" calcext:value-type="string">
            <text:p>* Harcos elme leírása változott</text:p>
          </table:table-cell>
        </table:table-row>
        <table:table-row table:style-name="ro1">
          <table:table-cell table:style-name="ce2531" office:value-type="string" calcext:value-type="string">
            <text:p>* Gyors kezdeményezés: 4 KÉ / fok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0" office:value-type="string" calcext:value-type="string">
            <text:p>V8.9.6 – k20</text:p>
          </table:table-cell>
        </table:table-row>
        <table:table-row table:style-name="ro1">
          <table:table-cell table:style-name="ce2531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531" office:value-type="string" calcext:value-type="string">
            <text:p>* minden fegyver k20-ra konvertálva</text:p>
          </table:table-cell>
        </table:table-row>
        <table:table-row table:style-name="ro1">
          <table:table-cell table:style-name="ce2531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531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531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0" office:value-type="string" calcext:value-type="string">
            <text:p>V8.9.5</text:p>
          </table:table-cell>
        </table:table-row>
        <table:table-row table:style-name="ro1">
          <table:table-cell table:style-name="ce2531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531" office:value-type="string" calcext:value-type="string">
            <text:p>* Karma Hátterek bővültek</text:p>
          </table:table-cell>
        </table:table-row>
        <table:table-row table:style-name="ro1">
          <table:table-cell table:style-name="ce2531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532" office:value-type="string" calcext:value-type="string">
            <text:p><text:span text:style-name="T79">* Távharc VÉ kalkulátor</text:span> táblázat javítva (Osztó érték kiolvasása)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0" office:value-type="string" calcext:value-type="string">
            <text:p>V8.9.4</text:p>
          </table:table-cell>
        </table:table-row>
        <table:table-row table:style-name="ro1">
          <table:table-cell table:style-name="ce2531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531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531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531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531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531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531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531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531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0" office:value-type="string" calcext:value-type="string">
            <text:p>V8.9.3</text:p>
          </table:table-cell>
        </table:table-row>
        <table:table-row table:style-name="ro1">
          <table:table-cell table:style-name="ce2531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531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531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530"/>
        </table:table-row>
        <table:table-row table:style-name="ro1">
          <table:table-cell table:style-name="ce2530" office:value-type="string" calcext:value-type="string">
            <text:p>V8.9.2</text:p>
          </table:table-cell>
        </table:table-row>
        <table:table-row table:style-name="ro1">
          <table:table-cell table:style-name="ce2531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531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531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531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531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0" office:value-type="string" calcext:value-type="string">
            <text:p>V8.9.1</text:p>
          </table:table-cell>
        </table:table-row>
        <table:table-row table:style-name="ro1">
          <table:table-cell table:style-name="ce2531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0" office:value-type="string" calcext:value-type="string">
            <text:p>V8.9.0</text:p>
          </table:table-cell>
        </table:table-row>
        <table:table-row table:style-name="ro1">
          <table:table-cell table:style-name="ce2531" office:value-type="string" calcext:value-type="string">
            <text:p>* Ostorharc a harcmodor táblázatba</text:p>
          </table:table-cell>
        </table:table-row>
        <table:table-row table:style-name="ro1">
          <table:table-cell table:style-name="ce2531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531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531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531" office:value-type="string" calcext:value-type="string">
            <text:p>* Pajzshasználat 3.fok: +5 VÉ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0" office:value-type="string" calcext:value-type="string">
            <text:p>V8.8.9</text:p>
          </table:table-cell>
        </table:table-row>
        <table:table-row table:style-name="ro1">
          <table:table-cell table:style-name="ce2531" office:value-type="string" calcext:value-type="string">
            <text:p>* Ostorharc harcmodor bekerült</text:p>
          </table:table-cell>
        </table:table-row>
        <table:table-row table:style-name="ro1">
          <table:table-cell table:style-name="ce2531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531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0" office:value-type="string" calcext:value-type="string">
            <text:p>V8.8.8</text:p>
          </table:table-cell>
        </table:table-row>
        <table:table-row table:style-name="ro1">
          <table:table-cell table:style-name="ce2531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531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531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531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0" office:value-type="string" calcext:value-type="string">
            <text:p>V8.8.7</text:p>
          </table:table-cell>
        </table:table-row>
        <table:table-row table:style-name="ro1">
          <table:table-cell table:style-name="ce2531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531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531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531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531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531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0" office:value-type="string" calcext:value-type="string">
            <text:p>V8.8.6</text:p>
          </table:table-cell>
        </table:table-row>
        <table:table-row table:style-name="ro1">
          <table:table-cell table:style-name="ce2531" office:value-type="string" calcext:value-type="string">
            <text:p>* Vezető fortélyok bekerültek</text:p>
          </table:table-cell>
        </table:table-row>
        <table:table-row table:style-name="ro1">
          <table:table-cell table:style-name="ce2531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531" office:value-type="string" calcext:value-type="string">
            <text:p>* kultúrkörök listája frissítve</text:p>
          </table:table-cell>
        </table:table-row>
        <table:table-row table:style-name="ro1">
          <table:table-cell table:style-name="ce2531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3" office:value-type="string" calcext:value-type="string">
            <text:p>V8.8.5</text:p>
          </table:table-cell>
        </table:table-row>
        <table:table-row table:style-name="ro1">
          <table:table-cell table:style-name="ce2531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531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531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531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3" office:value-type="string" calcext:value-type="string">
            <text:p>V8.8.4</text:p>
          </table:table-cell>
        </table:table-row>
        <table:table-row table:style-name="ro1">
          <table:table-cell table:style-name="ce2531" office:value-type="string" calcext:value-type="string">
            <text:p>* Új: Alakzatharc képzettség</text:p>
          </table:table-cell>
        </table:table-row>
        <table:table-row table:style-name="ro1">
          <table:table-cell table:style-name="ce2531" office:value-type="string" calcext:value-type="string">
            <text:p>* Új: Alakzat: támadó fortély</text:p>
          </table:table-cell>
        </table:table-row>
        <table:table-row table:style-name="ro1">
          <table:table-cell table:style-name="ce2531" office:value-type="string" calcext:value-type="string">
            <text:p>* Új: Alakzat: védekező fortély</text:p>
          </table:table-cell>
        </table:table-row>
        <table:table-row table:style-name="ro1">
          <table:table-cell table:style-name="ce2531" office:value-type="string" calcext:value-type="string">
            <text:p>* Új: Parancsnok fortély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3" office:value-type="string" calcext:value-type="string">
            <text:p>V8.8.3</text:p>
          </table:table-cell>
        </table:table-row>
        <table:table-row table:style-name="ro1">
          <table:table-cell table:style-name="ce2531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531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531" office:value-type="string" calcext:value-type="string">
            <text:p>* Új: Harckeret növelés fortély</text:p>
          </table:table-cell>
        </table:table-row>
        <table:table-row table:style-name="ro1">
          <table:table-cell table:style-name="ce2531" office:value-type="string" calcext:value-type="string">
            <text:p>* Új: Koordinátor fortély</text:p>
          </table:table-cell>
        </table:table-row>
        <table:table-row table:style-name="ro1">
          <table:table-cell table:style-name="ce2531" office:value-type="string" calcext:value-type="string">
            <text:p>* Új: Daráló fortély</text:p>
          </table:table-cell>
        </table:table-row>
        <table:table-row table:style-name="ro1">
          <table:table-cell table:style-name="ce2531" office:value-type="string" calcext:value-type="string">
            <text:p>* Taktika: Falanx megszűnt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3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531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3" office:value-type="string" calcext:value-type="string">
            <text:p>V8.8.1</text:p>
          </table:table-cell>
        </table:table-row>
        <table:table-row table:style-name="ro1">
          <table:table-cell table:style-name="ce2531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531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531" office:value-type="string" calcext:value-type="string">
            <text:p>* Új: Elpusztíthatatlan fortély</text:p>
          </table:table-cell>
        </table:table-row>
        <table:table-row table:style-name="ro1">
          <table:table-cell table:style-name="ce2531" office:value-type="string" calcext:value-type="string">
            <text:p>* Új: Gladiátor bestiái fortély</text:p>
          </table:table-cell>
        </table:table-row>
        <table:table-row table:style-name="ro1">
          <table:table-cell table:style-name="ce2531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531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531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3" office:value-type="string" calcext:value-type="string">
            <text:p>V8.8.0</text:p>
          </table:table-cell>
        </table:table-row>
        <table:table-row table:style-name="ro1">
          <table:table-cell table:style-name="ce2531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531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531" office:value-type="string" calcext:value-type="string">
            <text:p><text:span text:style-name="T79">* Új fortély: Ősi kultkúrkör </text:span><text:span text:style-name="T105">🔁</text:span></text:p>
          </table:table-cell>
        </table:table-row>
        <table:table-row table:style-name="ro1">
          <table:table-cell table:style-name="ce2531" office:value-type="string" calcext:value-type="string">
            <text:p>* Szilánk pontértéknek cella</text:p>
          </table:table-cell>
        </table:table-row>
        <table:table-row table:style-name="ro1">
          <table:table-cell table:style-name="ce2531" office:value-type="string" calcext:value-type="string">
            <text:p>* Felszerelés keret képlet 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3" office:value-type="string" calcext:value-type="string">
            <text:p>V8.7.9</text:p>
          </table:table-cell>
        </table:table-row>
        <table:table-row table:style-name="ro1">
          <table:table-cell table:style-name="ce2531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531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531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531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3" office:value-type="string" calcext:value-type="string">
            <text:p>V8.7.8</text:p>
          </table:table-cell>
        </table:table-row>
        <table:table-row table:style-name="ro1">
          <table:table-cell table:style-name="ce2531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531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531" office:value-type="string" calcext:value-type="string">
            <text:p><text:span text:style-name="T79">* SzF_Hátterek fül visszanevezve: „</text:span>Speciális”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3" office:value-type="string" calcext:value-type="string">
            <text:p>V8.7.7</text:p>
          </table:table-cell>
        </table:table-row>
        <table:table-row table:style-name="ro1">
          <table:table-cell table:style-name="ce2531" office:value-type="string" calcext:value-type="string">
            <text:p>* Új Szabad Fortély: Kihallgatás</text:p>
          </table:table-cell>
        </table:table-row>
        <table:table-row table:style-name="ro1">
          <table:table-cell table:style-name="ce2531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3" office:value-type="string" calcext:value-type="string">
            <text:p>V8.7.6</text:p>
          </table:table-cell>
        </table:table-row>
        <table:table-row table:style-name="ro1">
          <table:table-cell table:style-name="ce2531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531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531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531" office:value-type="string" calcext:value-type="string">
            <text:p>* Kínzás képzettség megszünt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3" office:value-type="string" calcext:value-type="string">
            <text:p>V8.7.5</text:p>
          </table:table-cell>
        </table:table-row>
        <table:table-row table:style-name="ro1">
          <table:table-cell table:style-name="ce2531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531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531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533"/>
        </table:table-row>
        <table:table-row table:style-name="ro1">
          <table:table-cell table:style-name="ce2533" office:value-type="string" calcext:value-type="string">
            <text:p>V8.7.4</text:p>
          </table:table-cell>
        </table:table-row>
        <table:table-row table:style-name="ro1">
          <table:table-cell table:style-name="ce2531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531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531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531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534" office:value-type="string" calcext:value-type="string">
            <text:p>* <text:span text:style-name="T106">Számtan</text:span> képzettség új neve: Kvantikum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3" office:value-type="string" calcext:value-type="string">
            <text:p>V8.7.3</text:p>
          </table:table-cell>
        </table:table-row>
        <table:table-row table:style-name="ro1">
          <table:table-cell table:style-name="ce2531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531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531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531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531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531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3" office:value-type="string" calcext:value-type="string">
            <text:p>V8.7.2</text:p>
          </table:table-cell>
        </table:table-row>
        <table:table-row table:style-name="ro1">
          <table:table-cell table:style-name="ce2531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531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531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3" office:value-type="string" calcext:value-type="string">
            <text:p>V8.7.1</text:p>
          </table:table-cell>
        </table:table-row>
        <table:table-row table:style-name="ro1">
          <table:table-cell table:style-name="ce2531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531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3" office:value-type="string" calcext:value-type="string">
            <text:p>V8.7.0</text:p>
          </table:table-cell>
        </table:table-row>
        <table:table-row table:style-name="ro1">
          <table:table-cell table:style-name="ce2531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531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531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531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531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3" office:value-type="string" calcext:value-type="string">
            <text:p>V8.6.9</text:p>
          </table:table-cell>
        </table:table-row>
        <table:table-row table:style-name="ro1">
          <table:table-cell table:style-name="ce2531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531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531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531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3" office:value-type="string" calcext:value-type="string">
            <text:p>V8.6.8</text:p>
          </table:table-cell>
        </table:table-row>
        <table:table-row table:style-name="ro1">
          <table:table-cell table:style-name="ce2531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531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531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531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531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531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3" office:value-type="string" calcext:value-type="string">
            <text:p>V8.6.7</text:p>
          </table:table-cell>
        </table:table-row>
        <table:table-row table:style-name="ro1">
          <table:table-cell table:style-name="ce2531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531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531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531" office:value-type="string" calcext:value-type="string">
            <text:p>* Tradíció lista frissítve</text:p>
          </table:table-cell>
        </table:table-row>
        <table:table-row table:style-name="ro1">
          <table:table-cell table:style-name="ce2531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3" office:value-type="string" calcext:value-type="string">
            <text:p>V8.6.6</text:p>
          </table:table-cell>
        </table:table-row>
        <table:table-row table:style-name="ro1">
          <table:table-cell table:style-name="ce2531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3" office:value-type="string" calcext:value-type="string">
            <text:p>V8.6.5</text:p>
          </table:table-cell>
        </table:table-row>
        <table:table-row table:style-name="ro1">
          <table:table-cell table:style-name="ce2531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531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531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531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3" office:value-type="string" calcext:value-type="string">
            <text:p>V8.6.4</text:p>
          </table:table-cell>
        </table:table-row>
        <table:table-row table:style-name="ro1">
          <table:table-cell table:style-name="ce2531" office:value-type="string" calcext:value-type="string">
            <text:p>* KP Alap megszűnt</text:p>
          </table:table-cell>
        </table:table-row>
        <table:table-row table:style-name="ro1">
          <table:table-cell table:style-name="ce2531" office:value-type="string" calcext:value-type="string">
            <text:p>* KP / Szint: 50 + Intelligencia</text:p>
          </table:table-cell>
        </table:table-row>
        <table:table-row table:style-name="ro1">
          <table:table-cell table:style-name="ce2531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531" office:value-type="string" calcext:value-type="string">
            <text:p>* Új Leíró Hátterek</text:p>
          </table:table-cell>
        </table:table-row>
        <table:table-row table:style-name="ro1">
          <table:table-cell table:style-name="ce2531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3" office:value-type="string" calcext:value-type="string">
            <text:p>V8.6.3</text:p>
          </table:table-cell>
        </table:table-row>
        <table:table-row table:style-name="ro1">
          <table:table-cell table:style-name="ce2531" office:value-type="string" calcext:value-type="string">
            <text:p>* Helyismeret db számláló</text:p>
          </table:table-cell>
        </table:table-row>
        <table:table-row table:style-name="ro1">
          <table:table-cell table:style-name="ce2531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531" office:value-type="string" calcext:value-type="string">
            <text:p>* Hadvezetés átnevezve: Hadászat</text:p>
          </table:table-cell>
        </table:table-row>
        <table:table-row table:style-name="ro1">
          <table:table-cell table:style-name="ce2531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531" office:value-type="string" calcext:value-type="string">
            <text:p>* Leíró Hátterek bekerültek</text:p>
          </table:table-cell>
        </table:table-row>
        <table:table-row table:style-name="ro1">
          <table:table-cell table:style-name="ce2531" office:value-type="string" calcext:value-type="string">
            <text:p>* Vadember fortély bekerült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3" office:value-type="string" calcext:value-type="string">
            <text:p>V8.6.2</text:p>
          </table:table-cell>
        </table:table-row>
        <table:table-row table:style-name="ro1">
          <table:table-cell table:style-name="ce2531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531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531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531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531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531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3" office:value-type="string" calcext:value-type="string">
            <text:p>V8.6.1</text:p>
          </table:table-cell>
        </table:table-row>
        <table:table-row table:style-name="ro1">
          <table:table-cell table:style-name="ce2531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531" office:value-type="string" calcext:value-type="string">
            <text:p>* képzettséglista szinkronizálás</text:p>
          </table:table-cell>
        </table:table-row>
        <table:table-row table:style-name="ro1">
          <table:table-cell table:style-name="ce2531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531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531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531" office:value-type="string" calcext:value-type="string">
            <text:p>* rengeteg apró javítás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3" office:value-type="string" calcext:value-type="string">
            <text:p>V8.6.0</text:p>
          </table:table-cell>
        </table:table-row>
        <table:table-row table:style-name="ro1">
          <table:table-cell table:style-name="ce2531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531" office:value-type="string" calcext:value-type="string">
            <text:p>* Data fül teljes átrendezése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3" office:value-type="string" calcext:value-type="string">
            <text:p>V8.5.1</text:p>
          </table:table-cell>
        </table:table-row>
        <table:table-row table:style-name="ro1">
          <table:table-cell table:style-name="ce2531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531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531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531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3" office:value-type="string" calcext:value-type="string">
            <text:p>V8.5.0 – 1K</text:p>
          </table:table-cell>
        </table:table-row>
        <table:table-row table:style-name="ro1">
          <table:table-cell table:style-name="ce2531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531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531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531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531" office:value-type="string" calcext:value-type="string">
            <text:p>* SFÉ számítása automatikus</text:p>
          </table:table-cell>
        </table:table-row>
        <table:table-row table:style-name="ro1">
          <table:table-cell table:style-name="ce2531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531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531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531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531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531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3" office:value-type="string" calcext:value-type="string">
            <text:p>V8.3.2</text:p>
          </table:table-cell>
        </table:table-row>
        <table:table-row table:style-name="ro1">
          <table:table-cell table:style-name="ce2531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531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531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3" office:value-type="string" calcext:value-type="string">
            <text:p>V8.3.1</text:p>
          </table:table-cell>
        </table:table-row>
        <table:table-row table:style-name="ro1">
          <table:table-cell table:style-name="ce2531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531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531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531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531" office:value-type="string" calcext:value-type="string">
            <text:p>* Hamisítás képzettség bekötve</text:p>
          </table:table-cell>
        </table:table-row>
        <table:table-row table:style-name="ro29">
          <table:table-cell table:style-name="ce2531" office:value-type="string" calcext:value-type="string">
            <text:p>* Szakma lista</text:p>
          </table:table-cell>
        </table:table-row>
        <table:table-row table:style-name="ro29">
          <table:table-cell table:style-name="ce2531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531"/>
        </table:table-row>
        <table:table-row table:style-name="ro29">
          <table:table-cell table:style-name="ce2533" office:value-type="string" calcext:value-type="string">
            <text:p>V8.3.0</text:p>
          </table:table-cell>
        </table:table-row>
        <table:table-row table:style-name="ro30">
          <table:table-cell table:style-name="ce2531" office:value-type="string" calcext:value-type="string">
            <text:p>* Történelemismeret: Átfogó</text:p>
          </table:table-cell>
        </table:table-row>
        <table:table-row table:style-name="ro30">
          <table:table-cell table:style-name="ce2531" office:value-type="string" calcext:value-type="string">
            <text:p>* Műveltség: Átlagos (új)</text:p>
          </table:table-cell>
        </table:table-row>
        <table:table-row table:style-name="ro30">
          <table:table-cell table:style-name="ce2531" office:value-type="string" calcext:value-type="string">
            <text:p>* Irodalom-ismeret megszűnt</text:p>
          </table:table-cell>
        </table:table-row>
        <table:table-row table:style-name="ro30">
          <table:table-cell table:style-name="ce2531" office:value-type="string" calcext:value-type="string">
            <text:p>* SP táblázat bekerült a Harcértékek fülre</text:p>
          </table:table-cell>
        </table:table-row>
        <table:table-row table:style-name="ro30">
          <table:table-cell table:style-name="ce2531" office:value-type="string" calcext:value-type="string">
            <text:p>* Könnyű képzettségek megszűntek</text:p>
          </table:table-cell>
        </table:table-row>
        <table:table-row table:style-name="ro30">
          <table:table-cell table:style-name="ce2531" office:value-type="string" calcext:value-type="string">
            <text:p>* Nyelvismeret (ingyenes) táblázat bekerült - választhatóak legördülő menüből</text:p>
          </table:table-cell>
        </table:table-row>
        <table:table-row table:style-name="ro30">
          <table:table-cell table:style-name="ce2531" office:value-type="string" calcext:value-type="string">
            <text:p>* Nyelvek választhatóak legördülő menüből</text:p>
          </table:table-cell>
        </table:table-row>
        <table:table-row table:style-name="ro30">
          <table:table-cell table:style-name="ce2531" office:value-type="string" calcext:value-type="string">
            <text:p>* Fortélylista fülre nyelvek, hátterek listája</text:p>
          </table:table-cell>
        </table:table-row>
        <table:table-row table:style-name="ro30">
          <table:table-cell table:style-name="ce2531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531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30">
          <table:table-cell table:style-name="ce2531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531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531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531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531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531"/>
        </table:table-row>
        <table:table-row table:style-name="ro2">
          <table:table-cell table:style-name="ce2533" office:value-type="string" calcext:value-type="string">
            <text:p>V8.2.6</text:p>
          </table:table-cell>
        </table:table-row>
        <table:table-row table:style-name="ro2">
          <table:table-cell table:style-name="ce2531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531" office:value-type="string" calcext:value-type="string">
            <text:p>* Helyismeret Bónusz háttér lett</text:p>
          </table:table-cell>
        </table:table-row>
        <table:table-row table:style-name="ro2">
          <table:table-cell table:style-name="ce2531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531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531" office:value-type="string" calcext:value-type="string">
            <text:p>* Pszí-iskola képzettség Átfogó</text:p>
          </table:table-cell>
        </table:table-row>
        <table:table-row table:style-name="ro2">
          <table:table-cell table:style-name="ce2531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531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531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531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531"/>
        </table:table-row>
        <table:table-row table:style-name="ro30">
          <table:table-cell table:style-name="ce2533" office:value-type="string" calcext:value-type="string">
            <text:p>V8.2.4</text:p>
          </table:table-cell>
        </table:table-row>
        <table:table-row table:style-name="ro30">
          <table:table-cell table:style-name="ce2531" office:value-type="string" calcext:value-type="string">
            <text:p>* Fülek átnevezése, színezése</text:p>
          </table:table-cell>
        </table:table-row>
        <table:table-row table:style-name="ro30">
          <table:table-cell table:style-name="ce2531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531"/>
        </table:table-row>
        <table:table-row table:style-name="ro30">
          <table:table-cell table:style-name="ce2533" office:value-type="string" calcext:value-type="string">
            <text:p>V8.2.3</text:p>
          </table:table-cell>
        </table:table-row>
        <table:table-row table:style-name="ro30">
          <table:table-cell table:style-name="ce2531" office:value-type="string" calcext:value-type="string">
            <text:p>* Szekunder fortélyok legördülő listából választhatóak</text:p>
          </table:table-cell>
        </table:table-row>
        <table:table-row table:style-name="ro30">
          <table:table-cell table:style-name="ce2531" office:value-type="string" calcext:value-type="string">
            <text:p>* Új fül: Fortélyok</text:p>
          </table:table-cell>
        </table:table-row>
        <table:table-row table:style-name="ro2">
          <table:table-cell table:style-name="ce2533"/>
        </table:table-row>
        <table:table-row table:style-name="ro30">
          <table:table-cell table:style-name="ce2533" office:value-type="string" calcext:value-type="string">
            <text:p>V8.2.2</text:p>
          </table:table-cell>
        </table:table-row>
        <table:table-row table:style-name="ro30">
          <table:table-cell table:style-name="ce2531" office:value-type="string" calcext:value-type="string">
            <text:p>* Új betűtípus: Avenir</text:p>
          </table:table-cell>
        </table:table-row>
        <table:table-row table:style-name="ro2">
          <table:table-cell table:style-name="ce2531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531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531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531"/>
        </table:table-row>
        <table:table-row table:style-name="ro2">
          <table:table-cell table:style-name="ce2533" office:value-type="string" calcext:value-type="string">
            <text:p>V8.2.0</text:p>
          </table:table-cell>
        </table:table-row>
        <table:table-row table:style-name="ro2">
          <table:table-cell table:style-name="ce2531" office:value-type="string" calcext:value-type="string">
            <text:p>* Vértviselet bekerült a fix fortélyok közé</text:p>
          </table:table-cell>
        </table:table-row>
        <table:table-row table:style-name="ro30">
          <table:table-cell table:style-name="ce2531" office:value-type="string" calcext:value-type="string">
            <text:p>* Erőbónusz ismét beszámolva a fegyverek értékeibe</text:p>
          </table:table-cell>
        </table:table-row>
        <table:table-row table:style-name="ro30">
          <table:table-cell table:style-name="ce2531" office:value-type="string" calcext:value-type="string">
            <text:p>* ÉP táblázat: automatikus kiszürkítés ÉP számától függően</text:p>
          </table:table-cell>
        </table:table-row>
        <table:table-row table:style-name="ro30">
          <table:table-cell table:style-name="ce2531" office:value-type="string" calcext:value-type="string">
            <text:p>* Kétkezes harc táblázat</text:p>
          </table:table-cell>
        </table:table-row>
        <table:table-row table:style-name="ro30">
          <table:table-cell table:style-name="ce2531" office:value-type="string" calcext:value-type="string">
            <text:p>* Páncélok, vértek táblázat</text:p>
          </table:table-cell>
        </table:table-row>
        <table:table-row table:style-name="ro2">
          <table:table-cell table:style-name="ce2531"/>
        </table:table-row>
        <table:table-row table:style-name="ro30">
          <table:table-cell table:style-name="ce2533" office:value-type="string" calcext:value-type="string">
            <text:p>V8.1.1</text:p>
          </table:table-cell>
        </table:table-row>
        <table:table-row table:style-name="ro30">
          <table:table-cell table:style-name="ce2531" office:value-type="string" calcext:value-type="string">
            <text:p>* Max szint: 21</text:p>
          </table:table-cell>
        </table:table-row>
        <table:table-row table:style-name="ro30">
          <table:table-cell table:style-name="ce2531" office:value-type="string" calcext:value-type="string">
            <text:p>* KP Alap: 150</text:p>
          </table:table-cell>
        </table:table-row>
        <table:table-row table:style-name="ro30">
          <table:table-cell table:style-name="ce2531" office:value-type="string" calcext:value-type="string">
            <text:p>* KP/Szint: 100 + (2x Intelligencia)</text:p>
          </table:table-cell>
        </table:table-row>
        <table:table-row table:style-name="ro30">
          <table:table-cell table:style-name="ce2531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531"/>
        </table:table-row>
        <table:table-row table:style-name="ro2">
          <table:table-cell table:style-name="ce2533" office:value-type="string" calcext:value-type="string">
            <text:p>V8.1.0</text:p>
          </table:table-cell>
        </table:table-row>
        <table:table-row table:style-name="ro2">
          <table:table-cell table:style-name="ce2531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531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531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531" office:value-type="string" calcext:value-type="string">
            <text:p>* Hátterek átkerült a „Tartalék” lapra</text:p>
          </table:table-cell>
        </table:table-row>
        <table:table-row table:style-name="ro30">
          <table:table-cell table:style-name="ce2531" office:value-type="string" calcext:value-type="string">
            <text:p>* Fegyverek táblázatban a fegyver kommenteket is beszúrja</text:p>
          </table:table-cell>
        </table:table-row>
        <table:table-row table:style-name="ro30">
          <table:table-cell table:style-name="ce2531" office:value-type="string" calcext:value-type="string">
            <text:p>* Távolsági fegyvereknél: hatótáv; + fegyver komment</text:p>
          </table:table-cell>
        </table:table-row>
        <table:table-row table:style-name="ro30">
          <table:table-cell table:style-name="ce2531" office:value-type="string" calcext:value-type="string">
            <text:p>* Elsődleges nyelv és másodlagos nyelv (Pyarroni és második helyett).</text:p>
          </table:table-cell>
        </table:table-row>
        <table:table-row table:style-name="ro30">
          <table:table-cell table:style-name="ce2531" office:value-type="string" calcext:value-type="string">
            <text:p>* Az 1.nyelvre: +6 bónusz; 2.nyelvre: +3 bónusz.</text:p>
          </table:table-cell>
        </table:table-row>
        <table:table-row table:style-name="ro30">
          <table:table-cell table:style-name="ce2531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30">
          <table:table-cell table:style-name="ce2531" office:value-type="string" calcext:value-type="string">
            <text:p>* Plusz egy sor az Életerő táblázatba</text:p>
          </table:table-cell>
        </table:table-row>
        <table:table-row table:style-name="ro30">
          <table:table-cell table:style-name="ce2531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531"/>
        </table:table-row>
        <table:table-row table:style-name="ro2">
          <table:table-cell table:style-name="ce2533" office:value-type="string" calcext:value-type="string">
            <text:p>V8.0.5</text:p>
          </table:table-cell>
        </table:table-row>
        <table:table-row table:style-name="ro2">
          <table:table-cell table:style-name="ce2531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531" office:value-type="string" calcext:value-type="string">
            <text:p>* KP maradt warning formázás</text:p>
          </table:table-cell>
        </table:table-row>
        <table:table-row table:style-name="ro2">
          <table:table-cell table:style-name="ce2531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531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531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531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531" office:value-type="string" calcext:value-type="string">
            <text:p>* Fix: Primer túllépés formázás</text:p>
          </table:table-cell>
        </table:table-row>
        <table:table-row table:style-name="ro2">
          <table:table-cell table:style-name="ce2531"/>
        </table:table-row>
        <table:table-row table:style-name="ro2">
          <table:table-cell table:style-name="ce2533" office:value-type="string" calcext:value-type="string">
            <text:p>V8.0.1</text:p>
          </table:table-cell>
        </table:table-row>
        <table:table-row table:style-name="ro2">
          <table:table-cell table:style-name="ce2531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531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531"/>
        </table:table-row>
        <table:table-row table:style-name="ro2">
          <table:table-cell table:style-name="ce2533" office:value-type="string" calcext:value-type="string">
            <text:p>V8.0.0</text:p>
          </table:table-cell>
        </table:table-row>
        <table:table-row table:style-name="ro2">
          <table:table-cell table:style-name="ce2531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531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531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531" office:value-type="string" calcext:value-type="string">
            <text:p>* Szekunder képzettségek maximuma: (szint x <text:span text:style-name="T96">6</text:span>)</text:p>
          </table:table-cell>
        </table:table-row>
        <table:table-row table:style-name="ro2">
          <table:table-cell table:style-name="ce2531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531"/>
        </table:table-row>
        <table:table-row table:style-name="ro2">
          <table:table-cell table:style-name="ce2533" office:value-type="string" calcext:value-type="string">
            <text:p>V7.9.3</text:p>
          </table:table-cell>
        </table:table-row>
        <table:table-row table:style-name="ro2">
          <table:table-cell table:style-name="ce2531" office:value-type="string" calcext:value-type="string">
            <text:p>* Új érték: Aura (3.fül)</text:p>
          </table:table-cell>
        </table:table-row>
        <table:table-row table:style-name="ro2">
          <table:table-cell table:style-name="ce2531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531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531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531"/>
        </table:table-row>
        <table:table-row table:style-name="ro2">
          <table:table-cell table:style-name="ce2533" office:value-type="string" calcext:value-type="string">
            <text:p>V7.9.2</text:p>
          </table:table-cell>
        </table:table-row>
        <table:table-row table:style-name="ro30">
          <table:table-cell table:style-name="ce2531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531"/>
        </table:table-row>
        <table:table-row table:style-name="ro30">
          <table:table-cell table:style-name="ce2533" office:value-type="string" calcext:value-type="string">
            <text:p>V7.9.1</text:p>
          </table:table-cell>
        </table:table-row>
        <table:table-row table:style-name="ro30">
          <table:table-cell table:style-name="ce2531" office:value-type="string" calcext:value-type="string">
            <text:p>* Új Primer képzettségek: Akrobatika, Lopakodás/rejtőzés, Aurafejlesztés</text:p>
          </table:table-cell>
        </table:table-row>
        <table:table-row table:style-name="ro30">
          <table:table-cell table:style-name="ce2531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531"/>
        </table:table-row>
        <table:table-row table:style-name="ro2">
          <table:table-cell table:style-name="ce2533" office:value-type="string" calcext:value-type="string">
            <text:p>V7.9</text:p>
          </table:table-cell>
        </table:table-row>
        <table:table-row table:style-name="ro2">
          <table:table-cell table:style-name="ce2535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535" office:value-type="string" calcext:value-type="string">
            <text:p>* Háttér táblázatok összevonva</text:p>
          </table:table-cell>
        </table:table-row>
        <table:table-row table:style-name="ro2">
          <table:table-cell table:style-name="ce2536"/>
        </table:table-row>
        <table:table-row table:style-name="ro2">
          <table:table-cell table:style-name="ce2536" office:value-type="string" calcext:value-type="string">
            <text:p>V7.8</text:p>
          </table:table-cell>
        </table:table-row>
        <table:table-row table:style-name="ro2">
          <table:table-cell table:style-name="ce2535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535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535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535"/>
        </table:table-row>
        <table:table-row table:style-name="ro2">
          <table:table-cell table:style-name="ce2536" office:value-type="string" calcext:value-type="string">
            <text:p>V7.7.1</text:p>
          </table:table-cell>
        </table:table-row>
        <table:table-row table:style-name="ro2">
          <table:table-cell table:style-name="ce2537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536"/>
        </table:table-row>
        <table:table-row table:style-name="ro2">
          <table:table-cell table:style-name="ce2536" office:value-type="string" calcext:value-type="string">
            <text:p>V7.7</text:p>
          </table:table-cell>
        </table:table-row>
        <table:table-row table:style-name="ro2">
          <table:table-cell table:style-name="ce2535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535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535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535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535"/>
        </table:table-row>
        <table:table-row table:style-name="ro2">
          <table:table-cell table:style-name="ce2536" office:value-type="string" calcext:value-type="string">
            <text:p>V7.6.1</text:p>
          </table:table-cell>
        </table:table-row>
        <table:table-row table:style-name="ro2">
          <table:table-cell table:style-name="ce2538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536"/>
        </table:table-row>
        <table:table-row table:style-name="ro2">
          <table:table-cell table:style-name="ce2536" office:value-type="string" calcext:value-type="string">
            <text:p>V7.6</text:p>
          </table:table-cell>
        </table:table-row>
        <table:table-row table:style-name="ro2">
          <table:table-cell table:style-name="ce2535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539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539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536"/>
        </table:table-row>
        <table:table-row table:style-name="ro2">
          <table:table-cell table:style-name="ce2536" office:value-type="string" calcext:value-type="string">
            <text:p>V7.5</text:p>
          </table:table-cell>
        </table:table-row>
        <table:table-row table:style-name="ro2">
          <table:table-cell table:style-name="ce2539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539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536"/>
        </table:table-row>
        <table:table-row table:style-name="ro2">
          <table:table-cell table:style-name="ce2536" office:value-type="string" calcext:value-type="string">
            <text:p>V7.4</text:p>
          </table:table-cell>
        </table:table-row>
        <table:table-row table:style-name="ro2">
          <table:table-cell table:style-name="ce2539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539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545"/>
        </table:table-row>
        <table:table-row table:style-name="ro2">
          <table:table-cell table:style-name="ce2536" office:value-type="string" calcext:value-type="string">
            <text:p>V7.3</text:p>
          </table:table-cell>
        </table:table-row>
        <table:table-row table:style-name="ro2">
          <table:table-cell table:style-name="ce2535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535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536"/>
        </table:table-row>
        <table:table-row table:style-name="ro2">
          <table:table-cell table:style-name="ce2536" office:value-type="string" calcext:value-type="string">
            <text:p>V7.2</text:p>
          </table:table-cell>
        </table:table-row>
        <table:table-row table:style-name="ro2">
          <table:table-cell table:style-name="ce2535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535"/>
        </table:table-row>
        <table:table-row table:style-name="ro2">
          <table:table-cell table:style-name="ce2536" office:value-type="string" calcext:value-type="string">
            <text:p>V7.1</text:p>
          </table:table-cell>
        </table:table-row>
        <table:table-row table:style-name="ro2">
          <table:table-cell table:style-name="ce2535" office:value-type="string" calcext:value-type="string">
            <text:p>* Buzogány harcértékek</text:p>
          </table:table-cell>
        </table:table-row>
        <table:table-row table:style-name="ro2">
          <table:table-cell table:style-name="ce2536"/>
        </table:table-row>
        <table:table-row table:style-name="ro2">
          <table:table-cell table:style-name="ce2536" office:value-type="string" calcext:value-type="string">
            <text:p>V7.0</text:p>
          </table:table-cell>
        </table:table-row>
        <table:table-row table:style-name="ro1">
          <table:table-cell table:style-name="ce2535" office:value-type="string" calcext:value-type="string">
            <text:p>* <text:span text:style-name="T17">[Új]:</text:span><text:span text:style-name="T48"> Tartós sérülés: +10-50 KP (kézzel beírandó, hozzáadódik a max KP-khoz)</text:span></text:p>
          </table:table-cell>
        </table:table-row>
        <table:table-row table:style-name="ro1">
          <table:table-cell table:style-name="ce2535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535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535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536"/>
        </table:table-row>
        <table:table-row table:style-name="ro2">
          <table:table-cell table:style-name="ce2536" office:value-type="string" calcext:value-type="string">
            <text:p>V6.9</text:p>
          </table:table-cell>
        </table:table-row>
        <table:table-row table:style-name="ro1">
          <table:table-cell table:style-name="ce2535" office:value-type="string" calcext:value-type="string">
            <text:p>* <text:span text:style-name="T17">[Változás]:</text:span><text:span text:style-name="T48"> Kiegészítő KP / Szint: (</text:span><text:span text:style-name="T107">20</text:span><text:span text:style-name="T48">+Emlékezet)</text:span></text:p>
          </table:table-cell>
        </table:table-row>
        <table:table-row table:style-name="ro1">
          <table:table-cell table:style-name="ce2535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535" office:value-type="string" calcext:value-type="string">
            <text:p>* <text:span text:style-name="T17">[Változás]:</text:span><text:span text:style-name="T48"> 1 HM = 4 KP</text:span></text:p>
          </table:table-cell>
        </table:table-row>
        <table:table-row table:style-name="ro1">
          <table:table-cell table:style-name="ce2535" office:value-type="string" calcext:value-type="string">
            <text:p>* <text:span text:style-name="T17">[Változás]:</text:span><text:span text:style-name="T48"> Érzékek KP értéke változott! Összevonásra kerültek.</text:span></text:p>
          </table:table-cell>
        </table:table-row>
        <table:table-row table:style-name="ro1">
          <table:table-cell table:style-name="ce2535" office:value-type="string" calcext:value-type="string">
            <text:p>* <text:span text:style-name="T17">[Változás]:</text:span><text:span text:style-name="T48"> Vakság: 45KP, Süketség: 35 KP</text:span></text:p>
          </table:table-cell>
        </table:table-row>
        <table:table-row table:style-name="ro1">
          <table:table-cell table:style-name="ce2535" office:value-type="string" calcext:value-type="string">
            <text:p>* <text:span text:style-name="T17">[Változás]:</text:span><text:span text:style-name="T48"> Mágikus célzás: új harcmodor (Ostromlövészet átment a tartalék oldalra)</text:span></text:p>
          </table:table-cell>
        </table:table-row>
        <table:table-row table:style-name="ro1">
          <table:table-cell table:style-name="ce2535" office:value-type="string" calcext:value-type="string">
            <text:p>* <text:span text:style-name="T17">[Változás]:</text:span><text:span text:style-name="T48"> Erőbónusz: Erő +2 feletti része 1:1-ben</text:span></text:p>
          </table:table-cell>
        </table:table-row>
        <table:table-row table:style-name="ro2">
          <table:table-cell table:style-name="ce2536"/>
        </table:table-row>
        <table:table-row table:style-name="ro2">
          <table:table-cell table:style-name="ce2536" office:value-type="string" calcext:value-type="string">
            <text:p>V6.8</text:p>
          </table:table-cell>
        </table:table-row>
        <table:table-row table:style-name="ro1">
          <table:table-cell table:style-name="ce2535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535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535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535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535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535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535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535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535" office:value-type="string" calcext:value-type="string">
            <text:p>* <text:span text:style-name="T17">[Új]</text:span>: Erőbónusz beszámít: (Erő/2) <text:span text:style-name="T108">→ </text:span><text:span text:style-name="T109">lefelé</text:span><text:span text:style-name="T108"> kerekítve</text:span></text:p>
          </table:table-cell>
        </table:table-row>
        <table:table-row table:style-name="ro1">
          <table:table-cell table:style-name="ce2535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535" office:value-type="string" calcext:value-type="string">
            <text:p>                   <text:span text:style-name="T108">→</text:span> A harci és misztikus képzettségek szintje legfeljebb (szint+3) lehet</text:p>
          </table:table-cell>
        </table:table-row>
        <table:table-row table:style-name="ro1">
          <table:table-cell table:style-name="ce2535" office:value-type="string" calcext:value-type="string">
            <text:p>                   <text:span text:style-name="T108">→</text:span> A többi képzettség értéke pedig legfeljebb (szint+8) lehet</text:p>
          </table:table-cell>
        </table:table-row>
        <table:table-row table:style-name="ro1">
          <table:table-cell table:style-name="ce2535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535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535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535" office:value-type="string" calcext:value-type="string">
            <text:p>* <text:span text:style-name="T17">[Változás]:</text:span><text:span text:style-name="T48"> Manőver ismeretek fokai csak +2-t adnak az Ellenpróbánál</text:span></text:p>
          </table:table-cell>
        </table:table-row>
        <table:table-row table:style-name="ro2">
          <table:table-cell table:style-name="ce2536"/>
        </table:table-row>
        <table:table-row table:style-name="ro2">
          <table:table-cell table:style-name="ce2536" office:value-type="string" calcext:value-type="string">
            <text:p>V6.7</text:p>
          </table:table-cell>
        </table:table-row>
        <table:table-row table:style-name="ro2">
          <table:table-cell table:style-name="ce2535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546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535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535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535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535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536"/>
        </table:table-row>
        <table:table-row table:style-name="ro2">
          <table:table-cell table:style-name="ce2536" office:value-type="string" calcext:value-type="string">
            <text:p>V6.6</text:p>
          </table:table-cell>
        </table:table-row>
        <table:table-row table:style-name="ro2">
          <table:table-cell table:style-name="ce2535" office:value-type="string" calcext:value-type="string">
            <text:p>* Akrobatika bekerült</text:p>
          </table:table-cell>
        </table:table-row>
        <table:table-row table:style-name="ro2">
          <table:table-cell table:style-name="ce2536"/>
        </table:table-row>
        <table:table-row table:style-name="ro2">
          <table:table-cell table:style-name="ce2536" office:value-type="string" calcext:value-type="string">
            <text:p>V6.5</text:p>
          </table:table-cell>
        </table:table-row>
        <table:table-row table:style-name="ro2">
          <table:table-cell table:style-name="ce2535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535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535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535"/>
        </table:table-row>
        <table:table-row table:style-name="ro2">
          <table:table-cell table:style-name="ce2536" office:value-type="string" calcext:value-type="string">
            <text:p>V6.4</text:p>
          </table:table-cell>
        </table:table-row>
        <table:table-row table:style-name="ro2">
          <table:table-cell table:style-name="ce2536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535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535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535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535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535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535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536"/>
        </table:table-row>
        <table:table-row table:style-name="ro2">
          <table:table-cell table:style-name="ce2536" office:value-type="string" calcext:value-type="string">
            <text:p>V6.3</text:p>
          </table:table-cell>
        </table:table-row>
        <table:table-row table:style-name="ro2">
          <table:table-cell table:style-name="ce2535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535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535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535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535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535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535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535"/>
        </table:table-row>
        <table:table-row table:style-name="ro2">
          <table:table-cell table:style-name="ce2536" office:value-type="string" calcext:value-type="string">
            <text:p>V6.2</text:p>
          </table:table-cell>
        </table:table-row>
        <table:table-row table:style-name="ro2">
          <table:table-cell table:style-name="ce2535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535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535" office:value-type="string" calcext:value-type="string">
            <text:p>* Licenc szöveg módosult kicsit</text:p>
          </table:table-cell>
        </table:table-row>
        <table:table-row table:style-name="ro2">
          <table:table-cell table:style-name="ce2535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535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535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535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535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535" office:value-type="string" calcext:value-type="string">
            <text:p>* Mágia tradíciókhoz infobox</text:p>
          </table:table-cell>
        </table:table-row>
        <table:table-row table:style-name="ro2">
          <table:table-cell table:style-name="ce2535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535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535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536"/>
        </table:table-row>
        <table:table-row table:style-name="ro2">
          <table:table-cell table:style-name="ce2536" office:value-type="string" calcext:value-type="string">
            <text:p>V6.1</text:p>
          </table:table-cell>
        </table:table-row>
        <table:table-row table:style-name="ro2">
          <table:table-cell table:style-name="ce2535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535"/>
        </table:table-row>
        <table:table-row table:style-name="ro2">
          <table:table-cell table:style-name="ce2536" office:value-type="string" calcext:value-type="string">
            <text:p>V6.0</text:p>
          </table:table-cell>
        </table:table-row>
        <table:table-row table:style-name="ro2">
          <table:table-cell table:style-name="ce2535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535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535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536"/>
        </table:table-row>
        <table:table-row table:style-name="ro2">
          <table:table-cell table:style-name="ce2536" office:value-type="string" calcext:value-type="string">
            <text:p>V5.9</text:p>
          </table:table-cell>
        </table:table-row>
        <table:table-row table:style-name="ro2">
          <table:table-cell table:style-name="ce2535" office:value-type="string" calcext:value-type="string">
            <text:p>* Kis javítások</text:p>
          </table:table-cell>
        </table:table-row>
        <table:table-row table:style-name="ro2">
          <table:table-cell table:style-name="ce2536"/>
        </table:table-row>
        <table:table-row table:style-name="ro2">
          <table:table-cell table:style-name="ce2536" office:value-type="string" calcext:value-type="string">
            <text:p>V5.8</text:p>
          </table:table-cell>
        </table:table-row>
        <table:table-row table:style-name="ro2">
          <table:table-cell table:style-name="ce2535" office:value-type="string" calcext:value-type="string">
            <text:p>* CC licenc bekerült</text:p>
          </table:table-cell>
        </table:table-row>
        <table:table-row table:style-name="ro2">
          <table:table-cell table:style-name="ce2536"/>
        </table:table-row>
        <table:table-row table:style-name="ro2">
          <table:table-cell table:style-name="ce2536" office:value-type="string" calcext:value-type="string">
            <text:p>V5.7</text:p>
          </table:table-cell>
        </table:table-row>
        <table:table-row table:style-name="ro2">
          <table:table-cell table:style-name="ce2535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535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535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535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535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536"/>
        </table:table-row>
        <table:table-row table:style-name="ro2">
          <table:table-cell table:style-name="ce2536" office:value-type="string" calcext:value-type="string">
            <text:p>V5.6</text:p>
          </table:table-cell>
        </table:table-row>
        <table:table-row table:style-name="ro2">
          <table:table-cell table:style-name="ce2535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535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535"/>
        </table:table-row>
        <table:table-row table:style-name="ro2">
          <table:table-cell table:style-name="ce2536" office:value-type="string" calcext:value-type="string">
            <text:p>V5.5</text:p>
          </table:table-cell>
        </table:table-row>
        <table:table-row table:style-name="ro2">
          <table:table-cell table:style-name="ce2550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1">
          <table:table-cell table:style-name="ce2535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535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550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539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550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539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550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539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110"> </text:span><text:span text:style-name="T111">→</text:span><text:span text:style-name="T110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110">  </text:span><text:span text:style-name="T111">→</text:span><text:span text:style-name="T110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110">  </text:span><text:span text:style-name="T111">→</text:span><text:span text:style-name="T110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110">  </text:span><text:span text:style-name="T111">→</text:span><text:span text:style-name="T110"> Külső</text:span></text:p>
          </table:table-cell>
        </table:table-row>
        <table:table-row table:style-name="ro2">
          <table:table-cell table:style-name="ce2535"/>
        </table:table-row>
        <table:table-row table:style-name="ro2">
          <table:table-cell table:style-name="ce2536" office:value-type="string" calcext:value-type="string">
            <text:p>V5.4</text:p>
          </table:table-cell>
        </table:table-row>
        <table:table-row table:style-name="ro2">
          <table:table-cell table:style-name="ce2535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535" office:value-type="string" calcext:value-type="string">
            <text:p>* 1HM=5KP</text:p>
          </table:table-cell>
        </table:table-row>
        <table:table-row table:style-name="ro2">
          <table:table-cell table:style-name="ce2536"/>
        </table:table-row>
        <table:table-row table:style-name="ro2">
          <table:table-cell table:style-name="ce2536" office:value-type="string" calcext:value-type="string">
            <text:p>V5.3</text:p>
          </table:table-cell>
        </table:table-row>
        <table:table-row table:style-name="ro2">
          <table:table-cell table:style-name="ce2538" office:value-type="string" calcext:value-type="string">
            <text:p>* Szabályok lapon Pszí javítása</text:p>
          </table:table-cell>
        </table:table-row>
        <table:table-row table:style-name="ro2">
          <table:table-cell table:style-name="ce2538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536"/>
        </table:table-row>
        <table:table-row table:style-name="ro2">
          <table:table-cell table:style-name="ce2536" office:value-type="string" calcext:value-type="string">
            <text:p>V5.2</text:p>
          </table:table-cell>
        </table:table-row>
        <table:table-row table:style-name="ro2">
          <table:table-cell table:style-name="ce2535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535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535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535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535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535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536"/>
        </table:table-row>
        <table:table-row table:style-name="ro2">
          <table:table-cell table:style-name="ce2536" office:value-type="string" calcext:value-type="string">
            <text:p>V5.1</text:p>
          </table:table-cell>
        </table:table-row>
        <table:table-row table:style-name="ro2">
          <table:table-cell table:style-name="ce2538" office:value-type="string" calcext:value-type="string">
            <text:p>* Könnyű KP oszlop javítása</text:p>
          </table:table-cell>
        </table:table-row>
        <table:table-row table:style-name="ro2">
          <table:table-cell table:style-name="ce2538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538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536"/>
        </table:table-row>
        <table:table-row table:style-name="ro2">
          <table:table-cell table:style-name="ce2536" office:value-type="string" calcext:value-type="string">
            <text:p>V5.0</text:p>
          </table:table-cell>
        </table:table-row>
        <table:table-row table:style-name="ro2">
          <table:table-cell table:style-name="ce2538" office:value-type="string" calcext:value-type="string">
            <text:p>* Cellaellenőrzések javítása</text:p>
          </table:table-cell>
        </table:table-row>
        <table:table-row table:style-name="ro2">
          <table:table-cell table:style-name="ce2536"/>
        </table:table-row>
        <table:table-row table:style-name="ro2">
          <table:table-cell table:style-name="ce2536" office:value-type="string" calcext:value-type="string">
            <text:p>V4.9</text:p>
          </table:table-cell>
        </table:table-row>
        <table:table-row table:style-name="ro31">
          <table:table-cell table:style-name="ce2538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538" office:value-type="string" calcext:value-type="string">
            <text:p>* CHM egyszerűbb neve: CM</text:p>
          </table:table-cell>
        </table:table-row>
        <table:table-row table:style-name="ro2">
          <table:table-cell table:style-name="ce2538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538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538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538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538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538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538"/>
        </table:table-row>
        <table:table-row table:style-name="ro2">
          <table:table-cell table:style-name="ce2536" office:value-type="string" calcext:value-type="string">
            <text:p>V4.8</text:p>
          </table:table-cell>
        </table:table-row>
        <table:table-row table:style-name="ro2">
          <table:table-cell table:style-name="ce2538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536"/>
        </table:table-row>
        <table:table-row table:style-name="ro2">
          <table:table-cell table:style-name="ce2536" office:value-type="string" calcext:value-type="string">
            <text:p>V4.7</text:p>
          </table:table-cell>
        </table:table-row>
        <table:table-row table:style-name="ro2">
          <table:table-cell table:style-name="ce2538" office:value-type="string" calcext:value-type="string">
            <text:p>* Mana korlát eltörlése</text:p>
          </table:table-cell>
        </table:table-row>
        <table:table-row table:style-name="ro2">
          <table:table-cell table:style-name="ce2538" office:value-type="string" calcext:value-type="string">
            <text:p>* Mágia tradíciók: 50KP</text:p>
          </table:table-cell>
        </table:table-row>
        <table:table-row table:style-name="ro2">
          <table:table-cell table:style-name="ce2538" office:value-type="string" calcext:value-type="string">
            <text:p>* KÉ-be ismét beszámít a TSZ</text:p>
          </table:table-cell>
        </table:table-row>
        <table:table-row table:style-name="ro2">
          <table:table-cell table:style-name="ce2538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538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538" office:value-type="string" calcext:value-type="string">
            <text:p>* KP/szint: 80KP (eddig 70 volt)</text:p>
          </table:table-cell>
        </table:table-row>
        <table:table-row table:style-name="ro2">
          <table:table-cell table:style-name="ce2536"/>
        </table:table-row>
        <table:table-row table:style-name="ro2">
          <table:table-cell table:style-name="ce2536" office:value-type="string" calcext:value-type="string">
            <text:p>V4.6</text:p>
          </table:table-cell>
        </table:table-row>
        <table:table-row table:style-name="ro2">
          <table:table-cell table:style-name="ce2538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36"/>
        </table:table-row>
        <table:table-row table:style-name="ro2">
          <table:table-cell table:style-name="ce2536" office:value-type="string" calcext:value-type="string">
            <text:p>V4.5</text:p>
          </table:table-cell>
        </table:table-row>
        <table:table-row table:style-name="ro2">
          <table:table-cell table:style-name="ce2538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36"/>
        </table:table-row>
        <table:table-row table:style-name="ro2">
          <table:table-cell table:style-name="ce2536" office:value-type="string" calcext:value-type="string">
            <text:p>V4.4</text:p>
          </table:table-cell>
        </table:table-row>
        <table:table-row table:style-name="ro2">
          <table:table-cell table:style-name="ce2538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536"/>
        </table:table-row>
        <table:table-row table:style-name="ro2">
          <table:table-cell table:style-name="ce2536" office:value-type="string" calcext:value-type="string">
            <text:p>V4.3</text:p>
          </table:table-cell>
        </table:table-row>
        <table:table-row table:style-name="ro2">
          <table:table-cell table:style-name="ce2538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38"/>
        </table:table-row>
        <table:table-row table:style-name="ro2">
          <table:table-cell table:style-name="ce2536" office:value-type="string" calcext:value-type="string">
            <text:p>V4.2</text:p>
          </table:table-cell>
        </table:table-row>
        <table:table-row table:style-name="ro2">
          <table:table-cell table:style-name="ce2538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538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538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538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538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538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536"/>
        </table:table-row>
        <table:table-row table:style-name="ro2">
          <table:table-cell table:style-name="ce2536" office:value-type="string" calcext:value-type="string">
            <text:p>V4.1</text:p>
          </table:table-cell>
        </table:table-row>
        <table:table-row table:style-name="ro2">
          <table:table-cell table:style-name="ce2538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36"/>
        </table:table-row>
        <table:table-row table:style-name="ro2">
          <table:table-cell table:style-name="ce2536" office:value-type="string" calcext:value-type="string">
            <text:p>V4.0</text:p>
          </table:table-cell>
        </table:table-row>
        <table:table-row table:style-name="ro2">
          <table:table-cell table:style-name="ce2538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538" office:value-type="string" calcext:value-type="string">
            <text:p>* Belharc harcmodor törölve</text:p>
          </table:table-cell>
        </table:table-row>
        <table:table-row table:style-name="ro2">
          <table:table-cell table:style-name="ce2538" office:value-type="string" calcext:value-type="string">
            <text:p>* Fortély cellák átalakítása</text:p>
          </table:table-cell>
        </table:table-row>
        <table:table-row table:style-name="ro2">
          <table:table-cell table:style-name="ce2538"/>
        </table:table-row>
        <table:table-row table:style-name="ro2">
          <table:table-cell table:style-name="ce2536" office:value-type="string" calcext:value-type="string">
            <text:p>V3.9</text:p>
          </table:table-cell>
        </table:table-row>
        <table:table-row table:style-name="ro2">
          <table:table-cell table:style-name="ce2538" office:value-type="string" calcext:value-type="string">
            <text:p>* KP/Szint = 70 + Intelligencia</text:p>
          </table:table-cell>
        </table:table-row>
        <table:table-row table:style-name="ro2">
          <table:table-cell table:style-name="ce2538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538"/>
        </table:table-row>
        <table:table-row table:style-name="ro2">
          <table:table-cell table:style-name="ce2536" office:value-type="string" calcext:value-type="string">
            <text:p>V3.8</text:p>
          </table:table-cell>
        </table:table-row>
        <table:table-row table:style-name="ro2">
          <table:table-cell table:style-name="ce2538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538"/>
        </table:table-row>
        <table:table-row table:style-name="ro2">
          <table:table-cell table:style-name="ce2536" office:value-type="string" calcext:value-type="string">
            <text:p>V3.7</text:p>
          </table:table-cell>
        </table:table-row>
        <table:table-row table:style-name="ro2">
          <table:table-cell table:style-name="ce2538" office:value-type="string" calcext:value-type="string">
            <text:p>* Max egyfajta HM hiba jav</text:p>
          </table:table-cell>
        </table:table-row>
        <table:table-row table:style-name="ro2">
          <table:table-cell table:style-name="ce2538"/>
        </table:table-row>
        <table:table-row table:style-name="ro2">
          <table:table-cell table:style-name="ce2536" office:value-type="string" calcext:value-type="string">
            <text:p>V3.6</text:p>
          </table:table-cell>
        </table:table-row>
        <table:table-row table:style-name="ro2">
          <table:table-cell table:style-name="ce2538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536"/>
        </table:table-row>
        <table:table-row table:style-name="ro2">
          <table:table-cell table:style-name="ce2536" office:value-type="string" calcext:value-type="string">
            <text:p>V3.5</text:p>
          </table:table-cell>
        </table:table-row>
        <table:table-row table:style-name="ro2">
          <table:table-cell table:style-name="ce2551" office:value-type="string" calcext:value-type="string">
            <text:p>* 1ψP = 2KP</text:p>
          </table:table-cell>
        </table:table-row>
        <table:table-row table:style-name="ro2">
          <table:table-cell table:style-name="ce2551" office:value-type="string" calcext:value-type="string">
            <text:p>* 1 MP = 3KP</text:p>
          </table:table-cell>
        </table:table-row>
        <table:table-row table:style-name="ro2">
          <table:table-cell table:style-name="ce2551"/>
        </table:table-row>
        <table:table-row table:style-name="ro2">
          <table:table-cell table:style-name="ce2536" office:value-type="string" calcext:value-type="string">
            <text:p>V3.4</text:p>
          </table:table-cell>
        </table:table-row>
        <table:table-row table:style-name="ro2">
          <table:table-cell table:style-name="ce2538" office:value-type="string" calcext:value-type="string">
            <text:p>* Apró javítások</text:p>
          </table:table-cell>
        </table:table-row>
        <table:table-row table:style-name="ro2">
          <table:table-cell table:style-name="ce2538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551"/>
        </table:table-row>
        <table:table-row table:style-name="ro2">
          <table:table-cell table:style-name="ce2536" office:value-type="string" calcext:value-type="string">
            <text:p>V3.3</text:p>
          </table:table-cell>
        </table:table-row>
        <table:table-row table:style-name="ro2">
          <table:table-cell table:style-name="ce2551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551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551" office:value-type="string" calcext:value-type="string">
            <text:p>* 1 CHM = 4KP</text:p>
          </table:table-cell>
        </table:table-row>
        <table:table-row table:style-name="ro2">
          <table:table-cell table:style-name="ce2551" office:value-type="string" calcext:value-type="string">
            <text:p>* Egy harcérték alapra max 5/szint</text:p>
          </table:table-cell>
        </table:table-row>
        <table:table-row table:style-name="ro2">
          <table:table-cell table:style-name="ce2551" office:value-type="string" calcext:value-type="string">
            <text:p>* 5HM-&gt;3HM másra</text:p>
          </table:table-cell>
        </table:table-row>
        <table:table-row table:style-name="ro2">
          <table:table-cell table:style-name="ce2551" office:value-type="string" calcext:value-type="string">
            <text:p>* 4HM-&gt;2HM másra</text:p>
          </table:table-cell>
        </table:table-row>
        <table:table-row table:style-name="ro2">
          <table:table-cell table:style-name="ce2551" office:value-type="string" calcext:value-type="string">
            <text:p>* 3HM-&gt;1HM másra</text:p>
          </table:table-cell>
        </table:table-row>
        <table:table-row table:style-name="ro2">
          <table:table-cell table:style-name="ce2551"/>
        </table:table-row>
        <table:table-row table:style-name="ro2">
          <table:table-cell table:style-name="ce2536" office:value-type="string" calcext:value-type="string">
            <text:p>V3.1</text:p>
          </table:table-cell>
        </table:table-row>
        <table:table-row table:style-name="ro2">
          <table:table-cell table:style-name="ce2551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551"/>
        </table:table-row>
        <table:table-row table:style-name="ro2">
          <table:table-cell table:style-name="ce2536" office:value-type="string" calcext:value-type="string">
            <text:p>V2.8, V2.9</text:p>
          </table:table-cell>
        </table:table-row>
        <table:table-row table:style-name="ro2">
          <table:table-cell table:style-name="ce2551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551"/>
        </table:table-row>
        <table:table-row table:style-name="ro2">
          <table:table-cell table:style-name="ce2536" office:value-type="string" calcext:value-type="string">
            <text:p>V2.7</text:p>
          </table:table-cell>
        </table:table-row>
        <table:table-row table:style-name="ro2">
          <table:table-cell table:style-name="ce2551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551" office:value-type="string" calcext:value-type="string">
            <text:p>* Életerő táblázat bekerült</text:p>
          </table:table-cell>
        </table:table-row>
        <table:table-row table:style-name="ro2">
          <table:table-cell table:style-name="ce2551" office:value-type="string" calcext:value-type="string">
            <text:p>* Pajzsok, vértek, SFÉ táblázat</text:p>
          </table:table-cell>
        </table:table-row>
        <table:table-row table:style-name="ro2">
          <table:table-cell table:style-name="ce2551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551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551"/>
        </table:table-row>
        <table:table-row table:style-name="ro2">
          <table:table-cell table:style-name="ce2536" office:value-type="string" calcext:value-type="string">
            <text:p>V2.6</text:p>
          </table:table-cell>
        </table:table-row>
        <table:table-row table:style-name="ro2">
          <table:table-cell table:style-name="ce2538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551" office:value-type="string" calcext:value-type="string">
            <text:p>sehol a nyomtatási képből</text:p>
          </table:table-cell>
        </table:table-row>
        <table:table-row table:style-name="ro2">
          <table:table-cell table:style-name="ce2536" office:value-type="string" calcext:value-type="string">
            <text:p>v2.5</text:p>
          </table:table-cell>
        </table:table-row>
        <table:table-row table:style-name="ro2">
          <table:table-cell table:style-name="ce2538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536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536" office:value-type="string" calcext:value-type="string">
            <text:p>v2.3</text:p>
          </table:table-cell>
        </table:table-row>
        <table:table-row table:style-name="ro31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892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141" table:default-cell-style-name="ce2482"/>
        <table:table-column table:style-name="co142" table:default-cell-style-name="ce2059"/>
        <table:table-column table:style-name="co52" table:default-cell-style-name="ce2482"/>
        <table:table-column table:style-name="co143" table:default-cell-style-name="ce2482"/>
        <table:table-column table:style-name="co144" table:default-cell-style-name="ce2482"/>
        <table:table-column table:style-name="co52" table:default-cell-style-name="ce2482"/>
        <table:table-column table:style-name="co145" table:default-cell-style-name="ce2482"/>
        <table:table-column table:style-name="co146" table:default-cell-style-name="ce2482"/>
        <table:table-column table:style-name="co147" table:default-cell-style-name="ce2482"/>
        <table:table-column table:style-name="co148" table:default-cell-style-name="ce2482"/>
        <table:table-column table:style-name="co149" table:default-cell-style-name="ce2482"/>
        <table:table-column table:style-name="co100" table:default-cell-style-name="ce2482"/>
        <table:table-column table:style-name="co150" table:default-cell-style-name="ce2482"/>
        <table:table-column table:style-name="co151" table:default-cell-style-name="ce2482"/>
        <table:table-column table:style-name="co152" table:default-cell-style-name="ce2482"/>
        <table:table-column table:style-name="co151" table:default-cell-style-name="ce2482"/>
        <table:table-column table:style-name="co153" table:default-cell-style-name="Default"/>
        <table:table-column table:style-name="co154" table:default-cell-style-name="Default"/>
        <table:table-column table:style-name="co155" table:default-cell-style-name="Default"/>
        <table:table-column table:style-name="co156" table:number-columns-repeated="2" table:default-cell-style-name="ce974"/>
        <table:table-column table:style-name="co156" table:default-cell-style-name="Default"/>
        <table:table-column table:style-name="co41" table:number-columns-repeated="2" table:default-cell-style-name="Default"/>
        <table:table-column table:style-name="co110" table:number-columns-repeated="9" table:default-cell-style-name="Default"/>
        <table:table-column table:style-name="co41" table:number-columns-repeated="223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697"/>
          <table:covered-table-cell table:style-name="ce2707"/>
          <table:covered-table-cell table:number-columns-repeated="6" table:style-name="ce2697"/>
          <table:covered-table-cell table:number-columns-repeated="3" table:style-name="ce2739"/>
          <table:covered-table-cell table:style-name="ce2697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697"/>
          <table:table-cell table:style-name="ce2707"/>
          <table:table-cell table:style-name="ce2697" table:number-columns-repeated="2"/>
          <table:table-cell table:style-name="ce2171"/>
          <table:table-cell table:style-name="ce2697" table:number-columns-repeated="3"/>
          <table:table-cell table:style-name="ce2739" table:number-columns-repeated="3"/>
          <table:table-cell table:style-name="ce2697"/>
          <table:table-cell table:number-columns-repeated="240"/>
        </table:table-row>
        <table:table-row table:style-name="ro1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2708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2426" office:value-type="string" calcext:value-type="string" table:number-columns-spanned="2" table:number-rows-spanned="1">
            <text:p>Harcmodor képzettségek harcértékei</text:p>
          </table:table-cell>
          <table:covered-table-cell table:style-name="ce2441"/>
          <table:table-cell table:style-name="Default" table:number-columns-repeated="2"/>
          <table:table-cell/>
          <table:table-cell table:style-name="ce2808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2680"/>
          <table:table-cell table:style-name="ce2833" table:number-columns-repeated="2"/>
          <table:table-cell table:number-columns-repeated="2"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number-columns-repeated="223"/>
        </table:table-row>
        <table:table-row table:style-name="ro45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718" office:value-type="string" calcext:value-type="string">
            <text:p>Szint</text:p>
          </table:table-cell>
          <table:table-cell table:style-name="ce2718" office:value-type="string" calcext:value-type="string" table:number-columns-spanned="2" table:number-rows-spanned="1">
            <text:p>KP</text:p>
          </table:table-cell>
          <table:covered-table-cell table:style-name="ce2718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2442" office:value-type="string" calcext:value-type="string">
            <text:p>TÉ/CÉ/VÉ</text:p>
          </table:table-cell>
          <table:table-cell table:style-name="Default" table:number-columns-repeated="2"/>
          <table:table-cell/>
          <table:table-cell table:style-name="ce2680"/>
          <table:table-cell table:style-name="ce1927" office:value-type="string" calcext:value-type="string">
            <text:p>TÉ/CÉ/VÉ</text:p>
          </table:table-cell>
          <table:table-cell table:style-name="ce1927" office:value-type="string" calcext:value-type="string">
            <text:p>SP</text:p>
          </table:table-cell>
          <table:table-cell table:style-name="Default"/>
          <table:table-cell table:number-columns-repeated="3"/>
          <table:table-cell table:style-name="ce2540" office:value-type="string" calcext:value-type="string">
            <text:p><text:span text:style-name="T112">S1</text:span></text:p>
            <text:p><text:span text:style-name="T62">(ÉP/4)</text:span></text:p>
          </table:table-cell>
          <table:table-cell table:style-name="ce2540" office:value-type="string" calcext:value-type="string">
            <text:p><text:span text:style-name="T112">S2</text:span></text:p>
            <text:p><text:span text:style-name="T62">(ÉP/4)</text:span></text:p>
          </table:table-cell>
          <table:table-cell table:style-name="ce2540" office:value-type="string" calcext:value-type="string">
            <text:p><text:span text:style-name="T112">S3</text:span></text:p>
            <text:p><text:span text:style-name="T62">(ÉP/4)</text:span></text:p>
          </table:table-cell>
          <table:table-cell table:style-name="ce2540" office:value-type="string" calcext:value-type="string">
            <text:p><text:span text:style-name="T112">S4</text:span></text:p>
            <text:p><text:span text:style-name="T62">(ÉP/4)</text:span></text:p>
          </table:table-cell>
          <table:table-cell/>
          <table:table-cell table:style-name="ce2540" office:value-type="string" calcext:value-type="string">
            <text:p><text:span text:style-name="T112">S1</text:span></text:p>
            <text:p><text:span text:style-name="T62">(ÉP/4)</text:span></text:p>
          </table:table-cell>
          <table:table-cell table:style-name="ce2540" office:value-type="string" calcext:value-type="string">
            <text:p><text:span text:style-name="T112">S2</text:span></text:p>
            <text:p><text:span text:style-name="T62">(ÉP/4)</text:span></text:p>
          </table:table-cell>
          <table:table-cell table:style-name="ce2540" office:value-type="string" calcext:value-type="string">
            <text:p><text:span text:style-name="T112">S3</text:span></text:p>
            <text:p><text:span text:style-name="T62">(ÉP/4)</text:span></text:p>
          </table:table-cell>
          <table:table-cell table:style-name="ce2540" office:value-type="string" calcext:value-type="string">
            <text:p><text:span text:style-name="T112">S4</text:span></text:p>
            <text:p><text:span text:style-name="T62">(ÉP/4)</text:span></text:p>
          </table:table-cell>
          <table:table-cell table:number-columns-repeated="223"/>
        </table:table-row>
        <table:table-row table:style-name="ro1">
          <table:table-cell table:style-name="ce1638"/>
          <table:table-cell table:style-name="ce2064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2399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493"/>
          <table:table-cell table:style-name="ce1918" office:value-type="float" office:value="0" calcext:value-type="float">
            <text:p>0</text:p>
          </table:table-cell>
          <table:table-cell table:style-name="ce2443" office:value-type="float" office:value="-9" calcext:value-type="float">
            <text:p>-9</text:p>
          </table:table-cell>
          <table:table-cell table:style-name="Default" table:number-columns-repeated="2"/>
          <table:table-cell/>
          <table:table-cell table:style-name="ce2680"/>
          <table:table-cell table:number-columns-repeated="2" table:style-name="ce1927"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ce706" table:number-columns-repeated="4"/>
          <table:table-cell/>
          <table:table-cell table:style-name="ce950" office:value-type="string" calcext:value-type="string">
            <text:p>V1</text:p>
          </table:table-cell>
          <table:table-cell table:style-name="ce950" office:value-type="string" calcext:value-type="string">
            <text:p>Z2</text:p>
          </table:table-cell>
          <table:table-cell table:style-name="ce950" office:value-type="string" calcext:value-type="string">
            <text:p>S3</text:p>
          </table:table-cell>
          <table:table-cell table:style-name="ce950" office:value-type="string" calcext:value-type="string">
            <text:p>FP</text:p>
          </table:table-cell>
          <table:table-cell table:number-columns-repeated="223"/>
        </table:table-row>
        <table:table-row table:style-name="ro1">
          <table:table-cell table:style-name="Default"/>
          <table:table-cell table:style-name="ce206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2176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493"/>
          <table:table-cell table:style-name="ce1918" office:value-type="float" office:value="1" calcext:value-type="float">
            <text:p>1</text:p>
          </table:table-cell>
          <table:table-cell table:style-name="ce2443" office:value-type="float" office:value="-6" calcext:value-type="float">
            <text:p>-6</text:p>
          </table:table-cell>
          <table:table-cell table:style-name="Default" table:number-columns-repeated="2"/>
          <table:table-cell/>
          <table:table-cell table:style-name="ce2482" table:number-columns-repeated="5"/>
          <table:table-cell table:number-columns-repeated="2"/>
          <table:table-cell table:style-name="ce706" table:number-columns-repeated="4"/>
          <table:table-cell/>
          <table:table-cell table:style-name="ce950" office:value-type="string" calcext:value-type="string">
            <text:p>V2</text:p>
          </table:table-cell>
          <table:table-cell table:style-name="ce950" office:value-type="string" calcext:value-type="string">
            <text:p>Z2</text:p>
          </table:table-cell>
          <table:table-cell table:style-name="ce950" office:value-type="string" calcext:value-type="string">
            <text:p>S3</text:p>
          </table:table-cell>
          <table:table-cell table:style-name="ce950" office:value-type="string" calcext:value-type="string">
            <text:p>FP</text:p>
          </table:table-cell>
          <table:table-cell table:number-columns-repeated="223"/>
        </table:table-row>
        <table:table-row table:style-name="ro2">
          <table:table-cell table:style-name="Default"/>
          <table:table-cell table:style-name="ce2066"/>
          <table:table-cell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2176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493"/>
          <table:table-cell table:style-name="ce1918" office:value-type="float" office:value="2" calcext:value-type="float">
            <text:p>2</text:p>
          </table:table-cell>
          <table:table-cell table:style-name="ce2443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680"/>
          <table:table-cell table:number-columns-repeated="2"/>
          <table:table-cell table:style-name="ce706" table:number-columns-repeated="4"/>
          <table:table-cell/>
          <table:table-cell table:style-name="ce950" office:value-type="string" calcext:value-type="string">
            <text:p>V1</text:p>
          </table:table-cell>
          <table:table-cell table:style-name="ce950" office:value-type="string" calcext:value-type="string">
            <text:p>S3</text:p>
          </table:table-cell>
          <table:table-cell table:style-name="ce950" office:value-type="string" calcext:value-type="string">
            <text:p>FP</text:p>
          </table:table-cell>
          <table:table-cell table:style-name="ce950"/>
          <table:table-cell table:number-columns-repeated="223"/>
        </table:table-row>
        <table:table-row table:style-name="ro1">
          <table:table-cell table:style-name="Default"/>
          <table:table-cell table:style-name="ce2067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2176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493"/>
          <table:table-cell table:style-name="ce1918" office:value-type="float" office:value="3" calcext:value-type="float">
            <text:p>3</text:p>
          </table:table-cell>
          <table:table-cell table:style-name="ce2443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2691" office:value-type="string" calcext:value-type="string">
            <text:p>Fok</text:p>
          </table:table-cell>
          <table:table-cell table:style-name="ce2691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529"/>
          <table:table-cell table:number-columns-repeated="2"/>
          <table:table-cell table:style-name="ce706" table:number-columns-repeated="4"/>
          <table:table-cell/>
          <table:table-cell table:style-name="ce950" office:value-type="string" calcext:value-type="string">
            <text:p>Z2</text:p>
          </table:table-cell>
          <table:table-cell table:style-name="ce950" office:value-type="string" calcext:value-type="string">
            <text:p>S3</text:p>
          </table:table-cell>
          <table:table-cell table:style-name="ce950" office:value-type="string" calcext:value-type="string">
            <text:p>FP</text:p>
          </table:table-cell>
          <table:table-cell table:style-name="ce950"/>
          <table:table-cell table:number-columns-repeated="223"/>
        </table:table-row>
        <table:table-row table:style-name="ro2">
          <table:table-cell table:style-name="Default"/>
          <table:table-cell table:style-name="ce2068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2176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493"/>
          <table:table-cell table:style-name="ce1918" office:value-type="float" office:value="4" calcext:value-type="float">
            <text:p>4</text:p>
          </table:table-cell>
          <table:table-cell table:style-name="ce2443" office:value-type="float" office:value="1" calcext:value-type="float">
            <text:p>1</text:p>
          </table:table-cell>
          <table:table-cell table:style-name="Default" table:number-columns-repeated="2"/>
          <table:table-cell/>
          <table:table-cell table:style-name="ce2375" office:value-type="float" office:value="0" calcext:value-type="float">
            <text:p>0</text:p>
          </table:table-cell>
          <table:table-cell table:style-name="ce2692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708"/>
          <table:table-cell table:number-columns-repeated="2"/>
          <table:table-cell table:style-name="ce706"/>
          <table:table-cell table:style-name="ce2547" table:number-columns-repeated="3"/>
          <table:table-cell/>
          <table:table-cell table:style-name="ce950" office:value-type="string" calcext:value-type="string">
            <text:p>Z2</text:p>
          </table:table-cell>
          <table:table-cell table:style-name="ce2552"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2176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493"/>
          <table:table-cell table:style-name="ce1918" office:value-type="float" office:value="5" calcext:value-type="float">
            <text:p>5</text:p>
          </table:table-cell>
          <table:table-cell table:style-name="ce2443" office:value-type="float" office:value="2" calcext:value-type="float">
            <text:p>2</text:p>
          </table:table-cell>
          <table:table-cell table:style-name="Default" table:number-columns-repeated="2"/>
          <table:table-cell/>
          <table:table-cell table:style-name="ce2375" office:value-type="float" office:value="1" calcext:value-type="float">
            <text:p>1</text:p>
          </table:table-cell>
          <table:table-cell table:style-name="ce2521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70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2176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493"/>
          <table:table-cell table:style-name="ce1918" office:value-type="float" office:value="6" calcext:value-type="float">
            <text:p>6</text:p>
          </table:table-cell>
          <table:table-cell table:style-name="ce2443" office:value-type="float" office:value="3" calcext:value-type="float">
            <text:p>3</text:p>
          </table:table-cell>
          <table:table-cell table:style-name="Default" table:number-columns-repeated="2"/>
          <table:table-cell/>
          <table:table-cell table:style-name="ce2375" office:value-type="float" office:value="2" calcext:value-type="float">
            <text:p>2</text:p>
          </table:table-cell>
          <table:table-cell table:style-name="ce2521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680"/>
          <table:table-cell table:number-columns-repeated="2"/>
          <table:table-cell table:style-name="ce2541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541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2176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493"/>
          <table:table-cell table:style-name="ce1918" office:value-type="float" office:value="7" calcext:value-type="float">
            <text:p>7</text:p>
          </table:table-cell>
          <table:table-cell table:style-name="ce2443" office:value-type="float" office:value="4" calcext:value-type="float">
            <text:p>4</text:p>
          </table:table-cell>
          <table:table-cell table:style-name="Default" table:number-columns-repeated="2"/>
          <table:table-cell/>
          <table:table-cell table:style-name="ce2375" office:value-type="float" office:value="3" calcext:value-type="float">
            <text:p>3</text:p>
          </table:table-cell>
          <table:table-cell table:style-name="ce2521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680"/>
          <table:table-cell table:number-columns-repeated="2"/>
          <table:table-cell table:style-name="ce2542" office:value-type="string" calcext:value-type="string">
            <text:p>-</text:p>
          </table:table-cell>
          <table:table-cell table:style-name="ce2542" office:value-type="string" calcext:value-type="string">
            <text:p>TÉ: -3</text:p>
          </table:table-cell>
          <table:table-cell table:style-name="ce2542" office:value-type="string" calcext:value-type="string">
            <text:p>TÉ: -6</text:p>
          </table:table-cell>
          <table:table-cell table:style-name="ce2549" office:value-type="string" calcext:value-type="string">
            <text:p>TÉ: -9</text:p>
          </table:table-cell>
          <table:table-cell/>
          <table:table-cell table:style-name="ce2542" office:value-type="string" calcext:value-type="string">
            <text:p>-</text:p>
          </table:table-cell>
          <table:table-cell table:style-name="ce2542" office:value-type="string" calcext:value-type="string">
            <text:p>TÉ: 0</text:p>
          </table:table-cell>
          <table:table-cell table:style-name="ce2542" office:value-type="string" calcext:value-type="string">
            <text:p>TÉ: -2</text:p>
          </table:table-cell>
          <table:table-cell table:style-name="ce2549" office:value-type="string" calcext:value-type="string">
            <text:p>TÉ: -5</text:p>
          </table:table-cell>
          <table:table-cell table:number-columns-repeated="223"/>
        </table:table-row>
        <table:table-row table:style-name="ro37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2176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493"/>
          <table:table-cell table:style-name="ce1918" office:value-type="float" office:value="8" calcext:value-type="float">
            <text:p>8</text:p>
          </table:table-cell>
          <table:table-cell table:style-name="ce2443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style-name="ce2812"/>
          <table:table-cell table:number-columns-repeated="3"/>
          <table:table-cell table:style-name="ce2543"/>
          <table:table-cell table:style-name="ce2548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543"/>
          <table:table-cell table:style-name="ce2548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number-columns-repeated="223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4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2176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493"/>
          <table:table-cell table:style-name="ce1918" office:value-type="float" office:value="9" calcext:value-type="float">
            <text:p>9</text:p>
          </table:table-cell>
          <table:table-cell table:style-name="ce2443" office:value-type="float" office:value="6" calcext:value-type="float">
            <text:p>6</text:p>
          </table:table-cell>
          <table:table-cell table:style-name="Default" table:number-columns-repeated="2"/>
          <table:table-cell/>
          <table:table-cell table:style-name="ce2656" office:value-type="string" calcext:value-type="string" table:number-columns-spanned="3" table:number-rows-spanned="1">
            <text:p>Kétkezes harc sebesség bónusz</text:p>
          </table:table-cell>
          <table:covered-table-cell table:style-name="ce959"/>
          <table:covered-table-cell table:style-name="ce1091"/>
          <table:table-cell table:style-name="ce2812"/>
          <table:table-cell table:number-columns-repeated="235"/>
        </table:table-row>
        <table:table-row table:style-name="ro33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2176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493"/>
          <table:table-cell table:style-name="ce1918" office:value-type="float" office:value="10" calcext:value-type="float">
            <text:p>10</text:p>
          </table:table-cell>
          <table:table-cell table:style-name="ce2443" office:value-type="float" office:value="7" calcext:value-type="float">
            <text:p>7</text:p>
          </table:table-cell>
          <table:table-cell table:style-name="Default" table:number-columns-repeated="2"/>
          <table:table-cell/>
          <table:table-cell table:style-name="ce2691" office:value-type="string" calcext:value-type="string">
            <text:p>Fok</text:p>
          </table:table-cell>
          <table:table-cell table:style-name="ce2522" office:value-type="string" calcext:value-type="string">
            <text:p>Sebesség +</text:p>
          </table:table-cell>
          <table:table-cell table:style-name="ce2527" office:value-type="string" calcext:value-type="string">
            <text:p>TÉ/VÉ</text:p>
            <text:p>Bünti</text:p>
          </table:table-cell>
          <table:table-cell table:style-name="ce2812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2176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493"/>
          <table:table-cell table:style-name="ce1918" office:value-type="float" office:value="11" calcext:value-type="float">
            <text:p>11</text:p>
          </table:table-cell>
          <table:table-cell table:style-name="ce2443" office:value-type="float" office:value="8" calcext:value-type="float">
            <text:p>8</text:p>
          </table:table-cell>
          <table:table-cell table:style-name="Default" table:number-columns-repeated="2"/>
          <table:table-cell/>
          <table:table-cell table:style-name="ce2465" office:value-type="float" office:value="0" calcext:value-type="float">
            <text:p>0</text:p>
          </table:table-cell>
          <table:table-cell table:style-name="ce2523" office:value-type="float" office:value="1" calcext:value-type="float">
            <text:p>1</text:p>
          </table:table-cell>
          <table:table-cell table:style-name="ce2528" office:value-type="float" office:value="-3" calcext:value-type="float">
            <text:p>-3</text:p>
          </table:table-cell>
          <table:table-cell table:style-name="ce2812" table:content-validation-name="val5"/>
          <table:table-cell table:number-columns-repeated="3"/>
          <table:table-cell table:style-name="ce2544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228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2176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493"/>
          <table:table-cell table:style-name="ce1918" office:value-type="float" office:value="12" calcext:value-type="float">
            <text:p>12</text:p>
          </table:table-cell>
          <table:table-cell table:style-name="ce2443" office:value-type="float" office:value="9" calcext:value-type="float">
            <text:p>9</text:p>
          </table:table-cell>
          <table:table-cell table:style-name="Default" table:number-columns-repeated="2"/>
          <table:table-cell/>
          <table:table-cell table:style-name="ce2465" office:value-type="float" office:value="1" calcext:value-type="float">
            <text:p>1</text:p>
          </table:table-cell>
          <table:table-cell table:style-name="ce2523" office:value-type="float" office:value="3" calcext:value-type="float">
            <text:p>3</text:p>
          </table:table-cell>
          <table:table-cell table:style-name="ce2528" office:value-type="float" office:value="0" calcext:value-type="float">
            <text:p>0</text:p>
          </table:table-cell>
          <table:table-cell table:style-name="ce2812" table:content-validation-name="val5"/>
          <table:table-cell table:number-columns-repeated="3"/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2638" office:value-type="float" office:value="2" calcext:value-type="float">
            <text:p>2 CHM</text:p>
          </table:table-cell>
          <table:table-cell table:style-name="Default" table:number-columns-repeated="4"/>
          <table:table-cell table:style-name="ce1638"/>
          <table:table-cell table:style-name="ce2176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493"/>
          <table:table-cell table:style-name="ce1918" office:value-type="float" office:value="13" calcext:value-type="float">
            <text:p>13</text:p>
          </table:table-cell>
          <table:table-cell table:style-name="ce2443" office:value-type="float" office:value="10" calcext:value-type="float">
            <text:p>10</text:p>
          </table:table-cell>
          <table:table-cell table:style-name="Default" table:number-columns-repeated="2"/>
          <table:table-cell/>
          <table:table-cell table:style-name="ce2465" office:value-type="float" office:value="2" calcext:value-type="float">
            <text:p>2</text:p>
          </table:table-cell>
          <table:table-cell table:style-name="ce2523" office:value-type="float" office:value="6" calcext:value-type="float">
            <text:p>6</text:p>
          </table:table-cell>
          <table:table-cell table:style-name="ce2528" office:value-type="float" office:value="0" calcext:value-type="float">
            <text:p>0</text:p>
          </table:table-cell>
          <table:table-cell table:style-name="ce2812" table:content-validation-name="val5"/>
          <table:table-cell table:number-columns-repeated="3"/>
          <table:table-cell table:style-name="ce2277" office:value-type="float" office:value="1" calcext:value-type="float">
            <text:p>1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2176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493"/>
          <table:table-cell table:style-name="ce1918" office:value-type="float" office:value="14" calcext:value-type="float">
            <text:p>14</text:p>
          </table:table-cell>
          <table:table-cell table:style-name="ce2443" office:value-type="float" office:value="11" calcext:value-type="float">
            <text:p>11</text:p>
          </table:table-cell>
          <table:table-cell table:style-name="Default" table:number-columns-repeated="2"/>
          <table:table-cell/>
          <table:table-cell table:style-name="ce2465" office:value-type="float" office:value="3" calcext:value-type="float">
            <text:p>3</text:p>
          </table:table-cell>
          <table:table-cell table:style-name="ce2523" office:value-type="float" office:value="6" calcext:value-type="float">
            <text:p>6</text:p>
          </table:table-cell>
          <table:table-cell table:style-name="ce2528" office:value-type="float" office:value="0" calcext:value-type="float">
            <text:p>0</text:p>
          </table:table-cell>
          <table:table-cell table:style-name="ce2812" table:content-validation-name="val5"/>
          <table:table-cell table:number-columns-repeated="3"/>
          <table:table-cell table:style-name="ce2277" office:value-type="float" office:value="2" calcext:value-type="float">
            <text:p>2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622" table:content-validation-name="val213" office:value-type="string" calcext:value-type="string">
            <text:p>Egyik HM nagyobb lehet</text:p>
          </table:table-cell>
          <table:table-cell table:style-name="ce2615" table:content-validation-name="val215" table:formula="of:=ROUNDDOWN([$Alapértékek.D8] / 2)" office:value-type="float" office:value="4" calcext:value-type="float">
            <text:p>4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2443" office:value-type="float" office:value="12" calcext:value-type="float">
            <text:p>12</text:p>
          </table:table-cell>
          <table:table-cell table:style-name="Default" table:number-columns-repeated="2"/>
          <table:table-cell/>
          <table:table-cell table:style-name="ce1100" table:number-columns-repeated="3"/>
          <table:table-cell table:style-name="ce2812" table:content-validation-name="val5"/>
          <table:table-cell table:number-columns-repeated="3"/>
          <table:table-cell table:style-name="ce2277" office:value-type="float" office:value="3" calcext:value-type="float">
            <text:p>3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16"/>
          <table:table-cell/>
          <table:table-cell table:style-name="ce1807" table:content-validation-name="val219" office:value-type="string" calcext:value-type="string" table:number-columns-spanned="2" table:number-rows-spanned="1">
            <text:p>Kétkezesség fortély Sebesség bónusza</text:p>
          </table:table-cell>
          <table:covered-table-cell table:style-name="ce959" table:content-validation-name="val219"/>
          <table:table-cell table:style-name="ce1100"/>
          <table:table-cell table:style-name="ce2812" table:content-validation-name="val5"/>
          <table:table-cell table:number-columns-repeated="3"/>
          <table:table-cell table:style-name="ce2277" office:value-type="float" office:value="4" calcext:value-type="float">
            <text:p>4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609" office:value-type="string" calcext:value-type="string">
            <text:p>Vakság</text:p>
          </table:table-cell>
          <table:table-cell table:style-name="ce2640" office:value-type="float" office:value="18" calcext:value-type="float">
            <text:p>18 KP</text:p>
          </table:table-cell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/>
          <table:table-cell table:style-name="ce2414" office:value-type="string" calcext:value-type="string">
            <text:p>Íves fegyver bónusz</text:p>
          </table:table-cell>
          <table:table-cell table:style-name="ce242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2691" table:content-validation-name="val219" office:value-type="string" calcext:value-type="string">
            <text:p>Fok</text:p>
          </table:table-cell>
          <table:table-cell table:style-name="ce2691" table:content-validation-name="val219" office:value-type="string" calcext:value-type="string">
            <text:p>Bónusz</text:p>
          </table:table-cell>
          <table:table-cell table:style-name="ce1196"/>
          <table:table-cell table:style-name="Default"/>
          <table:table-cell table:number-columns-repeated="3"/>
          <table:table-cell table:style-name="ce2277" office:value-type="float" office:value="5" calcext:value-type="float">
            <text:p>5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09" office:value-type="string" calcext:value-type="string">
            <text:p>Süketség</text:p>
          </table:table-cell>
          <table:table-cell table:style-name="ce2640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2299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19" office:value-type="float" office:value="0" calcext:value-type="float">
            <text:p>0</text:p>
          </table:table-cell>
          <table:table-cell table:style-name="ce1341" table:content-validation-name="val219" office:value-type="float" office:value="0" calcext:value-type="float">
            <text:p>0</text:p>
          </table:table-cell>
          <table:table-cell table:style-name="ce1196"/>
          <table:table-cell table:style-name="Default"/>
          <table:table-cell table:number-columns-repeated="3"/>
          <table:table-cell table:style-name="ce2277" office:value-type="float" office:value="6" calcext:value-type="float">
            <text:p>6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46">
          <table:table-cell table:style-name="Default"/>
          <table:table-cell table:style-name="ce2609" office:value-type="string" calcext:value-type="string">
            <text:p>Tartós sérülés / fok</text:p>
          </table:table-cell>
          <table:table-cell table:style-name="ce2640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2299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style-name="ce2415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2680"/>
          <table:table-cell table:style-name="Default" table:number-columns-repeated="2"/>
          <table:table-cell/>
          <table:table-cell table:style-name="ce507" table:content-validation-name="val219" office:value-type="float" office:value="1" calcext:value-type="float">
            <text:p>1</text:p>
          </table:table-cell>
          <table:table-cell table:style-name="ce1341" table:content-validation-name="val219" office:value-type="float" office:value="1" calcext:value-type="float">
            <text:p>1</text:p>
          </table:table-cell>
          <table:table-cell table:style-name="ce1196"/>
          <table:table-cell table:style-name="Default"/>
          <table:table-cell table:number-columns-repeated="3"/>
          <table:table-cell table:style-name="ce2277" office:value-type="float" office:value="7" calcext:value-type="float">
            <text:p>7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2299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2162" office:value-type="string" calcext:value-type="string">
            <text:p>TÉ levonás</text:p>
          </table:table-cell>
          <table:table-cell table:style-name="ce2162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1196" table:number-columns-repeated="3"/>
          <table:table-cell table:style-name="Default"/>
          <table:table-cell table:number-columns-repeated="3"/>
          <table:table-cell table:style-name="ce2277" office:value-type="float" office:value="8" calcext:value-type="float">
            <text:p>8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10" office:value-type="string" calcext:value-type="string">
            <text:p>Pszí kiterjesztés max. fok</text:p>
          </table:table-cell>
          <table:table-cell table:style-name="ce2641" office:value-type="float" office:value="3" calcext:value-type="float">
            <text:p>3. fok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2299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2162" office:value-type="string" calcext:value-type="string">
            <text:p>VÉ levonás</text:p>
          </table:table-cell>
          <table:table-cell table:style-name="ce2162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1196" table:content-validation-name="val5"/>
          <table:table-cell table:style-name="ce1196" table:content-validation-name="val5"/>
          <table:table-cell table:style-name="Default"/>
          <table:table-cell table:number-columns-repeated="3"/>
          <table:table-cell table:style-name="ce2277" office:value-type="float" office:value="9" calcext:value-type="float">
            <text:p>9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37">
          <table:table-cell table:style-name="Default"/>
          <table:table-cell table:style-name="ce1316"/>
          <table:table-cell table:style-name="Default" table:number-columns-repeated="6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2299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2162" office:value-type="string" calcext:value-type="string">
            <text:p>Átütés</text:p>
          </table:table-cell>
          <table:table-cell table:style-name="ce2162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2691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1196" table:content-validation-name="val5"/>
          <table:table-cell table:style-name="Default"/>
          <table:table-cell table:number-columns-repeated="3"/>
          <table:table-cell table:style-name="ce2277" office:value-type="float" office:value="10" calcext:value-type="float">
            <text:p>10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22" office:value-type="string" calcext:value-type="string">
            <text:p>Nincs adat string</text:p>
          </table:table-cell>
          <table:table-cell table:style-name="ce2639" office:value-type="string" calcext:value-type="string">
            <text:p>N/A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2299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2708" office:value-type="string" calcext:value-type="string">
            <text:p>Erőbónusz</text:p>
          </table:table-cell>
          <table:table-cell table:style-name="ce2122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1196" table:content-validation-name="val5"/>
          <table:table-cell table:style-name="Default"/>
          <table:table-cell table:number-columns-repeated="3"/>
          <table:table-cell table:style-name="ce2277" office:value-type="float" office:value="11" calcext:value-type="float">
            <text:p>11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316"/>
          <table:table-cell table:style-name="Default" table:number-columns-repeated="9"/>
          <table:table-cell/>
          <table:table-cell table:style-name="Default" table:number-columns-repeated="4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1196" table:content-validation-name="val5"/>
          <table:table-cell table:style-name="Default"/>
          <table:table-cell table:number-columns-repeated="3"/>
          <table:table-cell table:style-name="ce2277" office:value-type="float" office:value="12" calcext:value-type="float">
            <text:p>12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622" office:value-type="string" calcext:value-type="string">
            <text:p>Erőbónusz</text:p>
          </table:table-cell>
          <table:table-cell table:style-name="ce2639" table:formula="of:=[$Alapértékek.C18]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Default" table:number-columns-repeated="4"/>
          <table:table-cell/>
          <table:table-cell table:style-name="ce1196" table:content-validation-name="val5" table:number-columns-repeated="3"/>
          <table:table-cell table:style-name="Default"/>
          <table:table-cell table:number-columns-repeated="3"/>
          <table:table-cell table:style-name="ce2277" office:value-type="float" office:value="13" calcext:value-type="float">
            <text:p>13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4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706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style-name="ce2395"/>
          <table:table-cell table:number-columns-repeated="2"/>
          <table:table-cell table:style-name="ce2417" office:value-type="string" calcext:value-type="string">
            <text:p>Gyors Kezdeményezés / fok</text:p>
          </table:table-cell>
          <table:table-cell table:style-name="ce1444" office:value-type="float" office:value="4" calcext:value-type="float">
            <text:p>+4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1196" table:content-validation-name="val5"/>
          <table:table-cell table:style-name="Default"/>
          <table:table-cell table:number-columns-repeated="3"/>
          <table:table-cell table:style-name="ce2277" office:value-type="float" office:value="14" calcext:value-type="float">
            <text:p>14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83"/>
          <table:table-cell table:number-columns-repeated="227"/>
        </table:table-row>
        <table:table-row table:style-name="ro37">
          <table:table-cell table:style-name="Default"/>
          <table:table-cell table:style-name="ce2622" office:value-type="string" calcext:value-type="string">
            <text:p>Manőver Alap osztó</text:p>
          </table:table-cell>
          <table:table-cell table:style-name="ce2639" office:value-type="float" office:value="3" calcext:value-type="float">
            <text:p>3</text:p>
          </table:table-cell>
          <table:table-cell table:style-name="Default" table:number-columns-repeated="8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1196" table:content-validation-name="val5"/>
          <table:table-cell table:style-name="Default"/>
          <table:table-cell table:number-columns-repeated="3"/>
          <table:table-cell table:style-name="ce2277" office:value-type="float" office:value="15" calcext:value-type="float">
            <text:p>15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number-columns-repeated="228"/>
        </table:table-row>
        <table:table-row table:style-name="ro2">
          <table:table-cell table:style-name="Default"/>
          <table:table-cell table:style-name="ce2611" office:value-type="string" calcext:value-type="string">
            <text:p>Aura Alap</text:p>
          </table:table-cell>
          <table:table-cell table:style-name="ce2642" table:content-validation-name="val216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950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950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708"/>
          <table:table-cell/>
          <table:table-cell table:style-name="ce706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950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950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3" calcext:value-type="float">
            <text:p>-3</text:p>
          </table:table-cell>
          <table:table-cell table:style-name="ce1727" office:value-type="float" office:value="-6" calcext:value-type="float">
            <text:p>-6</text:p>
          </table:table-cell>
          <table:table-cell table:style-name="ce1727" office:value-type="float" office:value="-9" calcext:value-type="float">
            <text:p>-9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2114" table:number-columns-repeated="7"/>
          <table:table-cell table:style-name="ce2397"/>
          <table:table-cell table:style-name="ce2114" table:number-columns-repeated="8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2705"/>
          <table:table-cell table:style-name="Default" table:number-columns-repeated="4"/>
          <table:table-cell table:style-name="ce2418"/>
          <table:table-cell table:style-name="Default" table:number-columns-repeated="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161" office:value-type="string" calcext:value-type="string">
            <text:p>Távharc távolságok</text:p>
          </table:table-cell>
          <table:table-cell table:style-name="ce2759" office:value-type="string" calcext:value-type="string">
            <text:p>Szorzó mozgás</text:p>
          </table:table-cell>
          <table:table-cell table:style-name="ce1891"/>
          <table:table-cell table:style-name="ce1534"/>
          <table:table-cell table:style-name="ce1891" office:value-type="string" calcext:value-type="string">
            <text:p>k20</text:p>
          </table:table-cell>
          <table:table-cell table:style-name="ce2340" office:value-type="string" calcext:value-type="string">
            <text:p>k100</text:p>
          </table:table-cell>
          <table:table-cell/>
          <table:table-cell table:style-name="Default" table:number-columns-repeated="2"/>
          <table:table-cell table:style-name="ce235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232"/>
        </table:table-row>
        <table:table-row table:style-name="ro47">
          <table:table-cell table:style-name="Default"/>
          <table:table-cell table:style-name="ce2113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1596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8" table:number-columns-spanned="3" table:number-rows-spanned="1"/>
          <table:covered-table-cell table:style-name="ce2361"/>
          <table:covered-table-cell table:style-name="ce2362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974" office:value-type="float" office:value="3" calcext:value-type="float">
            <text:p>3</text:p>
          </table:table-cell>
          <table:table-cell table:style-name="ce2342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1) S3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Kis pajzs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891" office:value-type="float" office:value="4" calcext:value-type="float">
            <text:p>4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2) S4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Közepes pajzs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6" calcext:value-type="float">
            <text:p>6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Nagy pajzs</text:p>
          </table:table-cell>
          <table:table-cell table:style-name="ce1896" office:value-type="float" office:value="-9" calcext:value-type="float">
            <text:p>-9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 (csak ő jó)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1) Cselekvőképtelenség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5"/>
          <table:table-cell table:style-name="ce950" office:value-type="float" office:value="2" calcext:value-type="float">
            <text:p>2</text:p>
          </table:table-cell>
          <table:table-cell table:style-name="ce2710" office:value-type="string" calcext:value-type="string" table:number-columns-spanned="2" table:number-rows-spanned="1">
            <text:p>VÉ bónusz</text:p>
          </table:table-cell>
          <table:covered-table-cell table:style-name="Default"/>
          <table:table-cell table:style-name="Default" table:number-columns-repeated="4"/>
          <table:table-cell table:style-name="ce1596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5" calcext:value-type="float">
            <text:p>5</text:p>
          </table:table-cell>
          <table:table-cell table:style-name="ce2369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2) Paralízis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596" office:value-type="float" office:value="7" calcext:value-type="float">
            <text:p>7</text:p>
          </table:table-cell>
          <table:table-cell table:style-name="ce1903" office:value-type="string" calcext:value-type="string">
            <text:p>Harcoló csoport (bárki jó)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0" calcext:value-type="float">
            <text:p>2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680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8" calcext:value-type="float">
            <text:p>8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4" calcext:value-type="float">
            <text:p>4</text:p>
          </table:table-cell>
          <table:table-cell table:style-name="ce2783" table:content-validation-name="val5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1) Bódultság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1100" table:content-validation-name="val5"/>
          <table:table-cell table:style-name="ce2691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1100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9" calcext:value-type="float">
            <text:p>9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2) Kábultság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692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10" calcext:value-type="float">
            <text:p>10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3) Ájulás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692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/>
          <table:table-cell table:content-validation-name="val5" table:number-columns-repeated="2"/>
          <table:table-cell table:style-name="Default" table:number-columns-repeated="3"/>
          <table:table-cell table:style-name="ce1596" office:value-type="float" office:value="12" calcext:value-type="float">
            <text:p>12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2344" table:content-validation-name="val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4) Kóma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692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493" table:content-validation-name="val5"/>
          <table:table-cell table:style-name="Default" table:number-columns-repeated="3"/>
          <table:table-cell table:style-name="ce1596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692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style-name="ce950" office:value-type="float" office:value="3" calcext:value-type="float">
            <text:p>3</text:p>
          </table:table-cell>
          <table:table-cell table:style-name="ce2710" office:value-type="string" calcext:value-type="string" table:number-columns-spanned="3" table:number-rows-spanned="1">
            <text:p>VÉ bónusz lemez mellvértnél</text:p>
          </table:table-cell>
          <table:covered-table-cell table:style-name="ce2347" table:content-validation-name="val5"/>
          <table:covered-table-cell table:style-name="ce706"/>
          <table:table-cell table:style-name="Default" table:number-columns-repeated="2"/>
          <table:table-cell table:style-name="ce1596" office:value-type="float" office:value="15" calcext:value-type="float">
            <text:p>15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2783" table:content-validation-name="val5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1) zavart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47" table:content-validation-name="val5"/>
          <table:table-cell table:style-name="ce2681" table:content-validation-name="val5" table:number-columns-repeated="2"/>
          <table:table-cell table:style-name="ce2493" table:content-validation-name="val5"/>
          <table:table-cell table:style-name="ce2709" table:content-validation-name="val5"/>
          <table:table-cell table:style-name="ce2493" table:content-validation-name="val5" table:number-columns-repeated="3"/>
          <table:table-cell table:style-name="Default" table:number-columns-repeated="3"/>
          <table:table-cell table:style-name="ce1596" office:value-type="float" office:value="17" calcext:value-type="float">
            <text:p>17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3" calcext:value-type="float">
            <text:p>3</text:p>
          </table:table-cell>
          <table:table-cell table:style-name="ce2783" table:content-validation-name="val5" office:value-type="float" office:value="10" calcext:value-type="float">
            <text:p>1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2) részleges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20" calcext:value-type="float">
            <text:p>20</text:p>
          </table:table-cell>
          <table:table-cell table:style-name="ce1617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3) teljes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1100" table:content-validation-name="val5"/>
          <table:covered-table-cell table:style-name="ce1196" table:content-validation-name="val5"/>
          <table:table-cell table:style-name="Default" table:number-columns-repeated="3"/>
          <table:table-cell table:style-name="ce1596" office:value-type="float" office:value="25" calcext:value-type="float">
            <text:p>2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693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693" table:content-validation-name="val5"/>
          <table:table-cell table:style-name="ce2693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596" office:value-type="float" office:value="30" calcext:value-type="float">
            <text:p>30</text:p>
          </table:table-cell>
          <table:table-cell table:style-name="Default" office:value-type="string" calcext:value-type="string">
            <text:p><text:s/>Pénzérme</text:p>
          </table:table-cell>
          <table:table-cell table:style-name="Default"/>
          <table:table-cell table:style-name="ce1534"/>
          <table:table-cell table:style-name="ce974" office:value-type="float" office:value="4" calcext:value-type="float">
            <text:p>4</text:p>
          </table:table-cell>
          <table:table-cell table:style-name="ce2340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1) Szorongás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693" table:content-validation-name="val5" office:value-type="string" calcext:value-type="string">
            <text:p>Szúró</text:p>
          </table:table-cell>
          <table:table-cell table:style-name="ce2693" table:content-validation-name="val5" office:value-type="string" calcext:value-type="string">
            <text:p>Vágó</text:p>
          </table:table-cell>
          <table:table-cell table:style-name="ce2693" table:content-validation-name="val5" office:value-type="string" calcext:value-type="string">
            <text:p>Zúzó</text:p>
          </table:table-cell>
          <table:table-cell table:style-name="ce2693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1596" office:value-type="float" office:value="35" calcext:value-type="float">
            <text:p>35</text:p>
          </table:table-cell>
          <table:table-cell table:style-name="Default" office:value-type="string" calcext:value-type="string">
            <text:p><text:s/>Alma</text:p>
          </table:table-cell>
          <table:table-cell table:style-name="Default"/>
          <table:table-cell table:style-name="ce1316"/>
          <table:table-cell table:style-name="ce974" office:value-type="float" office:value="3" calcext:value-type="float">
            <text:p>3</text:p>
          </table:table-cell>
          <table:table-cell table:style-name="ce2340" office:value-type="float" office:value="7" calcext:value-type="float">
            <text:p>7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2) Rettegés/Pánik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51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651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596" office:value-type="float" office:value="40" calcext:value-type="float">
            <text:p>40</text:p>
          </table:table-cell>
          <table:table-cell table:style-name="Default" office:value-type="string" calcext:value-type="string">
            <text:p><text:s/>Fej, Dinnye, Macska</text:p>
          </table:table-cell>
          <table:table-cell table:style-name="Default"/>
          <table:table-cell table:style-name="ce1316"/>
          <table:table-cell table:style-name="ce974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3) Bénító félelem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51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651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596" office:value-type="float" office:value="50" calcext:value-type="float">
            <text:p>50</text:p>
          </table:table-cell>
          <table:table-cell table:style-name="Default" office:value-type="string" calcext:value-type="string">
            <text:p><text:s/>Törpe, Sas, Hiúz</text:p>
          </table:table-cell>
          <table:table-cell table:style-name="Default"/>
          <table:table-cell table:style-name="ce1316"/>
          <table:table-cell table:style-name="ce974" office:value-type="float" office:value="1" calcext:value-type="float">
            <text:p>1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51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651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596" office:value-type="float" office:value="60" calcext:value-type="float">
            <text:p>60</text:p>
          </table:table-cell>
          <table:table-cell table:style-name="Default" office:value-type="string" calcext:value-type="string">
            <text:p><text:s/>Célpont fedezék mögött</text:p>
          </table:table-cell>
          <table:table-cell table:style-name="Default"/>
          <table:table-cell table:style-name="ce1316"/>
          <table:table-cell table:style-name="ce974" office:value-type="float" office:value="1" calcext:value-type="float">
            <text:p>1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1) Fáradtság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51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651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596" office:value-type="float" office:value="70" calcext:value-type="float">
            <text:p>70</text:p>
          </table:table-cell>
          <table:table-cell table:style-name="Default" office:value-type="string" calcext:value-type="string">
            <text:p><text:s/>Átlagos ember/elf méretű</text:p>
          </table:table-cell>
          <table:table-cell table:style-name="Default"/>
          <table:table-cell table:style-name="ce1316"/>
          <table:table-cell table:style-name="ce974" office:value-type="float" office:value="0" calcext:value-type="float">
            <text:p>0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2) Kimerültség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51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651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596" office:value-type="float" office:value="80" calcext:value-type="float">
            <text:p>80</text:p>
          </table:table-cell>
          <table:table-cell table:style-name="Default" office:value-type="string" calcext:value-type="string">
            <text:p><text:s/>Ogre</text:p>
          </table:table-cell>
          <table:table-cell table:style-name="Default"/>
          <table:table-cell table:style-name="ce1316"/>
          <table:table-cell table:style-name="ce974" office:value-type="float" office:value="-1" calcext:value-type="float">
            <text:p>-1</text:p>
          </table:table-cell>
          <table:table-cell table:style-name="ce2340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3) Elcsigázottság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51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651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596" office:value-type="float" office:value="90" calcext:value-type="float">
            <text:p>90</text:p>
          </table:table-cell>
          <table:table-cell table:style-name="Default" office:value-type="string" calcext:value-type="string">
            <text:p><text:s/>Ló oldalról / 2 harcoló ember</text:p>
          </table:table-cell>
          <table:table-cell table:style-name="Default"/>
          <table:table-cell table:style-name="ce1316"/>
          <table:table-cell table:style-name="ce974" office:value-type="float" office:value="-1" calcext:value-type="float">
            <text:p>-1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51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651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596" office:value-type="float" office:value="100" calcext:value-type="float">
            <text:p>100</text:p>
          </table:table-cell>
          <table:table-cell table:style-name="Default" office:value-type="string" calcext:value-type="string">
            <text:p><text:s/>Lovas, Bölény</text:p>
          </table:table-cell>
          <table:table-cell table:style-name="Default"/>
          <table:table-cell table:style-name="ce1316"/>
          <table:table-cell table:style-name="ce974" office:value-type="float" office:value="-2" calcext:value-type="float">
            <text:p>-2</text:p>
          </table:table-cell>
          <table:table-cell table:style-name="ce2341"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1) Fogékony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110" calcext:value-type="float">
            <text:p>110</text:p>
          </table:table-cell>
          <table:table-cell table:style-name="Default" office:value-type="string" calcext:value-type="string">
            <text:p><text:s/>Óriás</text:p>
          </table:table-cell>
          <table:table-cell table:style-name="Default"/>
          <table:table-cell table:style-name="ce1316"/>
          <table:table-cell table:style-name="ce974" office:value-type="float" office:value="-3" calcext:value-type="float">
            <text:p>-3</text:p>
          </table:table-cell>
          <table:table-cell table:style-name="ce2340" office:value-type="float" office:value="-2" calcext:value-type="float">
            <text:p>-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2) Inspirált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120" calcext:value-type="float">
            <text:p>12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3) Eufórikus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693" table:content-validation-name="val5" office:value-type="string" calcext:value-type="string">
            <text:p>SFÉ</text:p>
          </table:table-cell>
          <table:table-cell table:style-name="ce2693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596" office:value-type="float" office:value="130" calcext:value-type="float">
            <text:p>13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4) Obszesszív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693" table:content-validation-name="val5" table:number-columns-repeated="2"/>
          <table:table-cell table:style-name="Default" table:number-columns-repeated="3"/>
          <table:table-cell table:style-name="ce2284"/>
          <table:table-cell table:style-name="Default" table:number-columns-repeated="3"/>
          <table:table-cell table:style-name="ce1596" office:value-type="float" office:value="140" calcext:value-type="float">
            <text:p>14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5" calcext:value-type="float">
            <text:p>-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2163" office:value-type="float" office:value="0" calcext:value-type="float">
            <text:p>0</text:p>
          </table:table-cell>
          <table:table-cell table:style-name="ce2163" office:value-type="float" office:value="1" calcext:value-type="float">
            <text:p>1</text:p>
          </table:table-cell>
          <table:table-cell table:style-name="Default" table:number-columns-repeated="7"/>
          <table:table-cell table:style-name="ce1596" office:value-type="float" office:value="150" calcext:value-type="float">
            <text:p>150</text:p>
          </table:table-cell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1) Harag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2163" office:value-type="float" office:value="-5" calcext:value-type="float">
            <text:p>-5</text:p>
          </table:table-cell>
          <table:table-cell table:style-name="ce2163" office:value-type="float" office:value="0.5" calcext:value-type="float">
            <text:p>0,5</text:p>
          </table:table-cell>
          <table:table-cell table:style-name="Default" table:number-columns-repeated="7"/>
          <table:table-cell table:style-name="ce1596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2) Gyűlölet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2163" office:value-type="float" office:value="5" calcext:value-type="float">
            <text:p>5</text:p>
          </table:table-cell>
          <table:table-cell table:style-name="ce2163" office:value-type="float" office:value="10" calcext:value-type="float">
            <text:p>10</text:p>
          </table:table-cell>
          <table:table-cell table:style-name="Default" table:number-columns-repeated="7"/>
          <table:table-cell table:style-name="ce1596" office:value-type="float" office:value="170" calcext:value-type="float">
            <text:p>170</text:p>
          </table:table-cell>
          <table:table-cell table:style-name="ce1316" office:value-type="string" calcext:value-type="string">
            <text:p>Jól kivehető kontúr</text:p>
          </table:table-cell>
          <table:table-cell table:style-name="ce1316" table:number-columns-repeated="2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3) Őrjöngés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2163" office:value-type="float" office:value="10" calcext:value-type="float">
            <text:p>10</text:p>
          </table:table-cell>
          <table:table-cell table:style-name="ce2163" office:value-type="float" office:value="100" calcext:value-type="float">
            <text:p>100</text:p>
          </table:table-cell>
          <table:table-cell table:style-name="Default" table:number-columns-repeated="7"/>
          <table:table-cell table:style-name="ce1596" office:value-type="float" office:value="180" calcext:value-type="float">
            <text:p>180</text:p>
          </table:table-cell>
          <table:table-cell table:style-name="ce1316" office:value-type="string" calcext:value-type="string">
            <text:p>Szürkületben</text:p>
          </table:table-cell>
          <table:table-cell table:style-name="ce1316" table:number-columns-repeated="2"/>
          <table:table-cell table:style-name="ce2765" office:value-type="float" office:value="1" calcext:value-type="float">
            <text:p>1</text:p>
          </table:table-cell>
          <table:table-cell table:style-name="ce278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2163" office:value-type="float" office:value="20" calcext:value-type="float">
            <text:p>20</text:p>
          </table:table-cell>
          <table:table-cell table:style-name="ce2163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596" office:value-type="float" office:value="190" calcext:value-type="float">
            <text:p>190</text:p>
          </table:table-cell>
          <table:table-cell table:style-name="ce1316" office:value-type="string" calcext:value-type="string">
            <text:p>Homályos kontúr</text:p>
          </table:table-cell>
          <table:table-cell table:style-name="ce1316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1) Sugallat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200" calcext:value-type="float">
            <text:p>200</text:p>
          </table:table-cell>
          <table:table-cell table:style-name="ce1316" office:value-type="string" calcext:value-type="string">
            <text:p>Éppen kivehető kontúr – zajos</text:p>
          </table:table-cell>
          <table:table-cell table:style-name="ce1316" table:number-columns-repeated="2"/>
          <table:table-cell table:style-name="ce1891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2) Vágy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617"/>
          <table:table-cell table:style-name="ce1316" office:value-type="string" calcext:value-type="string">
            <text:p>Éppen kivehető kontúr – csende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3) Kényszer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316" office:value-type="string" calcext:value-type="string">
            <text:p>Háttérrel egybeolvadó kontúr – zajo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58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097"/>
          <table:covered-table-cell table:style-name="ce706"/>
          <table:table-cell table:style-name="ce361" table:number-columns-repeated="2"/>
          <table:table-cell table:style-name="Default" table:number-columns-repeated="5"/>
          <table:table-cell table:style-name="ce1617"/>
          <table:table-cell table:style-name="ce1316" office:value-type="string" calcext:value-type="string">
            <text:p>Háttérrel egybeolvadó kontúr – csendes</text:p>
          </table:table-cell>
          <table:table-cell table:style-name="ce1316" table:number-columns-repeated="2"/>
          <table:table-cell table:style-name="ce2770" office:value-type="float" office:value="99" calcext:value-type="float">
            <text:p>99</text:p>
          </table:table-cell>
          <table:table-cell table:style-name="ce2340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Mérgezés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098" table:content-validation-name="val217" office:value-type="string" calcext:value-type="string">
            <text:p>Köv</text:p>
          </table:table-cell>
          <table:table-cell table:style-name="ce2696" table:content-validation-name="val218" office:value-type="string" calcext:value-type="string">
            <text:p>TÉ</text:p>
          </table:table-cell>
          <table:table-cell table:style-name="ce2706" table:content-validation-name="val218" office:value-type="string" calcext:value-type="string">
            <text:p>VÉ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099" table:content-validation-name="val217" office:value-type="float" office:value="0" calcext:value-type="float">
            <text:p>0</text:p>
          </table:table-cell>
          <table:table-cell table:style-name="ce2688" table:content-validation-name="val218" table:formula="of:=VLOOKUP([.$C81];harcmodorok;2)" office:value-type="float" office:value="-9" calcext:value-type="float">
            <text:p>-9</text:p>
          </table:table-cell>
          <table:table-cell table:style-name="ce2688" table:content-validation-name="val218" table:formula="of:=VLOOKUP([.$C81];harcmodorok;2)" office:value-type="float" office:value="-9" calcext:value-type="float">
            <text:p>-9</text:p>
          </table:table-cell>
          <table:table-cell table:style-name="Default" table:number-columns-repeated="8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1)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099" table:content-validation-name="val217" office:value-type="float" office:value="6" calcext:value-type="float">
            <text:p>6</text:p>
          </table:table-cell>
          <table:table-cell table:style-name="ce2688" table:content-validation-name="val218" table:formula="of:=VLOOKUP([.$C82];harcmodorok;2)" office:value-type="float" office:value="3" calcext:value-type="float">
            <text:p>3</text:p>
          </table:table-cell>
          <table:table-cell table:style-name="ce2688" table:content-validation-name="val218" table:formula="of:=VLOOKUP([.$C82];harcmodorok;2)" office:value-type="float" office:value="3" calcext:value-type="float">
            <text:p>3</text:p>
          </table:table-cell>
          <table:table-cell table:style-name="Default" table:number-columns-repeated="8"/>
          <table:table-cell table:style-name="ce2763" office:value-type="string" calcext:value-type="string">
            <text:p>Szélcsend</text:p>
          </table:table-cell>
          <table:table-cell table:style-name="ce2765"/>
          <table:table-cell table:style-name="ce2767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2)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099" table:content-validation-name="val217" office:value-type="float" office:value="9" calcext:value-type="float">
            <text:p>9</text:p>
          </table:table-cell>
          <table:table-cell table:style-name="ce2688" table:content-validation-name="val218" table:formula="of:=VLOOKUP([.$C83];harcmodorok;2)" office:value-type="float" office:value="6" calcext:value-type="float">
            <text:p>6</text:p>
          </table:table-cell>
          <table:table-cell table:style-name="ce2688" table:content-validation-name="val218" table:formula="of:=VLOOKUP([.$C83];harcmodorok;2)" office:value-type="float" office:value="6" calcext:value-type="float">
            <text:p>6</text:p>
          </table:table-cell>
          <table:table-cell table:style-name="Default" table:number-columns-repeated="8"/>
          <table:table-cell table:style-name="ce873" office:value-type="string" calcext:value-type="string">
            <text:p>Enyhe szél</text:p>
          </table:table-cell>
          <table:table-cell table:style-name="Default" table:number-columns-repeated="2"/>
          <table:table-cell table:style-name="ce2771" office:value-type="float" office:value="1" calcext:value-type="float">
            <text:p>1</text:p>
          </table:table-cell>
          <table:table-cell table:style-name="ce2786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099" table:content-validation-name="val217" office:value-type="float" office:value="12" calcext:value-type="float">
            <text:p>12</text:p>
          </table:table-cell>
          <table:table-cell table:style-name="ce2688" table:content-validation-name="val218" table:formula="of:=VLOOKUP([.$C84];harcmodorok;2)" office:value-type="float" office:value="9" calcext:value-type="float">
            <text:p>9</text:p>
          </table:table-cell>
          <table:table-cell table:style-name="ce2688" table:content-validation-name="val218" table:formula="of:=VLOOKUP([.$C84];harcmodorok;2)" office:value-type="float" office:value="9" calcext:value-type="float">
            <text:p>9</text:p>
          </table:table-cell>
          <table:table-cell table:style-name="Default" table:number-columns-repeated="3"/>
          <table:table-cell table:style-name="ce2698"/>
          <table:table-cell table:style-name="Default" table:number-columns-repeated="4"/>
          <table:table-cell table:style-name="ce1903" office:value-type="string" calcext:value-type="string">
            <text:p>Erős szél</text:p>
          </table:table-cell>
          <table:table-cell table:style-name="ce1316" table:number-columns-repeated="2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1) Közepes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Viharos szél</text:p>
          </table:table-cell>
          <table:table-cell table:style-name="ce1316" table:number-columns-repeated="2"/>
          <table:table-cell table:style-name="ce1937" office:value-type="float" office:value="3" calcext:value-type="float">
            <text:p>3</text:p>
          </table:table-cell>
          <table:table-cell table:style-name="ce2341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2) Erős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316" table:number-columns-repeated="2"/>
          <table:table-cell table:style-name="ce2772" office:value-type="float" office:value="99" calcext:value-type="float">
            <text:p>99</text:p>
          </table:table-cell>
          <table:table-cell table:style-name="ce2341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56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91"/>
          <table:covered-table-cell table:style-name="Default"/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1) Kialvatlanság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100" office:value-type="string" calcext:value-type="string">
            <text:p>Közelharc köv.</text:p>
          </table:table-cell>
          <table:table-cell table:style-name="ce2696" table:content-validation-name="val102" office:value-type="string" calcext:value-type="string">
            <text:p>TÉ</text:p>
          </table:table-cell>
          <table:table-cell table:style-name="ce2706" table:content-validation-name="val102" office:value-type="string" calcext:value-type="string">
            <text:p>VÉ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2) Eltompultság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688" office:value-type="float" office:value="0" calcext:value-type="float">
            <text:p>0</text:p>
          </table:table-cell>
          <table:table-cell table:number-columns-repeated="2" table:style-name="ce2688" table:content-validation-name="val102" office:value-type="float" office:value="0" calcext:value-type="float">
            <text:p>0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3) Delírium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688" office:value-type="float" office:value="6" calcext:value-type="float">
            <text:p>6</text:p>
          </table:table-cell>
          <table:table-cell table:number-columns-repeated="2" table:style-name="ce2688" table:content-validation-name="val102" office:value-type="float" office:value="2" calcext:value-type="float">
            <text:p>2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688" office:value-type="float" office:value="9" calcext:value-type="float">
            <text:p>9</text:p>
          </table:table-cell>
          <table:table-cell table:number-columns-repeated="2" table:style-name="ce2688" table:content-validation-name="val102" office:value-type="float" office:value="4" calcext:value-type="float">
            <text:p>4</text:p>
          </table:table-cell>
          <table:table-cell table:style-name="Default" table:number-columns-repeated="11"/>
          <table:table-cell table:style-name="ce974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1) Lélekrepedés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74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2) Lélektörés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74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74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1) Kizökkent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2) Megrendült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Tulajdonság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Képzettség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Képzettség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Viselkedés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Viselkedés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Érzékek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Érzékek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Tulajdonság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Tulajdonság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Képzettség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Képzettség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Viselkedés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Viselkedés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Érzékek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873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873"/>
          <table:table-cell table:style-name="Default"/>
          <table:table-cell table:style-name="ce873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873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873" table:number-columns-repeated="3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873"/>
          <table:table-cell/>
          <table:table-cell table:style-name="ce873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873"/>
          <table:table-cell table:number-columns-repeated="237"/>
        </table:table-row>
        <table:table-row table:style-name="ro2" table:number-rows-repeated="35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709"/>
          <table:table-cell table:style-name="ce2493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647"/>
          <table:table-cell table:style-name="ce2681" table:number-columns-repeated="2"/>
          <table:table-cell table:style-name="ce2493"/>
          <table:table-cell table:style-name="ce2709"/>
          <table:table-cell table:style-name="ce2493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10">
          <table:table-cell table:style-name="ce1638"/>
          <table:table-cell table:style-name="ce2647"/>
          <table:table-cell table:style-name="ce2681" table:number-columns-repeated="2"/>
          <table:table-cell table:style-name="ce2493"/>
          <table:table-cell table:style-name="ce2709"/>
          <table:table-cell table:style-name="ce2493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4">
          <table:table-cell table:style-name="ce1638"/>
          <table:table-cell table:style-name="ce2647"/>
          <table:table-cell table:style-name="ce2681" table:number-columns-repeated="2"/>
          <table:table-cell table:style-name="ce2493"/>
          <table:table-cell table:style-name="ce2709"/>
          <table:table-cell table:style-name="ce2493" table:number-columns-repeated="6"/>
          <table:table-cell table:style-name="ce1739"/>
          <table:table-cell table:style-name="ce2764" table:number-columns-repeated="2"/>
          <table:table-cell table:style-name="ce2493"/>
          <table:table-cell table:number-columns-repeated="240"/>
        </table:table-row>
        <table:table-row table:style-name="ro2">
          <table:table-cell table:style-name="ce1638"/>
          <table:table-cell table:style-name="ce2647"/>
          <table:table-cell table:style-name="ce2681" table:number-columns-repeated="2"/>
          <table:table-cell table:style-name="ce2493"/>
          <table:table-cell table:number-columns-repeated="4"/>
          <table:table-cell table:style-name="ce2493" table:number-columns-repeated="3"/>
          <table:table-cell table:style-name="ce1739"/>
          <table:table-cell table:style-name="ce2764" table:number-columns-repeated="2"/>
          <table:table-cell table:style-name="ce2493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493" table:number-columns-repeated="3"/>
          <table:table-cell table:style-name="ce1739"/>
          <table:table-cell table:style-name="ce2764" table:number-columns-repeated="2"/>
          <table:table-cell table:style-name="ce2493"/>
          <table:table-cell table:number-columns-repeated="240"/>
        </table:table-row>
        <table:table-row table:style-name="ro2">
          <table:table-cell table:number-columns-repeated="9"/>
          <table:table-cell table:style-name="ce2493" table:number-columns-repeated="3"/>
          <table:table-cell/>
          <table:table-cell table:style-name="ce2764" table:number-columns-repeated="2"/>
          <table:table-cell table:style-name="ce2493"/>
          <table:table-cell table:number-columns-repeated="240"/>
        </table:table-row>
        <table:table-row table:style-name="ro2" table:number-rows-repeated="10">
          <table:table-cell table:number-columns-repeated="13"/>
          <table:table-cell table:style-name="ce2764" table:number-columns-repeated="2"/>
          <table:table-cell table:style-name="ce2493"/>
          <table:table-cell table:number-columns-repeated="240"/>
        </table:table-row>
        <table:table-row table:style-name="ro2" table:number-rows-repeated="983088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D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4]/[Alapértékek.$D$8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table:table-column table:style-name="co120" table:default-cell-style-name="ce922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6">
          <table:table-cell table:style-name="ce2526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table table:name="'file:///Users/kaktusz/repo/szilank.code/segedlet/karakteralkoto_v8.9.7.ods'#Alapértékek" table:print="false" table:style-name="ta_extref">
        <table:table-source xlink:type="simple" xlink:href="../karakteralkoto_v8.9.7.ods" table:table-name="Alapértékek" table:mode="copy-results-only"/>
        <table:table-column table:number-columns-repeated="4"/>
        <table:table-row table:number-rows-repeated="32">
          <table:table-cell table:number-columns-repeated="4"/>
        </table:table-row>
        <table:table-row>
          <table:table-cell table:number-columns-repeated="3"/>
          <table:table-cell table:style-name="ce503" office:value-type="float" office:value="0">
            <text:p>0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Fortélylista.$J$10" table:cell-range-address="$Fortély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0"/>
        <table:named-range table:name="kezifegyverek_nev" table:base-cell-address="$Fegyverek.$B$70" table:cell-range-address="$Fegyverek.$B$3:.$B$80"/>
        <table:named-range table:name="lovas_harc_fortely_all" table:base-cell-address="$Data.$B$81" table:cell-range-address="$Data.$B$81:.$G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2:.$P$84"/>
        <table:named-range table:name="pajzsok_nev" table:base-cell-address="$Fegyverek.$B$94" table:cell-range-address="$Fegyverek.$B$82:.$B$84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tatuszok" table:base-cell-address="$Data.$S$53" table:cell-range-address="$Data.$V$42:.$X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9"/>
        <table:named-range table:name="tavharc_szorzo_eszlelhetoseg_nev" table:base-cell-address="$Data.$N$64" table:cell-range-address="$Data.$N$73:.$N$79"/>
        <table:named-range table:name="tavharc_szorzo_lovesz_mozgas_all" table:base-cell-address="$Data.$R$51" table:cell-range-address="$Data.$N$52:.$Q$55"/>
        <table:named-range table:name="tavharc_szorzo_lovesz_mozgas_nev" table:base-cell-address="$Harcértékek.$O$22" table:cell-range-address="$Data.$N$52:.$N$55"/>
        <table:named-range table:name="tavharc_szorzo_meret_all" table:base-cell-address="$Data.$N$59" table:cell-range-address="$Data.$N$59:.$Q$67"/>
        <table:named-range table:name="tavharc_szorzo_meret_nev" table:base-cell-address="$Data.$N$59" table:cell-range-address="$Data.$N$59:.$N$67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2:.$Q$86"/>
        <table:named-range table:name="tavharc_szorzo_szel_nev" table:base-cell-address="$Data.$N$74" table:cell-range-address="$Data.$N$82:.$N$8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88:.$P$112"/>
        <table:named-range table:name="tavolsagi_fegyverek_nev" table:base-cell-address="$Fegyverek.$B$67" table:cell-range-address="$Fegyverek.$B$88:.$B$112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DB__3" table:target-range-address="Harcértékek.A56:Harcértékek.B57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 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Bold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number:number-style style:name="N237">
      <number:number number:min-integer-digits="1"/>
      <number:text> +k10 ↓</number:text>
    </number:number-style>
    <number:number-style style:name="N238">
      <number:number number:min-integer-digits="1"/>
      <number:text> méter</number:text>
    </number:number-style>
    <number:number-style style:name="N239">
      <number:number number:min-integer-digits="1"/>
      <number:text>x</number:text>
    </number:number-style>
    <number:date-style style:name="N240">
      <number:month/>
      <number:text>ax: General</number:text>
    </number:date-style>
    <number:number-style style:name="N241">
      <number:text>Max költhető: </number:text>
      <number:number number:min-integer-digits="1"/>
    </number:number-style>
    <number:number-style style:name="N242">
      <number:text>Még költhető: </number:text>
      <number:number number:min-integer-digits="1"/>
    </number:number-style>
    <style:style style:name="Default" style:family="table-cell">
      <style:text-properties style:font-name="Avenir2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1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1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3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4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4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4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4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1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4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4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4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4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4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4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4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4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4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6">0000.00.00</text:date>, <text:time style:data-style-name="N2" text:time-value="22:33:02.396441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0.4$MacOSX_AARCH64 LibreOffice_project/48f00303701489684e67c38c28aff00cd5929e67</meta:generator>
    <dc:date>2025-09-06T22:36:13.925266000</dc:date>
    <meta:editing-cycles>1193</meta:editing-cycles>
    <meta:editing-duration>P10DT9H38M23S</meta:editing-duration>
    <meta:document-statistic meta:table-count="11" meta:cell-count="4731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